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68cm"/>
    </style:style>
    <style:style style:name="co2" style:family="table-column">
      <style:table-column-properties fo:break-before="auto" style:column-width="1.9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5.999cm" svg:height="8.999cm" svg:x="13.062cm" svg:y="1.904cm">
            <draw:object draw:notify-on-update-of-ranges="Arkusz1.D2:Arkusz1.D2 Arkusz1.D3:Arkusz1.D602 Arkusz1.E3:Arkusz1.E602 Arkusz1.F3:Arkusz1.F602 Arkusz1.D3:Arkusz1.D6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H1</text:p>
          </table:table-cell>
          <table:table-cell office:value-type="string" calcext:value-type="string">
            <text:p>CH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ond</text:p>
          </table:table-cell>
          <table:table-cell table:number-columns-repeated="2" office:value-type="string" calcext:value-type="string">
            <text:p>Volt</text:p>
          </table:table-cell>
          <table:table-cell office:value-type="string" calcext:value-type="string">
            <text:p>Second</text:p>
          </table:table-cell>
          <table:table-cell table:number-columns-repeated="2" office:value-type="string" calcext:value-type="string">
            <text:p>Volt</text:p>
          </table:table-cell>
        </table:table-row>
        <table:table-row table:style-name="ro1">
          <table:table-cell office:value-type="string" calcext:value-type="string">
            <text:p>-1.20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24e-02</text:p>
          </table:table-cell>
          <table:table-cell table:formula="of:=NUMBERVALUE(LEFT([.A3];5);&quot;.&quot;)*10^NUMBERVALUE(RIGHT([.A3];3))" office:value-type="float" office:value="-0.0012" calcext:value-type="float">
            <text:p>-0,0012</text:p>
          </table:table-cell>
          <table:table-cell table:formula="of:=NUMBERVALUE(LEFT([.B3];4);&quot;.&quot;)*10^NUMBERVALUE(RIGHT([.B3];3))" office:value-type="float" office:value="-1" calcext:value-type="float">
            <text:p>-1</text:p>
          </table:table-cell>
          <table:table-cell table:formula="of:=NUMBERVALUE(LEFT([.C3];4);&quot;.&quot;)*10^NUMBERVALUE(RIGHT([.C3];3))" office:value-type="float" office:value="0.0124" calcext:value-type="float">
            <text:p>0,0124</text:p>
          </table:table-cell>
        </table:table-row>
        <table:table-row table:style-name="ro1">
          <table:table-cell office:value-type="string" calcext:value-type="string">
            <text:p>-1.20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20e-02</text:p>
          </table:table-cell>
          <table:table-cell table:formula="of:=NUMBERVALUE(LEFT([.A4];5);&quot;.&quot;)*10^NUMBERVALUE(RIGHT([.A4];3))" office:value-type="float" office:value="-0.0012" calcext:value-type="float">
            <text:p>-0,0012</text:p>
          </table:table-cell>
          <table:table-cell table:formula="of:=NUMBERVALUE(LEFT([.B4];4);&quot;.&quot;)*10^NUMBERVALUE(RIGHT([.B4];3))" office:value-type="float" office:value="-1" calcext:value-type="float">
            <text:p>-1</text:p>
          </table:table-cell>
          <table:table-cell table:formula="of:=NUMBERVALUE(LEFT([.C4];4);&quot;.&quot;)*10^NUMBERVALUE(RIGHT([.C4];3))"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-1.19e-03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16e-02</text:p>
          </table:table-cell>
          <table:table-cell table:formula="of:=NUMBERVALUE(LEFT([.A5];5);&quot;.&quot;)*10^NUMBERVALUE(RIGHT([.A5];3))" office:value-type="float" office:value="-0.00119" calcext:value-type="float">
            <text:p>-0,00119</text:p>
          </table:table-cell>
          <table:table-cell table:formula="of:=NUMBERVALUE(LEFT([.B5];4);&quot;.&quot;)*10^NUMBERVALUE(RIGHT([.B5];3))" office:value-type="float" office:value="-0.98" calcext:value-type="float">
            <text:p>-0,98</text:p>
          </table:table-cell>
          <table:table-cell table:formula="of:=NUMBERVALUE(LEFT([.C5];4);&quot;.&quot;)*10^NUMBERVALUE(RIGHT([.C5];3))"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-1.19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04e-02</text:p>
          </table:table-cell>
          <table:table-cell table:formula="of:=NUMBERVALUE(LEFT([.A6];5);&quot;.&quot;)*10^NUMBERVALUE(RIGHT([.A6];3))" office:value-type="float" office:value="-0.00119" calcext:value-type="float">
            <text:p>-0,00119</text:p>
          </table:table-cell>
          <table:table-cell table:formula="of:=NUMBERVALUE(LEFT([.B6];4);&quot;.&quot;)*10^NUMBERVALUE(RIGHT([.B6];3))" office:value-type="float" office:value="-1" calcext:value-type="float">
            <text:p>-1</text:p>
          </table:table-cell>
          <table:table-cell table:formula="of:=NUMBERVALUE(LEFT([.C6];4);&quot;.&quot;)*10^NUMBERVALUE(RIGHT([.C6];3))" office:value-type="float" office:value="0.0104" calcext:value-type="float">
            <text:p>0,0104</text:p>
          </table:table-cell>
        </table:table-row>
        <table:table-row table:style-name="ro1">
          <table:table-cell office:value-type="string" calcext:value-type="string">
            <text:p>-1.18e-03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9.60e-03</text:p>
          </table:table-cell>
          <table:table-cell table:formula="of:=NUMBERVALUE(LEFT([.A7];5);&quot;.&quot;)*10^NUMBERVALUE(RIGHT([.A7];3))" office:value-type="float" office:value="-0.00118" calcext:value-type="float">
            <text:p>-0,00118</text:p>
          </table:table-cell>
          <table:table-cell table:formula="of:=NUMBERVALUE(LEFT([.B7];4);&quot;.&quot;)*10^NUMBERVALUE(RIGHT([.B7];3))" office:value-type="float" office:value="-0.98" calcext:value-type="float">
            <text:p>-0,98</text:p>
          </table:table-cell>
          <table:table-cell table:formula="of:=NUMBERVALUE(LEFT([.C7];4);&quot;.&quot;)*10^NUMBERVALUE(RIGHT([.C7];3))" office:value-type="float" office:value="0.0096" calcext:value-type="float">
            <text:p>0,0096</text:p>
          </table:table-cell>
        </table:table-row>
        <table:table-row table:style-name="ro1">
          <table:table-cell office:value-type="string" calcext:value-type="string">
            <text:p>-1.18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9.60e-03</text:p>
          </table:table-cell>
          <table:table-cell table:formula="of:=NUMBERVALUE(LEFT([.A8];5);&quot;.&quot;)*10^NUMBERVALUE(RIGHT([.A8];3))" office:value-type="float" office:value="-0.00118" calcext:value-type="float">
            <text:p>-0,00118</text:p>
          </table:table-cell>
          <table:table-cell table:formula="of:=NUMBERVALUE(LEFT([.B8];4);&quot;.&quot;)*10^NUMBERVALUE(RIGHT([.B8];3))" office:value-type="float" office:value="-1" calcext:value-type="float">
            <text:p>-1</text:p>
          </table:table-cell>
          <table:table-cell table:formula="of:=NUMBERVALUE(LEFT([.C8];4);&quot;.&quot;)*10^NUMBERVALUE(RIGHT([.C8];3))" office:value-type="float" office:value="0.0096" calcext:value-type="float">
            <text:p>0,0096</text:p>
          </table:table-cell>
        </table:table-row>
        <table:table-row table:style-name="ro1">
          <table:table-cell office:value-type="string" calcext:value-type="string">
            <text:p>-1.18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12e-02</text:p>
          </table:table-cell>
          <table:table-cell table:formula="of:=NUMBERVALUE(LEFT([.A9];5);&quot;.&quot;)*10^NUMBERVALUE(RIGHT([.A9];3))" office:value-type="float" office:value="-0.00118" calcext:value-type="float">
            <text:p>-0,00118</text:p>
          </table:table-cell>
          <table:table-cell table:formula="of:=NUMBERVALUE(LEFT([.B9];4);&quot;.&quot;)*10^NUMBERVALUE(RIGHT([.B9];3))" office:value-type="float" office:value="-1" calcext:value-type="float">
            <text:p>-1</text:p>
          </table:table-cell>
          <table:table-cell table:formula="of:=NUMBERVALUE(LEFT([.C9];4);&quot;.&quot;)*10^NUMBERVALUE(RIGHT([.C9];3))" office:value-type="float" office:value="0.0112" calcext:value-type="float">
            <text:p>0,0112</text:p>
          </table:table-cell>
        </table:table-row>
        <table:table-row table:style-name="ro1">
          <table:table-cell office:value-type="string" calcext:value-type="string">
            <text:p>-1.17e-03</text:p>
          </table:table-cell>
          <table:table-cell office:value-type="string" calcext:value-type="string">
            <text:p>-9.60e-01</text:p>
          </table:table-cell>
          <table:table-cell office:value-type="string" calcext:value-type="string">
            <text:p>9.60e-03</text:p>
          </table:table-cell>
          <table:table-cell table:formula="of:=NUMBERVALUE(LEFT([.A10];5);&quot;.&quot;)*10^NUMBERVALUE(RIGHT([.A10];3))" office:value-type="float" office:value="-0.00117" calcext:value-type="float">
            <text:p>-0,00117</text:p>
          </table:table-cell>
          <table:table-cell table:formula="of:=NUMBERVALUE(LEFT([.B10];4);&quot;.&quot;)*10^NUMBERVALUE(RIGHT([.B10];3))" office:value-type="float" office:value="-0.96" calcext:value-type="float">
            <text:p>-0,96</text:p>
          </table:table-cell>
          <table:table-cell table:formula="of:=NUMBERVALUE(LEFT([.C10];4);&quot;.&quot;)*10^NUMBERVALUE(RIGHT([.C10];3))" office:value-type="float" office:value="0.0096" calcext:value-type="float">
            <text:p>0,0096</text:p>
          </table:table-cell>
        </table:table-row>
        <table:table-row table:style-name="ro1">
          <table:table-cell office:value-type="string" calcext:value-type="string">
            <text:p>-1.17e-03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9.60e-03</text:p>
          </table:table-cell>
          <table:table-cell table:formula="of:=NUMBERVALUE(LEFT([.A11];5);&quot;.&quot;)*10^NUMBERVALUE(RIGHT([.A11];3))" office:value-type="float" office:value="-0.00117" calcext:value-type="float">
            <text:p>-0,00117</text:p>
          </table:table-cell>
          <table:table-cell table:formula="of:=NUMBERVALUE(LEFT([.B11];4);&quot;.&quot;)*10^NUMBERVALUE(RIGHT([.B11];3))" office:value-type="float" office:value="-0.98" calcext:value-type="float">
            <text:p>-0,98</text:p>
          </table:table-cell>
          <table:table-cell table:formula="of:=NUMBERVALUE(LEFT([.C11];4);&quot;.&quot;)*10^NUMBERVALUE(RIGHT([.C11];3))" office:value-type="float" office:value="0.0096" calcext:value-type="float">
            <text:p>0,0096</text:p>
          </table:table-cell>
        </table:table-row>
        <table:table-row table:style-name="ro1">
          <table:table-cell office:value-type="string" calcext:value-type="string">
            <text:p>-1.16e-03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04e-02</text:p>
          </table:table-cell>
          <table:table-cell table:formula="of:=NUMBERVALUE(LEFT([.A12];5);&quot;.&quot;)*10^NUMBERVALUE(RIGHT([.A12];3))" office:value-type="float" office:value="-0.00116" calcext:value-type="float">
            <text:p>-0,00116</text:p>
          </table:table-cell>
          <table:table-cell table:formula="of:=NUMBERVALUE(LEFT([.B12];4);&quot;.&quot;)*10^NUMBERVALUE(RIGHT([.B12];3))" office:value-type="float" office:value="-0.98" calcext:value-type="float">
            <text:p>-0,98</text:p>
          </table:table-cell>
          <table:table-cell table:formula="of:=NUMBERVALUE(LEFT([.C12];4);&quot;.&quot;)*10^NUMBERVALUE(RIGHT([.C12];3))" office:value-type="float" office:value="0.0104" calcext:value-type="float">
            <text:p>0,0104</text:p>
          </table:table-cell>
        </table:table-row>
        <table:table-row table:style-name="ro1">
          <table:table-cell office:value-type="string" calcext:value-type="string">
            <text:p>-1.16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8.40e-03</text:p>
          </table:table-cell>
          <table:table-cell table:formula="of:=NUMBERVALUE(LEFT([.A13];5);&quot;.&quot;)*10^NUMBERVALUE(RIGHT([.A13];3))" office:value-type="float" office:value="-0.00116" calcext:value-type="float">
            <text:p>-0,00116</text:p>
          </table:table-cell>
          <table:table-cell table:formula="of:=NUMBERVALUE(LEFT([.B13];4);&quot;.&quot;)*10^NUMBERVALUE(RIGHT([.B13];3))" office:value-type="float" office:value="-1" calcext:value-type="float">
            <text:p>-1</text:p>
          </table:table-cell>
          <table:table-cell table:formula="of:=NUMBERVALUE(LEFT([.C13];4);&quot;.&quot;)*10^NUMBERVALUE(RIGHT([.C13];3))" office:value-type="float" office:value="0.0084" calcext:value-type="float">
            <text:p>0,0084</text:p>
          </table:table-cell>
        </table:table-row>
        <table:table-row table:style-name="ro1">
          <table:table-cell office:value-type="string" calcext:value-type="string">
            <text:p>-1.16e-03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8.80e-03</text:p>
          </table:table-cell>
          <table:table-cell table:formula="of:=NUMBERVALUE(LEFT([.A14];5);&quot;.&quot;)*10^NUMBERVALUE(RIGHT([.A14];3))" office:value-type="float" office:value="-0.00116" calcext:value-type="float">
            <text:p>-0,00116</text:p>
          </table:table-cell>
          <table:table-cell table:formula="of:=NUMBERVALUE(LEFT([.B14];4);&quot;.&quot;)*10^NUMBERVALUE(RIGHT([.B14];3))" office:value-type="float" office:value="-0.98" calcext:value-type="float">
            <text:p>-0,98</text:p>
          </table:table-cell>
          <table:table-cell table:formula="of:=NUMBERVALUE(LEFT([.C14];4);&quot;.&quot;)*10^NUMBERVALUE(RIGHT([.C14];3))" office:value-type="float" office:value="0.0088" calcext:value-type="float">
            <text:p>0,0088</text:p>
          </table:table-cell>
        </table:table-row>
        <table:table-row table:style-name="ro1">
          <table:table-cell office:value-type="string" calcext:value-type="string">
            <text:p>-1.15e-03</text:p>
          </table:table-cell>
          <table:table-cell office:value-type="string" calcext:value-type="string">
            <text:p>-9.60e-01</text:p>
          </table:table-cell>
          <table:table-cell office:value-type="string" calcext:value-type="string">
            <text:p>1.08e-02</text:p>
          </table:table-cell>
          <table:table-cell table:formula="of:=NUMBERVALUE(LEFT([.A15];5);&quot;.&quot;)*10^NUMBERVALUE(RIGHT([.A15];3))" office:value-type="float" office:value="-0.00115" calcext:value-type="float">
            <text:p>-0,00115</text:p>
          </table:table-cell>
          <table:table-cell table:formula="of:=NUMBERVALUE(LEFT([.B15];4);&quot;.&quot;)*10^NUMBERVALUE(RIGHT([.B15];3))" office:value-type="float" office:value="-0.96" calcext:value-type="float">
            <text:p>-0,96</text:p>
          </table:table-cell>
          <table:table-cell table:formula="of:=NUMBERVALUE(LEFT([.C15];4);&quot;.&quot;)*10^NUMBERVALUE(RIGHT([.C15];3))" office:value-type="float" office:value="0.0108" calcext:value-type="float">
            <text:p>0,0108</text:p>
          </table:table-cell>
        </table:table-row>
        <table:table-row table:style-name="ro1">
          <table:table-cell office:value-type="string" calcext:value-type="string">
            <text:p>-1.15e-03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8.80e-03</text:p>
          </table:table-cell>
          <table:table-cell table:formula="of:=NUMBERVALUE(LEFT([.A16];5);&quot;.&quot;)*10^NUMBERVALUE(RIGHT([.A16];3))" office:value-type="float" office:value="-0.00115" calcext:value-type="float">
            <text:p>-0,00115</text:p>
          </table:table-cell>
          <table:table-cell table:formula="of:=NUMBERVALUE(LEFT([.B16];4);&quot;.&quot;)*10^NUMBERVALUE(RIGHT([.B16];3))" office:value-type="float" office:value="-0.98" calcext:value-type="float">
            <text:p>-0,98</text:p>
          </table:table-cell>
          <table:table-cell table:formula="of:=NUMBERVALUE(LEFT([.C16];4);&quot;.&quot;)*10^NUMBERVALUE(RIGHT([.C16];3))" office:value-type="float" office:value="0.0088" calcext:value-type="float">
            <text:p>0,0088</text:p>
          </table:table-cell>
        </table:table-row>
        <table:table-row table:style-name="ro1">
          <table:table-cell office:value-type="string" calcext:value-type="string">
            <text:p>-1.14e-03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7.20e-03</text:p>
          </table:table-cell>
          <table:table-cell table:formula="of:=NUMBERVALUE(LEFT([.A17];5);&quot;.&quot;)*10^NUMBERVALUE(RIGHT([.A17];3))" office:value-type="float" office:value="-0.00114" calcext:value-type="float">
            <text:p>-0,00114</text:p>
          </table:table-cell>
          <table:table-cell table:formula="of:=NUMBERVALUE(LEFT([.B17];4);&quot;.&quot;)*10^NUMBERVALUE(RIGHT([.B17];3))" office:value-type="float" office:value="-0.98" calcext:value-type="float">
            <text:p>-0,98</text:p>
          </table:table-cell>
          <table:table-cell table:formula="of:=NUMBERVALUE(LEFT([.C17];4);&quot;.&quot;)*10^NUMBERVALUE(RIGHT([.C17];3))" office:value-type="float" office:value="0.0072" calcext:value-type="float">
            <text:p>0,0072</text:p>
          </table:table-cell>
        </table:table-row>
        <table:table-row table:style-name="ro1">
          <table:table-cell office:value-type="string" calcext:value-type="string">
            <text:p>-1.14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8.00e-03</text:p>
          </table:table-cell>
          <table:table-cell table:formula="of:=NUMBERVALUE(LEFT([.A18];5);&quot;.&quot;)*10^NUMBERVALUE(RIGHT([.A18];3))" office:value-type="float" office:value="-0.00114" calcext:value-type="float">
            <text:p>-0,00114</text:p>
          </table:table-cell>
          <table:table-cell table:formula="of:=NUMBERVALUE(LEFT([.B18];4);&quot;.&quot;)*10^NUMBERVALUE(RIGHT([.B18];3))" office:value-type="float" office:value="-1" calcext:value-type="float">
            <text:p>-1</text:p>
          </table:table-cell>
          <table:table-cell table:formula="of:=NUMBERVALUE(LEFT([.C18];4);&quot;.&quot;)*10^NUMBERVALUE(RIGHT([.C18];3))" office:value-type="float" office:value="0.008" calcext:value-type="float">
            <text:p>0,008</text:p>
          </table:table-cell>
        </table:table-row>
        <table:table-row table:style-name="ro1">
          <table:table-cell office:value-type="string" calcext:value-type="string">
            <text:p>-1.14e-03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6.40e-03</text:p>
          </table:table-cell>
          <table:table-cell table:formula="of:=NUMBERVALUE(LEFT([.A19];5);&quot;.&quot;)*10^NUMBERVALUE(RIGHT([.A19];3))" office:value-type="float" office:value="-0.00114" calcext:value-type="float">
            <text:p>-0,00114</text:p>
          </table:table-cell>
          <table:table-cell table:formula="of:=NUMBERVALUE(LEFT([.B19];4);&quot;.&quot;)*10^NUMBERVALUE(RIGHT([.B19];3))" office:value-type="float" office:value="-0.98" calcext:value-type="float">
            <text:p>-0,98</text:p>
          </table:table-cell>
          <table:table-cell table:formula="of:=NUMBERVALUE(LEFT([.C19];4);&quot;.&quot;)*10^NUMBERVALUE(RIGHT([.C19];3))" office:value-type="float" office:value="0.0064" calcext:value-type="float">
            <text:p>0,0064</text:p>
          </table:table-cell>
        </table:table-row>
        <table:table-row table:style-name="ro1">
          <table:table-cell office:value-type="string" calcext:value-type="string">
            <text:p>-1.13e-03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8.00e-03</text:p>
          </table:table-cell>
          <table:table-cell table:formula="of:=NUMBERVALUE(LEFT([.A20];5);&quot;.&quot;)*10^NUMBERVALUE(RIGHT([.A20];3))" office:value-type="float" office:value="-0.00113" calcext:value-type="float">
            <text:p>-0,00113</text:p>
          </table:table-cell>
          <table:table-cell table:formula="of:=NUMBERVALUE(LEFT([.B20];4);&quot;.&quot;)*10^NUMBERVALUE(RIGHT([.B20];3))" office:value-type="float" office:value="-0.98" calcext:value-type="float">
            <text:p>-0,98</text:p>
          </table:table-cell>
          <table:table-cell table:formula="of:=NUMBERVALUE(LEFT([.C20];4);&quot;.&quot;)*10^NUMBERVALUE(RIGHT([.C20];3))" office:value-type="float" office:value="0.008" calcext:value-type="float">
            <text:p>0,008</text:p>
          </table:table-cell>
        </table:table-row>
        <table:table-row table:style-name="ro1">
          <table:table-cell office:value-type="string" calcext:value-type="string">
            <text:p>-1.13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8.00e-03</text:p>
          </table:table-cell>
          <table:table-cell table:formula="of:=NUMBERVALUE(LEFT([.A21];5);&quot;.&quot;)*10^NUMBERVALUE(RIGHT([.A21];3))" office:value-type="float" office:value="-0.00113" calcext:value-type="float">
            <text:p>-0,00113</text:p>
          </table:table-cell>
          <table:table-cell table:formula="of:=NUMBERVALUE(LEFT([.B21];4);&quot;.&quot;)*10^NUMBERVALUE(RIGHT([.B21];3))" office:value-type="float" office:value="-1" calcext:value-type="float">
            <text:p>-1</text:p>
          </table:table-cell>
          <table:table-cell table:formula="of:=NUMBERVALUE(LEFT([.C21];4);&quot;.&quot;)*10^NUMBERVALUE(RIGHT([.C21];3))" office:value-type="float" office:value="0.008" calcext:value-type="float">
            <text:p>0,008</text:p>
          </table:table-cell>
        </table:table-row>
        <table:table-row table:style-name="ro1">
          <table:table-cell office:value-type="string" calcext:value-type="string">
            <text:p>-1.12e-03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6.40e-03</text:p>
          </table:table-cell>
          <table:table-cell table:formula="of:=NUMBERVALUE(LEFT([.A22];5);&quot;.&quot;)*10^NUMBERVALUE(RIGHT([.A22];3))" office:value-type="float" office:value="-0.00112" calcext:value-type="float">
            <text:p>-0,00112</text:p>
          </table:table-cell>
          <table:table-cell table:formula="of:=NUMBERVALUE(LEFT([.B22];4);&quot;.&quot;)*10^NUMBERVALUE(RIGHT([.B22];3))" office:value-type="float" office:value="-0.98" calcext:value-type="float">
            <text:p>-0,98</text:p>
          </table:table-cell>
          <table:table-cell table:formula="of:=NUMBERVALUE(LEFT([.C22];4);&quot;.&quot;)*10^NUMBERVALUE(RIGHT([.C22];3))" office:value-type="float" office:value="0.0064" calcext:value-type="float">
            <text:p>0,0064</text:p>
          </table:table-cell>
        </table:table-row>
        <table:table-row table:style-name="ro1">
          <table:table-cell office:value-type="string" calcext:value-type="string">
            <text:p>-1.12e-03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6.00e-03</text:p>
          </table:table-cell>
          <table:table-cell table:formula="of:=NUMBERVALUE(LEFT([.A23];5);&quot;.&quot;)*10^NUMBERVALUE(RIGHT([.A23];3))" office:value-type="float" office:value="-0.00112" calcext:value-type="float">
            <text:p>-0,00112</text:p>
          </table:table-cell>
          <table:table-cell table:formula="of:=NUMBERVALUE(LEFT([.B23];4);&quot;.&quot;)*10^NUMBERVALUE(RIGHT([.B23];3))" office:value-type="float" office:value="-0.98" calcext:value-type="float">
            <text:p>-0,98</text:p>
          </table:table-cell>
          <table:table-cell table:formula="of:=NUMBERVALUE(LEFT([.C23];4);&quot;.&quot;)*10^NUMBERVALUE(RIGHT([.C23];3))" office:value-type="float" office:value="0.006" calcext:value-type="float">
            <text:p>0,006</text:p>
          </table:table-cell>
        </table:table-row>
        <table:table-row table:style-name="ro1">
          <table:table-cell office:value-type="string" calcext:value-type="string">
            <text:p>-1.12e-03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5.60e-03</text:p>
          </table:table-cell>
          <table:table-cell table:formula="of:=NUMBERVALUE(LEFT([.A24];5);&quot;.&quot;)*10^NUMBERVALUE(RIGHT([.A24];3))" office:value-type="float" office:value="-0.00112" calcext:value-type="float">
            <text:p>-0,00112</text:p>
          </table:table-cell>
          <table:table-cell table:formula="of:=NUMBERVALUE(LEFT([.B24];4);&quot;.&quot;)*10^NUMBERVALUE(RIGHT([.B24];3))" office:value-type="float" office:value="-0.98" calcext:value-type="float">
            <text:p>-0,98</text:p>
          </table:table-cell>
          <table:table-cell table:formula="of:=NUMBERVALUE(LEFT([.C24];4);&quot;.&quot;)*10^NUMBERVALUE(RIGHT([.C24];3))" office:value-type="float" office:value="0.0056" calcext:value-type="float">
            <text:p>0,0056</text:p>
          </table:table-cell>
        </table:table-row>
        <table:table-row table:style-name="ro1">
          <table:table-cell office:value-type="string" calcext:value-type="string">
            <text:p>-1.11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6.00e-03</text:p>
          </table:table-cell>
          <table:table-cell table:formula="of:=NUMBERVALUE(LEFT([.A25];5);&quot;.&quot;)*10^NUMBERVALUE(RIGHT([.A25];3))" office:value-type="float" office:value="-0.00111" calcext:value-type="float">
            <text:p>-0,00111</text:p>
          </table:table-cell>
          <table:table-cell table:formula="of:=NUMBERVALUE(LEFT([.B25];4);&quot;.&quot;)*10^NUMBERVALUE(RIGHT([.B25];3))" office:value-type="float" office:value="-1" calcext:value-type="float">
            <text:p>-1</text:p>
          </table:table-cell>
          <table:table-cell table:formula="of:=NUMBERVALUE(LEFT([.C25];4);&quot;.&quot;)*10^NUMBERVALUE(RIGHT([.C25];3))" office:value-type="float" office:value="0.006" calcext:value-type="float">
            <text:p>0,006</text:p>
          </table:table-cell>
        </table:table-row>
        <table:table-row table:style-name="ro1">
          <table:table-cell office:value-type="string" calcext:value-type="string">
            <text:p>-1.11e-03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4.40e-03</text:p>
          </table:table-cell>
          <table:table-cell table:formula="of:=NUMBERVALUE(LEFT([.A26];5);&quot;.&quot;)*10^NUMBERVALUE(RIGHT([.A26];3))" office:value-type="float" office:value="-0.00111" calcext:value-type="float">
            <text:p>-0,00111</text:p>
          </table:table-cell>
          <table:table-cell table:formula="of:=NUMBERVALUE(LEFT([.B26];4);&quot;.&quot;)*10^NUMBERVALUE(RIGHT([.B26];3))" office:value-type="float" office:value="-0.98" calcext:value-type="float">
            <text:p>-0,98</text:p>
          </table:table-cell>
          <table:table-cell table:formula="of:=NUMBERVALUE(LEFT([.C26];4);&quot;.&quot;)*10^NUMBERVALUE(RIGHT([.C26];3))" office:value-type="float" office:value="0.0044" calcext:value-type="float">
            <text:p>0,0044</text:p>
          </table:table-cell>
        </table:table-row>
        <table:table-row table:style-name="ro1">
          <table:table-cell office:value-type="string" calcext:value-type="string">
            <text:p>-1.10e-03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4.80e-03</text:p>
          </table:table-cell>
          <table:table-cell table:formula="of:=NUMBERVALUE(LEFT([.A27];5);&quot;.&quot;)*10^NUMBERVALUE(RIGHT([.A27];3))" office:value-type="float" office:value="-0.0011" calcext:value-type="float">
            <text:p>-0,0011</text:p>
          </table:table-cell>
          <table:table-cell table:formula="of:=NUMBERVALUE(LEFT([.B27];4);&quot;.&quot;)*10^NUMBERVALUE(RIGHT([.B27];3))" office:value-type="float" office:value="-0.98" calcext:value-type="float">
            <text:p>-0,98</text:p>
          </table:table-cell>
          <table:table-cell table:formula="of:=NUMBERVALUE(LEFT([.C27];4);&quot;.&quot;)*10^NUMBERVALUE(RIGHT([.C27];3))" office:value-type="float" office:value="0.0048" calcext:value-type="float">
            <text:p>0,0048</text:p>
          </table:table-cell>
        </table:table-row>
        <table:table-row table:style-name="ro1">
          <table:table-cell office:value-type="string" calcext:value-type="string">
            <text:p>-1.10e-03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4.00e-03</text:p>
          </table:table-cell>
          <table:table-cell table:formula="of:=NUMBERVALUE(LEFT([.A28];5);&quot;.&quot;)*10^NUMBERVALUE(RIGHT([.A28];3))" office:value-type="float" office:value="-0.0011" calcext:value-type="float">
            <text:p>-0,0011</text:p>
          </table:table-cell>
          <table:table-cell table:formula="of:=NUMBERVALUE(LEFT([.B28];4);&quot;.&quot;)*10^NUMBERVALUE(RIGHT([.B28];3))" office:value-type="float" office:value="-0.98" calcext:value-type="float">
            <text:p>-0,98</text:p>
          </table:table-cell>
          <table:table-cell table:formula="of:=NUMBERVALUE(LEFT([.C28];4);&quot;.&quot;)*10^NUMBERVALUE(RIGHT([.C28];3))" office:value-type="float" office:value="0.004" calcext:value-type="float">
            <text:p>0,004</text:p>
          </table:table-cell>
        </table:table-row>
        <table:table-row table:style-name="ro1">
          <table:table-cell office:value-type="string" calcext:value-type="string">
            <text:p>-1.10e-03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4.00e-03</text:p>
          </table:table-cell>
          <table:table-cell table:formula="of:=NUMBERVALUE(LEFT([.A29];5);&quot;.&quot;)*10^NUMBERVALUE(RIGHT([.A29];3))" office:value-type="float" office:value="-0.0011" calcext:value-type="float">
            <text:p>-0,0011</text:p>
          </table:table-cell>
          <table:table-cell table:formula="of:=NUMBERVALUE(LEFT([.B29];4);&quot;.&quot;)*10^NUMBERVALUE(RIGHT([.B29];3))" office:value-type="float" office:value="-0.98" calcext:value-type="float">
            <text:p>-0,98</text:p>
          </table:table-cell>
          <table:table-cell table:formula="of:=NUMBERVALUE(LEFT([.C29];4);&quot;.&quot;)*10^NUMBERVALUE(RIGHT([.C29];3))" office:value-type="float" office:value="0.004" calcext:value-type="float">
            <text:p>0,004</text:p>
          </table:table-cell>
        </table:table-row>
        <table:table-row table:style-name="ro1">
          <table:table-cell office:value-type="string" calcext:value-type="string">
            <text:p>-1.09e-03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4.00e-03</text:p>
          </table:table-cell>
          <table:table-cell table:formula="of:=NUMBERVALUE(LEFT([.A30];5);&quot;.&quot;)*10^NUMBERVALUE(RIGHT([.A30];3))" office:value-type="float" office:value="-0.00109" calcext:value-type="float">
            <text:p>-0,00109</text:p>
          </table:table-cell>
          <table:table-cell table:formula="of:=NUMBERVALUE(LEFT([.B30];4);&quot;.&quot;)*10^NUMBERVALUE(RIGHT([.B30];3))" office:value-type="float" office:value="-0.98" calcext:value-type="float">
            <text:p>-0,98</text:p>
          </table:table-cell>
          <table:table-cell table:formula="of:=NUMBERVALUE(LEFT([.C30];4);&quot;.&quot;)*10^NUMBERVALUE(RIGHT([.C30];3))" office:value-type="float" office:value="0.004" calcext:value-type="float">
            <text:p>0,004</text:p>
          </table:table-cell>
        </table:table-row>
        <table:table-row table:style-name="ro1">
          <table:table-cell office:value-type="string" calcext:value-type="string">
            <text:p>-1.09e-03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2.80e-03</text:p>
          </table:table-cell>
          <table:table-cell table:formula="of:=NUMBERVALUE(LEFT([.A31];5);&quot;.&quot;)*10^NUMBERVALUE(RIGHT([.A31];3))" office:value-type="float" office:value="-0.00109" calcext:value-type="float">
            <text:p>-0,00109</text:p>
          </table:table-cell>
          <table:table-cell table:formula="of:=NUMBERVALUE(LEFT([.B31];4);&quot;.&quot;)*10^NUMBERVALUE(RIGHT([.B31];3))" office:value-type="float" office:value="-0.98" calcext:value-type="float">
            <text:p>-0,98</text:p>
          </table:table-cell>
          <table:table-cell table:formula="of:=NUMBERVALUE(LEFT([.C31];4);&quot;.&quot;)*10^NUMBERVALUE(RIGHT([.C31];3))" office:value-type="float" office:value="0.0028" calcext:value-type="float">
            <text:p>0,0028</text:p>
          </table:table-cell>
        </table:table-row>
        <table:table-row table:style-name="ro1">
          <table:table-cell office:value-type="string" calcext:value-type="string">
            <text:p>-1.08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20e-03</text:p>
          </table:table-cell>
          <table:table-cell table:formula="of:=NUMBERVALUE(LEFT([.A32];5);&quot;.&quot;)*10^NUMBERVALUE(RIGHT([.A32];3))" office:value-type="float" office:value="-0.00108" calcext:value-type="float">
            <text:p>-0,00108</text:p>
          </table:table-cell>
          <table:table-cell table:formula="of:=NUMBERVALUE(LEFT([.B32];4);&quot;.&quot;)*10^NUMBERVALUE(RIGHT([.B32];3))" office:value-type="float" office:value="-1" calcext:value-type="float">
            <text:p>-1</text:p>
          </table:table-cell>
          <table:table-cell table:formula="of:=NUMBERVALUE(LEFT([.C32];4);&quot;.&quot;)*10^NUMBERVALUE(RIGHT([.C32];3))" office:value-type="float" office:value="0.0012" calcext:value-type="float">
            <text:p>0,0012</text:p>
          </table:table-cell>
        </table:table-row>
        <table:table-row table:style-name="ro1">
          <table:table-cell office:value-type="string" calcext:value-type="string">
            <text:p>-1.08e-03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2.80e-03</text:p>
          </table:table-cell>
          <table:table-cell table:formula="of:=NUMBERVALUE(LEFT([.A33];5);&quot;.&quot;)*10^NUMBERVALUE(RIGHT([.A33];3))" office:value-type="float" office:value="-0.00108" calcext:value-type="float">
            <text:p>-0,00108</text:p>
          </table:table-cell>
          <table:table-cell table:formula="of:=NUMBERVALUE(LEFT([.B33];4);&quot;.&quot;)*10^NUMBERVALUE(RIGHT([.B33];3))" office:value-type="float" office:value="-0.98" calcext:value-type="float">
            <text:p>-0,98</text:p>
          </table:table-cell>
          <table:table-cell table:formula="of:=NUMBERVALUE(LEFT([.C33];4);&quot;.&quot;)*10^NUMBERVALUE(RIGHT([.C33];3))" office:value-type="float" office:value="0.0028" calcext:value-type="float">
            <text:p>0,0028</text:p>
          </table:table-cell>
        </table:table-row>
        <table:table-row table:style-name="ro1">
          <table:table-cell office:value-type="string" calcext:value-type="string">
            <text:p>-1.08e-03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2.40e-03</text:p>
          </table:table-cell>
          <table:table-cell table:formula="of:=NUMBERVALUE(LEFT([.A34];5);&quot;.&quot;)*10^NUMBERVALUE(RIGHT([.A34];3))" office:value-type="float" office:value="-0.00108" calcext:value-type="float">
            <text:p>-0,00108</text:p>
          </table:table-cell>
          <table:table-cell table:formula="of:=NUMBERVALUE(LEFT([.B34];4);&quot;.&quot;)*10^NUMBERVALUE(RIGHT([.B34];3))" office:value-type="float" office:value="-0.98" calcext:value-type="float">
            <text:p>-0,98</text:p>
          </table:table-cell>
          <table:table-cell table:formula="of:=NUMBERVALUE(LEFT([.C34];4);&quot;.&quot;)*10^NUMBERVALUE(RIGHT([.C34];3))" office:value-type="float" office:value="0.0024" calcext:value-type="float">
            <text:p>0,0024</text:p>
          </table:table-cell>
        </table:table-row>
        <table:table-row table:style-name="ro1">
          <table:table-cell office:value-type="string" calcext:value-type="string">
            <text:p>-1.07e-03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60e-03</text:p>
          </table:table-cell>
          <table:table-cell table:formula="of:=NUMBERVALUE(LEFT([.A35];5);&quot;.&quot;)*10^NUMBERVALUE(RIGHT([.A35];3))" office:value-type="float" office:value="-0.00107" calcext:value-type="float">
            <text:p>-0,00107</text:p>
          </table:table-cell>
          <table:table-cell table:formula="of:=NUMBERVALUE(LEFT([.B35];4);&quot;.&quot;)*10^NUMBERVALUE(RIGHT([.B35];3))" office:value-type="float" office:value="-0.98" calcext:value-type="float">
            <text:p>-0,98</text:p>
          </table:table-cell>
          <table:table-cell table:formula="of:=NUMBERVALUE(LEFT([.C35];4);&quot;.&quot;)*10^NUMBERVALUE(RIGHT([.C35];3))" office:value-type="float" office:value="0.0016" calcext:value-type="float">
            <text:p>0,0016</text:p>
          </table:table-cell>
        </table:table-row>
        <table:table-row table:style-name="ro1">
          <table:table-cell office:value-type="string" calcext:value-type="string">
            <text:p>-1.07e-03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8.00e-04</text:p>
          </table:table-cell>
          <table:table-cell table:formula="of:=NUMBERVALUE(LEFT([.A36];5);&quot;.&quot;)*10^NUMBERVALUE(RIGHT([.A36];3))" office:value-type="float" office:value="-0.00107" calcext:value-type="float">
            <text:p>-0,00107</text:p>
          </table:table-cell>
          <table:table-cell table:formula="of:=NUMBERVALUE(LEFT([.B36];4);&quot;.&quot;)*10^NUMBERVALUE(RIGHT([.B36];3))" office:value-type="float" office:value="-0.98" calcext:value-type="float">
            <text:p>-0,98</text:p>
          </table:table-cell>
          <table:table-cell table:formula="of:=NUMBERVALUE(LEFT([.C36];4);&quot;.&quot;)*10^NUMBERVALUE(RIGHT([.C36];3))" office:value-type="float" office:value="0.0008" calcext:value-type="float">
            <text:p>0,0008</text:p>
          </table:table-cell>
        </table:table-row>
        <table:table-row table:style-name="ro1">
          <table:table-cell office:value-type="string" calcext:value-type="string">
            <text:p>-1.06e-03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4.00e-04</text:p>
          </table:table-cell>
          <table:table-cell table:formula="of:=NUMBERVALUE(LEFT([.A37];5);&quot;.&quot;)*10^NUMBERVALUE(RIGHT([.A37];3))" office:value-type="float" office:value="-0.00106" calcext:value-type="float">
            <text:p>-0,00106</text:p>
          </table:table-cell>
          <table:table-cell table:formula="of:=NUMBERVALUE(LEFT([.B37];4);&quot;.&quot;)*10^NUMBERVALUE(RIGHT([.B37];3))" office:value-type="float" office:value="-0.98" calcext:value-type="float">
            <text:p>-0,98</text:p>
          </table:table-cell>
          <table:table-cell table:formula="of:=NUMBERVALUE(LEFT([.C37];4);&quot;.&quot;)*10^NUMBERVALUE(RIGHT([.C37];3))" office:value-type="float" office:value="0.0004" calcext:value-type="float">
            <text:p>0,0004</text:p>
          </table:table-cell>
        </table:table-row>
        <table:table-row table:style-name="ro1">
          <table:table-cell office:value-type="string" calcext:value-type="string">
            <text:p>-1.06e-03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-4.00e-04</text:p>
          </table:table-cell>
          <table:table-cell table:formula="of:=NUMBERVALUE(LEFT([.A38];5);&quot;.&quot;)*10^NUMBERVALUE(RIGHT([.A38];3))" office:value-type="float" office:value="-0.00106" calcext:value-type="float">
            <text:p>-0,00106</text:p>
          </table:table-cell>
          <table:table-cell table:formula="of:=NUMBERVALUE(LEFT([.B38];4);&quot;.&quot;)*10^NUMBERVALUE(RIGHT([.B38];3))" office:value-type="float" office:value="-0.98" calcext:value-type="float">
            <text:p>-0,98</text:p>
          </table:table-cell>
          <table:table-cell table:formula="of:=NUMBERVALUE(LEFT([.C38];4);&quot;.&quot;)*10^NUMBERVALUE(RIGHT([.C38];3))" office:value-type="float" office:value="-0.0004" calcext:value-type="float">
            <text:p>-0,0004</text:p>
          </table:table-cell>
        </table:table-row>
        <table:table-row table:style-name="ro1">
          <table:table-cell office:value-type="string" calcext:value-type="string">
            <text:p>-1.06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20e-03</text:p>
          </table:table-cell>
          <table:table-cell table:formula="of:=NUMBERVALUE(LEFT([.A39];5);&quot;.&quot;)*10^NUMBERVALUE(RIGHT([.A39];3))" office:value-type="float" office:value="-0.00106" calcext:value-type="float">
            <text:p>-0,00106</text:p>
          </table:table-cell>
          <table:table-cell table:formula="of:=NUMBERVALUE(LEFT([.B39];4);&quot;.&quot;)*10^NUMBERVALUE(RIGHT([.B39];3))" office:value-type="float" office:value="-1" calcext:value-type="float">
            <text:p>-1</text:p>
          </table:table-cell>
          <table:table-cell table:formula="of:=NUMBERVALUE(LEFT([.C39];4);&quot;.&quot;)*10^NUMBERVALUE(RIGHT([.C39];3))" office:value-type="float" office:value="0.0012" calcext:value-type="float">
            <text:p>0,0012</text:p>
          </table:table-cell>
        </table:table-row>
        <table:table-row table:style-name="ro1">
          <table:table-cell office:value-type="string" calcext:value-type="string">
            <text:p>-1.05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0.00e+00</text:p>
          </table:table-cell>
          <table:table-cell table:formula="of:=NUMBERVALUE(LEFT([.A40];5);&quot;.&quot;)*10^NUMBERVALUE(RIGHT([.A40];3))" office:value-type="float" office:value="-0.00105" calcext:value-type="float">
            <text:p>-0,00105</text:p>
          </table:table-cell>
          <table:table-cell table:formula="of:=NUMBERVALUE(LEFT([.B40];4);&quot;.&quot;)*10^NUMBERVALUE(RIGHT([.B40];3))" office:value-type="float" office:value="-1" calcext:value-type="float">
            <text:p>-1</text:p>
          </table:table-cell>
          <table:table-cell table:formula="of:=NUMBERVALUE(LEFT([.C40];4);&quot;.&quot;)*10^NUMBERVALUE(RIGHT([.C40];3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1.05e-03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-4.00e-04</text:p>
          </table:table-cell>
          <table:table-cell table:formula="of:=NUMBERVALUE(LEFT([.A41];5);&quot;.&quot;)*10^NUMBERVALUE(RIGHT([.A41];3))" office:value-type="float" office:value="-0.00105" calcext:value-type="float">
            <text:p>-0,00105</text:p>
          </table:table-cell>
          <table:table-cell table:formula="of:=NUMBERVALUE(LEFT([.B41];4);&quot;.&quot;)*10^NUMBERVALUE(RIGHT([.B41];3))" office:value-type="float" office:value="-0.98" calcext:value-type="float">
            <text:p>-0,98</text:p>
          </table:table-cell>
          <table:table-cell table:formula="of:=NUMBERVALUE(LEFT([.C41];4);&quot;.&quot;)*10^NUMBERVALUE(RIGHT([.C41];3))" office:value-type="float" office:value="-0.0004" calcext:value-type="float">
            <text:p>-0,0004</text:p>
          </table:table-cell>
        </table:table-row>
        <table:table-row table:style-name="ro1">
          <table:table-cell office:value-type="string" calcext:value-type="string">
            <text:p>-1.04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-4.00e-04</text:p>
          </table:table-cell>
          <table:table-cell table:formula="of:=NUMBERVALUE(LEFT([.A42];5);&quot;.&quot;)*10^NUMBERVALUE(RIGHT([.A42];3))" office:value-type="float" office:value="-0.00104" calcext:value-type="float">
            <text:p>-0,00104</text:p>
          </table:table-cell>
          <table:table-cell table:formula="of:=NUMBERVALUE(LEFT([.B42];4);&quot;.&quot;)*10^NUMBERVALUE(RIGHT([.B42];3))" office:value-type="float" office:value="-1" calcext:value-type="float">
            <text:p>-1</text:p>
          </table:table-cell>
          <table:table-cell table:formula="of:=NUMBERVALUE(LEFT([.C42];4);&quot;.&quot;)*10^NUMBERVALUE(RIGHT([.C42];3))" office:value-type="float" office:value="-0.0004" calcext:value-type="float">
            <text:p>-0,0004</text:p>
          </table:table-cell>
        </table:table-row>
        <table:table-row table:style-name="ro1">
          <table:table-cell office:value-type="string" calcext:value-type="string">
            <text:p>-1.04e-03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-2.40e-03</text:p>
          </table:table-cell>
          <table:table-cell table:formula="of:=NUMBERVALUE(LEFT([.A43];5);&quot;.&quot;)*10^NUMBERVALUE(RIGHT([.A43];3))" office:value-type="float" office:value="-0.00104" calcext:value-type="float">
            <text:p>-0,00104</text:p>
          </table:table-cell>
          <table:table-cell table:formula="of:=NUMBERVALUE(LEFT([.B43];4);&quot;.&quot;)*10^NUMBERVALUE(RIGHT([.B43];3))" office:value-type="float" office:value="-0.98" calcext:value-type="float">
            <text:p>-0,98</text:p>
          </table:table-cell>
          <table:table-cell table:formula="of:=NUMBERVALUE(LEFT([.C43];4);&quot;.&quot;)*10^NUMBERVALUE(RIGHT([.C43];3))" office:value-type="float" office:value="-0.0024" calcext:value-type="float">
            <text:p>-0,0024</text:p>
          </table:table-cell>
        </table:table-row>
        <table:table-row table:style-name="ro1">
          <table:table-cell office:value-type="string" calcext:value-type="string">
            <text:p>-1.04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-2.00e-03</text:p>
          </table:table-cell>
          <table:table-cell table:formula="of:=NUMBERVALUE(LEFT([.A44];5);&quot;.&quot;)*10^NUMBERVALUE(RIGHT([.A44];3))" office:value-type="float" office:value="-0.00104" calcext:value-type="float">
            <text:p>-0,00104</text:p>
          </table:table-cell>
          <table:table-cell table:formula="of:=NUMBERVALUE(LEFT([.B44];4);&quot;.&quot;)*10^NUMBERVALUE(RIGHT([.B44];3))" office:value-type="float" office:value="-1" calcext:value-type="float">
            <text:p>-1</text:p>
          </table:table-cell>
          <table:table-cell table:formula="of:=NUMBERVALUE(LEFT([.C44];4);&quot;.&quot;)*10^NUMBERVALUE(RIGHT([.C44];3))" office:value-type="float" office:value="-0.002" calcext:value-type="float">
            <text:p>-0,002</text:p>
          </table:table-cell>
        </table:table-row>
        <table:table-row table:style-name="ro1">
          <table:table-cell office:value-type="string" calcext:value-type="string">
            <text:p>-1.03e-03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2.00e-03</text:p>
          </table:table-cell>
          <table:table-cell table:formula="of:=NUMBERVALUE(LEFT([.A45];5);&quot;.&quot;)*10^NUMBERVALUE(RIGHT([.A45];3))" office:value-type="float" office:value="-0.00103" calcext:value-type="float">
            <text:p>-0,00103</text:p>
          </table:table-cell>
          <table:table-cell table:formula="of:=NUMBERVALUE(LEFT([.B45];4);&quot;.&quot;)*10^NUMBERVALUE(RIGHT([.B45];3))" office:value-type="float" office:value="0.98" calcext:value-type="float">
            <text:p>0,98</text:p>
          </table:table-cell>
          <table:table-cell table:formula="of:=NUMBERVALUE(LEFT([.C45];4);&quot;.&quot;)*10^NUMBERVALUE(RIGHT([.C45];3))" office:value-type="float" office:value="-0.002" calcext:value-type="float">
            <text:p>-0,002</text:p>
          </table:table-cell>
        </table:table-row>
        <table:table-row table:style-name="ro1">
          <table:table-cell office:value-type="string" calcext:value-type="string">
            <text:p>-1.03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3.20e-03</text:p>
          </table:table-cell>
          <table:table-cell table:formula="of:=NUMBERVALUE(LEFT([.A46];5);&quot;.&quot;)*10^NUMBERVALUE(RIGHT([.A46];3))" office:value-type="float" office:value="-0.00103" calcext:value-type="float">
            <text:p>-0,00103</text:p>
          </table:table-cell>
          <table:table-cell table:formula="of:=NUMBERVALUE(LEFT([.B46];4);&quot;.&quot;)*10^NUMBERVALUE(RIGHT([.B46];3))" office:value-type="float" office:value="0.96" calcext:value-type="float">
            <text:p>0,96</text:p>
          </table:table-cell>
          <table:table-cell table:formula="of:=NUMBERVALUE(LEFT([.C46];4);&quot;.&quot;)*10^NUMBERVALUE(RIGHT([.C46];3))" office:value-type="float" office:value="-0.0032" calcext:value-type="float">
            <text:p>-0,0032</text:p>
          </table:table-cell>
        </table:table-row>
        <table:table-row table:style-name="ro1">
          <table:table-cell office:value-type="string" calcext:value-type="string">
            <text:p>-1.02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2.00e-03</text:p>
          </table:table-cell>
          <table:table-cell table:formula="of:=NUMBERVALUE(LEFT([.A47];5);&quot;.&quot;)*10^NUMBERVALUE(RIGHT([.A47];3))" office:value-type="float" office:value="-0.00102" calcext:value-type="float">
            <text:p>-0,00102</text:p>
          </table:table-cell>
          <table:table-cell table:formula="of:=NUMBERVALUE(LEFT([.B47];4);&quot;.&quot;)*10^NUMBERVALUE(RIGHT([.B47];3))" office:value-type="float" office:value="0.96" calcext:value-type="float">
            <text:p>0,96</text:p>
          </table:table-cell>
          <table:table-cell table:formula="of:=NUMBERVALUE(LEFT([.C47];4);&quot;.&quot;)*10^NUMBERVALUE(RIGHT([.C47];3))" office:value-type="float" office:value="-0.002" calcext:value-type="float">
            <text:p>-0,002</text:p>
          </table:table-cell>
        </table:table-row>
        <table:table-row table:style-name="ro1">
          <table:table-cell office:value-type="string" calcext:value-type="string">
            <text:p>-1.02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3.20e-03</text:p>
          </table:table-cell>
          <table:table-cell table:formula="of:=NUMBERVALUE(LEFT([.A48];5);&quot;.&quot;)*10^NUMBERVALUE(RIGHT([.A48];3))" office:value-type="float" office:value="-0.00102" calcext:value-type="float">
            <text:p>-0,00102</text:p>
          </table:table-cell>
          <table:table-cell table:formula="of:=NUMBERVALUE(LEFT([.B48];4);&quot;.&quot;)*10^NUMBERVALUE(RIGHT([.B48];3))" office:value-type="float" office:value="1" calcext:value-type="float">
            <text:p>1</text:p>
          </table:table-cell>
          <table:table-cell table:formula="of:=NUMBERVALUE(LEFT([.C48];4);&quot;.&quot;)*10^NUMBERVALUE(RIGHT([.C48];3))" office:value-type="float" office:value="-0.0032" calcext:value-type="float">
            <text:p>-0,0032</text:p>
          </table:table-cell>
        </table:table-row>
        <table:table-row table:style-name="ro1">
          <table:table-cell office:value-type="string" calcext:value-type="string">
            <text:p>-1.02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3.60e-03</text:p>
          </table:table-cell>
          <table:table-cell table:formula="of:=NUMBERVALUE(LEFT([.A49];5);&quot;.&quot;)*10^NUMBERVALUE(RIGHT([.A49];3))" office:value-type="float" office:value="-0.00102" calcext:value-type="float">
            <text:p>-0,00102</text:p>
          </table:table-cell>
          <table:table-cell table:formula="of:=NUMBERVALUE(LEFT([.B49];4);&quot;.&quot;)*10^NUMBERVALUE(RIGHT([.B49];3))" office:value-type="float" office:value="0.96" calcext:value-type="float">
            <text:p>0,96</text:p>
          </table:table-cell>
          <table:table-cell table:formula="of:=NUMBERVALUE(LEFT([.C49];4);&quot;.&quot;)*10^NUMBERVALUE(RIGHT([.C49];3))" office:value-type="float" office:value="-0.0036" calcext:value-type="float">
            <text:p>-0,0036</text:p>
          </table:table-cell>
        </table:table-row>
        <table:table-row table:style-name="ro1">
          <table:table-cell office:value-type="string" calcext:value-type="string">
            <text:p>-1.01e-03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5.20e-03</text:p>
          </table:table-cell>
          <table:table-cell table:formula="of:=NUMBERVALUE(LEFT([.A50];5);&quot;.&quot;)*10^NUMBERVALUE(RIGHT([.A50];3))" office:value-type="float" office:value="-0.00101" calcext:value-type="float">
            <text:p>-0,00101</text:p>
          </table:table-cell>
          <table:table-cell table:formula="of:=NUMBERVALUE(LEFT([.B50];4);&quot;.&quot;)*10^NUMBERVALUE(RIGHT([.B50];3))" office:value-type="float" office:value="0.98" calcext:value-type="float">
            <text:p>0,98</text:p>
          </table:table-cell>
          <table:table-cell table:formula="of:=NUMBERVALUE(LEFT([.C50];4);&quot;.&quot;)*10^NUMBERVALUE(RIGHT([.C50];3))" office:value-type="float" office:value="-0.0052" calcext:value-type="float">
            <text:p>-0,0052</text:p>
          </table:table-cell>
        </table:table-row>
        <table:table-row table:style-name="ro1">
          <table:table-cell office:value-type="string" calcext:value-type="string">
            <text:p>-1.01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4.00e-03</text:p>
          </table:table-cell>
          <table:table-cell table:formula="of:=NUMBERVALUE(LEFT([.A51];5);&quot;.&quot;)*10^NUMBERVALUE(RIGHT([.A51];3))" office:value-type="float" office:value="-0.00101" calcext:value-type="float">
            <text:p>-0,00101</text:p>
          </table:table-cell>
          <table:table-cell table:formula="of:=NUMBERVALUE(LEFT([.B51];4);&quot;.&quot;)*10^NUMBERVALUE(RIGHT([.B51];3))" office:value-type="float" office:value="1" calcext:value-type="float">
            <text:p>1</text:p>
          </table:table-cell>
          <table:table-cell table:formula="of:=NUMBERVALUE(LEFT([.C51];4);&quot;.&quot;)*10^NUMBERVALUE(RIGHT([.C51];3))" office:value-type="float" office:value="-0.004" calcext:value-type="float">
            <text:p>-0,004</text:p>
          </table:table-cell>
        </table:table-row>
        <table:table-row table:style-name="ro1">
          <table:table-cell office:value-type="string" calcext:value-type="string">
            <text:p>-1.00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5.60e-03</text:p>
          </table:table-cell>
          <table:table-cell table:formula="of:=NUMBERVALUE(LEFT([.A52];5);&quot;.&quot;)*10^NUMBERVALUE(RIGHT([.A52];3))" office:value-type="float" office:value="-0.001" calcext:value-type="float">
            <text:p>-0,001</text:p>
          </table:table-cell>
          <table:table-cell table:formula="of:=NUMBERVALUE(LEFT([.B52];4);&quot;.&quot;)*10^NUMBERVALUE(RIGHT([.B52];3))" office:value-type="float" office:value="1" calcext:value-type="float">
            <text:p>1</text:p>
          </table:table-cell>
          <table:table-cell table:formula="of:=NUMBERVALUE(LEFT([.C52];4);&quot;.&quot;)*10^NUMBERVALUE(RIGHT([.C52];3))" office:value-type="float" office:value="-0.0056" calcext:value-type="float">
            <text:p>-0,0056</text:p>
          </table:table-cell>
        </table:table-row>
        <table:table-row table:style-name="ro1">
          <table:table-cell office:value-type="string" calcext:value-type="string">
            <text:p>-1.00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6.00e-03</text:p>
          </table:table-cell>
          <table:table-cell table:formula="of:=NUMBERVALUE(LEFT([.A53];5);&quot;.&quot;)*10^NUMBERVALUE(RIGHT([.A53];3))" office:value-type="float" office:value="-0.001" calcext:value-type="float">
            <text:p>-0,001</text:p>
          </table:table-cell>
          <table:table-cell table:formula="of:=NUMBERVALUE(LEFT([.B53];4);&quot;.&quot;)*10^NUMBERVALUE(RIGHT([.B53];3))" office:value-type="float" office:value="0.96" calcext:value-type="float">
            <text:p>0,96</text:p>
          </table:table-cell>
          <table:table-cell table:formula="of:=NUMBERVALUE(LEFT([.C53];4);&quot;.&quot;)*10^NUMBERVALUE(RIGHT([.C53];3))" office:value-type="float" office:value="-0.006" calcext:value-type="float">
            <text:p>-0,006</text:p>
          </table:table-cell>
        </table:table-row>
        <table:table-row table:style-name="ro1">
          <table:table-cell office:value-type="string" calcext:value-type="string">
            <text:p>-9.96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6.40e-03</text:p>
          </table:table-cell>
          <table:table-cell table:formula="of:=NUMBERVALUE(LEFT([.A54];5);&quot;.&quot;)*10^NUMBERVALUE(RIGHT([.A54];3))" office:value-type="float" office:value="-0.000996" calcext:value-type="float">
            <text:p>-0,000996</text:p>
          </table:table-cell>
          <table:table-cell table:formula="of:=NUMBERVALUE(LEFT([.B54];4);&quot;.&quot;)*10^NUMBERVALUE(RIGHT([.B54];3))" office:value-type="float" office:value="0.98" calcext:value-type="float">
            <text:p>0,98</text:p>
          </table:table-cell>
          <table:table-cell table:formula="of:=NUMBERVALUE(LEFT([.C54];4);&quot;.&quot;)*10^NUMBERVALUE(RIGHT([.C54];3))" office:value-type="float" office:value="-0.0064" calcext:value-type="float">
            <text:p>-0,0064</text:p>
          </table:table-cell>
        </table:table-row>
        <table:table-row table:style-name="ro1">
          <table:table-cell office:value-type="string" calcext:value-type="string">
            <text:p>-9.92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7.20e-03</text:p>
          </table:table-cell>
          <table:table-cell table:formula="of:=NUMBERVALUE(LEFT([.A55];5);&quot;.&quot;)*10^NUMBERVALUE(RIGHT([.A55];3))" office:value-type="float" office:value="-0.000992" calcext:value-type="float">
            <text:p>-0,000992</text:p>
          </table:table-cell>
          <table:table-cell table:formula="of:=NUMBERVALUE(LEFT([.B55];4);&quot;.&quot;)*10^NUMBERVALUE(RIGHT([.B55];3))" office:value-type="float" office:value="0.98" calcext:value-type="float">
            <text:p>0,98</text:p>
          </table:table-cell>
          <table:table-cell table:formula="of:=NUMBERVALUE(LEFT([.C55];4);&quot;.&quot;)*10^NUMBERVALUE(RIGHT([.C55];3))" office:value-type="float" office:value="-0.0072" calcext:value-type="float">
            <text:p>-0,0072</text:p>
          </table:table-cell>
        </table:table-row>
        <table:table-row table:style-name="ro1">
          <table:table-cell office:value-type="string" calcext:value-type="string">
            <text:p>-9.88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6.80e-03</text:p>
          </table:table-cell>
          <table:table-cell table:formula="of:=NUMBERVALUE(LEFT([.A56];5);&quot;.&quot;)*10^NUMBERVALUE(RIGHT([.A56];3))" office:value-type="float" office:value="-0.000988" calcext:value-type="float">
            <text:p>-0,000988</text:p>
          </table:table-cell>
          <table:table-cell table:formula="of:=NUMBERVALUE(LEFT([.B56];4);&quot;.&quot;)*10^NUMBERVALUE(RIGHT([.B56];3))" office:value-type="float" office:value="1" calcext:value-type="float">
            <text:p>1</text:p>
          </table:table-cell>
          <table:table-cell table:formula="of:=NUMBERVALUE(LEFT([.C56];4);&quot;.&quot;)*10^NUMBERVALUE(RIGHT([.C56];3))" office:value-type="float" office:value="-0.0068" calcext:value-type="float">
            <text:p>-0,0068</text:p>
          </table:table-cell>
        </table:table-row>
        <table:table-row table:style-name="ro1">
          <table:table-cell office:value-type="string" calcext:value-type="string">
            <text:p>-9.84e-04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6.00e-03</text:p>
          </table:table-cell>
          <table:table-cell table:formula="of:=NUMBERVALUE(LEFT([.A57];5);&quot;.&quot;)*10^NUMBERVALUE(RIGHT([.A57];3))" office:value-type="float" office:value="-0.000984" calcext:value-type="float">
            <text:p>-0,000984</text:p>
          </table:table-cell>
          <table:table-cell table:formula="of:=NUMBERVALUE(LEFT([.B57];4);&quot;.&quot;)*10^NUMBERVALUE(RIGHT([.B57];3))" office:value-type="float" office:value="0.96" calcext:value-type="float">
            <text:p>0,96</text:p>
          </table:table-cell>
          <table:table-cell table:formula="of:=NUMBERVALUE(LEFT([.C57];4);&quot;.&quot;)*10^NUMBERVALUE(RIGHT([.C57];3))" office:value-type="float" office:value="-0.006" calcext:value-type="float">
            <text:p>-0,006</text:p>
          </table:table-cell>
        </table:table-row>
        <table:table-row table:style-name="ro1">
          <table:table-cell office:value-type="string" calcext:value-type="string">
            <text:p>-9.80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6.00e-03</text:p>
          </table:table-cell>
          <table:table-cell table:formula="of:=NUMBERVALUE(LEFT([.A58];5);&quot;.&quot;)*10^NUMBERVALUE(RIGHT([.A58];3))" office:value-type="float" office:value="-0.00098" calcext:value-type="float">
            <text:p>-0,00098</text:p>
          </table:table-cell>
          <table:table-cell table:formula="of:=NUMBERVALUE(LEFT([.B58];4);&quot;.&quot;)*10^NUMBERVALUE(RIGHT([.B58];3))" office:value-type="float" office:value="0.98" calcext:value-type="float">
            <text:p>0,98</text:p>
          </table:table-cell>
          <table:table-cell table:formula="of:=NUMBERVALUE(LEFT([.C58];4);&quot;.&quot;)*10^NUMBERVALUE(RIGHT([.C58];3))" office:value-type="float" office:value="-0.006" calcext:value-type="float">
            <text:p>-0,006</text:p>
          </table:table-cell>
        </table:table-row>
        <table:table-row table:style-name="ro1">
          <table:table-cell office:value-type="string" calcext:value-type="string">
            <text:p>-9.76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7.20e-03</text:p>
          </table:table-cell>
          <table:table-cell table:formula="of:=NUMBERVALUE(LEFT([.A59];5);&quot;.&quot;)*10^NUMBERVALUE(RIGHT([.A59];3))" office:value-type="float" office:value="-0.000976" calcext:value-type="float">
            <text:p>-0,000976</text:p>
          </table:table-cell>
          <table:table-cell table:formula="of:=NUMBERVALUE(LEFT([.B59];4);&quot;.&quot;)*10^NUMBERVALUE(RIGHT([.B59];3))" office:value-type="float" office:value="1" calcext:value-type="float">
            <text:p>1</text:p>
          </table:table-cell>
          <table:table-cell table:formula="of:=NUMBERVALUE(LEFT([.C59];4);&quot;.&quot;)*10^NUMBERVALUE(RIGHT([.C59];3))" office:value-type="float" office:value="-0.0072" calcext:value-type="float">
            <text:p>-0,0072</text:p>
          </table:table-cell>
        </table:table-row>
        <table:table-row table:style-name="ro1">
          <table:table-cell office:value-type="string" calcext:value-type="string">
            <text:p>-9.72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8.80e-03</text:p>
          </table:table-cell>
          <table:table-cell table:formula="of:=NUMBERVALUE(LEFT([.A60];5);&quot;.&quot;)*10^NUMBERVALUE(RIGHT([.A60];3))" office:value-type="float" office:value="-0.000972" calcext:value-type="float">
            <text:p>-0,000972</text:p>
          </table:table-cell>
          <table:table-cell table:formula="of:=NUMBERVALUE(LEFT([.B60];4);&quot;.&quot;)*10^NUMBERVALUE(RIGHT([.B60];3))" office:value-type="float" office:value="1" calcext:value-type="float">
            <text:p>1</text:p>
          </table:table-cell>
          <table:table-cell table:formula="of:=NUMBERVALUE(LEFT([.C60];4);&quot;.&quot;)*10^NUMBERVALUE(RIGHT([.C60];3))" office:value-type="float" office:value="-0.0088" calcext:value-type="float">
            <text:p>-0,0088</text:p>
          </table:table-cell>
        </table:table-row>
        <table:table-row table:style-name="ro1">
          <table:table-cell office:value-type="string" calcext:value-type="string">
            <text:p>-9.68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9.60e-03</text:p>
          </table:table-cell>
          <table:table-cell table:formula="of:=NUMBERVALUE(LEFT([.A61];5);&quot;.&quot;)*10^NUMBERVALUE(RIGHT([.A61];3))" office:value-type="float" office:value="-0.000968" calcext:value-type="float">
            <text:p>-0,000968</text:p>
          </table:table-cell>
          <table:table-cell table:formula="of:=NUMBERVALUE(LEFT([.B61];4);&quot;.&quot;)*10^NUMBERVALUE(RIGHT([.B61];3))" office:value-type="float" office:value="0.98" calcext:value-type="float">
            <text:p>0,98</text:p>
          </table:table-cell>
          <table:table-cell table:formula="of:=NUMBERVALUE(LEFT([.C61];4);&quot;.&quot;)*10^NUMBERVALUE(RIGHT([.C61];3))" office:value-type="float" office:value="-0.0096" calcext:value-type="float">
            <text:p>-0,0096</text:p>
          </table:table-cell>
        </table:table-row>
        <table:table-row table:style-name="ro1">
          <table:table-cell office:value-type="string" calcext:value-type="string">
            <text:p>-9.64e-04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8.40e-03</text:p>
          </table:table-cell>
          <table:table-cell table:formula="of:=NUMBERVALUE(LEFT([.A62];5);&quot;.&quot;)*10^NUMBERVALUE(RIGHT([.A62];3))" office:value-type="float" office:value="-0.000964" calcext:value-type="float">
            <text:p>-0,000964</text:p>
          </table:table-cell>
          <table:table-cell table:formula="of:=NUMBERVALUE(LEFT([.B62];4);&quot;.&quot;)*10^NUMBERVALUE(RIGHT([.B62];3))" office:value-type="float" office:value="0.96" calcext:value-type="float">
            <text:p>0,96</text:p>
          </table:table-cell>
          <table:table-cell table:formula="of:=NUMBERVALUE(LEFT([.C62];4);&quot;.&quot;)*10^NUMBERVALUE(RIGHT([.C62];3))" office:value-type="float" office:value="-0.0084" calcext:value-type="float">
            <text:p>-0,0084</text:p>
          </table:table-cell>
        </table:table-row>
        <table:table-row table:style-name="ro1">
          <table:table-cell office:value-type="string" calcext:value-type="string">
            <text:p>-9.60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8.40e-03</text:p>
          </table:table-cell>
          <table:table-cell table:formula="of:=NUMBERVALUE(LEFT([.A63];5);&quot;.&quot;)*10^NUMBERVALUE(RIGHT([.A63];3))" office:value-type="float" office:value="-0.00096" calcext:value-type="float">
            <text:p>-0,00096</text:p>
          </table:table-cell>
          <table:table-cell table:formula="of:=NUMBERVALUE(LEFT([.B63];4);&quot;.&quot;)*10^NUMBERVALUE(RIGHT([.B63];3))" office:value-type="float" office:value="0.98" calcext:value-type="float">
            <text:p>0,98</text:p>
          </table:table-cell>
          <table:table-cell table:formula="of:=NUMBERVALUE(LEFT([.C63];4);&quot;.&quot;)*10^NUMBERVALUE(RIGHT([.C63];3))" office:value-type="float" office:value="-0.0084" calcext:value-type="float">
            <text:p>-0,0084</text:p>
          </table:table-cell>
        </table:table-row>
        <table:table-row table:style-name="ro1">
          <table:table-cell office:value-type="string" calcext:value-type="string">
            <text:p>-9.56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8.40e-03</text:p>
          </table:table-cell>
          <table:table-cell table:formula="of:=NUMBERVALUE(LEFT([.A64];5);&quot;.&quot;)*10^NUMBERVALUE(RIGHT([.A64];3))" office:value-type="float" office:value="-0.000956" calcext:value-type="float">
            <text:p>-0,000956</text:p>
          </table:table-cell>
          <table:table-cell table:formula="of:=NUMBERVALUE(LEFT([.B64];4);&quot;.&quot;)*10^NUMBERVALUE(RIGHT([.B64];3))" office:value-type="float" office:value="0.98" calcext:value-type="float">
            <text:p>0,98</text:p>
          </table:table-cell>
          <table:table-cell table:formula="of:=NUMBERVALUE(LEFT([.C64];4);&quot;.&quot;)*10^NUMBERVALUE(RIGHT([.C64];3))" office:value-type="float" office:value="-0.0084" calcext:value-type="float">
            <text:p>-0,0084</text:p>
          </table:table-cell>
        </table:table-row>
        <table:table-row table:style-name="ro1">
          <table:table-cell office:value-type="string" calcext:value-type="string">
            <text:p>-9.52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8.40e-03</text:p>
          </table:table-cell>
          <table:table-cell table:formula="of:=NUMBERVALUE(LEFT([.A65];5);&quot;.&quot;)*10^NUMBERVALUE(RIGHT([.A65];3))" office:value-type="float" office:value="-0.000952" calcext:value-type="float">
            <text:p>-0,000952</text:p>
          </table:table-cell>
          <table:table-cell table:formula="of:=NUMBERVALUE(LEFT([.B65];4);&quot;.&quot;)*10^NUMBERVALUE(RIGHT([.B65];3))" office:value-type="float" office:value="0.98" calcext:value-type="float">
            <text:p>0,98</text:p>
          </table:table-cell>
          <table:table-cell table:formula="of:=NUMBERVALUE(LEFT([.C65];4);&quot;.&quot;)*10^NUMBERVALUE(RIGHT([.C65];3))" office:value-type="float" office:value="-0.0084" calcext:value-type="float">
            <text:p>-0,0084</text:p>
          </table:table-cell>
        </table:table-row>
        <table:table-row table:style-name="ro1">
          <table:table-cell office:value-type="string" calcext:value-type="string">
            <text:p>-9.48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16e-02</text:p>
          </table:table-cell>
          <table:table-cell table:formula="of:=NUMBERVALUE(LEFT([.A66];5);&quot;.&quot;)*10^NUMBERVALUE(RIGHT([.A66];3))" office:value-type="float" office:value="-0.000948" calcext:value-type="float">
            <text:p>-0,000948</text:p>
          </table:table-cell>
          <table:table-cell table:formula="of:=NUMBERVALUE(LEFT([.B66];4);&quot;.&quot;)*10^NUMBERVALUE(RIGHT([.B66];3))" office:value-type="float" office:value="1" calcext:value-type="float">
            <text:p>1</text:p>
          </table:table-cell>
          <table:table-cell table:formula="of:=NUMBERVALUE(LEFT([.C66];4);&quot;.&quot;)*10^NUMBERVALUE(RIGHT([.C66];3))" office:value-type="float" office:value="-0.011" calcext:value-type="float">
            <text:p>-0,011</text:p>
          </table:table-cell>
        </table:table-row>
        <table:table-row table:style-name="ro1">
          <table:table-cell office:value-type="string" calcext:value-type="string">
            <text:p>-9.44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20e-02</text:p>
          </table:table-cell>
          <table:table-cell table:formula="of:=NUMBERVALUE(LEFT([.A67];5);&quot;.&quot;)*10^NUMBERVALUE(RIGHT([.A67];3))" office:value-type="float" office:value="-0.000944" calcext:value-type="float">
            <text:p>-0,000944</text:p>
          </table:table-cell>
          <table:table-cell table:formula="of:=NUMBERVALUE(LEFT([.B67];4);&quot;.&quot;)*10^NUMBERVALUE(RIGHT([.B67];3))" office:value-type="float" office:value="0.98" calcext:value-type="float">
            <text:p>0,98</text:p>
          </table:table-cell>
          <table:table-cell table:formula="of:=NUMBERVALUE(LEFT([.C67];4);&quot;.&quot;)*10^NUMBERVALUE(RIGHT([.C67];3))" office:value-type="float" office:value="-0.012" calcext:value-type="float">
            <text:p>-0,012</text:p>
          </table:table-cell>
        </table:table-row>
        <table:table-row table:style-name="ro1">
          <table:table-cell office:value-type="string" calcext:value-type="string">
            <text:p>-9.40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08e-02</text:p>
          </table:table-cell>
          <table:table-cell table:formula="of:=NUMBERVALUE(LEFT([.A68];5);&quot;.&quot;)*10^NUMBERVALUE(RIGHT([.A68];3))" office:value-type="float" office:value="-0.00094" calcext:value-type="float">
            <text:p>-0,00094</text:p>
          </table:table-cell>
          <table:table-cell table:formula="of:=NUMBERVALUE(LEFT([.B68];4);&quot;.&quot;)*10^NUMBERVALUE(RIGHT([.B68];3))" office:value-type="float" office:value="1" calcext:value-type="float">
            <text:p>1</text:p>
          </table:table-cell>
          <table:table-cell table:formula="of:=NUMBERVALUE(LEFT([.C68];4);&quot;.&quot;)*10^NUMBERVALUE(RIGHT([.C68];3))" office:value-type="float" office:value="-0.01" calcext:value-type="float">
            <text:p>-0,01</text:p>
          </table:table-cell>
        </table:table-row>
        <table:table-row table:style-name="ro1">
          <table:table-cell office:value-type="string" calcext:value-type="string">
            <text:p>-9.36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04e-02</text:p>
          </table:table-cell>
          <table:table-cell table:formula="of:=NUMBERVALUE(LEFT([.A69];5);&quot;.&quot;)*10^NUMBERVALUE(RIGHT([.A69];3))" office:value-type="float" office:value="-0.000936" calcext:value-type="float">
            <text:p>-0,000936</text:p>
          </table:table-cell>
          <table:table-cell table:formula="of:=NUMBERVALUE(LEFT([.B69];4);&quot;.&quot;)*10^NUMBERVALUE(RIGHT([.B69];3))" office:value-type="float" office:value="0.98" calcext:value-type="float">
            <text:p>0,98</text:p>
          </table:table-cell>
          <table:table-cell table:formula="of:=NUMBERVALUE(LEFT([.C69];4);&quot;.&quot;)*10^NUMBERVALUE(RIGHT([.C69];3))" office:value-type="float" office:value="-0.01" calcext:value-type="float">
            <text:p>-0,01</text:p>
          </table:table-cell>
        </table:table-row>
        <table:table-row table:style-name="ro1">
          <table:table-cell office:value-type="string" calcext:value-type="string">
            <text:p>-9.32e-04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1.00e-02</text:p>
          </table:table-cell>
          <table:table-cell table:formula="of:=NUMBERVALUE(LEFT([.A70];5);&quot;.&quot;)*10^NUMBERVALUE(RIGHT([.A70];3))" office:value-type="float" office:value="-0.000932" calcext:value-type="float">
            <text:p>-0,000932</text:p>
          </table:table-cell>
          <table:table-cell table:formula="of:=NUMBERVALUE(LEFT([.B70];4);&quot;.&quot;)*10^NUMBERVALUE(RIGHT([.B70];3))" office:value-type="float" office:value="0.96" calcext:value-type="float">
            <text:p>0,96</text:p>
          </table:table-cell>
          <table:table-cell table:formula="of:=NUMBERVALUE(LEFT([.C70];4);&quot;.&quot;)*10^NUMBERVALUE(RIGHT([.C70];3))" office:value-type="float" office:value="-0.01" calcext:value-type="float">
            <text:p>-0,01</text:p>
          </table:table-cell>
        </table:table-row>
        <table:table-row table:style-name="ro1">
          <table:table-cell office:value-type="string" calcext:value-type="string">
            <text:p>-9.28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04e-02</text:p>
          </table:table-cell>
          <table:table-cell table:formula="of:=NUMBERVALUE(LEFT([.A71];5);&quot;.&quot;)*10^NUMBERVALUE(RIGHT([.A71];3))" office:value-type="float" office:value="-0.000928" calcext:value-type="float">
            <text:p>-0,000928</text:p>
          </table:table-cell>
          <table:table-cell table:formula="of:=NUMBERVALUE(LEFT([.B71];4);&quot;.&quot;)*10^NUMBERVALUE(RIGHT([.B71];3))" office:value-type="float" office:value="0.98" calcext:value-type="float">
            <text:p>0,98</text:p>
          </table:table-cell>
          <table:table-cell table:formula="of:=NUMBERVALUE(LEFT([.C71];4);&quot;.&quot;)*10^NUMBERVALUE(RIGHT([.C71];3))" office:value-type="float" office:value="-0.01" calcext:value-type="float">
            <text:p>-0,01</text:p>
          </table:table-cell>
        </table:table-row>
        <table:table-row table:style-name="ro1">
          <table:table-cell office:value-type="string" calcext:value-type="string">
            <text:p>-9.24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16e-02</text:p>
          </table:table-cell>
          <table:table-cell table:formula="of:=NUMBERVALUE(LEFT([.A72];5);&quot;.&quot;)*10^NUMBERVALUE(RIGHT([.A72];3))" office:value-type="float" office:value="-0.000924" calcext:value-type="float">
            <text:p>-0,000924</text:p>
          </table:table-cell>
          <table:table-cell table:formula="of:=NUMBERVALUE(LEFT([.B72];4);&quot;.&quot;)*10^NUMBERVALUE(RIGHT([.B72];3))" office:value-type="float" office:value="1" calcext:value-type="float">
            <text:p>1</text:p>
          </table:table-cell>
          <table:table-cell table:formula="of:=NUMBERVALUE(LEFT([.C72];4);&quot;.&quot;)*10^NUMBERVALUE(RIGHT([.C72];3))" office:value-type="float" office:value="-0.011" calcext:value-type="float">
            <text:p>-0,011</text:p>
          </table:table-cell>
        </table:table-row>
        <table:table-row table:style-name="ro1">
          <table:table-cell office:value-type="string" calcext:value-type="string">
            <text:p>-9.20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20e-02</text:p>
          </table:table-cell>
          <table:table-cell table:formula="of:=NUMBERVALUE(LEFT([.A73];5);&quot;.&quot;)*10^NUMBERVALUE(RIGHT([.A73];3))" office:value-type="float" office:value="-0.00092" calcext:value-type="float">
            <text:p>-0,00092</text:p>
          </table:table-cell>
          <table:table-cell table:formula="of:=NUMBERVALUE(LEFT([.B73];4);&quot;.&quot;)*10^NUMBERVALUE(RIGHT([.B73];3))" office:value-type="float" office:value="1" calcext:value-type="float">
            <text:p>1</text:p>
          </table:table-cell>
          <table:table-cell table:formula="of:=NUMBERVALUE(LEFT([.C73];4);&quot;.&quot;)*10^NUMBERVALUE(RIGHT([.C73];3))" office:value-type="float" office:value="-0.012" calcext:value-type="float">
            <text:p>-0,012</text:p>
          </table:table-cell>
        </table:table-row>
        <table:table-row table:style-name="ro1">
          <table:table-cell office:value-type="string" calcext:value-type="string">
            <text:p>-9.16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24e-02</text:p>
          </table:table-cell>
          <table:table-cell table:formula="of:=NUMBERVALUE(LEFT([.A74];5);&quot;.&quot;)*10^NUMBERVALUE(RIGHT([.A74];3))" office:value-type="float" office:value="-0.000916" calcext:value-type="float">
            <text:p>-0,000916</text:p>
          </table:table-cell>
          <table:table-cell table:formula="of:=NUMBERVALUE(LEFT([.B74];4);&quot;.&quot;)*10^NUMBERVALUE(RIGHT([.B74];3))" office:value-type="float" office:value="1" calcext:value-type="float">
            <text:p>1</text:p>
          </table:table-cell>
          <table:table-cell table:formula="of:=NUMBERVALUE(LEFT([.C74];4);&quot;.&quot;)*10^NUMBERVALUE(RIGHT([.C74];3))" office:value-type="float" office:value="-0.012" calcext:value-type="float">
            <text:p>-0,012</text:p>
          </table:table-cell>
        </table:table-row>
        <table:table-row table:style-name="ro1">
          <table:table-cell office:value-type="string" calcext:value-type="string">
            <text:p>-9.12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28e-02</text:p>
          </table:table-cell>
          <table:table-cell table:formula="of:=NUMBERVALUE(LEFT([.A75];5);&quot;.&quot;)*10^NUMBERVALUE(RIGHT([.A75];3))" office:value-type="float" office:value="-0.000912" calcext:value-type="float">
            <text:p>-0,000912</text:p>
          </table:table-cell>
          <table:table-cell table:formula="of:=NUMBERVALUE(LEFT([.B75];4);&quot;.&quot;)*10^NUMBERVALUE(RIGHT([.B75];3))" office:value-type="float" office:value="1" calcext:value-type="float">
            <text:p>1</text:p>
          </table:table-cell>
          <table:table-cell table:formula="of:=NUMBERVALUE(LEFT([.C75];4);&quot;.&quot;)*10^NUMBERVALUE(RIGHT([.C75];3))" office:value-type="float" office:value="-0.012" calcext:value-type="float">
            <text:p>-0,012</text:p>
          </table:table-cell>
        </table:table-row>
        <table:table-row table:style-name="ro1">
          <table:table-cell office:value-type="string" calcext:value-type="string">
            <text:p>-9.08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24e-02</text:p>
          </table:table-cell>
          <table:table-cell table:formula="of:=NUMBERVALUE(LEFT([.A76];5);&quot;.&quot;)*10^NUMBERVALUE(RIGHT([.A76];3))" office:value-type="float" office:value="-0.000908" calcext:value-type="float">
            <text:p>-0,000908</text:p>
          </table:table-cell>
          <table:table-cell table:formula="of:=NUMBERVALUE(LEFT([.B76];4);&quot;.&quot;)*10^NUMBERVALUE(RIGHT([.B76];3))" office:value-type="float" office:value="1" calcext:value-type="float">
            <text:p>1</text:p>
          </table:table-cell>
          <table:table-cell table:formula="of:=NUMBERVALUE(LEFT([.C76];4);&quot;.&quot;)*10^NUMBERVALUE(RIGHT([.C76];3))" office:value-type="float" office:value="-0.012" calcext:value-type="float">
            <text:p>-0,012</text:p>
          </table:table-cell>
        </table:table-row>
        <table:table-row table:style-name="ro1">
          <table:table-cell office:value-type="string" calcext:value-type="string">
            <text:p>-9.04e-04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1.12e-02</text:p>
          </table:table-cell>
          <table:table-cell table:formula="of:=NUMBERVALUE(LEFT([.A77];5);&quot;.&quot;)*10^NUMBERVALUE(RIGHT([.A77];3))" office:value-type="float" office:value="-0.000904" calcext:value-type="float">
            <text:p>-0,000904</text:p>
          </table:table-cell>
          <table:table-cell table:formula="of:=NUMBERVALUE(LEFT([.B77];4);&quot;.&quot;)*10^NUMBERVALUE(RIGHT([.B77];3))" office:value-type="float" office:value="0.96" calcext:value-type="float">
            <text:p>0,96</text:p>
          </table:table-cell>
          <table:table-cell table:formula="of:=NUMBERVALUE(LEFT([.C77];4);&quot;.&quot;)*10^NUMBERVALUE(RIGHT([.C77];3))" office:value-type="float" office:value="-0.011" calcext:value-type="float">
            <text:p>-0,011</text:p>
          </table:table-cell>
        </table:table-row>
        <table:table-row table:style-name="ro1">
          <table:table-cell office:value-type="string" calcext:value-type="string">
            <text:p>-9.00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20e-02</text:p>
          </table:table-cell>
          <table:table-cell table:formula="of:=NUMBERVALUE(LEFT([.A78];5);&quot;.&quot;)*10^NUMBERVALUE(RIGHT([.A78];3))" office:value-type="float" office:value="-0.0009" calcext:value-type="float">
            <text:p>-0,0009</text:p>
          </table:table-cell>
          <table:table-cell table:formula="of:=NUMBERVALUE(LEFT([.B78];4);&quot;.&quot;)*10^NUMBERVALUE(RIGHT([.B78];3))" office:value-type="float" office:value="1" calcext:value-type="float">
            <text:p>1</text:p>
          </table:table-cell>
          <table:table-cell table:formula="of:=NUMBERVALUE(LEFT([.C78];4);&quot;.&quot;)*10^NUMBERVALUE(RIGHT([.C78];3))" office:value-type="float" office:value="-0.012" calcext:value-type="float">
            <text:p>-0,012</text:p>
          </table:table-cell>
        </table:table-row>
        <table:table-row table:style-name="ro1">
          <table:table-cell office:value-type="string" calcext:value-type="string">
            <text:p>-8.96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28e-02</text:p>
          </table:table-cell>
          <table:table-cell table:formula="of:=NUMBERVALUE(LEFT([.A79];5);&quot;.&quot;)*10^NUMBERVALUE(RIGHT([.A79];3))" office:value-type="float" office:value="-0.000896" calcext:value-type="float">
            <text:p>-0,000896</text:p>
          </table:table-cell>
          <table:table-cell table:formula="of:=NUMBERVALUE(LEFT([.B79];4);&quot;.&quot;)*10^NUMBERVALUE(RIGHT([.B79];3))" office:value-type="float" office:value="0.98" calcext:value-type="float">
            <text:p>0,98</text:p>
          </table:table-cell>
          <table:table-cell table:formula="of:=NUMBERVALUE(LEFT([.C79];4);&quot;.&quot;)*10^NUMBERVALUE(RIGHT([.C79];3))" office:value-type="float" office:value="-0.012" calcext:value-type="float">
            <text:p>-0,012</text:p>
          </table:table-cell>
        </table:table-row>
        <table:table-row table:style-name="ro1">
          <table:table-cell office:value-type="string" calcext:value-type="string">
            <text:p>-8.92e-04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1.32e-02</text:p>
          </table:table-cell>
          <table:table-cell table:formula="of:=NUMBERVALUE(LEFT([.A80];5);&quot;.&quot;)*10^NUMBERVALUE(RIGHT([.A80];3))" office:value-type="float" office:value="-0.000892" calcext:value-type="float">
            <text:p>-0,000892</text:p>
          </table:table-cell>
          <table:table-cell table:formula="of:=NUMBERVALUE(LEFT([.B80];4);&quot;.&quot;)*10^NUMBERVALUE(RIGHT([.B80];3))" office:value-type="float" office:value="0.96" calcext:value-type="float">
            <text:p>0,96</text:p>
          </table:table-cell>
          <table:table-cell table:formula="of:=NUMBERVALUE(LEFT([.C80];4);&quot;.&quot;)*10^NUMBERVALUE(RIGHT([.C80];3))" office:value-type="float" office:value="-0.013" calcext:value-type="float">
            <text:p>-0,013</text:p>
          </table:table-cell>
        </table:table-row>
        <table:table-row table:style-name="ro1">
          <table:table-cell office:value-type="string" calcext:value-type="string">
            <text:p>-8.88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24e-02</text:p>
          </table:table-cell>
          <table:table-cell table:formula="of:=NUMBERVALUE(LEFT([.A81];5);&quot;.&quot;)*10^NUMBERVALUE(RIGHT([.A81];3))" office:value-type="float" office:value="-0.000888" calcext:value-type="float">
            <text:p>-0,000888</text:p>
          </table:table-cell>
          <table:table-cell table:formula="of:=NUMBERVALUE(LEFT([.B81];4);&quot;.&quot;)*10^NUMBERVALUE(RIGHT([.B81];3))" office:value-type="float" office:value="1" calcext:value-type="float">
            <text:p>1</text:p>
          </table:table-cell>
          <table:table-cell table:formula="of:=NUMBERVALUE(LEFT([.C81];4);&quot;.&quot;)*10^NUMBERVALUE(RIGHT([.C81];3))" office:value-type="float" office:value="-0.012" calcext:value-type="float">
            <text:p>-0,012</text:p>
          </table:table-cell>
        </table:table-row>
        <table:table-row table:style-name="ro1">
          <table:table-cell office:value-type="string" calcext:value-type="string">
            <text:p>-8.84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32e-02</text:p>
          </table:table-cell>
          <table:table-cell table:formula="of:=NUMBERVALUE(LEFT([.A82];5);&quot;.&quot;)*10^NUMBERVALUE(RIGHT([.A82];3))" office:value-type="float" office:value="-0.000884" calcext:value-type="float">
            <text:p>-0,000884</text:p>
          </table:table-cell>
          <table:table-cell table:formula="of:=NUMBERVALUE(LEFT([.B82];4);&quot;.&quot;)*10^NUMBERVALUE(RIGHT([.B82];3))" office:value-type="float" office:value="1" calcext:value-type="float">
            <text:p>1</text:p>
          </table:table-cell>
          <table:table-cell table:formula="of:=NUMBERVALUE(LEFT([.C82];4);&quot;.&quot;)*10^NUMBERVALUE(RIGHT([.C82];3))" office:value-type="float" office:value="-0.013" calcext:value-type="float">
            <text:p>-0,013</text:p>
          </table:table-cell>
        </table:table-row>
        <table:table-row table:style-name="ro1">
          <table:table-cell office:value-type="string" calcext:value-type="string">
            <text:p>-8.80e-04</text:p>
          </table:table-cell>
          <table:table-cell office:value-type="string" calcext:value-type="string">
            <text:p>1.02e+00</text:p>
          </table:table-cell>
          <table:table-cell office:value-type="string" calcext:value-type="string">
            <text:p>-1.28e-02</text:p>
          </table:table-cell>
          <table:table-cell table:formula="of:=NUMBERVALUE(LEFT([.A83];5);&quot;.&quot;)*10^NUMBERVALUE(RIGHT([.A83];3))" office:value-type="float" office:value="-0.00088" calcext:value-type="float">
            <text:p>-0,00088</text:p>
          </table:table-cell>
          <table:table-cell table:formula="of:=NUMBERVALUE(LEFT([.B83];4);&quot;.&quot;)*10^NUMBERVALUE(RIGHT([.B83];3))" office:value-type="float" office:value="1.02" calcext:value-type="float">
            <text:p>1,02</text:p>
          </table:table-cell>
          <table:table-cell table:formula="of:=NUMBERVALUE(LEFT([.C83];4);&quot;.&quot;)*10^NUMBERVALUE(RIGHT([.C83];3))" office:value-type="float" office:value="-0.012" calcext:value-type="float">
            <text:p>-0,012</text:p>
          </table:table-cell>
        </table:table-row>
        <table:table-row table:style-name="ro1">
          <table:table-cell office:value-type="string" calcext:value-type="string">
            <text:p>-8.76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32e-02</text:p>
          </table:table-cell>
          <table:table-cell table:formula="of:=NUMBERVALUE(LEFT([.A84];5);&quot;.&quot;)*10^NUMBERVALUE(RIGHT([.A84];3))" office:value-type="float" office:value="-0.000876" calcext:value-type="float">
            <text:p>-0,000876</text:p>
          </table:table-cell>
          <table:table-cell table:formula="of:=NUMBERVALUE(LEFT([.B84];4);&quot;.&quot;)*10^NUMBERVALUE(RIGHT([.B84];3))" office:value-type="float" office:value="1" calcext:value-type="float">
            <text:p>1</text:p>
          </table:table-cell>
          <table:table-cell table:formula="of:=NUMBERVALUE(LEFT([.C84];4);&quot;.&quot;)*10^NUMBERVALUE(RIGHT([.C84];3))" office:value-type="float" office:value="-0.013" calcext:value-type="float">
            <text:p>-0,013</text:p>
          </table:table-cell>
        </table:table-row>
        <table:table-row table:style-name="ro1">
          <table:table-cell office:value-type="string" calcext:value-type="string">
            <text:p>-8.72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20e-02</text:p>
          </table:table-cell>
          <table:table-cell table:formula="of:=NUMBERVALUE(LEFT([.A85];5);&quot;.&quot;)*10^NUMBERVALUE(RIGHT([.A85];3))" office:value-type="float" office:value="-0.000872" calcext:value-type="float">
            <text:p>-0,000872</text:p>
          </table:table-cell>
          <table:table-cell table:formula="of:=NUMBERVALUE(LEFT([.B85];4);&quot;.&quot;)*10^NUMBERVALUE(RIGHT([.B85];3))" office:value-type="float" office:value="1" calcext:value-type="float">
            <text:p>1</text:p>
          </table:table-cell>
          <table:table-cell table:formula="of:=NUMBERVALUE(LEFT([.C85];4);&quot;.&quot;)*10^NUMBERVALUE(RIGHT([.C85];3))" office:value-type="float" office:value="-0.012" calcext:value-type="float">
            <text:p>-0,012</text:p>
          </table:table-cell>
        </table:table-row>
        <table:table-row table:style-name="ro1">
          <table:table-cell office:value-type="string" calcext:value-type="string">
            <text:p>-8.68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32e-02</text:p>
          </table:table-cell>
          <table:table-cell table:formula="of:=NUMBERVALUE(LEFT([.A86];5);&quot;.&quot;)*10^NUMBERVALUE(RIGHT([.A86];3))" office:value-type="float" office:value="-0.000868" calcext:value-type="float">
            <text:p>-0,000868</text:p>
          </table:table-cell>
          <table:table-cell table:formula="of:=NUMBERVALUE(LEFT([.B86];4);&quot;.&quot;)*10^NUMBERVALUE(RIGHT([.B86];3))" office:value-type="float" office:value="1" calcext:value-type="float">
            <text:p>1</text:p>
          </table:table-cell>
          <table:table-cell table:formula="of:=NUMBERVALUE(LEFT([.C86];4);&quot;.&quot;)*10^NUMBERVALUE(RIGHT([.C86];3))" office:value-type="float" office:value="-0.013" calcext:value-type="float">
            <text:p>-0,013</text:p>
          </table:table-cell>
        </table:table-row>
        <table:table-row table:style-name="ro1">
          <table:table-cell office:value-type="string" calcext:value-type="string">
            <text:p>-8.64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28e-02</text:p>
          </table:table-cell>
          <table:table-cell table:formula="of:=NUMBERVALUE(LEFT([.A87];5);&quot;.&quot;)*10^NUMBERVALUE(RIGHT([.A87];3))" office:value-type="float" office:value="-0.000864" calcext:value-type="float">
            <text:p>-0,000864</text:p>
          </table:table-cell>
          <table:table-cell table:formula="of:=NUMBERVALUE(LEFT([.B87];4);&quot;.&quot;)*10^NUMBERVALUE(RIGHT([.B87];3))" office:value-type="float" office:value="1" calcext:value-type="float">
            <text:p>1</text:p>
          </table:table-cell>
          <table:table-cell table:formula="of:=NUMBERVALUE(LEFT([.C87];4);&quot;.&quot;)*10^NUMBERVALUE(RIGHT([.C87];3))" office:value-type="float" office:value="-0.012" calcext:value-type="float">
            <text:p>-0,012</text:p>
          </table:table-cell>
        </table:table-row>
        <table:table-row table:style-name="ro1">
          <table:table-cell office:value-type="string" calcext:value-type="string">
            <text:p>-8.60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36e-02</text:p>
          </table:table-cell>
          <table:table-cell table:formula="of:=NUMBERVALUE(LEFT([.A88];5);&quot;.&quot;)*10^NUMBERVALUE(RIGHT([.A88];3))" office:value-type="float" office:value="-0.00086" calcext:value-type="float">
            <text:p>-0,00086</text:p>
          </table:table-cell>
          <table:table-cell table:formula="of:=NUMBERVALUE(LEFT([.B88];4);&quot;.&quot;)*10^NUMBERVALUE(RIGHT([.B88];3))" office:value-type="float" office:value="0.98" calcext:value-type="float">
            <text:p>0,98</text:p>
          </table:table-cell>
          <table:table-cell table:formula="of:=NUMBERVALUE(LEFT([.C88];4);&quot;.&quot;)*10^NUMBERVALUE(RIGHT([.C88];3))" office:value-type="float" office:value="-0.013" calcext:value-type="float">
            <text:p>-0,013</text:p>
          </table:table-cell>
        </table:table-row>
        <table:table-row table:style-name="ro1">
          <table:table-cell office:value-type="string" calcext:value-type="string">
            <text:p>-8.56e-04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1.44e-02</text:p>
          </table:table-cell>
          <table:table-cell table:formula="of:=NUMBERVALUE(LEFT([.A89];5);&quot;.&quot;)*10^NUMBERVALUE(RIGHT([.A89];3))" office:value-type="float" office:value="-0.000856" calcext:value-type="float">
            <text:p>-0,000856</text:p>
          </table:table-cell>
          <table:table-cell table:formula="of:=NUMBERVALUE(LEFT([.B89];4);&quot;.&quot;)*10^NUMBERVALUE(RIGHT([.B89];3))" office:value-type="float" office:value="0.96" calcext:value-type="float">
            <text:p>0,96</text:p>
          </table:table-cell>
          <table:table-cell table:formula="of:=NUMBERVALUE(LEFT([.C89];4);&quot;.&quot;)*10^NUMBERVALUE(RIGHT([.C89];3))" office:value-type="float" office:value="-0.014" calcext:value-type="float">
            <text:p>-0,014</text:p>
          </table:table-cell>
        </table:table-row>
        <table:table-row table:style-name="ro1">
          <table:table-cell office:value-type="string" calcext:value-type="string">
            <text:p>-8.52e-04</text:p>
          </table:table-cell>
          <table:table-cell office:value-type="string" calcext:value-type="string">
            <text:p>1.02e+00</text:p>
          </table:table-cell>
          <table:table-cell office:value-type="string" calcext:value-type="string">
            <text:p>-1.32e-02</text:p>
          </table:table-cell>
          <table:table-cell table:formula="of:=NUMBERVALUE(LEFT([.A90];5);&quot;.&quot;)*10^NUMBERVALUE(RIGHT([.A90];3))" office:value-type="float" office:value="-0.000852" calcext:value-type="float">
            <text:p>-0,000852</text:p>
          </table:table-cell>
          <table:table-cell table:formula="of:=NUMBERVALUE(LEFT([.B90];4);&quot;.&quot;)*10^NUMBERVALUE(RIGHT([.B90];3))" office:value-type="float" office:value="1.02" calcext:value-type="float">
            <text:p>1,02</text:p>
          </table:table-cell>
          <table:table-cell table:formula="of:=NUMBERVALUE(LEFT([.C90];4);&quot;.&quot;)*10^NUMBERVALUE(RIGHT([.C90];3))" office:value-type="float" office:value="-0.013" calcext:value-type="float">
            <text:p>-0,013</text:p>
          </table:table-cell>
        </table:table-row>
        <table:table-row table:style-name="ro1">
          <table:table-cell office:value-type="string" calcext:value-type="string">
            <text:p>-8.48e-04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1.32e-02</text:p>
          </table:table-cell>
          <table:table-cell table:formula="of:=NUMBERVALUE(LEFT([.A91];5);&quot;.&quot;)*10^NUMBERVALUE(RIGHT([.A91];3))" office:value-type="float" office:value="-0.000848" calcext:value-type="float">
            <text:p>-0,000848</text:p>
          </table:table-cell>
          <table:table-cell table:formula="of:=NUMBERVALUE(LEFT([.B91];4);&quot;.&quot;)*10^NUMBERVALUE(RIGHT([.B91];3))" office:value-type="float" office:value="0.96" calcext:value-type="float">
            <text:p>0,96</text:p>
          </table:table-cell>
          <table:table-cell table:formula="of:=NUMBERVALUE(LEFT([.C91];4);&quot;.&quot;)*10^NUMBERVALUE(RIGHT([.C91];3))" office:value-type="float" office:value="-0.013" calcext:value-type="float">
            <text:p>-0,013</text:p>
          </table:table-cell>
        </table:table-row>
        <table:table-row table:style-name="ro1">
          <table:table-cell office:value-type="string" calcext:value-type="string">
            <text:p>-8.44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36e-02</text:p>
          </table:table-cell>
          <table:table-cell table:formula="of:=NUMBERVALUE(LEFT([.A92];5);&quot;.&quot;)*10^NUMBERVALUE(RIGHT([.A92];3))" office:value-type="float" office:value="-0.000844" calcext:value-type="float">
            <text:p>-0,000844</text:p>
          </table:table-cell>
          <table:table-cell table:formula="of:=NUMBERVALUE(LEFT([.B92];4);&quot;.&quot;)*10^NUMBERVALUE(RIGHT([.B92];3))" office:value-type="float" office:value="0.98" calcext:value-type="float">
            <text:p>0,98</text:p>
          </table:table-cell>
          <table:table-cell table:formula="of:=NUMBERVALUE(LEFT([.C92];4);&quot;.&quot;)*10^NUMBERVALUE(RIGHT([.C92];3))" office:value-type="float" office:value="-0.013" calcext:value-type="float">
            <text:p>-0,013</text:p>
          </table:table-cell>
        </table:table-row>
        <table:table-row table:style-name="ro1">
          <table:table-cell office:value-type="string" calcext:value-type="string">
            <text:p>-8.40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36e-02</text:p>
          </table:table-cell>
          <table:table-cell table:formula="of:=NUMBERVALUE(LEFT([.A93];5);&quot;.&quot;)*10^NUMBERVALUE(RIGHT([.A93];3))" office:value-type="float" office:value="-0.00084" calcext:value-type="float">
            <text:p>-0,00084</text:p>
          </table:table-cell>
          <table:table-cell table:formula="of:=NUMBERVALUE(LEFT([.B93];4);&quot;.&quot;)*10^NUMBERVALUE(RIGHT([.B93];3))" office:value-type="float" office:value="0.98" calcext:value-type="float">
            <text:p>0,98</text:p>
          </table:table-cell>
          <table:table-cell table:formula="of:=NUMBERVALUE(LEFT([.C93];4);&quot;.&quot;)*10^NUMBERVALUE(RIGHT([.C93];3))" office:value-type="float" office:value="-0.013" calcext:value-type="float">
            <text:p>-0,013</text:p>
          </table:table-cell>
        </table:table-row>
        <table:table-row table:style-name="ro1">
          <table:table-cell office:value-type="string" calcext:value-type="string">
            <text:p>-8.36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36e-02</text:p>
          </table:table-cell>
          <table:table-cell table:formula="of:=NUMBERVALUE(LEFT([.A94];5);&quot;.&quot;)*10^NUMBERVALUE(RIGHT([.A94];3))" office:value-type="float" office:value="-0.000836" calcext:value-type="float">
            <text:p>-0,000836</text:p>
          </table:table-cell>
          <table:table-cell table:formula="of:=NUMBERVALUE(LEFT([.B94];4);&quot;.&quot;)*10^NUMBERVALUE(RIGHT([.B94];3))" office:value-type="float" office:value="0.98" calcext:value-type="float">
            <text:p>0,98</text:p>
          </table:table-cell>
          <table:table-cell table:formula="of:=NUMBERVALUE(LEFT([.C94];4);&quot;.&quot;)*10^NUMBERVALUE(RIGHT([.C94];3))" office:value-type="float" office:value="-0.013" calcext:value-type="float">
            <text:p>-0,013</text:p>
          </table:table-cell>
        </table:table-row>
        <table:table-row table:style-name="ro1">
          <table:table-cell office:value-type="string" calcext:value-type="string">
            <text:p>-8.32e-04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1.40e-02</text:p>
          </table:table-cell>
          <table:table-cell table:formula="of:=NUMBERVALUE(LEFT([.A95];5);&quot;.&quot;)*10^NUMBERVALUE(RIGHT([.A95];3))" office:value-type="float" office:value="-0.000832" calcext:value-type="float">
            <text:p>-0,000832</text:p>
          </table:table-cell>
          <table:table-cell table:formula="of:=NUMBERVALUE(LEFT([.B95];4);&quot;.&quot;)*10^NUMBERVALUE(RIGHT([.B95];3))" office:value-type="float" office:value="0.96" calcext:value-type="float">
            <text:p>0,96</text:p>
          </table:table-cell>
          <table:table-cell table:formula="of:=NUMBERVALUE(LEFT([.C95];4);&quot;.&quot;)*10^NUMBERVALUE(RIGHT([.C95];3))" office:value-type="float" office:value="-0.014" calcext:value-type="float">
            <text:p>-0,014</text:p>
          </table:table-cell>
        </table:table-row>
        <table:table-row table:style-name="ro1">
          <table:table-cell office:value-type="string" calcext:value-type="string">
            <text:p>-8.28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52e-02</text:p>
          </table:table-cell>
          <table:table-cell table:formula="of:=NUMBERVALUE(LEFT([.A96];5);&quot;.&quot;)*10^NUMBERVALUE(RIGHT([.A96];3))" office:value-type="float" office:value="-0.000828" calcext:value-type="float">
            <text:p>-0,000828</text:p>
          </table:table-cell>
          <table:table-cell table:formula="of:=NUMBERVALUE(LEFT([.B96];4);&quot;.&quot;)*10^NUMBERVALUE(RIGHT([.B96];3))" office:value-type="float" office:value="1" calcext:value-type="float">
            <text:p>1</text:p>
          </table:table-cell>
          <table:table-cell table:formula="of:=NUMBERVALUE(LEFT([.C96];4);&quot;.&quot;)*10^NUMBERVALUE(RIGHT([.C96];3))" office:value-type="float" office:value="-0.015" calcext:value-type="float">
            <text:p>-0,015</text:p>
          </table:table-cell>
        </table:table-row>
        <table:table-row table:style-name="ro1">
          <table:table-cell office:value-type="string" calcext:value-type="string">
            <text:p>-8.24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48e-02</text:p>
          </table:table-cell>
          <table:table-cell table:formula="of:=NUMBERVALUE(LEFT([.A97];5);&quot;.&quot;)*10^NUMBERVALUE(RIGHT([.A97];3))" office:value-type="float" office:value="-0.000824" calcext:value-type="float">
            <text:p>-0,000824</text:p>
          </table:table-cell>
          <table:table-cell table:formula="of:=NUMBERVALUE(LEFT([.B97];4);&quot;.&quot;)*10^NUMBERVALUE(RIGHT([.B97];3))" office:value-type="float" office:value="1" calcext:value-type="float">
            <text:p>1</text:p>
          </table:table-cell>
          <table:table-cell table:formula="of:=NUMBERVALUE(LEFT([.C97];4);&quot;.&quot;)*10^NUMBERVALUE(RIGHT([.C97];3))" office:value-type="float" office:value="-0.014" calcext:value-type="float">
            <text:p>-0,014</text:p>
          </table:table-cell>
        </table:table-row>
        <table:table-row table:style-name="ro1">
          <table:table-cell office:value-type="string" calcext:value-type="string">
            <text:p>-8.20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40e-02</text:p>
          </table:table-cell>
          <table:table-cell table:formula="of:=NUMBERVALUE(LEFT([.A98];5);&quot;.&quot;)*10^NUMBERVALUE(RIGHT([.A98];3))" office:value-type="float" office:value="-0.00082" calcext:value-type="float">
            <text:p>-0,00082</text:p>
          </table:table-cell>
          <table:table-cell table:formula="of:=NUMBERVALUE(LEFT([.B98];4);&quot;.&quot;)*10^NUMBERVALUE(RIGHT([.B98];3))" office:value-type="float" office:value="0.98" calcext:value-type="float">
            <text:p>0,98</text:p>
          </table:table-cell>
          <table:table-cell table:formula="of:=NUMBERVALUE(LEFT([.C98];4);&quot;.&quot;)*10^NUMBERVALUE(RIGHT([.C98];3))" office:value-type="float" office:value="-0.014" calcext:value-type="float">
            <text:p>-0,014</text:p>
          </table:table-cell>
        </table:table-row>
        <table:table-row table:style-name="ro1">
          <table:table-cell office:value-type="string" calcext:value-type="string">
            <text:p>-8.16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52e-02</text:p>
          </table:table-cell>
          <table:table-cell table:formula="of:=NUMBERVALUE(LEFT([.A99];5);&quot;.&quot;)*10^NUMBERVALUE(RIGHT([.A99];3))" office:value-type="float" office:value="-0.000816" calcext:value-type="float">
            <text:p>-0,000816</text:p>
          </table:table-cell>
          <table:table-cell table:formula="of:=NUMBERVALUE(LEFT([.B99];4);&quot;.&quot;)*10^NUMBERVALUE(RIGHT([.B99];3))" office:value-type="float" office:value="1" calcext:value-type="float">
            <text:p>1</text:p>
          </table:table-cell>
          <table:table-cell table:formula="of:=NUMBERVALUE(LEFT([.C99];4);&quot;.&quot;)*10^NUMBERVALUE(RIGHT([.C99];3))" office:value-type="float" office:value="-0.015" calcext:value-type="float">
            <text:p>-0,015</text:p>
          </table:table-cell>
        </table:table-row>
        <table:table-row table:style-name="ro1">
          <table:table-cell office:value-type="string" calcext:value-type="string">
            <text:p>-8.12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24e-02</text:p>
          </table:table-cell>
          <table:table-cell table:formula="of:=NUMBERVALUE(LEFT([.A100];5);&quot;.&quot;)*10^NUMBERVALUE(RIGHT([.A100];3))" office:value-type="float" office:value="-0.000812" calcext:value-type="float">
            <text:p>-0,000812</text:p>
          </table:table-cell>
          <table:table-cell table:formula="of:=NUMBERVALUE(LEFT([.B100];4);&quot;.&quot;)*10^NUMBERVALUE(RIGHT([.B100];3))" office:value-type="float" office:value="1" calcext:value-type="float">
            <text:p>1</text:p>
          </table:table-cell>
          <table:table-cell table:formula="of:=NUMBERVALUE(LEFT([.C100];4);&quot;.&quot;)*10^NUMBERVALUE(RIGHT([.C100];3))" office:value-type="float" office:value="-0.012" calcext:value-type="float">
            <text:p>-0,012</text:p>
          </table:table-cell>
        </table:table-row>
        <table:table-row table:style-name="ro1">
          <table:table-cell office:value-type="string" calcext:value-type="string">
            <text:p>-8.08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36e-02</text:p>
          </table:table-cell>
          <table:table-cell table:formula="of:=NUMBERVALUE(LEFT([.A101];5);&quot;.&quot;)*10^NUMBERVALUE(RIGHT([.A101];3))" office:value-type="float" office:value="-0.000808" calcext:value-type="float">
            <text:p>-0,000808</text:p>
          </table:table-cell>
          <table:table-cell table:formula="of:=NUMBERVALUE(LEFT([.B101];4);&quot;.&quot;)*10^NUMBERVALUE(RIGHT([.B101];3))" office:value-type="float" office:value="1" calcext:value-type="float">
            <text:p>1</text:p>
          </table:table-cell>
          <table:table-cell table:formula="of:=NUMBERVALUE(LEFT([.C101];4);&quot;.&quot;)*10^NUMBERVALUE(RIGHT([.C101];3))" office:value-type="float" office:value="-0.013" calcext:value-type="float">
            <text:p>-0,013</text:p>
          </table:table-cell>
        </table:table-row>
        <table:table-row table:style-name="ro1">
          <table:table-cell office:value-type="string" calcext:value-type="string">
            <text:p>-8.04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32e-02</text:p>
          </table:table-cell>
          <table:table-cell table:formula="of:=NUMBERVALUE(LEFT([.A102];5);&quot;.&quot;)*10^NUMBERVALUE(RIGHT([.A102];3))" office:value-type="float" office:value="-0.000804" calcext:value-type="float">
            <text:p>-0,000804</text:p>
          </table:table-cell>
          <table:table-cell table:formula="of:=NUMBERVALUE(LEFT([.B102];4);&quot;.&quot;)*10^NUMBERVALUE(RIGHT([.B102];3))" office:value-type="float" office:value="0.98" calcext:value-type="float">
            <text:p>0,98</text:p>
          </table:table-cell>
          <table:table-cell table:formula="of:=NUMBERVALUE(LEFT([.C102];4);&quot;.&quot;)*10^NUMBERVALUE(RIGHT([.C102];3))" office:value-type="float" office:value="-0.013" calcext:value-type="float">
            <text:p>-0,013</text:p>
          </table:table-cell>
        </table:table-row>
        <table:table-row table:style-name="ro1">
          <table:table-cell office:value-type="string" calcext:value-type="string">
            <text:p>-8.00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36e-02</text:p>
          </table:table-cell>
          <table:table-cell table:formula="of:=NUMBERVALUE(LEFT([.A103];5);&quot;.&quot;)*10^NUMBERVALUE(RIGHT([.A103];3))" office:value-type="float" office:value="-0.0008" calcext:value-type="float">
            <text:p>-0,0008</text:p>
          </table:table-cell>
          <table:table-cell table:formula="of:=NUMBERVALUE(LEFT([.B103];4);&quot;.&quot;)*10^NUMBERVALUE(RIGHT([.B103];3))" office:value-type="float" office:value="1" calcext:value-type="float">
            <text:p>1</text:p>
          </table:table-cell>
          <table:table-cell table:formula="of:=NUMBERVALUE(LEFT([.C103];4);&quot;.&quot;)*10^NUMBERVALUE(RIGHT([.C103];3))" office:value-type="float" office:value="-0.013" calcext:value-type="float">
            <text:p>-0,013</text:p>
          </table:table-cell>
        </table:table-row>
        <table:table-row table:style-name="ro1">
          <table:table-cell office:value-type="string" calcext:value-type="string">
            <text:p>-7.96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48e-02</text:p>
          </table:table-cell>
          <table:table-cell table:formula="of:=NUMBERVALUE(LEFT([.A104];5);&quot;.&quot;)*10^NUMBERVALUE(RIGHT([.A104];3))" office:value-type="float" office:value="-0.000796" calcext:value-type="float">
            <text:p>-0,000796</text:p>
          </table:table-cell>
          <table:table-cell table:formula="of:=NUMBERVALUE(LEFT([.B104];4);&quot;.&quot;)*10^NUMBERVALUE(RIGHT([.B104];3))" office:value-type="float" office:value="1" calcext:value-type="float">
            <text:p>1</text:p>
          </table:table-cell>
          <table:table-cell table:formula="of:=NUMBERVALUE(LEFT([.C104];4);&quot;.&quot;)*10^NUMBERVALUE(RIGHT([.C104];3))" office:value-type="float" office:value="-0.014" calcext:value-type="float">
            <text:p>-0,014</text:p>
          </table:table-cell>
        </table:table-row>
        <table:table-row table:style-name="ro1">
          <table:table-cell office:value-type="string" calcext:value-type="string">
            <text:p>-7.92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60e-02</text:p>
          </table:table-cell>
          <table:table-cell table:formula="of:=NUMBERVALUE(LEFT([.A105];5);&quot;.&quot;)*10^NUMBERVALUE(RIGHT([.A105];3))" office:value-type="float" office:value="-0.000792" calcext:value-type="float">
            <text:p>-0,000792</text:p>
          </table:table-cell>
          <table:table-cell table:formula="of:=NUMBERVALUE(LEFT([.B105];4);&quot;.&quot;)*10^NUMBERVALUE(RIGHT([.B105];3))" office:value-type="float" office:value="1" calcext:value-type="float">
            <text:p>1</text:p>
          </table:table-cell>
          <table:table-cell table:formula="of:=NUMBERVALUE(LEFT([.C105];4);&quot;.&quot;)*10^NUMBERVALUE(RIGHT([.C105];3))" office:value-type="float" office:value="-0.016" calcext:value-type="float">
            <text:p>-0,016</text:p>
          </table:table-cell>
        </table:table-row>
        <table:table-row table:style-name="ro1">
          <table:table-cell office:value-type="string" calcext:value-type="string">
            <text:p>-7.88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60e-02</text:p>
          </table:table-cell>
          <table:table-cell table:formula="of:=NUMBERVALUE(LEFT([.A106];5);&quot;.&quot;)*10^NUMBERVALUE(RIGHT([.A106];3))" office:value-type="float" office:value="-0.000788" calcext:value-type="float">
            <text:p>-0,000788</text:p>
          </table:table-cell>
          <table:table-cell table:formula="of:=NUMBERVALUE(LEFT([.B106];4);&quot;.&quot;)*10^NUMBERVALUE(RIGHT([.B106];3))" office:value-type="float" office:value="1" calcext:value-type="float">
            <text:p>1</text:p>
          </table:table-cell>
          <table:table-cell table:formula="of:=NUMBERVALUE(LEFT([.C106];4);&quot;.&quot;)*10^NUMBERVALUE(RIGHT([.C106];3))" office:value-type="float" office:value="-0.016" calcext:value-type="float">
            <text:p>-0,016</text:p>
          </table:table-cell>
        </table:table-row>
        <table:table-row table:style-name="ro1">
          <table:table-cell office:value-type="string" calcext:value-type="string">
            <text:p>-7.84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36e-02</text:p>
          </table:table-cell>
          <table:table-cell table:formula="of:=NUMBERVALUE(LEFT([.A107];5);&quot;.&quot;)*10^NUMBERVALUE(RIGHT([.A107];3))" office:value-type="float" office:value="-0.000784" calcext:value-type="float">
            <text:p>-0,000784</text:p>
          </table:table-cell>
          <table:table-cell table:formula="of:=NUMBERVALUE(LEFT([.B107];4);&quot;.&quot;)*10^NUMBERVALUE(RIGHT([.B107];3))" office:value-type="float" office:value="1" calcext:value-type="float">
            <text:p>1</text:p>
          </table:table-cell>
          <table:table-cell table:formula="of:=NUMBERVALUE(LEFT([.C107];4);&quot;.&quot;)*10^NUMBERVALUE(RIGHT([.C107];3))" office:value-type="float" office:value="-0.013" calcext:value-type="float">
            <text:p>-0,013</text:p>
          </table:table-cell>
        </table:table-row>
        <table:table-row table:style-name="ro1">
          <table:table-cell office:value-type="string" calcext:value-type="string">
            <text:p>-7.80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40e-02</text:p>
          </table:table-cell>
          <table:table-cell table:formula="of:=NUMBERVALUE(LEFT([.A108];5);&quot;.&quot;)*10^NUMBERVALUE(RIGHT([.A108];3))" office:value-type="float" office:value="-0.00078" calcext:value-type="float">
            <text:p>-0,00078</text:p>
          </table:table-cell>
          <table:table-cell table:formula="of:=NUMBERVALUE(LEFT([.B108];4);&quot;.&quot;)*10^NUMBERVALUE(RIGHT([.B108];3))" office:value-type="float" office:value="0.98" calcext:value-type="float">
            <text:p>0,98</text:p>
          </table:table-cell>
          <table:table-cell table:formula="of:=NUMBERVALUE(LEFT([.C108];4);&quot;.&quot;)*10^NUMBERVALUE(RIGHT([.C108];3))" office:value-type="float" office:value="-0.014" calcext:value-type="float">
            <text:p>-0,014</text:p>
          </table:table-cell>
        </table:table-row>
        <table:table-row table:style-name="ro1">
          <table:table-cell office:value-type="string" calcext:value-type="string">
            <text:p>-7.76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32e-02</text:p>
          </table:table-cell>
          <table:table-cell table:formula="of:=NUMBERVALUE(LEFT([.A109];5);&quot;.&quot;)*10^NUMBERVALUE(RIGHT([.A109];3))" office:value-type="float" office:value="-0.000776" calcext:value-type="float">
            <text:p>-0,000776</text:p>
          </table:table-cell>
          <table:table-cell table:formula="of:=NUMBERVALUE(LEFT([.B109];4);&quot;.&quot;)*10^NUMBERVALUE(RIGHT([.B109];3))" office:value-type="float" office:value="1" calcext:value-type="float">
            <text:p>1</text:p>
          </table:table-cell>
          <table:table-cell table:formula="of:=NUMBERVALUE(LEFT([.C109];4);&quot;.&quot;)*10^NUMBERVALUE(RIGHT([.C109];3))" office:value-type="float" office:value="-0.013" calcext:value-type="float">
            <text:p>-0,013</text:p>
          </table:table-cell>
        </table:table-row>
        <table:table-row table:style-name="ro1">
          <table:table-cell office:value-type="string" calcext:value-type="string">
            <text:p>-7.72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32e-02</text:p>
          </table:table-cell>
          <table:table-cell table:formula="of:=NUMBERVALUE(LEFT([.A110];5);&quot;.&quot;)*10^NUMBERVALUE(RIGHT([.A110];3))" office:value-type="float" office:value="-0.000772" calcext:value-type="float">
            <text:p>-0,000772</text:p>
          </table:table-cell>
          <table:table-cell table:formula="of:=NUMBERVALUE(LEFT([.B110];4);&quot;.&quot;)*10^NUMBERVALUE(RIGHT([.B110];3))" office:value-type="float" office:value="1" calcext:value-type="float">
            <text:p>1</text:p>
          </table:table-cell>
          <table:table-cell table:formula="of:=NUMBERVALUE(LEFT([.C110];4);&quot;.&quot;)*10^NUMBERVALUE(RIGHT([.C110];3))" office:value-type="float" office:value="-0.013" calcext:value-type="float">
            <text:p>-0,013</text:p>
          </table:table-cell>
        </table:table-row>
        <table:table-row table:style-name="ro1">
          <table:table-cell office:value-type="string" calcext:value-type="string">
            <text:p>-7.68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32e-02</text:p>
          </table:table-cell>
          <table:table-cell table:formula="of:=NUMBERVALUE(LEFT([.A111];5);&quot;.&quot;)*10^NUMBERVALUE(RIGHT([.A111];3))" office:value-type="float" office:value="-0.000768" calcext:value-type="float">
            <text:p>-0,000768</text:p>
          </table:table-cell>
          <table:table-cell table:formula="of:=NUMBERVALUE(LEFT([.B111];4);&quot;.&quot;)*10^NUMBERVALUE(RIGHT([.B111];3))" office:value-type="float" office:value="0.98" calcext:value-type="float">
            <text:p>0,98</text:p>
          </table:table-cell>
          <table:table-cell table:formula="of:=NUMBERVALUE(LEFT([.C111];4);&quot;.&quot;)*10^NUMBERVALUE(RIGHT([.C111];3))" office:value-type="float" office:value="-0.013" calcext:value-type="float">
            <text:p>-0,013</text:p>
          </table:table-cell>
        </table:table-row>
        <table:table-row table:style-name="ro1">
          <table:table-cell office:value-type="string" calcext:value-type="string">
            <text:p>-7.64e-04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1.52e-02</text:p>
          </table:table-cell>
          <table:table-cell table:formula="of:=NUMBERVALUE(LEFT([.A112];5);&quot;.&quot;)*10^NUMBERVALUE(RIGHT([.A112];3))" office:value-type="float" office:value="-0.000764" calcext:value-type="float">
            <text:p>-0,000764</text:p>
          </table:table-cell>
          <table:table-cell table:formula="of:=NUMBERVALUE(LEFT([.B112];4);&quot;.&quot;)*10^NUMBERVALUE(RIGHT([.B112];3))" office:value-type="float" office:value="0.96" calcext:value-type="float">
            <text:p>0,96</text:p>
          </table:table-cell>
          <table:table-cell table:formula="of:=NUMBERVALUE(LEFT([.C112];4);&quot;.&quot;)*10^NUMBERVALUE(RIGHT([.C112];3))" office:value-type="float" office:value="-0.015" calcext:value-type="float">
            <text:p>-0,015</text:p>
          </table:table-cell>
        </table:table-row>
        <table:table-row table:style-name="ro1">
          <table:table-cell office:value-type="string" calcext:value-type="string">
            <text:p>-7.60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40e-02</text:p>
          </table:table-cell>
          <table:table-cell table:formula="of:=NUMBERVALUE(LEFT([.A113];5);&quot;.&quot;)*10^NUMBERVALUE(RIGHT([.A113];3))" office:value-type="float" office:value="-0.00076" calcext:value-type="float">
            <text:p>-0,00076</text:p>
          </table:table-cell>
          <table:table-cell table:formula="of:=NUMBERVALUE(LEFT([.B113];4);&quot;.&quot;)*10^NUMBERVALUE(RIGHT([.B113];3))" office:value-type="float" office:value="1" calcext:value-type="float">
            <text:p>1</text:p>
          </table:table-cell>
          <table:table-cell table:formula="of:=NUMBERVALUE(LEFT([.C113];4);&quot;.&quot;)*10^NUMBERVALUE(RIGHT([.C113];3))" office:value-type="float" office:value="-0.014" calcext:value-type="float">
            <text:p>-0,014</text:p>
          </table:table-cell>
        </table:table-row>
        <table:table-row table:style-name="ro1">
          <table:table-cell office:value-type="string" calcext:value-type="string">
            <text:p>-7.56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32e-02</text:p>
          </table:table-cell>
          <table:table-cell table:formula="of:=NUMBERVALUE(LEFT([.A114];5);&quot;.&quot;)*10^NUMBERVALUE(RIGHT([.A114];3))" office:value-type="float" office:value="-0.000756" calcext:value-type="float">
            <text:p>-0,000756</text:p>
          </table:table-cell>
          <table:table-cell table:formula="of:=NUMBERVALUE(LEFT([.B114];4);&quot;.&quot;)*10^NUMBERVALUE(RIGHT([.B114];3))" office:value-type="float" office:value="1" calcext:value-type="float">
            <text:p>1</text:p>
          </table:table-cell>
          <table:table-cell table:formula="of:=NUMBERVALUE(LEFT([.C114];4);&quot;.&quot;)*10^NUMBERVALUE(RIGHT([.C114];3))" office:value-type="float" office:value="-0.013" calcext:value-type="float">
            <text:p>-0,013</text:p>
          </table:table-cell>
        </table:table-row>
        <table:table-row table:style-name="ro1">
          <table:table-cell office:value-type="string" calcext:value-type="string">
            <text:p>-7.52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32e-02</text:p>
          </table:table-cell>
          <table:table-cell table:formula="of:=NUMBERVALUE(LEFT([.A115];5);&quot;.&quot;)*10^NUMBERVALUE(RIGHT([.A115];3))" office:value-type="float" office:value="-0.000752" calcext:value-type="float">
            <text:p>-0,000752</text:p>
          </table:table-cell>
          <table:table-cell table:formula="of:=NUMBERVALUE(LEFT([.B115];4);&quot;.&quot;)*10^NUMBERVALUE(RIGHT([.B115];3))" office:value-type="float" office:value="1" calcext:value-type="float">
            <text:p>1</text:p>
          </table:table-cell>
          <table:table-cell table:formula="of:=NUMBERVALUE(LEFT([.C115];4);&quot;.&quot;)*10^NUMBERVALUE(RIGHT([.C115];3))" office:value-type="float" office:value="-0.013" calcext:value-type="float">
            <text:p>-0,013</text:p>
          </table:table-cell>
        </table:table-row>
        <table:table-row table:style-name="ro1">
          <table:table-cell office:value-type="string" calcext:value-type="string">
            <text:p>-7.48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36e-02</text:p>
          </table:table-cell>
          <table:table-cell table:formula="of:=NUMBERVALUE(LEFT([.A116];5);&quot;.&quot;)*10^NUMBERVALUE(RIGHT([.A116];3))" office:value-type="float" office:value="-0.000748" calcext:value-type="float">
            <text:p>-0,000748</text:p>
          </table:table-cell>
          <table:table-cell table:formula="of:=NUMBERVALUE(LEFT([.B116];4);&quot;.&quot;)*10^NUMBERVALUE(RIGHT([.B116];3))" office:value-type="float" office:value="1" calcext:value-type="float">
            <text:p>1</text:p>
          </table:table-cell>
          <table:table-cell table:formula="of:=NUMBERVALUE(LEFT([.C116];4);&quot;.&quot;)*10^NUMBERVALUE(RIGHT([.C116];3))" office:value-type="float" office:value="-0.013" calcext:value-type="float">
            <text:p>-0,013</text:p>
          </table:table-cell>
        </table:table-row>
        <table:table-row table:style-name="ro1">
          <table:table-cell office:value-type="string" calcext:value-type="string">
            <text:p>-7.44e-04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1.20e-02</text:p>
          </table:table-cell>
          <table:table-cell table:formula="of:=NUMBERVALUE(LEFT([.A117];5);&quot;.&quot;)*10^NUMBERVALUE(RIGHT([.A117];3))" office:value-type="float" office:value="-0.000744" calcext:value-type="float">
            <text:p>-0,000744</text:p>
          </table:table-cell>
          <table:table-cell table:formula="of:=NUMBERVALUE(LEFT([.B117];4);&quot;.&quot;)*10^NUMBERVALUE(RIGHT([.B117];3))" office:value-type="float" office:value="0.96" calcext:value-type="float">
            <text:p>0,96</text:p>
          </table:table-cell>
          <table:table-cell table:formula="of:=NUMBERVALUE(LEFT([.C117];4);&quot;.&quot;)*10^NUMBERVALUE(RIGHT([.C117];3))" office:value-type="float" office:value="-0.012" calcext:value-type="float">
            <text:p>-0,012</text:p>
          </table:table-cell>
        </table:table-row>
        <table:table-row table:style-name="ro1">
          <table:table-cell office:value-type="string" calcext:value-type="string">
            <text:p>-7.40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28e-02</text:p>
          </table:table-cell>
          <table:table-cell table:formula="of:=NUMBERVALUE(LEFT([.A118];5);&quot;.&quot;)*10^NUMBERVALUE(RIGHT([.A118];3))" office:value-type="float" office:value="-0.00074" calcext:value-type="float">
            <text:p>-0,00074</text:p>
          </table:table-cell>
          <table:table-cell table:formula="of:=NUMBERVALUE(LEFT([.B118];4);&quot;.&quot;)*10^NUMBERVALUE(RIGHT([.B118];3))" office:value-type="float" office:value="1" calcext:value-type="float">
            <text:p>1</text:p>
          </table:table-cell>
          <table:table-cell table:formula="of:=NUMBERVALUE(LEFT([.C118];4);&quot;.&quot;)*10^NUMBERVALUE(RIGHT([.C118];3))" office:value-type="float" office:value="-0.012" calcext:value-type="float">
            <text:p>-0,012</text:p>
          </table:table-cell>
        </table:table-row>
        <table:table-row table:style-name="ro1">
          <table:table-cell office:value-type="string" calcext:value-type="string">
            <text:p>-7.36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44e-02</text:p>
          </table:table-cell>
          <table:table-cell table:formula="of:=NUMBERVALUE(LEFT([.A119];5);&quot;.&quot;)*10^NUMBERVALUE(RIGHT([.A119];3))" office:value-type="float" office:value="-0.000736" calcext:value-type="float">
            <text:p>-0,000736</text:p>
          </table:table-cell>
          <table:table-cell table:formula="of:=NUMBERVALUE(LEFT([.B119];4);&quot;.&quot;)*10^NUMBERVALUE(RIGHT([.B119];3))" office:value-type="float" office:value="1" calcext:value-type="float">
            <text:p>1</text:p>
          </table:table-cell>
          <table:table-cell table:formula="of:=NUMBERVALUE(LEFT([.C119];4);&quot;.&quot;)*10^NUMBERVALUE(RIGHT([.C119];3))" office:value-type="float" office:value="-0.014" calcext:value-type="float">
            <text:p>-0,014</text:p>
          </table:table-cell>
        </table:table-row>
        <table:table-row table:style-name="ro1">
          <table:table-cell office:value-type="string" calcext:value-type="string">
            <text:p>-7.32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32e-02</text:p>
          </table:table-cell>
          <table:table-cell table:formula="of:=NUMBERVALUE(LEFT([.A120];5);&quot;.&quot;)*10^NUMBERVALUE(RIGHT([.A120];3))" office:value-type="float" office:value="-0.000732" calcext:value-type="float">
            <text:p>-0,000732</text:p>
          </table:table-cell>
          <table:table-cell table:formula="of:=NUMBERVALUE(LEFT([.B120];4);&quot;.&quot;)*10^NUMBERVALUE(RIGHT([.B120];3))" office:value-type="float" office:value="1" calcext:value-type="float">
            <text:p>1</text:p>
          </table:table-cell>
          <table:table-cell table:formula="of:=NUMBERVALUE(LEFT([.C120];4);&quot;.&quot;)*10^NUMBERVALUE(RIGHT([.C120];3))" office:value-type="float" office:value="-0.013" calcext:value-type="float">
            <text:p>-0,013</text:p>
          </table:table-cell>
        </table:table-row>
        <table:table-row table:style-name="ro1">
          <table:table-cell office:value-type="string" calcext:value-type="string">
            <text:p>-7.28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28e-02</text:p>
          </table:table-cell>
          <table:table-cell table:formula="of:=NUMBERVALUE(LEFT([.A121];5);&quot;.&quot;)*10^NUMBERVALUE(RIGHT([.A121];3))" office:value-type="float" office:value="-0.000728" calcext:value-type="float">
            <text:p>-0,000728</text:p>
          </table:table-cell>
          <table:table-cell table:formula="of:=NUMBERVALUE(LEFT([.B121];4);&quot;.&quot;)*10^NUMBERVALUE(RIGHT([.B121];3))" office:value-type="float" office:value="0.98" calcext:value-type="float">
            <text:p>0,98</text:p>
          </table:table-cell>
          <table:table-cell table:formula="of:=NUMBERVALUE(LEFT([.C121];4);&quot;.&quot;)*10^NUMBERVALUE(RIGHT([.C121];3))" office:value-type="float" office:value="-0.012" calcext:value-type="float">
            <text:p>-0,012</text:p>
          </table:table-cell>
        </table:table-row>
        <table:table-row table:style-name="ro1">
          <table:table-cell office:value-type="string" calcext:value-type="string">
            <text:p>-7.24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32e-02</text:p>
          </table:table-cell>
          <table:table-cell table:formula="of:=NUMBERVALUE(LEFT([.A122];5);&quot;.&quot;)*10^NUMBERVALUE(RIGHT([.A122];3))" office:value-type="float" office:value="-0.000724" calcext:value-type="float">
            <text:p>-0,000724</text:p>
          </table:table-cell>
          <table:table-cell table:formula="of:=NUMBERVALUE(LEFT([.B122];4);&quot;.&quot;)*10^NUMBERVALUE(RIGHT([.B122];3))" office:value-type="float" office:value="1" calcext:value-type="float">
            <text:p>1</text:p>
          </table:table-cell>
          <table:table-cell table:formula="of:=NUMBERVALUE(LEFT([.C122];4);&quot;.&quot;)*10^NUMBERVALUE(RIGHT([.C122];3))" office:value-type="float" office:value="-0.013" calcext:value-type="float">
            <text:p>-0,013</text:p>
          </table:table-cell>
        </table:table-row>
        <table:table-row table:style-name="ro1">
          <table:table-cell office:value-type="string" calcext:value-type="string">
            <text:p>-7.20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20e-02</text:p>
          </table:table-cell>
          <table:table-cell table:formula="of:=NUMBERVALUE(LEFT([.A123];5);&quot;.&quot;)*10^NUMBERVALUE(RIGHT([.A123];3))" office:value-type="float" office:value="-0.00072" calcext:value-type="float">
            <text:p>-0,00072</text:p>
          </table:table-cell>
          <table:table-cell table:formula="of:=NUMBERVALUE(LEFT([.B123];4);&quot;.&quot;)*10^NUMBERVALUE(RIGHT([.B123];3))" office:value-type="float" office:value="0.98" calcext:value-type="float">
            <text:p>0,98</text:p>
          </table:table-cell>
          <table:table-cell table:formula="of:=NUMBERVALUE(LEFT([.C123];4);&quot;.&quot;)*10^NUMBERVALUE(RIGHT([.C123];3))" office:value-type="float" office:value="-0.012" calcext:value-type="float">
            <text:p>-0,012</text:p>
          </table:table-cell>
        </table:table-row>
        <table:table-row table:style-name="ro1">
          <table:table-cell office:value-type="string" calcext:value-type="string">
            <text:p>-7.16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16e-02</text:p>
          </table:table-cell>
          <table:table-cell table:formula="of:=NUMBERVALUE(LEFT([.A124];5);&quot;.&quot;)*10^NUMBERVALUE(RIGHT([.A124];3))" office:value-type="float" office:value="-0.000716" calcext:value-type="float">
            <text:p>-0,000716</text:p>
          </table:table-cell>
          <table:table-cell table:formula="of:=NUMBERVALUE(LEFT([.B124];4);&quot;.&quot;)*10^NUMBERVALUE(RIGHT([.B124];3))" office:value-type="float" office:value="1" calcext:value-type="float">
            <text:p>1</text:p>
          </table:table-cell>
          <table:table-cell table:formula="of:=NUMBERVALUE(LEFT([.C124];4);&quot;.&quot;)*10^NUMBERVALUE(RIGHT([.C124];3))" office:value-type="float" office:value="-0.011" calcext:value-type="float">
            <text:p>-0,011</text:p>
          </table:table-cell>
        </table:table-row>
        <table:table-row table:style-name="ro1">
          <table:table-cell office:value-type="string" calcext:value-type="string">
            <text:p>-7.12e-04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1.24e-02</text:p>
          </table:table-cell>
          <table:table-cell table:formula="of:=NUMBERVALUE(LEFT([.A125];5);&quot;.&quot;)*10^NUMBERVALUE(RIGHT([.A125];3))" office:value-type="float" office:value="-0.000712" calcext:value-type="float">
            <text:p>-0,000712</text:p>
          </table:table-cell>
          <table:table-cell table:formula="of:=NUMBERVALUE(LEFT([.B125];4);&quot;.&quot;)*10^NUMBERVALUE(RIGHT([.B125];3))" office:value-type="float" office:value="0.96" calcext:value-type="float">
            <text:p>0,96</text:p>
          </table:table-cell>
          <table:table-cell table:formula="of:=NUMBERVALUE(LEFT([.C125];4);&quot;.&quot;)*10^NUMBERVALUE(RIGHT([.C125];3))" office:value-type="float" office:value="-0.012" calcext:value-type="float">
            <text:p>-0,012</text:p>
          </table:table-cell>
        </table:table-row>
        <table:table-row table:style-name="ro1">
          <table:table-cell office:value-type="string" calcext:value-type="string">
            <text:p>-7.08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16e-02</text:p>
          </table:table-cell>
          <table:table-cell table:formula="of:=NUMBERVALUE(LEFT([.A126];5);&quot;.&quot;)*10^NUMBERVALUE(RIGHT([.A126];3))" office:value-type="float" office:value="-0.000708" calcext:value-type="float">
            <text:p>-0,000708</text:p>
          </table:table-cell>
          <table:table-cell table:formula="of:=NUMBERVALUE(LEFT([.B126];4);&quot;.&quot;)*10^NUMBERVALUE(RIGHT([.B126];3))" office:value-type="float" office:value="1" calcext:value-type="float">
            <text:p>1</text:p>
          </table:table-cell>
          <table:table-cell table:formula="of:=NUMBERVALUE(LEFT([.C126];4);&quot;.&quot;)*10^NUMBERVALUE(RIGHT([.C126];3))" office:value-type="float" office:value="-0.011" calcext:value-type="float">
            <text:p>-0,011</text:p>
          </table:table-cell>
        </table:table-row>
        <table:table-row table:style-name="ro1">
          <table:table-cell office:value-type="string" calcext:value-type="string">
            <text:p>-7.04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20e-02</text:p>
          </table:table-cell>
          <table:table-cell table:formula="of:=NUMBERVALUE(LEFT([.A127];5);&quot;.&quot;)*10^NUMBERVALUE(RIGHT([.A127];3))" office:value-type="float" office:value="-0.000704" calcext:value-type="float">
            <text:p>-0,000704</text:p>
          </table:table-cell>
          <table:table-cell table:formula="of:=NUMBERVALUE(LEFT([.B127];4);&quot;.&quot;)*10^NUMBERVALUE(RIGHT([.B127];3))" office:value-type="float" office:value="0.98" calcext:value-type="float">
            <text:p>0,98</text:p>
          </table:table-cell>
          <table:table-cell table:formula="of:=NUMBERVALUE(LEFT([.C127];4);&quot;.&quot;)*10^NUMBERVALUE(RIGHT([.C127];3))" office:value-type="float" office:value="-0.012" calcext:value-type="float">
            <text:p>-0,012</text:p>
          </table:table-cell>
        </table:table-row>
        <table:table-row table:style-name="ro1">
          <table:table-cell office:value-type="string" calcext:value-type="string">
            <text:p>-7.00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32e-02</text:p>
          </table:table-cell>
          <table:table-cell table:formula="of:=NUMBERVALUE(LEFT([.A128];5);&quot;.&quot;)*10^NUMBERVALUE(RIGHT([.A128];3))" office:value-type="float" office:value="-0.0007" calcext:value-type="float">
            <text:p>-0,0007</text:p>
          </table:table-cell>
          <table:table-cell table:formula="of:=NUMBERVALUE(LEFT([.B128];4);&quot;.&quot;)*10^NUMBERVALUE(RIGHT([.B128];3))" office:value-type="float" office:value="0.98" calcext:value-type="float">
            <text:p>0,98</text:p>
          </table:table-cell>
          <table:table-cell table:formula="of:=NUMBERVALUE(LEFT([.C128];4);&quot;.&quot;)*10^NUMBERVALUE(RIGHT([.C128];3))" office:value-type="float" office:value="-0.013" calcext:value-type="float">
            <text:p>-0,013</text:p>
          </table:table-cell>
        </table:table-row>
        <table:table-row table:style-name="ro1">
          <table:table-cell office:value-type="string" calcext:value-type="string">
            <text:p>-6.96e-04</text:p>
          </table:table-cell>
          <table:table-cell office:value-type="string" calcext:value-type="string">
            <text:p>1.02e+00</text:p>
          </table:table-cell>
          <table:table-cell office:value-type="string" calcext:value-type="string">
            <text:p>-1.20e-02</text:p>
          </table:table-cell>
          <table:table-cell table:formula="of:=NUMBERVALUE(LEFT([.A129];5);&quot;.&quot;)*10^NUMBERVALUE(RIGHT([.A129];3))" office:value-type="float" office:value="-0.000696" calcext:value-type="float">
            <text:p>-0,000696</text:p>
          </table:table-cell>
          <table:table-cell table:formula="of:=NUMBERVALUE(LEFT([.B129];4);&quot;.&quot;)*10^NUMBERVALUE(RIGHT([.B129];3))" office:value-type="float" office:value="1.02" calcext:value-type="float">
            <text:p>1,02</text:p>
          </table:table-cell>
          <table:table-cell table:formula="of:=NUMBERVALUE(LEFT([.C129];4);&quot;.&quot;)*10^NUMBERVALUE(RIGHT([.C129];3))" office:value-type="float" office:value="-0.012" calcext:value-type="float">
            <text:p>-0,012</text:p>
          </table:table-cell>
        </table:table-row>
        <table:table-row table:style-name="ro1">
          <table:table-cell office:value-type="string" calcext:value-type="string">
            <text:p>-6.92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08e-02</text:p>
          </table:table-cell>
          <table:table-cell table:formula="of:=NUMBERVALUE(LEFT([.A130];5);&quot;.&quot;)*10^NUMBERVALUE(RIGHT([.A130];3))" office:value-type="float" office:value="-0.000692" calcext:value-type="float">
            <text:p>-0,000692</text:p>
          </table:table-cell>
          <table:table-cell table:formula="of:=NUMBERVALUE(LEFT([.B130];4);&quot;.&quot;)*10^NUMBERVALUE(RIGHT([.B130];3))" office:value-type="float" office:value="1" calcext:value-type="float">
            <text:p>1</text:p>
          </table:table-cell>
          <table:table-cell table:formula="of:=NUMBERVALUE(LEFT([.C130];4);&quot;.&quot;)*10^NUMBERVALUE(RIGHT([.C130];3))" office:value-type="float" office:value="-0.01" calcext:value-type="float">
            <text:p>-0,01</text:p>
          </table:table-cell>
        </table:table-row>
        <table:table-row table:style-name="ro1">
          <table:table-cell office:value-type="string" calcext:value-type="string">
            <text:p>-6.88e-04</text:p>
          </table:table-cell>
          <table:table-cell office:value-type="string" calcext:value-type="string">
            <text:p>1.02e+00</text:p>
          </table:table-cell>
          <table:table-cell office:value-type="string" calcext:value-type="string">
            <text:p>-1.16e-02</text:p>
          </table:table-cell>
          <table:table-cell table:formula="of:=NUMBERVALUE(LEFT([.A131];5);&quot;.&quot;)*10^NUMBERVALUE(RIGHT([.A131];3))" office:value-type="float" office:value="-0.000688" calcext:value-type="float">
            <text:p>-0,000688</text:p>
          </table:table-cell>
          <table:table-cell table:formula="of:=NUMBERVALUE(LEFT([.B131];4);&quot;.&quot;)*10^NUMBERVALUE(RIGHT([.B131];3))" office:value-type="float" office:value="1.02" calcext:value-type="float">
            <text:p>1,02</text:p>
          </table:table-cell>
          <table:table-cell table:formula="of:=NUMBERVALUE(LEFT([.C131];4);&quot;.&quot;)*10^NUMBERVALUE(RIGHT([.C131];3))" office:value-type="float" office:value="-0.011" calcext:value-type="float">
            <text:p>-0,011</text:p>
          </table:table-cell>
        </table:table-row>
        <table:table-row table:style-name="ro1">
          <table:table-cell office:value-type="string" calcext:value-type="string">
            <text:p>-6.84e-04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9.60e-03</text:p>
          </table:table-cell>
          <table:table-cell table:formula="of:=NUMBERVALUE(LEFT([.A132];5);&quot;.&quot;)*10^NUMBERVALUE(RIGHT([.A132];3))" office:value-type="float" office:value="-0.000684" calcext:value-type="float">
            <text:p>-0,000684</text:p>
          </table:table-cell>
          <table:table-cell table:formula="of:=NUMBERVALUE(LEFT([.B132];4);&quot;.&quot;)*10^NUMBERVALUE(RIGHT([.B132];3))" office:value-type="float" office:value="0.96" calcext:value-type="float">
            <text:p>0,96</text:p>
          </table:table-cell>
          <table:table-cell table:formula="of:=NUMBERVALUE(LEFT([.C132];4);&quot;.&quot;)*10^NUMBERVALUE(RIGHT([.C132];3))" office:value-type="float" office:value="-0.0096" calcext:value-type="float">
            <text:p>-0,0096</text:p>
          </table:table-cell>
        </table:table-row>
        <table:table-row table:style-name="ro1">
          <table:table-cell office:value-type="string" calcext:value-type="string">
            <text:p>-6.80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9.60e-03</text:p>
          </table:table-cell>
          <table:table-cell table:formula="of:=NUMBERVALUE(LEFT([.A133];5);&quot;.&quot;)*10^NUMBERVALUE(RIGHT([.A133];3))" office:value-type="float" office:value="-0.00068" calcext:value-type="float">
            <text:p>-0,00068</text:p>
          </table:table-cell>
          <table:table-cell table:formula="of:=NUMBERVALUE(LEFT([.B133];4);&quot;.&quot;)*10^NUMBERVALUE(RIGHT([.B133];3))" office:value-type="float" office:value="1" calcext:value-type="float">
            <text:p>1</text:p>
          </table:table-cell>
          <table:table-cell table:formula="of:=NUMBERVALUE(LEFT([.C133];4);&quot;.&quot;)*10^NUMBERVALUE(RIGHT([.C133];3))" office:value-type="float" office:value="-0.0096" calcext:value-type="float">
            <text:p>-0,0096</text:p>
          </table:table-cell>
        </table:table-row>
        <table:table-row table:style-name="ro1">
          <table:table-cell office:value-type="string" calcext:value-type="string">
            <text:p>-6.76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8.80e-03</text:p>
          </table:table-cell>
          <table:table-cell table:formula="of:=NUMBERVALUE(LEFT([.A134];5);&quot;.&quot;)*10^NUMBERVALUE(RIGHT([.A134];3))" office:value-type="float" office:value="-0.000676" calcext:value-type="float">
            <text:p>-0,000676</text:p>
          </table:table-cell>
          <table:table-cell table:formula="of:=NUMBERVALUE(LEFT([.B134];4);&quot;.&quot;)*10^NUMBERVALUE(RIGHT([.B134];3))" office:value-type="float" office:value="1" calcext:value-type="float">
            <text:p>1</text:p>
          </table:table-cell>
          <table:table-cell table:formula="of:=NUMBERVALUE(LEFT([.C134];4);&quot;.&quot;)*10^NUMBERVALUE(RIGHT([.C134];3))" office:value-type="float" office:value="-0.0088" calcext:value-type="float">
            <text:p>-0,0088</text:p>
          </table:table-cell>
        </table:table-row>
        <table:table-row table:style-name="ro1">
          <table:table-cell office:value-type="string" calcext:value-type="string">
            <text:p>-6.72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00e-02</text:p>
          </table:table-cell>
          <table:table-cell table:formula="of:=NUMBERVALUE(LEFT([.A135];5);&quot;.&quot;)*10^NUMBERVALUE(RIGHT([.A135];3))" office:value-type="float" office:value="-0.000672" calcext:value-type="float">
            <text:p>-0,000672</text:p>
          </table:table-cell>
          <table:table-cell table:formula="of:=NUMBERVALUE(LEFT([.B135];4);&quot;.&quot;)*10^NUMBERVALUE(RIGHT([.B135];3))" office:value-type="float" office:value="0.98" calcext:value-type="float">
            <text:p>0,98</text:p>
          </table:table-cell>
          <table:table-cell table:formula="of:=NUMBERVALUE(LEFT([.C135];4);&quot;.&quot;)*10^NUMBERVALUE(RIGHT([.C135];3))" office:value-type="float" office:value="-0.01" calcext:value-type="float">
            <text:p>-0,01</text:p>
          </table:table-cell>
        </table:table-row>
        <table:table-row table:style-name="ro1">
          <table:table-cell office:value-type="string" calcext:value-type="string">
            <text:p>-6.68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00e-02</text:p>
          </table:table-cell>
          <table:table-cell table:formula="of:=NUMBERVALUE(LEFT([.A136];5);&quot;.&quot;)*10^NUMBERVALUE(RIGHT([.A136];3))" office:value-type="float" office:value="-0.000668" calcext:value-type="float">
            <text:p>-0,000668</text:p>
          </table:table-cell>
          <table:table-cell table:formula="of:=NUMBERVALUE(LEFT([.B136];4);&quot;.&quot;)*10^NUMBERVALUE(RIGHT([.B136];3))" office:value-type="float" office:value="1" calcext:value-type="float">
            <text:p>1</text:p>
          </table:table-cell>
          <table:table-cell table:formula="of:=NUMBERVALUE(LEFT([.C136];4);&quot;.&quot;)*10^NUMBERVALUE(RIGHT([.C136];3))" office:value-type="float" office:value="-0.01" calcext:value-type="float">
            <text:p>-0,01</text:p>
          </table:table-cell>
        </table:table-row>
        <table:table-row table:style-name="ro1">
          <table:table-cell office:value-type="string" calcext:value-type="string">
            <text:p>-6.64e-04</text:p>
          </table:table-cell>
          <table:table-cell office:value-type="string" calcext:value-type="string">
            <text:p>1.02e+00</text:p>
          </table:table-cell>
          <table:table-cell office:value-type="string" calcext:value-type="string">
            <text:p>-1.08e-02</text:p>
          </table:table-cell>
          <table:table-cell table:formula="of:=NUMBERVALUE(LEFT([.A137];5);&quot;.&quot;)*10^NUMBERVALUE(RIGHT([.A137];3))" office:value-type="float" office:value="-0.000664" calcext:value-type="float">
            <text:p>-0,000664</text:p>
          </table:table-cell>
          <table:table-cell table:formula="of:=NUMBERVALUE(LEFT([.B137];4);&quot;.&quot;)*10^NUMBERVALUE(RIGHT([.B137];3))" office:value-type="float" office:value="1.02" calcext:value-type="float">
            <text:p>1,02</text:p>
          </table:table-cell>
          <table:table-cell table:formula="of:=NUMBERVALUE(LEFT([.C137];4);&quot;.&quot;)*10^NUMBERVALUE(RIGHT([.C137];3))" office:value-type="float" office:value="-0.01" calcext:value-type="float">
            <text:p>-0,01</text:p>
          </table:table-cell>
        </table:table-row>
        <table:table-row table:style-name="ro1">
          <table:table-cell office:value-type="string" calcext:value-type="string">
            <text:p>-6.60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8.80e-03</text:p>
          </table:table-cell>
          <table:table-cell table:formula="of:=NUMBERVALUE(LEFT([.A138];5);&quot;.&quot;)*10^NUMBERVALUE(RIGHT([.A138];3))" office:value-type="float" office:value="-0.00066" calcext:value-type="float">
            <text:p>-0,00066</text:p>
          </table:table-cell>
          <table:table-cell table:formula="of:=NUMBERVALUE(LEFT([.B138];4);&quot;.&quot;)*10^NUMBERVALUE(RIGHT([.B138];3))" office:value-type="float" office:value="1" calcext:value-type="float">
            <text:p>1</text:p>
          </table:table-cell>
          <table:table-cell table:formula="of:=NUMBERVALUE(LEFT([.C138];4);&quot;.&quot;)*10^NUMBERVALUE(RIGHT([.C138];3))" office:value-type="float" office:value="-0.0088" calcext:value-type="float">
            <text:p>-0,0088</text:p>
          </table:table-cell>
        </table:table-row>
        <table:table-row table:style-name="ro1">
          <table:table-cell office:value-type="string" calcext:value-type="string">
            <text:p>-6.56e-04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9.60e-03</text:p>
          </table:table-cell>
          <table:table-cell table:formula="of:=NUMBERVALUE(LEFT([.A139];5);&quot;.&quot;)*10^NUMBERVALUE(RIGHT([.A139];3))" office:value-type="float" office:value="-0.000656" calcext:value-type="float">
            <text:p>-0,000656</text:p>
          </table:table-cell>
          <table:table-cell table:formula="of:=NUMBERVALUE(LEFT([.B139];4);&quot;.&quot;)*10^NUMBERVALUE(RIGHT([.B139];3))" office:value-type="float" office:value="0.96" calcext:value-type="float">
            <text:p>0,96</text:p>
          </table:table-cell>
          <table:table-cell table:formula="of:=NUMBERVALUE(LEFT([.C139];4);&quot;.&quot;)*10^NUMBERVALUE(RIGHT([.C139];3))" office:value-type="float" office:value="-0.0096" calcext:value-type="float">
            <text:p>-0,0096</text:p>
          </table:table-cell>
        </table:table-row>
        <table:table-row table:style-name="ro1">
          <table:table-cell office:value-type="string" calcext:value-type="string">
            <text:p>-6.52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9.20e-03</text:p>
          </table:table-cell>
          <table:table-cell table:formula="of:=NUMBERVALUE(LEFT([.A140];5);&quot;.&quot;)*10^NUMBERVALUE(RIGHT([.A140];3))" office:value-type="float" office:value="-0.000652" calcext:value-type="float">
            <text:p>-0,000652</text:p>
          </table:table-cell>
          <table:table-cell table:formula="of:=NUMBERVALUE(LEFT([.B140];4);&quot;.&quot;)*10^NUMBERVALUE(RIGHT([.B140];3))" office:value-type="float" office:value="1" calcext:value-type="float">
            <text:p>1</text:p>
          </table:table-cell>
          <table:table-cell table:formula="of:=NUMBERVALUE(LEFT([.C140];4);&quot;.&quot;)*10^NUMBERVALUE(RIGHT([.C140];3))" office:value-type="float" office:value="-0.0092" calcext:value-type="float">
            <text:p>-0,0092</text:p>
          </table:table-cell>
        </table:table-row>
        <table:table-row table:style-name="ro1">
          <table:table-cell office:value-type="string" calcext:value-type="string">
            <text:p>-6.48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8.40e-03</text:p>
          </table:table-cell>
          <table:table-cell table:formula="of:=NUMBERVALUE(LEFT([.A141];5);&quot;.&quot;)*10^NUMBERVALUE(RIGHT([.A141];3))" office:value-type="float" office:value="-0.000648" calcext:value-type="float">
            <text:p>-0,000648</text:p>
          </table:table-cell>
          <table:table-cell table:formula="of:=NUMBERVALUE(LEFT([.B141];4);&quot;.&quot;)*10^NUMBERVALUE(RIGHT([.B141];3))" office:value-type="float" office:value="0.98" calcext:value-type="float">
            <text:p>0,98</text:p>
          </table:table-cell>
          <table:table-cell table:formula="of:=NUMBERVALUE(LEFT([.C141];4);&quot;.&quot;)*10^NUMBERVALUE(RIGHT([.C141];3))" office:value-type="float" office:value="-0.0084" calcext:value-type="float">
            <text:p>-0,0084</text:p>
          </table:table-cell>
        </table:table-row>
        <table:table-row table:style-name="ro1">
          <table:table-cell office:value-type="string" calcext:value-type="string">
            <text:p>-6.44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8.80e-03</text:p>
          </table:table-cell>
          <table:table-cell table:formula="of:=NUMBERVALUE(LEFT([.A142];5);&quot;.&quot;)*10^NUMBERVALUE(RIGHT([.A142];3))" office:value-type="float" office:value="-0.000644" calcext:value-type="float">
            <text:p>-0,000644</text:p>
          </table:table-cell>
          <table:table-cell table:formula="of:=NUMBERVALUE(LEFT([.B142];4);&quot;.&quot;)*10^NUMBERVALUE(RIGHT([.B142];3))" office:value-type="float" office:value="0.98" calcext:value-type="float">
            <text:p>0,98</text:p>
          </table:table-cell>
          <table:table-cell table:formula="of:=NUMBERVALUE(LEFT([.C142];4);&quot;.&quot;)*10^NUMBERVALUE(RIGHT([.C142];3))" office:value-type="float" office:value="-0.0088" calcext:value-type="float">
            <text:p>-0,0088</text:p>
          </table:table-cell>
        </table:table-row>
        <table:table-row table:style-name="ro1">
          <table:table-cell office:value-type="string" calcext:value-type="string">
            <text:p>-6.40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8.40e-03</text:p>
          </table:table-cell>
          <table:table-cell table:formula="of:=NUMBERVALUE(LEFT([.A143];5);&quot;.&quot;)*10^NUMBERVALUE(RIGHT([.A143];3))" office:value-type="float" office:value="-0.00064" calcext:value-type="float">
            <text:p>-0,00064</text:p>
          </table:table-cell>
          <table:table-cell table:formula="of:=NUMBERVALUE(LEFT([.B143];4);&quot;.&quot;)*10^NUMBERVALUE(RIGHT([.B143];3))" office:value-type="float" office:value="0.98" calcext:value-type="float">
            <text:p>0,98</text:p>
          </table:table-cell>
          <table:table-cell table:formula="of:=NUMBERVALUE(LEFT([.C143];4);&quot;.&quot;)*10^NUMBERVALUE(RIGHT([.C143];3))" office:value-type="float" office:value="-0.0084" calcext:value-type="float">
            <text:p>-0,0084</text:p>
          </table:table-cell>
        </table:table-row>
        <table:table-row table:style-name="ro1">
          <table:table-cell office:value-type="string" calcext:value-type="string">
            <text:p>-6.36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6.80e-03</text:p>
          </table:table-cell>
          <table:table-cell table:formula="of:=NUMBERVALUE(LEFT([.A144];5);&quot;.&quot;)*10^NUMBERVALUE(RIGHT([.A144];3))" office:value-type="float" office:value="-0.000636" calcext:value-type="float">
            <text:p>-0,000636</text:p>
          </table:table-cell>
          <table:table-cell table:formula="of:=NUMBERVALUE(LEFT([.B144];4);&quot;.&quot;)*10^NUMBERVALUE(RIGHT([.B144];3))" office:value-type="float" office:value="1" calcext:value-type="float">
            <text:p>1</text:p>
          </table:table-cell>
          <table:table-cell table:formula="of:=NUMBERVALUE(LEFT([.C144];4);&quot;.&quot;)*10^NUMBERVALUE(RIGHT([.C144];3))" office:value-type="float" office:value="-0.0068" calcext:value-type="float">
            <text:p>-0,0068</text:p>
          </table:table-cell>
        </table:table-row>
        <table:table-row table:style-name="ro1">
          <table:table-cell office:value-type="string" calcext:value-type="string">
            <text:p>-6.32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7.20e-03</text:p>
          </table:table-cell>
          <table:table-cell table:formula="of:=NUMBERVALUE(LEFT([.A145];5);&quot;.&quot;)*10^NUMBERVALUE(RIGHT([.A145];3))" office:value-type="float" office:value="-0.000632" calcext:value-type="float">
            <text:p>-0,000632</text:p>
          </table:table-cell>
          <table:table-cell table:formula="of:=NUMBERVALUE(LEFT([.B145];4);&quot;.&quot;)*10^NUMBERVALUE(RIGHT([.B145];3))" office:value-type="float" office:value="0.98" calcext:value-type="float">
            <text:p>0,98</text:p>
          </table:table-cell>
          <table:table-cell table:formula="of:=NUMBERVALUE(LEFT([.C145];4);&quot;.&quot;)*10^NUMBERVALUE(RIGHT([.C145];3))" office:value-type="float" office:value="-0.0072" calcext:value-type="float">
            <text:p>-0,0072</text:p>
          </table:table-cell>
        </table:table-row>
        <table:table-row table:style-name="ro1">
          <table:table-cell office:value-type="string" calcext:value-type="string">
            <text:p>-6.28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7.20e-03</text:p>
          </table:table-cell>
          <table:table-cell table:formula="of:=NUMBERVALUE(LEFT([.A146];5);&quot;.&quot;)*10^NUMBERVALUE(RIGHT([.A146];3))" office:value-type="float" office:value="-0.000628" calcext:value-type="float">
            <text:p>-0,000628</text:p>
          </table:table-cell>
          <table:table-cell table:formula="of:=NUMBERVALUE(LEFT([.B146];4);&quot;.&quot;)*10^NUMBERVALUE(RIGHT([.B146];3))" office:value-type="float" office:value="0.98" calcext:value-type="float">
            <text:p>0,98</text:p>
          </table:table-cell>
          <table:table-cell table:formula="of:=NUMBERVALUE(LEFT([.C146];4);&quot;.&quot;)*10^NUMBERVALUE(RIGHT([.C146];3))" office:value-type="float" office:value="-0.0072" calcext:value-type="float">
            <text:p>-0,0072</text:p>
          </table:table-cell>
        </table:table-row>
        <table:table-row table:style-name="ro1">
          <table:table-cell office:value-type="string" calcext:value-type="string">
            <text:p>-6.24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6.40e-03</text:p>
          </table:table-cell>
          <table:table-cell table:formula="of:=NUMBERVALUE(LEFT([.A147];5);&quot;.&quot;)*10^NUMBERVALUE(RIGHT([.A147];3))" office:value-type="float" office:value="-0.000624" calcext:value-type="float">
            <text:p>-0,000624</text:p>
          </table:table-cell>
          <table:table-cell table:formula="of:=NUMBERVALUE(LEFT([.B147];4);&quot;.&quot;)*10^NUMBERVALUE(RIGHT([.B147];3))" office:value-type="float" office:value="0.98" calcext:value-type="float">
            <text:p>0,98</text:p>
          </table:table-cell>
          <table:table-cell table:formula="of:=NUMBERVALUE(LEFT([.C147];4);&quot;.&quot;)*10^NUMBERVALUE(RIGHT([.C147];3))" office:value-type="float" office:value="-0.0064" calcext:value-type="float">
            <text:p>-0,0064</text:p>
          </table:table-cell>
        </table:table-row>
        <table:table-row table:style-name="ro1">
          <table:table-cell office:value-type="string" calcext:value-type="string">
            <text:p>-6.20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5.60e-03</text:p>
          </table:table-cell>
          <table:table-cell table:formula="of:=NUMBERVALUE(LEFT([.A148];5);&quot;.&quot;)*10^NUMBERVALUE(RIGHT([.A148];3))" office:value-type="float" office:value="-0.00062" calcext:value-type="float">
            <text:p>-0,00062</text:p>
          </table:table-cell>
          <table:table-cell table:formula="of:=NUMBERVALUE(LEFT([.B148];4);&quot;.&quot;)*10^NUMBERVALUE(RIGHT([.B148];3))" office:value-type="float" office:value="0.98" calcext:value-type="float">
            <text:p>0,98</text:p>
          </table:table-cell>
          <table:table-cell table:formula="of:=NUMBERVALUE(LEFT([.C148];4);&quot;.&quot;)*10^NUMBERVALUE(RIGHT([.C148];3))" office:value-type="float" office:value="-0.0056" calcext:value-type="float">
            <text:p>-0,0056</text:p>
          </table:table-cell>
        </table:table-row>
        <table:table-row table:style-name="ro1">
          <table:table-cell office:value-type="string" calcext:value-type="string">
            <text:p>-6.16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6.00e-03</text:p>
          </table:table-cell>
          <table:table-cell table:formula="of:=NUMBERVALUE(LEFT([.A149];5);&quot;.&quot;)*10^NUMBERVALUE(RIGHT([.A149];3))" office:value-type="float" office:value="-0.000616" calcext:value-type="float">
            <text:p>-0,000616</text:p>
          </table:table-cell>
          <table:table-cell table:formula="of:=NUMBERVALUE(LEFT([.B149];4);&quot;.&quot;)*10^NUMBERVALUE(RIGHT([.B149];3))" office:value-type="float" office:value="1" calcext:value-type="float">
            <text:p>1</text:p>
          </table:table-cell>
          <table:table-cell table:formula="of:=NUMBERVALUE(LEFT([.C149];4);&quot;.&quot;)*10^NUMBERVALUE(RIGHT([.C149];3))" office:value-type="float" office:value="-0.006" calcext:value-type="float">
            <text:p>-0,006</text:p>
          </table:table-cell>
        </table:table-row>
        <table:table-row table:style-name="ro1">
          <table:table-cell office:value-type="string" calcext:value-type="string">
            <text:p>-6.12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7.20e-03</text:p>
          </table:table-cell>
          <table:table-cell table:formula="of:=NUMBERVALUE(LEFT([.A150];5);&quot;.&quot;)*10^NUMBERVALUE(RIGHT([.A150];3))" office:value-type="float" office:value="-0.000612" calcext:value-type="float">
            <text:p>-0,000612</text:p>
          </table:table-cell>
          <table:table-cell table:formula="of:=NUMBERVALUE(LEFT([.B150];4);&quot;.&quot;)*10^NUMBERVALUE(RIGHT([.B150];3))" office:value-type="float" office:value="1" calcext:value-type="float">
            <text:p>1</text:p>
          </table:table-cell>
          <table:table-cell table:formula="of:=NUMBERVALUE(LEFT([.C150];4);&quot;.&quot;)*10^NUMBERVALUE(RIGHT([.C150];3))" office:value-type="float" office:value="-0.0072" calcext:value-type="float">
            <text:p>-0,0072</text:p>
          </table:table-cell>
        </table:table-row>
        <table:table-row table:style-name="ro1">
          <table:table-cell office:value-type="string" calcext:value-type="string">
            <text:p>-6.08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6.80e-03</text:p>
          </table:table-cell>
          <table:table-cell table:formula="of:=NUMBERVALUE(LEFT([.A151];5);&quot;.&quot;)*10^NUMBERVALUE(RIGHT([.A151];3))" office:value-type="float" office:value="-0.000608" calcext:value-type="float">
            <text:p>-0,000608</text:p>
          </table:table-cell>
          <table:table-cell table:formula="of:=NUMBERVALUE(LEFT([.B151];4);&quot;.&quot;)*10^NUMBERVALUE(RIGHT([.B151];3))" office:value-type="float" office:value="1" calcext:value-type="float">
            <text:p>1</text:p>
          </table:table-cell>
          <table:table-cell table:formula="of:=NUMBERVALUE(LEFT([.C151];4);&quot;.&quot;)*10^NUMBERVALUE(RIGHT([.C151];3))" office:value-type="float" office:value="-0.0068" calcext:value-type="float">
            <text:p>-0,0068</text:p>
          </table:table-cell>
        </table:table-row>
        <table:table-row table:style-name="ro1">
          <table:table-cell office:value-type="string" calcext:value-type="string">
            <text:p>-6.04e-04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6.00e-03</text:p>
          </table:table-cell>
          <table:table-cell table:formula="of:=NUMBERVALUE(LEFT([.A152];5);&quot;.&quot;)*10^NUMBERVALUE(RIGHT([.A152];3))" office:value-type="float" office:value="-0.000604" calcext:value-type="float">
            <text:p>-0,000604</text:p>
          </table:table-cell>
          <table:table-cell table:formula="of:=NUMBERVALUE(LEFT([.B152];4);&quot;.&quot;)*10^NUMBERVALUE(RIGHT([.B152];3))" office:value-type="float" office:value="0.96" calcext:value-type="float">
            <text:p>0,96</text:p>
          </table:table-cell>
          <table:table-cell table:formula="of:=NUMBERVALUE(LEFT([.C152];4);&quot;.&quot;)*10^NUMBERVALUE(RIGHT([.C152];3))" office:value-type="float" office:value="-0.006" calcext:value-type="float">
            <text:p>-0,006</text:p>
          </table:table-cell>
        </table:table-row>
        <table:table-row table:style-name="ro1">
          <table:table-cell office:value-type="string" calcext:value-type="string">
            <text:p>-6.00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5.60e-03</text:p>
          </table:table-cell>
          <table:table-cell table:formula="of:=NUMBERVALUE(LEFT([.A153];5);&quot;.&quot;)*10^NUMBERVALUE(RIGHT([.A153];3))" office:value-type="float" office:value="-0.0006" calcext:value-type="float">
            <text:p>-0,0006</text:p>
          </table:table-cell>
          <table:table-cell table:formula="of:=NUMBERVALUE(LEFT([.B153];4);&quot;.&quot;)*10^NUMBERVALUE(RIGHT([.B153];3))" office:value-type="float" office:value="1" calcext:value-type="float">
            <text:p>1</text:p>
          </table:table-cell>
          <table:table-cell table:formula="of:=NUMBERVALUE(LEFT([.C153];4);&quot;.&quot;)*10^NUMBERVALUE(RIGHT([.C153];3))" office:value-type="float" office:value="-0.0056" calcext:value-type="float">
            <text:p>-0,0056</text:p>
          </table:table-cell>
        </table:table-row>
        <table:table-row table:style-name="ro1">
          <table:table-cell office:value-type="string" calcext:value-type="string">
            <text:p>-5.96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5.20e-03</text:p>
          </table:table-cell>
          <table:table-cell table:formula="of:=NUMBERVALUE(LEFT([.A154];5);&quot;.&quot;)*10^NUMBERVALUE(RIGHT([.A154];3))" office:value-type="float" office:value="-0.000596" calcext:value-type="float">
            <text:p>-0,000596</text:p>
          </table:table-cell>
          <table:table-cell table:formula="of:=NUMBERVALUE(LEFT([.B154];4);&quot;.&quot;)*10^NUMBERVALUE(RIGHT([.B154];3))" office:value-type="float" office:value="1" calcext:value-type="float">
            <text:p>1</text:p>
          </table:table-cell>
          <table:table-cell table:formula="of:=NUMBERVALUE(LEFT([.C154];4);&quot;.&quot;)*10^NUMBERVALUE(RIGHT([.C154];3))" office:value-type="float" office:value="-0.0052" calcext:value-type="float">
            <text:p>-0,0052</text:p>
          </table:table-cell>
        </table:table-row>
        <table:table-row table:style-name="ro1">
          <table:table-cell office:value-type="string" calcext:value-type="string">
            <text:p>-5.92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3.20e-03</text:p>
          </table:table-cell>
          <table:table-cell table:formula="of:=NUMBERVALUE(LEFT([.A155];5);&quot;.&quot;)*10^NUMBERVALUE(RIGHT([.A155];3))" office:value-type="float" office:value="-0.000592" calcext:value-type="float">
            <text:p>-0,000592</text:p>
          </table:table-cell>
          <table:table-cell table:formula="of:=NUMBERVALUE(LEFT([.B155];4);&quot;.&quot;)*10^NUMBERVALUE(RIGHT([.B155];3))" office:value-type="float" office:value="1" calcext:value-type="float">
            <text:p>1</text:p>
          </table:table-cell>
          <table:table-cell table:formula="of:=NUMBERVALUE(LEFT([.C155];4);&quot;.&quot;)*10^NUMBERVALUE(RIGHT([.C155];3))" office:value-type="float" office:value="-0.0032" calcext:value-type="float">
            <text:p>-0,0032</text:p>
          </table:table-cell>
        </table:table-row>
        <table:table-row table:style-name="ro1">
          <table:table-cell office:value-type="string" calcext:value-type="string">
            <text:p>-5.88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3.60e-03</text:p>
          </table:table-cell>
          <table:table-cell table:formula="of:=NUMBERVALUE(LEFT([.A156];5);&quot;.&quot;)*10^NUMBERVALUE(RIGHT([.A156];3))" office:value-type="float" office:value="-0.000588" calcext:value-type="float">
            <text:p>-0,000588</text:p>
          </table:table-cell>
          <table:table-cell table:formula="of:=NUMBERVALUE(LEFT([.B156];4);&quot;.&quot;)*10^NUMBERVALUE(RIGHT([.B156];3))" office:value-type="float" office:value="1" calcext:value-type="float">
            <text:p>1</text:p>
          </table:table-cell>
          <table:table-cell table:formula="of:=NUMBERVALUE(LEFT([.C156];4);&quot;.&quot;)*10^NUMBERVALUE(RIGHT([.C156];3))" office:value-type="float" office:value="-0.0036" calcext:value-type="float">
            <text:p>-0,0036</text:p>
          </table:table-cell>
        </table:table-row>
        <table:table-row table:style-name="ro1">
          <table:table-cell office:value-type="string" calcext:value-type="string">
            <text:p>-5.84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2.40e-03</text:p>
          </table:table-cell>
          <table:table-cell table:formula="of:=NUMBERVALUE(LEFT([.A157];5);&quot;.&quot;)*10^NUMBERVALUE(RIGHT([.A157];3))" office:value-type="float" office:value="-0.000584" calcext:value-type="float">
            <text:p>-0,000584</text:p>
          </table:table-cell>
          <table:table-cell table:formula="of:=NUMBERVALUE(LEFT([.B157];4);&quot;.&quot;)*10^NUMBERVALUE(RIGHT([.B157];3))" office:value-type="float" office:value="0.98" calcext:value-type="float">
            <text:p>0,98</text:p>
          </table:table-cell>
          <table:table-cell table:formula="of:=NUMBERVALUE(LEFT([.C157];4);&quot;.&quot;)*10^NUMBERVALUE(RIGHT([.C157];3))" office:value-type="float" office:value="-0.0024" calcext:value-type="float">
            <text:p>-0,0024</text:p>
          </table:table-cell>
        </table:table-row>
        <table:table-row table:style-name="ro1">
          <table:table-cell office:value-type="string" calcext:value-type="string">
            <text:p>-5.80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3.20e-03</text:p>
          </table:table-cell>
          <table:table-cell table:formula="of:=NUMBERVALUE(LEFT([.A158];5);&quot;.&quot;)*10^NUMBERVALUE(RIGHT([.A158];3))" office:value-type="float" office:value="-0.00058" calcext:value-type="float">
            <text:p>-0,00058</text:p>
          </table:table-cell>
          <table:table-cell table:formula="of:=NUMBERVALUE(LEFT([.B158];4);&quot;.&quot;)*10^NUMBERVALUE(RIGHT([.B158];3))" office:value-type="float" office:value="0.98" calcext:value-type="float">
            <text:p>0,98</text:p>
          </table:table-cell>
          <table:table-cell table:formula="of:=NUMBERVALUE(LEFT([.C158];4);&quot;.&quot;)*10^NUMBERVALUE(RIGHT([.C158];3))" office:value-type="float" office:value="-0.0032" calcext:value-type="float">
            <text:p>-0,0032</text:p>
          </table:table-cell>
        </table:table-row>
        <table:table-row table:style-name="ro1">
          <table:table-cell office:value-type="string" calcext:value-type="string">
            <text:p>-5.76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2.80e-03</text:p>
          </table:table-cell>
          <table:table-cell table:formula="of:=NUMBERVALUE(LEFT([.A159];5);&quot;.&quot;)*10^NUMBERVALUE(RIGHT([.A159];3))" office:value-type="float" office:value="-0.000576" calcext:value-type="float">
            <text:p>-0,000576</text:p>
          </table:table-cell>
          <table:table-cell table:formula="of:=NUMBERVALUE(LEFT([.B159];4);&quot;.&quot;)*10^NUMBERVALUE(RIGHT([.B159];3))" office:value-type="float" office:value="0.98" calcext:value-type="float">
            <text:p>0,98</text:p>
          </table:table-cell>
          <table:table-cell table:formula="of:=NUMBERVALUE(LEFT([.C159];4);&quot;.&quot;)*10^NUMBERVALUE(RIGHT([.C159];3))" office:value-type="float" office:value="-0.0028" calcext:value-type="float">
            <text:p>-0,0028</text:p>
          </table:table-cell>
        </table:table-row>
        <table:table-row table:style-name="ro1">
          <table:table-cell office:value-type="string" calcext:value-type="string">
            <text:p>-5.72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2.40e-03</text:p>
          </table:table-cell>
          <table:table-cell table:formula="of:=NUMBERVALUE(LEFT([.A160];5);&quot;.&quot;)*10^NUMBERVALUE(RIGHT([.A160];3))" office:value-type="float" office:value="-0.000572" calcext:value-type="float">
            <text:p>-0,000572</text:p>
          </table:table-cell>
          <table:table-cell table:formula="of:=NUMBERVALUE(LEFT([.B160];4);&quot;.&quot;)*10^NUMBERVALUE(RIGHT([.B160];3))" office:value-type="float" office:value="1" calcext:value-type="float">
            <text:p>1</text:p>
          </table:table-cell>
          <table:table-cell table:formula="of:=NUMBERVALUE(LEFT([.C160];4);&quot;.&quot;)*10^NUMBERVALUE(RIGHT([.C160];3))" office:value-type="float" office:value="-0.0024" calcext:value-type="float">
            <text:p>-0,0024</text:p>
          </table:table-cell>
        </table:table-row>
        <table:table-row table:style-name="ro1">
          <table:table-cell office:value-type="string" calcext:value-type="string">
            <text:p>-5.68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3.20e-03</text:p>
          </table:table-cell>
          <table:table-cell table:formula="of:=NUMBERVALUE(LEFT([.A161];5);&quot;.&quot;)*10^NUMBERVALUE(RIGHT([.A161];3))" office:value-type="float" office:value="-0.000568" calcext:value-type="float">
            <text:p>-0,000568</text:p>
          </table:table-cell>
          <table:table-cell table:formula="of:=NUMBERVALUE(LEFT([.B161];4);&quot;.&quot;)*10^NUMBERVALUE(RIGHT([.B161];3))" office:value-type="float" office:value="1" calcext:value-type="float">
            <text:p>1</text:p>
          </table:table-cell>
          <table:table-cell table:formula="of:=NUMBERVALUE(LEFT([.C161];4);&quot;.&quot;)*10^NUMBERVALUE(RIGHT([.C161];3))" office:value-type="float" office:value="-0.0032" calcext:value-type="float">
            <text:p>-0,0032</text:p>
          </table:table-cell>
        </table:table-row>
        <table:table-row table:style-name="ro1">
          <table:table-cell office:value-type="string" calcext:value-type="string">
            <text:p>-5.64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2.80e-03</text:p>
          </table:table-cell>
          <table:table-cell table:formula="of:=NUMBERVALUE(LEFT([.A162];5);&quot;.&quot;)*10^NUMBERVALUE(RIGHT([.A162];3))" office:value-type="float" office:value="-0.000564" calcext:value-type="float">
            <text:p>-0,000564</text:p>
          </table:table-cell>
          <table:table-cell table:formula="of:=NUMBERVALUE(LEFT([.B162];4);&quot;.&quot;)*10^NUMBERVALUE(RIGHT([.B162];3))" office:value-type="float" office:value="1" calcext:value-type="float">
            <text:p>1</text:p>
          </table:table-cell>
          <table:table-cell table:formula="of:=NUMBERVALUE(LEFT([.C162];4);&quot;.&quot;)*10^NUMBERVALUE(RIGHT([.C162];3))" office:value-type="float" office:value="-0.0028" calcext:value-type="float">
            <text:p>-0,0028</text:p>
          </table:table-cell>
        </table:table-row>
        <table:table-row table:style-name="ro1">
          <table:table-cell office:value-type="string" calcext:value-type="string">
            <text:p>-5.60e-04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2.00e-03</text:p>
          </table:table-cell>
          <table:table-cell table:formula="of:=NUMBERVALUE(LEFT([.A163];5);&quot;.&quot;)*10^NUMBERVALUE(RIGHT([.A163];3))" office:value-type="float" office:value="-0.00056" calcext:value-type="float">
            <text:p>-0,00056</text:p>
          </table:table-cell>
          <table:table-cell table:formula="of:=NUMBERVALUE(LEFT([.B163];4);&quot;.&quot;)*10^NUMBERVALUE(RIGHT([.B163];3))" office:value-type="float" office:value="0.96" calcext:value-type="float">
            <text:p>0,96</text:p>
          </table:table-cell>
          <table:table-cell table:formula="of:=NUMBERVALUE(LEFT([.C163];4);&quot;.&quot;)*10^NUMBERVALUE(RIGHT([.C163];3))" office:value-type="float" office:value="-0.002" calcext:value-type="float">
            <text:p>-0,002</text:p>
          </table:table-cell>
        </table:table-row>
        <table:table-row table:style-name="ro1">
          <table:table-cell office:value-type="string" calcext:value-type="string">
            <text:p>-5.56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60e-03</text:p>
          </table:table-cell>
          <table:table-cell table:formula="of:=NUMBERVALUE(LEFT([.A164];5);&quot;.&quot;)*10^NUMBERVALUE(RIGHT([.A164];3))" office:value-type="float" office:value="-0.000556" calcext:value-type="float">
            <text:p>-0,000556</text:p>
          </table:table-cell>
          <table:table-cell table:formula="of:=NUMBERVALUE(LEFT([.B164];4);&quot;.&quot;)*10^NUMBERVALUE(RIGHT([.B164];3))" office:value-type="float" office:value="0.98" calcext:value-type="float">
            <text:p>0,98</text:p>
          </table:table-cell>
          <table:table-cell table:formula="of:=NUMBERVALUE(LEFT([.C164];4);&quot;.&quot;)*10^NUMBERVALUE(RIGHT([.C164];3))" office:value-type="float" office:value="-0.0016" calcext:value-type="float">
            <text:p>-0,0016</text:p>
          </table:table-cell>
        </table:table-row>
        <table:table-row table:style-name="ro1">
          <table:table-cell office:value-type="string" calcext:value-type="string">
            <text:p>-5.52e-04</text:p>
          </table:table-cell>
          <table:table-cell office:value-type="string" calcext:value-type="string">
            <text:p>1.02e+00</text:p>
          </table:table-cell>
          <table:table-cell office:value-type="string" calcext:value-type="string">
            <text:p>-4.00e-04</text:p>
          </table:table-cell>
          <table:table-cell table:formula="of:=NUMBERVALUE(LEFT([.A165];5);&quot;.&quot;)*10^NUMBERVALUE(RIGHT([.A165];3))" office:value-type="float" office:value="-0.000552" calcext:value-type="float">
            <text:p>-0,000552</text:p>
          </table:table-cell>
          <table:table-cell table:formula="of:=NUMBERVALUE(LEFT([.B165];4);&quot;.&quot;)*10^NUMBERVALUE(RIGHT([.B165];3))" office:value-type="float" office:value="1.02" calcext:value-type="float">
            <text:p>1,02</text:p>
          </table:table-cell>
          <table:table-cell table:formula="of:=NUMBERVALUE(LEFT([.C165];4);&quot;.&quot;)*10^NUMBERVALUE(RIGHT([.C165];3))" office:value-type="float" office:value="-0.0004" calcext:value-type="float">
            <text:p>-0,0004</text:p>
          </table:table-cell>
        </table:table-row>
        <table:table-row table:style-name="ro1">
          <table:table-cell office:value-type="string" calcext:value-type="string">
            <text:p>-5.48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0.00e+00</text:p>
          </table:table-cell>
          <table:table-cell table:formula="of:=NUMBERVALUE(LEFT([.A166];5);&quot;.&quot;)*10^NUMBERVALUE(RIGHT([.A166];3))" office:value-type="float" office:value="-0.000548" calcext:value-type="float">
            <text:p>-0,000548</text:p>
          </table:table-cell>
          <table:table-cell table:formula="of:=NUMBERVALUE(LEFT([.B166];4);&quot;.&quot;)*10^NUMBERVALUE(RIGHT([.B166];3))" office:value-type="float" office:value="0.98" calcext:value-type="float">
            <text:p>0,98</text:p>
          </table:table-cell>
          <table:table-cell table:formula="of:=NUMBERVALUE(LEFT([.C166];4);&quot;.&quot;)*10^NUMBERVALUE(RIGHT([.C166];3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5.44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1.20e-03</text:p>
          </table:table-cell>
          <table:table-cell table:formula="of:=NUMBERVALUE(LEFT([.A167];5);&quot;.&quot;)*10^NUMBERVALUE(RIGHT([.A167];3))" office:value-type="float" office:value="-0.000544" calcext:value-type="float">
            <text:p>-0,000544</text:p>
          </table:table-cell>
          <table:table-cell table:formula="of:=NUMBERVALUE(LEFT([.B167];4);&quot;.&quot;)*10^NUMBERVALUE(RIGHT([.B167];3))" office:value-type="float" office:value="1" calcext:value-type="float">
            <text:p>1</text:p>
          </table:table-cell>
          <table:table-cell table:formula="of:=NUMBERVALUE(LEFT([.C167];4);&quot;.&quot;)*10^NUMBERVALUE(RIGHT([.C167];3))" office:value-type="float" office:value="0.0012" calcext:value-type="float">
            <text:p>0,0012</text:p>
          </table:table-cell>
        </table:table-row>
        <table:table-row table:style-name="ro1">
          <table:table-cell office:value-type="string" calcext:value-type="string">
            <text:p>-5.40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8.00e-04</text:p>
          </table:table-cell>
          <table:table-cell table:formula="of:=NUMBERVALUE(LEFT([.A168];5);&quot;.&quot;)*10^NUMBERVALUE(RIGHT([.A168];3))" office:value-type="float" office:value="-0.00054" calcext:value-type="float">
            <text:p>-0,00054</text:p>
          </table:table-cell>
          <table:table-cell table:formula="of:=NUMBERVALUE(LEFT([.B168];4);&quot;.&quot;)*10^NUMBERVALUE(RIGHT([.B168];3))" office:value-type="float" office:value="1" calcext:value-type="float">
            <text:p>1</text:p>
          </table:table-cell>
          <table:table-cell table:formula="of:=NUMBERVALUE(LEFT([.C168];4);&quot;.&quot;)*10^NUMBERVALUE(RIGHT([.C168];3))" office:value-type="float" office:value="0.0008" calcext:value-type="float">
            <text:p>0,0008</text:p>
          </table:table-cell>
        </table:table-row>
        <table:table-row table:style-name="ro1">
          <table:table-cell office:value-type="string" calcext:value-type="string">
            <text:p>-5.36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0.00e+00</text:p>
          </table:table-cell>
          <table:table-cell table:formula="of:=NUMBERVALUE(LEFT([.A169];5);&quot;.&quot;)*10^NUMBERVALUE(RIGHT([.A169];3))" office:value-type="float" office:value="-0.000536" calcext:value-type="float">
            <text:p>-0,000536</text:p>
          </table:table-cell>
          <table:table-cell table:formula="of:=NUMBERVALUE(LEFT([.B169];4);&quot;.&quot;)*10^NUMBERVALUE(RIGHT([.B169];3))" office:value-type="float" office:value="0.98" calcext:value-type="float">
            <text:p>0,98</text:p>
          </table:table-cell>
          <table:table-cell table:formula="of:=NUMBERVALUE(LEFT([.C169];4);&quot;.&quot;)*10^NUMBERVALUE(RIGHT([.C169];3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5.32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1.20e-03</text:p>
          </table:table-cell>
          <table:table-cell table:formula="of:=NUMBERVALUE(LEFT([.A170];5);&quot;.&quot;)*10^NUMBERVALUE(RIGHT([.A170];3))" office:value-type="float" office:value="-0.000532" calcext:value-type="float">
            <text:p>-0,000532</text:p>
          </table:table-cell>
          <table:table-cell table:formula="of:=NUMBERVALUE(LEFT([.B170];4);&quot;.&quot;)*10^NUMBERVALUE(RIGHT([.B170];3))" office:value-type="float" office:value="0.98" calcext:value-type="float">
            <text:p>0,98</text:p>
          </table:table-cell>
          <table:table-cell table:formula="of:=NUMBERVALUE(LEFT([.C170];4);&quot;.&quot;)*10^NUMBERVALUE(RIGHT([.C170];3))" office:value-type="float" office:value="0.0012" calcext:value-type="float">
            <text:p>0,0012</text:p>
          </table:table-cell>
        </table:table-row>
        <table:table-row table:style-name="ro1">
          <table:table-cell office:value-type="string" calcext:value-type="string">
            <text:p>-5.28e-04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1.20e-03</text:p>
          </table:table-cell>
          <table:table-cell table:formula="of:=NUMBERVALUE(LEFT([.A171];5);&quot;.&quot;)*10^NUMBERVALUE(RIGHT([.A171];3))" office:value-type="float" office:value="-0.000528" calcext:value-type="float">
            <text:p>-0,000528</text:p>
          </table:table-cell>
          <table:table-cell table:formula="of:=NUMBERVALUE(LEFT([.B171];4);&quot;.&quot;)*10^NUMBERVALUE(RIGHT([.B171];3))" office:value-type="float" office:value="0.96" calcext:value-type="float">
            <text:p>0,96</text:p>
          </table:table-cell>
          <table:table-cell table:formula="of:=NUMBERVALUE(LEFT([.C171];4);&quot;.&quot;)*10^NUMBERVALUE(RIGHT([.C171];3))" office:value-type="float" office:value="0.0012" calcext:value-type="float">
            <text:p>0,0012</text:p>
          </table:table-cell>
        </table:table-row>
        <table:table-row table:style-name="ro1">
          <table:table-cell office:value-type="string" calcext:value-type="string">
            <text:p>-5.24e-04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1.20e-03</text:p>
          </table:table-cell>
          <table:table-cell table:formula="of:=NUMBERVALUE(LEFT([.A172];5);&quot;.&quot;)*10^NUMBERVALUE(RIGHT([.A172];3))" office:value-type="float" office:value="-0.000524" calcext:value-type="float">
            <text:p>-0,000524</text:p>
          </table:table-cell>
          <table:table-cell table:formula="of:=NUMBERVALUE(LEFT([.B172];4);&quot;.&quot;)*10^NUMBERVALUE(RIGHT([.B172];3))" office:value-type="float" office:value="0.96" calcext:value-type="float">
            <text:p>0,96</text:p>
          </table:table-cell>
          <table:table-cell table:formula="of:=NUMBERVALUE(LEFT([.C172];4);&quot;.&quot;)*10^NUMBERVALUE(RIGHT([.C172];3))" office:value-type="float" office:value="0.0012" calcext:value-type="float">
            <text:p>0,0012</text:p>
          </table:table-cell>
        </table:table-row>
        <table:table-row table:style-name="ro1">
          <table:table-cell office:value-type="string" calcext:value-type="string">
            <text:p>-5.20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1.20e-03</text:p>
          </table:table-cell>
          <table:table-cell table:formula="of:=NUMBERVALUE(LEFT([.A173];5);&quot;.&quot;)*10^NUMBERVALUE(RIGHT([.A173];3))" office:value-type="float" office:value="-0.00052" calcext:value-type="float">
            <text:p>-0,00052</text:p>
          </table:table-cell>
          <table:table-cell table:formula="of:=NUMBERVALUE(LEFT([.B173];4);&quot;.&quot;)*10^NUMBERVALUE(RIGHT([.B173];3))" office:value-type="float" office:value="1" calcext:value-type="float">
            <text:p>1</text:p>
          </table:table-cell>
          <table:table-cell table:formula="of:=NUMBERVALUE(LEFT([.C173];4);&quot;.&quot;)*10^NUMBERVALUE(RIGHT([.C173];3))" office:value-type="float" office:value="0.0012" calcext:value-type="float">
            <text:p>0,0012</text:p>
          </table:table-cell>
        </table:table-row>
        <table:table-row table:style-name="ro1">
          <table:table-cell office:value-type="string" calcext:value-type="string">
            <text:p>-5.16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2.00e-03</text:p>
          </table:table-cell>
          <table:table-cell table:formula="of:=NUMBERVALUE(LEFT([.A174];5);&quot;.&quot;)*10^NUMBERVALUE(RIGHT([.A174];3))" office:value-type="float" office:value="-0.000516" calcext:value-type="float">
            <text:p>-0,000516</text:p>
          </table:table-cell>
          <table:table-cell table:formula="of:=NUMBERVALUE(LEFT([.B174];4);&quot;.&quot;)*10^NUMBERVALUE(RIGHT([.B174];3))" office:value-type="float" office:value="1" calcext:value-type="float">
            <text:p>1</text:p>
          </table:table-cell>
          <table:table-cell table:formula="of:=NUMBERVALUE(LEFT([.C174];4);&quot;.&quot;)*10^NUMBERVALUE(RIGHT([.C174];3))" office:value-type="float" office:value="0.002" calcext:value-type="float">
            <text:p>0,002</text:p>
          </table:table-cell>
        </table:table-row>
        <table:table-row table:style-name="ro1">
          <table:table-cell office:value-type="string" calcext:value-type="string">
            <text:p>-5.12e-04</text:p>
          </table:table-cell>
          <table:table-cell office:value-type="string" calcext:value-type="string">
            <text:p>-9.60e-01</text:p>
          </table:table-cell>
          <table:table-cell office:value-type="string" calcext:value-type="string">
            <text:p>3.60e-03</text:p>
          </table:table-cell>
          <table:table-cell table:formula="of:=NUMBERVALUE(LEFT([.A175];5);&quot;.&quot;)*10^NUMBERVALUE(RIGHT([.A175];3))" office:value-type="float" office:value="-0.000512" calcext:value-type="float">
            <text:p>-0,000512</text:p>
          </table:table-cell>
          <table:table-cell table:formula="of:=NUMBERVALUE(LEFT([.B175];4);&quot;.&quot;)*10^NUMBERVALUE(RIGHT([.B175];3))" office:value-type="float" office:value="-0.96" calcext:value-type="float">
            <text:p>-0,96</text:p>
          </table:table-cell>
          <table:table-cell table:formula="of:=NUMBERVALUE(LEFT([.C175];4);&quot;.&quot;)*10^NUMBERVALUE(RIGHT([.C175];3))" office:value-type="float" office:value="0.0036" calcext:value-type="float">
            <text:p>0,0036</text:p>
          </table:table-cell>
        </table:table-row>
        <table:table-row table:style-name="ro1">
          <table:table-cell office:value-type="string" calcext:value-type="string">
            <text:p>-5.08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3.20e-03</text:p>
          </table:table-cell>
          <table:table-cell table:formula="of:=NUMBERVALUE(LEFT([.A176];5);&quot;.&quot;)*10^NUMBERVALUE(RIGHT([.A176];3))" office:value-type="float" office:value="-0.000508" calcext:value-type="float">
            <text:p>-0,000508</text:p>
          </table:table-cell>
          <table:table-cell table:formula="of:=NUMBERVALUE(LEFT([.B176];4);&quot;.&quot;)*10^NUMBERVALUE(RIGHT([.B176];3))" office:value-type="float" office:value="-0.98" calcext:value-type="float">
            <text:p>-0,98</text:p>
          </table:table-cell>
          <table:table-cell table:formula="of:=NUMBERVALUE(LEFT([.C176];4);&quot;.&quot;)*10^NUMBERVALUE(RIGHT([.C176];3))" office:value-type="float" office:value="0.0032" calcext:value-type="float">
            <text:p>0,0032</text:p>
          </table:table-cell>
        </table:table-row>
        <table:table-row table:style-name="ro1">
          <table:table-cell office:value-type="string" calcext:value-type="string">
            <text:p>-5.04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4.00e-03</text:p>
          </table:table-cell>
          <table:table-cell table:formula="of:=NUMBERVALUE(LEFT([.A177];5);&quot;.&quot;)*10^NUMBERVALUE(RIGHT([.A177];3))" office:value-type="float" office:value="-0.000504" calcext:value-type="float">
            <text:p>-0,000504</text:p>
          </table:table-cell>
          <table:table-cell table:formula="of:=NUMBERVALUE(LEFT([.B177];4);&quot;.&quot;)*10^NUMBERVALUE(RIGHT([.B177];3))" office:value-type="float" office:value="-0.98" calcext:value-type="float">
            <text:p>-0,98</text:p>
          </table:table-cell>
          <table:table-cell table:formula="of:=NUMBERVALUE(LEFT([.C177];4);&quot;.&quot;)*10^NUMBERVALUE(RIGHT([.C177];3))" office:value-type="float" office:value="0.004" calcext:value-type="float">
            <text:p>0,004</text:p>
          </table:table-cell>
        </table:table-row>
        <table:table-row table:style-name="ro1">
          <table:table-cell office:value-type="string" calcext:value-type="string">
            <text:p>-5.00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4.40e-03</text:p>
          </table:table-cell>
          <table:table-cell table:formula="of:=NUMBERVALUE(LEFT([.A178];5);&quot;.&quot;)*10^NUMBERVALUE(RIGHT([.A178];3))" office:value-type="float" office:value="-0.0005" calcext:value-type="float">
            <text:p>-0,0005</text:p>
          </table:table-cell>
          <table:table-cell table:formula="of:=NUMBERVALUE(LEFT([.B178];4);&quot;.&quot;)*10^NUMBERVALUE(RIGHT([.B178];3))" office:value-type="float" office:value="-0.98" calcext:value-type="float">
            <text:p>-0,98</text:p>
          </table:table-cell>
          <table:table-cell table:formula="of:=NUMBERVALUE(LEFT([.C178];4);&quot;.&quot;)*10^NUMBERVALUE(RIGHT([.C178];3))" office:value-type="float" office:value="0.0044" calcext:value-type="float">
            <text:p>0,0044</text:p>
          </table:table-cell>
        </table:table-row>
        <table:table-row table:style-name="ro1">
          <table:table-cell office:value-type="string" calcext:value-type="string">
            <text:p>-4.96e-04</text:p>
          </table:table-cell>
          <table:table-cell office:value-type="string" calcext:value-type="string">
            <text:p>-9.60e-01</text:p>
          </table:table-cell>
          <table:table-cell office:value-type="string" calcext:value-type="string">
            <text:p>4.80e-03</text:p>
          </table:table-cell>
          <table:table-cell table:formula="of:=NUMBERVALUE(LEFT([.A179];5);&quot;.&quot;)*10^NUMBERVALUE(RIGHT([.A179];3))" office:value-type="float" office:value="-0.000496" calcext:value-type="float">
            <text:p>-0,000496</text:p>
          </table:table-cell>
          <table:table-cell table:formula="of:=NUMBERVALUE(LEFT([.B179];4);&quot;.&quot;)*10^NUMBERVALUE(RIGHT([.B179];3))" office:value-type="float" office:value="-0.96" calcext:value-type="float">
            <text:p>-0,96</text:p>
          </table:table-cell>
          <table:table-cell table:formula="of:=NUMBERVALUE(LEFT([.C179];4);&quot;.&quot;)*10^NUMBERVALUE(RIGHT([.C179];3))" office:value-type="float" office:value="0.0048" calcext:value-type="float">
            <text:p>0,0048</text:p>
          </table:table-cell>
        </table:table-row>
        <table:table-row table:style-name="ro1">
          <table:table-cell office:value-type="string" calcext:value-type="string">
            <text:p>-4.92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5.60e-03</text:p>
          </table:table-cell>
          <table:table-cell table:formula="of:=NUMBERVALUE(LEFT([.A180];5);&quot;.&quot;)*10^NUMBERVALUE(RIGHT([.A180];3))" office:value-type="float" office:value="-0.000492" calcext:value-type="float">
            <text:p>-0,000492</text:p>
          </table:table-cell>
          <table:table-cell table:formula="of:=NUMBERVALUE(LEFT([.B180];4);&quot;.&quot;)*10^NUMBERVALUE(RIGHT([.B180];3))" office:value-type="float" office:value="-0.98" calcext:value-type="float">
            <text:p>-0,98</text:p>
          </table:table-cell>
          <table:table-cell table:formula="of:=NUMBERVALUE(LEFT([.C180];4);&quot;.&quot;)*10^NUMBERVALUE(RIGHT([.C180];3))" office:value-type="float" office:value="0.0056" calcext:value-type="float">
            <text:p>0,0056</text:p>
          </table:table-cell>
        </table:table-row>
        <table:table-row table:style-name="ro1">
          <table:table-cell office:value-type="string" calcext:value-type="string">
            <text:p>-4.88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6.00e-03</text:p>
          </table:table-cell>
          <table:table-cell table:formula="of:=NUMBERVALUE(LEFT([.A181];5);&quot;.&quot;)*10^NUMBERVALUE(RIGHT([.A181];3))" office:value-type="float" office:value="-0.000488" calcext:value-type="float">
            <text:p>-0,000488</text:p>
          </table:table-cell>
          <table:table-cell table:formula="of:=NUMBERVALUE(LEFT([.B181];4);&quot;.&quot;)*10^NUMBERVALUE(RIGHT([.B181];3))" office:value-type="float" office:value="-1" calcext:value-type="float">
            <text:p>-1</text:p>
          </table:table-cell>
          <table:table-cell table:formula="of:=NUMBERVALUE(LEFT([.C181];4);&quot;.&quot;)*10^NUMBERVALUE(RIGHT([.C181];3))" office:value-type="float" office:value="0.006" calcext:value-type="float">
            <text:p>0,006</text:p>
          </table:table-cell>
        </table:table-row>
        <table:table-row table:style-name="ro1">
          <table:table-cell office:value-type="string" calcext:value-type="string">
            <text:p>-4.84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6.80e-03</text:p>
          </table:table-cell>
          <table:table-cell table:formula="of:=NUMBERVALUE(LEFT([.A182];5);&quot;.&quot;)*10^NUMBERVALUE(RIGHT([.A182];3))" office:value-type="float" office:value="-0.000484" calcext:value-type="float">
            <text:p>-0,000484</text:p>
          </table:table-cell>
          <table:table-cell table:formula="of:=NUMBERVALUE(LEFT([.B182];4);&quot;.&quot;)*10^NUMBERVALUE(RIGHT([.B182];3))" office:value-type="float" office:value="-1" calcext:value-type="float">
            <text:p>-1</text:p>
          </table:table-cell>
          <table:table-cell table:formula="of:=NUMBERVALUE(LEFT([.C182];4);&quot;.&quot;)*10^NUMBERVALUE(RIGHT([.C182];3))" office:value-type="float" office:value="0.0068" calcext:value-type="float">
            <text:p>0,0068</text:p>
          </table:table-cell>
        </table:table-row>
        <table:table-row table:style-name="ro1">
          <table:table-cell office:value-type="string" calcext:value-type="string">
            <text:p>-4.80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6.00e-03</text:p>
          </table:table-cell>
          <table:table-cell table:formula="of:=NUMBERVALUE(LEFT([.A183];5);&quot;.&quot;)*10^NUMBERVALUE(RIGHT([.A183];3))" office:value-type="float" office:value="-0.00048" calcext:value-type="float">
            <text:p>-0,00048</text:p>
          </table:table-cell>
          <table:table-cell table:formula="of:=NUMBERVALUE(LEFT([.B183];4);&quot;.&quot;)*10^NUMBERVALUE(RIGHT([.B183];3))" office:value-type="float" office:value="-1" calcext:value-type="float">
            <text:p>-1</text:p>
          </table:table-cell>
          <table:table-cell table:formula="of:=NUMBERVALUE(LEFT([.C183];4);&quot;.&quot;)*10^NUMBERVALUE(RIGHT([.C183];3))" office:value-type="float" office:value="0.006" calcext:value-type="float">
            <text:p>0,006</text:p>
          </table:table-cell>
        </table:table-row>
        <table:table-row table:style-name="ro1">
          <table:table-cell office:value-type="string" calcext:value-type="string">
            <text:p>-4.76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6.00e-03</text:p>
          </table:table-cell>
          <table:table-cell table:formula="of:=NUMBERVALUE(LEFT([.A184];5);&quot;.&quot;)*10^NUMBERVALUE(RIGHT([.A184];3))" office:value-type="float" office:value="-0.000476" calcext:value-type="float">
            <text:p>-0,000476</text:p>
          </table:table-cell>
          <table:table-cell table:formula="of:=NUMBERVALUE(LEFT([.B184];4);&quot;.&quot;)*10^NUMBERVALUE(RIGHT([.B184];3))" office:value-type="float" office:value="-1" calcext:value-type="float">
            <text:p>-1</text:p>
          </table:table-cell>
          <table:table-cell table:formula="of:=NUMBERVALUE(LEFT([.C184];4);&quot;.&quot;)*10^NUMBERVALUE(RIGHT([.C184];3))" office:value-type="float" office:value="0.006" calcext:value-type="float">
            <text:p>0,006</text:p>
          </table:table-cell>
        </table:table-row>
        <table:table-row table:style-name="ro1">
          <table:table-cell office:value-type="string" calcext:value-type="string">
            <text:p>-4.72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8.80e-03</text:p>
          </table:table-cell>
          <table:table-cell table:formula="of:=NUMBERVALUE(LEFT([.A185];5);&quot;.&quot;)*10^NUMBERVALUE(RIGHT([.A185];3))" office:value-type="float" office:value="-0.000472" calcext:value-type="float">
            <text:p>-0,000472</text:p>
          </table:table-cell>
          <table:table-cell table:formula="of:=NUMBERVALUE(LEFT([.B185];4);&quot;.&quot;)*10^NUMBERVALUE(RIGHT([.B185];3))" office:value-type="float" office:value="-1" calcext:value-type="float">
            <text:p>-1</text:p>
          </table:table-cell>
          <table:table-cell table:formula="of:=NUMBERVALUE(LEFT([.C185];4);&quot;.&quot;)*10^NUMBERVALUE(RIGHT([.C185];3))" office:value-type="float" office:value="0.0088" calcext:value-type="float">
            <text:p>0,0088</text:p>
          </table:table-cell>
        </table:table-row>
        <table:table-row table:style-name="ro1">
          <table:table-cell office:value-type="string" calcext:value-type="string">
            <text:p>-4.68e-04</text:p>
          </table:table-cell>
          <table:table-cell office:value-type="string" calcext:value-type="string">
            <text:p>-9.60e-01</text:p>
          </table:table-cell>
          <table:table-cell office:value-type="string" calcext:value-type="string">
            <text:p>6.80e-03</text:p>
          </table:table-cell>
          <table:table-cell table:formula="of:=NUMBERVALUE(LEFT([.A186];5);&quot;.&quot;)*10^NUMBERVALUE(RIGHT([.A186];3))" office:value-type="float" office:value="-0.000468" calcext:value-type="float">
            <text:p>-0,000468</text:p>
          </table:table-cell>
          <table:table-cell table:formula="of:=NUMBERVALUE(LEFT([.B186];4);&quot;.&quot;)*10^NUMBERVALUE(RIGHT([.B186];3))" office:value-type="float" office:value="-0.96" calcext:value-type="float">
            <text:p>-0,96</text:p>
          </table:table-cell>
          <table:table-cell table:formula="of:=NUMBERVALUE(LEFT([.C186];4);&quot;.&quot;)*10^NUMBERVALUE(RIGHT([.C186];3))" office:value-type="float" office:value="0.0068" calcext:value-type="float">
            <text:p>0,0068</text:p>
          </table:table-cell>
        </table:table-row>
        <table:table-row table:style-name="ro1">
          <table:table-cell office:value-type="string" calcext:value-type="string">
            <text:p>-4.64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9.20e-03</text:p>
          </table:table-cell>
          <table:table-cell table:formula="of:=NUMBERVALUE(LEFT([.A187];5);&quot;.&quot;)*10^NUMBERVALUE(RIGHT([.A187];3))" office:value-type="float" office:value="-0.000464" calcext:value-type="float">
            <text:p>-0,000464</text:p>
          </table:table-cell>
          <table:table-cell table:formula="of:=NUMBERVALUE(LEFT([.B187];4);&quot;.&quot;)*10^NUMBERVALUE(RIGHT([.B187];3))" office:value-type="float" office:value="-0.98" calcext:value-type="float">
            <text:p>-0,98</text:p>
          </table:table-cell>
          <table:table-cell table:formula="of:=NUMBERVALUE(LEFT([.C187];4);&quot;.&quot;)*10^NUMBERVALUE(RIGHT([.C187];3))" office:value-type="float" office:value="0.0092" calcext:value-type="float">
            <text:p>0,0092</text:p>
          </table:table-cell>
        </table:table-row>
        <table:table-row table:style-name="ro1">
          <table:table-cell office:value-type="string" calcext:value-type="string">
            <text:p>-4.60e-04</text:p>
          </table:table-cell>
          <table:table-cell office:value-type="string" calcext:value-type="string">
            <text:p>-9.60e-01</text:p>
          </table:table-cell>
          <table:table-cell office:value-type="string" calcext:value-type="string">
            <text:p>8.40e-03</text:p>
          </table:table-cell>
          <table:table-cell table:formula="of:=NUMBERVALUE(LEFT([.A188];5);&quot;.&quot;)*10^NUMBERVALUE(RIGHT([.A188];3))" office:value-type="float" office:value="-0.00046" calcext:value-type="float">
            <text:p>-0,00046</text:p>
          </table:table-cell>
          <table:table-cell table:formula="of:=NUMBERVALUE(LEFT([.B188];4);&quot;.&quot;)*10^NUMBERVALUE(RIGHT([.B188];3))" office:value-type="float" office:value="-0.96" calcext:value-type="float">
            <text:p>-0,96</text:p>
          </table:table-cell>
          <table:table-cell table:formula="of:=NUMBERVALUE(LEFT([.C188];4);&quot;.&quot;)*10^NUMBERVALUE(RIGHT([.C188];3))" office:value-type="float" office:value="0.0084" calcext:value-type="float">
            <text:p>0,0084</text:p>
          </table:table-cell>
        </table:table-row>
        <table:table-row table:style-name="ro1">
          <table:table-cell office:value-type="string" calcext:value-type="string">
            <text:p>-4.56e-04</text:p>
          </table:table-cell>
          <table:table-cell office:value-type="string" calcext:value-type="string">
            <text:p>-9.60e-01</text:p>
          </table:table-cell>
          <table:table-cell office:value-type="string" calcext:value-type="string">
            <text:p>7.60e-03</text:p>
          </table:table-cell>
          <table:table-cell table:formula="of:=NUMBERVALUE(LEFT([.A189];5);&quot;.&quot;)*10^NUMBERVALUE(RIGHT([.A189];3))" office:value-type="float" office:value="-0.000456" calcext:value-type="float">
            <text:p>-0,000456</text:p>
          </table:table-cell>
          <table:table-cell table:formula="of:=NUMBERVALUE(LEFT([.B189];4);&quot;.&quot;)*10^NUMBERVALUE(RIGHT([.B189];3))" office:value-type="float" office:value="-0.96" calcext:value-type="float">
            <text:p>-0,96</text:p>
          </table:table-cell>
          <table:table-cell table:formula="of:=NUMBERVALUE(LEFT([.C189];4);&quot;.&quot;)*10^NUMBERVALUE(RIGHT([.C189];3))" office:value-type="float" office:value="0.0076" calcext:value-type="float">
            <text:p>0,0076</text:p>
          </table:table-cell>
        </table:table-row>
        <table:table-row table:style-name="ro1">
          <table:table-cell office:value-type="string" calcext:value-type="string">
            <text:p>-4.52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8.40e-03</text:p>
          </table:table-cell>
          <table:table-cell table:formula="of:=NUMBERVALUE(LEFT([.A190];5);&quot;.&quot;)*10^NUMBERVALUE(RIGHT([.A190];3))" office:value-type="float" office:value="-0.000452" calcext:value-type="float">
            <text:p>-0,000452</text:p>
          </table:table-cell>
          <table:table-cell table:formula="of:=NUMBERVALUE(LEFT([.B190];4);&quot;.&quot;)*10^NUMBERVALUE(RIGHT([.B190];3))" office:value-type="float" office:value="-1" calcext:value-type="float">
            <text:p>-1</text:p>
          </table:table-cell>
          <table:table-cell table:formula="of:=NUMBERVALUE(LEFT([.C190];4);&quot;.&quot;)*10^NUMBERVALUE(RIGHT([.C190];3))" office:value-type="float" office:value="0.0084" calcext:value-type="float">
            <text:p>0,0084</text:p>
          </table:table-cell>
        </table:table-row>
        <table:table-row table:style-name="ro1">
          <table:table-cell office:value-type="string" calcext:value-type="string">
            <text:p>-4.48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8.40e-03</text:p>
          </table:table-cell>
          <table:table-cell table:formula="of:=NUMBERVALUE(LEFT([.A191];5);&quot;.&quot;)*10^NUMBERVALUE(RIGHT([.A191];3))" office:value-type="float" office:value="-0.000448" calcext:value-type="float">
            <text:p>-0,000448</text:p>
          </table:table-cell>
          <table:table-cell table:formula="of:=NUMBERVALUE(LEFT([.B191];4);&quot;.&quot;)*10^NUMBERVALUE(RIGHT([.B191];3))" office:value-type="float" office:value="-1" calcext:value-type="float">
            <text:p>-1</text:p>
          </table:table-cell>
          <table:table-cell table:formula="of:=NUMBERVALUE(LEFT([.C191];4);&quot;.&quot;)*10^NUMBERVALUE(RIGHT([.C191];3))" office:value-type="float" office:value="0.0084" calcext:value-type="float">
            <text:p>0,0084</text:p>
          </table:table-cell>
        </table:table-row>
        <table:table-row table:style-name="ro1">
          <table:table-cell office:value-type="string" calcext:value-type="string">
            <text:p>-4.44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9.60e-03</text:p>
          </table:table-cell>
          <table:table-cell table:formula="of:=NUMBERVALUE(LEFT([.A192];5);&quot;.&quot;)*10^NUMBERVALUE(RIGHT([.A192];3))" office:value-type="float" office:value="-0.000444" calcext:value-type="float">
            <text:p>-0,000444</text:p>
          </table:table-cell>
          <table:table-cell table:formula="of:=NUMBERVALUE(LEFT([.B192];4);&quot;.&quot;)*10^NUMBERVALUE(RIGHT([.B192];3))" office:value-type="float" office:value="-1" calcext:value-type="float">
            <text:p>-1</text:p>
          </table:table-cell>
          <table:table-cell table:formula="of:=NUMBERVALUE(LEFT([.C192];4);&quot;.&quot;)*10^NUMBERVALUE(RIGHT([.C192];3))" office:value-type="float" office:value="0.0096" calcext:value-type="float">
            <text:p>0,0096</text:p>
          </table:table-cell>
        </table:table-row>
        <table:table-row table:style-name="ro1">
          <table:table-cell office:value-type="string" calcext:value-type="string">
            <text:p>-4.40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9.20e-03</text:p>
          </table:table-cell>
          <table:table-cell table:formula="of:=NUMBERVALUE(LEFT([.A193];5);&quot;.&quot;)*10^NUMBERVALUE(RIGHT([.A193];3))" office:value-type="float" office:value="-0.00044" calcext:value-type="float">
            <text:p>-0,00044</text:p>
          </table:table-cell>
          <table:table-cell table:formula="of:=NUMBERVALUE(LEFT([.B193];4);&quot;.&quot;)*10^NUMBERVALUE(RIGHT([.B193];3))" office:value-type="float" office:value="-0.98" calcext:value-type="float">
            <text:p>-0,98</text:p>
          </table:table-cell>
          <table:table-cell table:formula="of:=NUMBERVALUE(LEFT([.C193];4);&quot;.&quot;)*10^NUMBERVALUE(RIGHT([.C193];3))" office:value-type="float" office:value="0.0092" calcext:value-type="float">
            <text:p>0,0092</text:p>
          </table:table-cell>
        </table:table-row>
        <table:table-row table:style-name="ro1">
          <table:table-cell office:value-type="string" calcext:value-type="string">
            <text:p>-4.36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9.60e-03</text:p>
          </table:table-cell>
          <table:table-cell table:formula="of:=NUMBERVALUE(LEFT([.A194];5);&quot;.&quot;)*10^NUMBERVALUE(RIGHT([.A194];3))" office:value-type="float" office:value="-0.000436" calcext:value-type="float">
            <text:p>-0,000436</text:p>
          </table:table-cell>
          <table:table-cell table:formula="of:=NUMBERVALUE(LEFT([.B194];4);&quot;.&quot;)*10^NUMBERVALUE(RIGHT([.B194];3))" office:value-type="float" office:value="-1" calcext:value-type="float">
            <text:p>-1</text:p>
          </table:table-cell>
          <table:table-cell table:formula="of:=NUMBERVALUE(LEFT([.C194];4);&quot;.&quot;)*10^NUMBERVALUE(RIGHT([.C194];3))" office:value-type="float" office:value="0.0096" calcext:value-type="float">
            <text:p>0,0096</text:p>
          </table:table-cell>
        </table:table-row>
        <table:table-row table:style-name="ro1">
          <table:table-cell office:value-type="string" calcext:value-type="string">
            <text:p>-4.32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16e-02</text:p>
          </table:table-cell>
          <table:table-cell table:formula="of:=NUMBERVALUE(LEFT([.A195];5);&quot;.&quot;)*10^NUMBERVALUE(RIGHT([.A195];3))" office:value-type="float" office:value="-0.000432" calcext:value-type="float">
            <text:p>-0,000432</text:p>
          </table:table-cell>
          <table:table-cell table:formula="of:=NUMBERVALUE(LEFT([.B195];4);&quot;.&quot;)*10^NUMBERVALUE(RIGHT([.B195];3))" office:value-type="float" office:value="-1" calcext:value-type="float">
            <text:p>-1</text:p>
          </table:table-cell>
          <table:table-cell table:formula="of:=NUMBERVALUE(LEFT([.C195];4);&quot;.&quot;)*10^NUMBERVALUE(RIGHT([.C195];3))"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-4.28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24e-02</text:p>
          </table:table-cell>
          <table:table-cell table:formula="of:=NUMBERVALUE(LEFT([.A196];5);&quot;.&quot;)*10^NUMBERVALUE(RIGHT([.A196];3))" office:value-type="float" office:value="-0.000428" calcext:value-type="float">
            <text:p>-0,000428</text:p>
          </table:table-cell>
          <table:table-cell table:formula="of:=NUMBERVALUE(LEFT([.B196];4);&quot;.&quot;)*10^NUMBERVALUE(RIGHT([.B196];3))" office:value-type="float" office:value="-1" calcext:value-type="float">
            <text:p>-1</text:p>
          </table:table-cell>
          <table:table-cell table:formula="of:=NUMBERVALUE(LEFT([.C196];4);&quot;.&quot;)*10^NUMBERVALUE(RIGHT([.C196];3))" office:value-type="float" office:value="0.0124" calcext:value-type="float">
            <text:p>0,0124</text:p>
          </table:table-cell>
        </table:table-row>
        <table:table-row table:style-name="ro1">
          <table:table-cell office:value-type="string" calcext:value-type="string">
            <text:p>-4.24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00e-02</text:p>
          </table:table-cell>
          <table:table-cell table:formula="of:=NUMBERVALUE(LEFT([.A197];5);&quot;.&quot;)*10^NUMBERVALUE(RIGHT([.A197];3))" office:value-type="float" office:value="-0.000424" calcext:value-type="float">
            <text:p>-0,000424</text:p>
          </table:table-cell>
          <table:table-cell table:formula="of:=NUMBERVALUE(LEFT([.B197];4);&quot;.&quot;)*10^NUMBERVALUE(RIGHT([.B197];3))" office:value-type="float" office:value="-0.98" calcext:value-type="float">
            <text:p>-0,98</text:p>
          </table:table-cell>
          <table:table-cell table:formula="of:=NUMBERVALUE(LEFT([.C197];4);&quot;.&quot;)*10^NUMBERVALUE(RIGHT([.C197];3))"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-4.20e-04</text:p>
          </table:table-cell>
          <table:table-cell office:value-type="string" calcext:value-type="string">
            <text:p>-9.60e-01</text:p>
          </table:table-cell>
          <table:table-cell office:value-type="string" calcext:value-type="string">
            <text:p>1.16e-02</text:p>
          </table:table-cell>
          <table:table-cell table:formula="of:=NUMBERVALUE(LEFT([.A198];5);&quot;.&quot;)*10^NUMBERVALUE(RIGHT([.A198];3))" office:value-type="float" office:value="-0.00042" calcext:value-type="float">
            <text:p>-0,00042</text:p>
          </table:table-cell>
          <table:table-cell table:formula="of:=NUMBERVALUE(LEFT([.B198];4);&quot;.&quot;)*10^NUMBERVALUE(RIGHT([.B198];3))" office:value-type="float" office:value="-0.96" calcext:value-type="float">
            <text:p>-0,96</text:p>
          </table:table-cell>
          <table:table-cell table:formula="of:=NUMBERVALUE(LEFT([.C198];4);&quot;.&quot;)*10^NUMBERVALUE(RIGHT([.C198];3))"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-4.16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20e-02</text:p>
          </table:table-cell>
          <table:table-cell table:formula="of:=NUMBERVALUE(LEFT([.A199];5);&quot;.&quot;)*10^NUMBERVALUE(RIGHT([.A199];3))" office:value-type="float" office:value="-0.000416" calcext:value-type="float">
            <text:p>-0,000416</text:p>
          </table:table-cell>
          <table:table-cell table:formula="of:=NUMBERVALUE(LEFT([.B199];4);&quot;.&quot;)*10^NUMBERVALUE(RIGHT([.B199];3))" office:value-type="float" office:value="-1" calcext:value-type="float">
            <text:p>-1</text:p>
          </table:table-cell>
          <table:table-cell table:formula="of:=NUMBERVALUE(LEFT([.C199];4);&quot;.&quot;)*10^NUMBERVALUE(RIGHT([.C199];3))"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-4.12e-04</text:p>
          </table:table-cell>
          <table:table-cell office:value-type="string" calcext:value-type="string">
            <text:p>-1.02e+00</text:p>
          </table:table-cell>
          <table:table-cell office:value-type="string" calcext:value-type="string">
            <text:p>1.20e-02</text:p>
          </table:table-cell>
          <table:table-cell table:formula="of:=NUMBERVALUE(LEFT([.A200];5);&quot;.&quot;)*10^NUMBERVALUE(RIGHT([.A200];3))" office:value-type="float" office:value="-0.000412" calcext:value-type="float">
            <text:p>-0,000412</text:p>
          </table:table-cell>
          <table:table-cell table:formula="of:=NUMBERVALUE(LEFT([.B200];4);&quot;.&quot;)*10^NUMBERVALUE(RIGHT([.B200];3))" office:value-type="float" office:value="-1" calcext:value-type="float">
            <text:p>-1</text:p>
          </table:table-cell>
          <table:table-cell table:formula="of:=NUMBERVALUE(LEFT([.C200];4);&quot;.&quot;)*10^NUMBERVALUE(RIGHT([.C200];3))"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-4.08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28e-02</text:p>
          </table:table-cell>
          <table:table-cell table:formula="of:=NUMBERVALUE(LEFT([.A201];5);&quot;.&quot;)*10^NUMBERVALUE(RIGHT([.A201];3))" office:value-type="float" office:value="-0.000408" calcext:value-type="float">
            <text:p>-0,000408</text:p>
          </table:table-cell>
          <table:table-cell table:formula="of:=NUMBERVALUE(LEFT([.B201];4);&quot;.&quot;)*10^NUMBERVALUE(RIGHT([.B201];3))" office:value-type="float" office:value="-0.98" calcext:value-type="float">
            <text:p>-0,98</text:p>
          </table:table-cell>
          <table:table-cell table:formula="of:=NUMBERVALUE(LEFT([.C201];4);&quot;.&quot;)*10^NUMBERVALUE(RIGHT([.C201];3))" office:value-type="float" office:value="0.0128" calcext:value-type="float">
            <text:p>0,0128</text:p>
          </table:table-cell>
        </table:table-row>
        <table:table-row table:style-name="ro1">
          <table:table-cell office:value-type="string" calcext:value-type="string">
            <text:p>-4.04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32e-02</text:p>
          </table:table-cell>
          <table:table-cell table:formula="of:=NUMBERVALUE(LEFT([.A202];5);&quot;.&quot;)*10^NUMBERVALUE(RIGHT([.A202];3))" office:value-type="float" office:value="-0.000404" calcext:value-type="float">
            <text:p>-0,000404</text:p>
          </table:table-cell>
          <table:table-cell table:formula="of:=NUMBERVALUE(LEFT([.B202];4);&quot;.&quot;)*10^NUMBERVALUE(RIGHT([.B202];3))" office:value-type="float" office:value="-0.98" calcext:value-type="float">
            <text:p>-0,98</text:p>
          </table:table-cell>
          <table:table-cell table:formula="of:=NUMBERVALUE(LEFT([.C202];4);&quot;.&quot;)*10^NUMBERVALUE(RIGHT([.C202];3))" office:value-type="float" office:value="0.0132" calcext:value-type="float">
            <text:p>0,0132</text:p>
          </table:table-cell>
        </table:table-row>
        <table:table-row table:style-name="ro1">
          <table:table-cell office:value-type="string" calcext:value-type="string">
            <text:p>-4.00e-04</text:p>
          </table:table-cell>
          <table:table-cell office:value-type="string" calcext:value-type="string">
            <text:p>-1.02e+00</text:p>
          </table:table-cell>
          <table:table-cell office:value-type="string" calcext:value-type="string">
            <text:p>1.12e-02</text:p>
          </table:table-cell>
          <table:table-cell table:formula="of:=NUMBERVALUE(LEFT([.A203];5);&quot;.&quot;)*10^NUMBERVALUE(RIGHT([.A203];3))" office:value-type="float" office:value="-0.0004" calcext:value-type="float">
            <text:p>-0,0004</text:p>
          </table:table-cell>
          <table:table-cell table:formula="of:=NUMBERVALUE(LEFT([.B203];4);&quot;.&quot;)*10^NUMBERVALUE(RIGHT([.B203];3))" office:value-type="float" office:value="-1" calcext:value-type="float">
            <text:p>-1</text:p>
          </table:table-cell>
          <table:table-cell table:formula="of:=NUMBERVALUE(LEFT([.C203];4);&quot;.&quot;)*10^NUMBERVALUE(RIGHT([.C203];3))" office:value-type="float" office:value="0.0112" calcext:value-type="float">
            <text:p>0,0112</text:p>
          </table:table-cell>
        </table:table-row>
        <table:table-row table:style-name="ro1">
          <table:table-cell office:value-type="string" calcext:value-type="string">
            <text:p>-3.96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16e-02</text:p>
          </table:table-cell>
          <table:table-cell table:formula="of:=NUMBERVALUE(LEFT([.A204];5);&quot;.&quot;)*10^NUMBERVALUE(RIGHT([.A204];3))" office:value-type="float" office:value="-0.000396" calcext:value-type="float">
            <text:p>-0,000396</text:p>
          </table:table-cell>
          <table:table-cell table:formula="of:=NUMBERVALUE(LEFT([.B204];4);&quot;.&quot;)*10^NUMBERVALUE(RIGHT([.B204];3))" office:value-type="float" office:value="-1" calcext:value-type="float">
            <text:p>-1</text:p>
          </table:table-cell>
          <table:table-cell table:formula="of:=NUMBERVALUE(LEFT([.C204];4);&quot;.&quot;)*10^NUMBERVALUE(RIGHT([.C204];3))"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-3.92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28e-02</text:p>
          </table:table-cell>
          <table:table-cell table:formula="of:=NUMBERVALUE(LEFT([.A205];5);&quot;.&quot;)*10^NUMBERVALUE(RIGHT([.A205];3))" office:value-type="float" office:value="-0.000392" calcext:value-type="float">
            <text:p>-0,000392</text:p>
          </table:table-cell>
          <table:table-cell table:formula="of:=NUMBERVALUE(LEFT([.B205];4);&quot;.&quot;)*10^NUMBERVALUE(RIGHT([.B205];3))" office:value-type="float" office:value="-1" calcext:value-type="float">
            <text:p>-1</text:p>
          </table:table-cell>
          <table:table-cell table:formula="of:=NUMBERVALUE(LEFT([.C205];4);&quot;.&quot;)*10^NUMBERVALUE(RIGHT([.C205];3))" office:value-type="float" office:value="0.0128" calcext:value-type="float">
            <text:p>0,0128</text:p>
          </table:table-cell>
        </table:table-row>
        <table:table-row table:style-name="ro1">
          <table:table-cell office:value-type="string" calcext:value-type="string">
            <text:p>-3.88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24e-02</text:p>
          </table:table-cell>
          <table:table-cell table:formula="of:=NUMBERVALUE(LEFT([.A206];5);&quot;.&quot;)*10^NUMBERVALUE(RIGHT([.A206];3))" office:value-type="float" office:value="-0.000388" calcext:value-type="float">
            <text:p>-0,000388</text:p>
          </table:table-cell>
          <table:table-cell table:formula="of:=NUMBERVALUE(LEFT([.B206];4);&quot;.&quot;)*10^NUMBERVALUE(RIGHT([.B206];3))" office:value-type="float" office:value="-0.98" calcext:value-type="float">
            <text:p>-0,98</text:p>
          </table:table-cell>
          <table:table-cell table:formula="of:=NUMBERVALUE(LEFT([.C206];4);&quot;.&quot;)*10^NUMBERVALUE(RIGHT([.C206];3))" office:value-type="float" office:value="0.0124" calcext:value-type="float">
            <text:p>0,0124</text:p>
          </table:table-cell>
        </table:table-row>
        <table:table-row table:style-name="ro1">
          <table:table-cell office:value-type="string" calcext:value-type="string">
            <text:p>-3.84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20e-02</text:p>
          </table:table-cell>
          <table:table-cell table:formula="of:=NUMBERVALUE(LEFT([.A207];5);&quot;.&quot;)*10^NUMBERVALUE(RIGHT([.A207];3))" office:value-type="float" office:value="-0.000384" calcext:value-type="float">
            <text:p>-0,000384</text:p>
          </table:table-cell>
          <table:table-cell table:formula="of:=NUMBERVALUE(LEFT([.B207];4);&quot;.&quot;)*10^NUMBERVALUE(RIGHT([.B207];3))" office:value-type="float" office:value="-1" calcext:value-type="float">
            <text:p>-1</text:p>
          </table:table-cell>
          <table:table-cell table:formula="of:=NUMBERVALUE(LEFT([.C207];4);&quot;.&quot;)*10^NUMBERVALUE(RIGHT([.C207];3))"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-3.80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36e-02</text:p>
          </table:table-cell>
          <table:table-cell table:formula="of:=NUMBERVALUE(LEFT([.A208];5);&quot;.&quot;)*10^NUMBERVALUE(RIGHT([.A208];3))" office:value-type="float" office:value="-0.00038" calcext:value-type="float">
            <text:p>-0,00038</text:p>
          </table:table-cell>
          <table:table-cell table:formula="of:=NUMBERVALUE(LEFT([.B208];4);&quot;.&quot;)*10^NUMBERVALUE(RIGHT([.B208];3))" office:value-type="float" office:value="-0.98" calcext:value-type="float">
            <text:p>-0,98</text:p>
          </table:table-cell>
          <table:table-cell table:formula="of:=NUMBERVALUE(LEFT([.C208];4);&quot;.&quot;)*10^NUMBERVALUE(RIGHT([.C208];3))" office:value-type="float" office:value="0.0136" calcext:value-type="float">
            <text:p>0,0136</text:p>
          </table:table-cell>
        </table:table-row>
        <table:table-row table:style-name="ro1">
          <table:table-cell office:value-type="string" calcext:value-type="string">
            <text:p>-3.76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40e-02</text:p>
          </table:table-cell>
          <table:table-cell table:formula="of:=NUMBERVALUE(LEFT([.A209];5);&quot;.&quot;)*10^NUMBERVALUE(RIGHT([.A209];3))" office:value-type="float" office:value="-0.000376" calcext:value-type="float">
            <text:p>-0,000376</text:p>
          </table:table-cell>
          <table:table-cell table:formula="of:=NUMBERVALUE(LEFT([.B209];4);&quot;.&quot;)*10^NUMBERVALUE(RIGHT([.B209];3))" office:value-type="float" office:value="-0.98" calcext:value-type="float">
            <text:p>-0,98</text:p>
          </table:table-cell>
          <table:table-cell table:formula="of:=NUMBERVALUE(LEFT([.C209];4);&quot;.&quot;)*10^NUMBERVALUE(RIGHT([.C209];3))" office:value-type="float" office:value="0.014" calcext:value-type="float">
            <text:p>0,014</text:p>
          </table:table-cell>
        </table:table-row>
        <table:table-row table:style-name="ro1">
          <table:table-cell office:value-type="string" calcext:value-type="string">
            <text:p>-3.72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48e-02</text:p>
          </table:table-cell>
          <table:table-cell table:formula="of:=NUMBERVALUE(LEFT([.A210];5);&quot;.&quot;)*10^NUMBERVALUE(RIGHT([.A210];3))" office:value-type="float" office:value="-0.000372" calcext:value-type="float">
            <text:p>-0,000372</text:p>
          </table:table-cell>
          <table:table-cell table:formula="of:=NUMBERVALUE(LEFT([.B210];4);&quot;.&quot;)*10^NUMBERVALUE(RIGHT([.B210];3))" office:value-type="float" office:value="-0.98" calcext:value-type="float">
            <text:p>-0,98</text:p>
          </table:table-cell>
          <table:table-cell table:formula="of:=NUMBERVALUE(LEFT([.C210];4);&quot;.&quot;)*10^NUMBERVALUE(RIGHT([.C210];3))" office:value-type="float" office:value="0.0148" calcext:value-type="float">
            <text:p>0,0148</text:p>
          </table:table-cell>
        </table:table-row>
        <table:table-row table:style-name="ro1">
          <table:table-cell office:value-type="string" calcext:value-type="string">
            <text:p>-3.68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40e-02</text:p>
          </table:table-cell>
          <table:table-cell table:formula="of:=NUMBERVALUE(LEFT([.A211];5);&quot;.&quot;)*10^NUMBERVALUE(RIGHT([.A211];3))" office:value-type="float" office:value="-0.000368" calcext:value-type="float">
            <text:p>-0,000368</text:p>
          </table:table-cell>
          <table:table-cell table:formula="of:=NUMBERVALUE(LEFT([.B211];4);&quot;.&quot;)*10^NUMBERVALUE(RIGHT([.B211];3))" office:value-type="float" office:value="-1" calcext:value-type="float">
            <text:p>-1</text:p>
          </table:table-cell>
          <table:table-cell table:formula="of:=NUMBERVALUE(LEFT([.C211];4);&quot;.&quot;)*10^NUMBERVALUE(RIGHT([.C211];3))" office:value-type="float" office:value="0.014" calcext:value-type="float">
            <text:p>0,014</text:p>
          </table:table-cell>
        </table:table-row>
        <table:table-row table:style-name="ro1">
          <table:table-cell office:value-type="string" calcext:value-type="string">
            <text:p>-3.64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36e-02</text:p>
          </table:table-cell>
          <table:table-cell table:formula="of:=NUMBERVALUE(LEFT([.A212];5);&quot;.&quot;)*10^NUMBERVALUE(RIGHT([.A212];3))" office:value-type="float" office:value="-0.000364" calcext:value-type="float">
            <text:p>-0,000364</text:p>
          </table:table-cell>
          <table:table-cell table:formula="of:=NUMBERVALUE(LEFT([.B212];4);&quot;.&quot;)*10^NUMBERVALUE(RIGHT([.B212];3))" office:value-type="float" office:value="-1" calcext:value-type="float">
            <text:p>-1</text:p>
          </table:table-cell>
          <table:table-cell table:formula="of:=NUMBERVALUE(LEFT([.C212];4);&quot;.&quot;)*10^NUMBERVALUE(RIGHT([.C212];3))" office:value-type="float" office:value="0.0136" calcext:value-type="float">
            <text:p>0,0136</text:p>
          </table:table-cell>
        </table:table-row>
        <table:table-row table:style-name="ro1">
          <table:table-cell office:value-type="string" calcext:value-type="string">
            <text:p>-3.60e-04</text:p>
          </table:table-cell>
          <table:table-cell office:value-type="string" calcext:value-type="string">
            <text:p>-9.60e-01</text:p>
          </table:table-cell>
          <table:table-cell office:value-type="string" calcext:value-type="string">
            <text:p>1.40e-02</text:p>
          </table:table-cell>
          <table:table-cell table:formula="of:=NUMBERVALUE(LEFT([.A213];5);&quot;.&quot;)*10^NUMBERVALUE(RIGHT([.A213];3))" office:value-type="float" office:value="-0.00036" calcext:value-type="float">
            <text:p>-0,00036</text:p>
          </table:table-cell>
          <table:table-cell table:formula="of:=NUMBERVALUE(LEFT([.B213];4);&quot;.&quot;)*10^NUMBERVALUE(RIGHT([.B213];3))" office:value-type="float" office:value="-0.96" calcext:value-type="float">
            <text:p>-0,96</text:p>
          </table:table-cell>
          <table:table-cell table:formula="of:=NUMBERVALUE(LEFT([.C213];4);&quot;.&quot;)*10^NUMBERVALUE(RIGHT([.C213];3))" office:value-type="float" office:value="0.014" calcext:value-type="float">
            <text:p>0,014</text:p>
          </table:table-cell>
        </table:table-row>
        <table:table-row table:style-name="ro1">
          <table:table-cell office:value-type="string" calcext:value-type="string">
            <text:p>-3.56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44e-02</text:p>
          </table:table-cell>
          <table:table-cell table:formula="of:=NUMBERVALUE(LEFT([.A214];5);&quot;.&quot;)*10^NUMBERVALUE(RIGHT([.A214];3))" office:value-type="float" office:value="-0.000356" calcext:value-type="float">
            <text:p>-0,000356</text:p>
          </table:table-cell>
          <table:table-cell table:formula="of:=NUMBERVALUE(LEFT([.B214];4);&quot;.&quot;)*10^NUMBERVALUE(RIGHT([.B214];3))" office:value-type="float" office:value="-1" calcext:value-type="float">
            <text:p>-1</text:p>
          </table:table-cell>
          <table:table-cell table:formula="of:=NUMBERVALUE(LEFT([.C214];4);&quot;.&quot;)*10^NUMBERVALUE(RIGHT([.C214];3))" office:value-type="float" office:value="0.0144" calcext:value-type="float">
            <text:p>0,0144</text:p>
          </table:table-cell>
        </table:table-row>
        <table:table-row table:style-name="ro1">
          <table:table-cell office:value-type="string" calcext:value-type="string">
            <text:p>-3.52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40e-02</text:p>
          </table:table-cell>
          <table:table-cell table:formula="of:=NUMBERVALUE(LEFT([.A215];5);&quot;.&quot;)*10^NUMBERVALUE(RIGHT([.A215];3))" office:value-type="float" office:value="-0.000352" calcext:value-type="float">
            <text:p>-0,000352</text:p>
          </table:table-cell>
          <table:table-cell table:formula="of:=NUMBERVALUE(LEFT([.B215];4);&quot;.&quot;)*10^NUMBERVALUE(RIGHT([.B215];3))" office:value-type="float" office:value="-1" calcext:value-type="float">
            <text:p>-1</text:p>
          </table:table-cell>
          <table:table-cell table:formula="of:=NUMBERVALUE(LEFT([.C215];4);&quot;.&quot;)*10^NUMBERVALUE(RIGHT([.C215];3))" office:value-type="float" office:value="0.014" calcext:value-type="float">
            <text:p>0,014</text:p>
          </table:table-cell>
        </table:table-row>
        <table:table-row table:style-name="ro1">
          <table:table-cell office:value-type="string" calcext:value-type="string">
            <text:p>-3.48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40e-02</text:p>
          </table:table-cell>
          <table:table-cell table:formula="of:=NUMBERVALUE(LEFT([.A216];5);&quot;.&quot;)*10^NUMBERVALUE(RIGHT([.A216];3))" office:value-type="float" office:value="-0.000348" calcext:value-type="float">
            <text:p>-0,000348</text:p>
          </table:table-cell>
          <table:table-cell table:formula="of:=NUMBERVALUE(LEFT([.B216];4);&quot;.&quot;)*10^NUMBERVALUE(RIGHT([.B216];3))" office:value-type="float" office:value="-0.98" calcext:value-type="float">
            <text:p>-0,98</text:p>
          </table:table-cell>
          <table:table-cell table:formula="of:=NUMBERVALUE(LEFT([.C216];4);&quot;.&quot;)*10^NUMBERVALUE(RIGHT([.C216];3))" office:value-type="float" office:value="0.014" calcext:value-type="float">
            <text:p>0,014</text:p>
          </table:table-cell>
        </table:table-row>
        <table:table-row table:style-name="ro1">
          <table:table-cell office:value-type="string" calcext:value-type="string">
            <text:p>-3.44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36e-02</text:p>
          </table:table-cell>
          <table:table-cell table:formula="of:=NUMBERVALUE(LEFT([.A217];5);&quot;.&quot;)*10^NUMBERVALUE(RIGHT([.A217];3))" office:value-type="float" office:value="-0.000344" calcext:value-type="float">
            <text:p>-0,000344</text:p>
          </table:table-cell>
          <table:table-cell table:formula="of:=NUMBERVALUE(LEFT([.B217];4);&quot;.&quot;)*10^NUMBERVALUE(RIGHT([.B217];3))" office:value-type="float" office:value="-0.98" calcext:value-type="float">
            <text:p>-0,98</text:p>
          </table:table-cell>
          <table:table-cell table:formula="of:=NUMBERVALUE(LEFT([.C217];4);&quot;.&quot;)*10^NUMBERVALUE(RIGHT([.C217];3))" office:value-type="float" office:value="0.0136" calcext:value-type="float">
            <text:p>0,0136</text:p>
          </table:table-cell>
        </table:table-row>
        <table:table-row table:style-name="ro1">
          <table:table-cell office:value-type="string" calcext:value-type="string">
            <text:p>-3.40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28e-02</text:p>
          </table:table-cell>
          <table:table-cell table:formula="of:=NUMBERVALUE(LEFT([.A218];5);&quot;.&quot;)*10^NUMBERVALUE(RIGHT([.A218];3))" office:value-type="float" office:value="-0.00034" calcext:value-type="float">
            <text:p>-0,00034</text:p>
          </table:table-cell>
          <table:table-cell table:formula="of:=NUMBERVALUE(LEFT([.B218];4);&quot;.&quot;)*10^NUMBERVALUE(RIGHT([.B218];3))" office:value-type="float" office:value="-1" calcext:value-type="float">
            <text:p>-1</text:p>
          </table:table-cell>
          <table:table-cell table:formula="of:=NUMBERVALUE(LEFT([.C218];4);&quot;.&quot;)*10^NUMBERVALUE(RIGHT([.C218];3))" office:value-type="float" office:value="0.0128" calcext:value-type="float">
            <text:p>0,0128</text:p>
          </table:table-cell>
        </table:table-row>
        <table:table-row table:style-name="ro1">
          <table:table-cell office:value-type="string" calcext:value-type="string">
            <text:p>-3.36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36e-02</text:p>
          </table:table-cell>
          <table:table-cell table:formula="of:=NUMBERVALUE(LEFT([.A219];5);&quot;.&quot;)*10^NUMBERVALUE(RIGHT([.A219];3))" office:value-type="float" office:value="-0.000336" calcext:value-type="float">
            <text:p>-0,000336</text:p>
          </table:table-cell>
          <table:table-cell table:formula="of:=NUMBERVALUE(LEFT([.B219];4);&quot;.&quot;)*10^NUMBERVALUE(RIGHT([.B219];3))" office:value-type="float" office:value="-1" calcext:value-type="float">
            <text:p>-1</text:p>
          </table:table-cell>
          <table:table-cell table:formula="of:=NUMBERVALUE(LEFT([.C219];4);&quot;.&quot;)*10^NUMBERVALUE(RIGHT([.C219];3))" office:value-type="float" office:value="0.0136" calcext:value-type="float">
            <text:p>0,0136</text:p>
          </table:table-cell>
        </table:table-row>
        <table:table-row table:style-name="ro1">
          <table:table-cell office:value-type="string" calcext:value-type="string">
            <text:p>-3.32e-04</text:p>
          </table:table-cell>
          <table:table-cell office:value-type="string" calcext:value-type="string">
            <text:p>-1.02e+00</text:p>
          </table:table-cell>
          <table:table-cell office:value-type="string" calcext:value-type="string">
            <text:p>1.68e-02</text:p>
          </table:table-cell>
          <table:table-cell table:formula="of:=NUMBERVALUE(LEFT([.A220];5);&quot;.&quot;)*10^NUMBERVALUE(RIGHT([.A220];3))" office:value-type="float" office:value="-0.000332" calcext:value-type="float">
            <text:p>-0,000332</text:p>
          </table:table-cell>
          <table:table-cell table:formula="of:=NUMBERVALUE(LEFT([.B220];4);&quot;.&quot;)*10^NUMBERVALUE(RIGHT([.B220];3))" office:value-type="float" office:value="-1" calcext:value-type="float">
            <text:p>-1</text:p>
          </table:table-cell>
          <table:table-cell table:formula="of:=NUMBERVALUE(LEFT([.C220];4);&quot;.&quot;)*10^NUMBERVALUE(RIGHT([.C220];3))" office:value-type="float" office:value="0.0168" calcext:value-type="float">
            <text:p>0,0168</text:p>
          </table:table-cell>
        </table:table-row>
        <table:table-row table:style-name="ro1">
          <table:table-cell office:value-type="string" calcext:value-type="string">
            <text:p>-3.28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36e-02</text:p>
          </table:table-cell>
          <table:table-cell table:formula="of:=NUMBERVALUE(LEFT([.A221];5);&quot;.&quot;)*10^NUMBERVALUE(RIGHT([.A221];3))" office:value-type="float" office:value="-0.000328" calcext:value-type="float">
            <text:p>-0,000328</text:p>
          </table:table-cell>
          <table:table-cell table:formula="of:=NUMBERVALUE(LEFT([.B221];4);&quot;.&quot;)*10^NUMBERVALUE(RIGHT([.B221];3))" office:value-type="float" office:value="-0.98" calcext:value-type="float">
            <text:p>-0,98</text:p>
          </table:table-cell>
          <table:table-cell table:formula="of:=NUMBERVALUE(LEFT([.C221];4);&quot;.&quot;)*10^NUMBERVALUE(RIGHT([.C221];3))" office:value-type="float" office:value="0.0136" calcext:value-type="float">
            <text:p>0,0136</text:p>
          </table:table-cell>
        </table:table-row>
        <table:table-row table:style-name="ro1">
          <table:table-cell office:value-type="string" calcext:value-type="string">
            <text:p>-3.24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48e-02</text:p>
          </table:table-cell>
          <table:table-cell table:formula="of:=NUMBERVALUE(LEFT([.A222];5);&quot;.&quot;)*10^NUMBERVALUE(RIGHT([.A222];3))" office:value-type="float" office:value="-0.000324" calcext:value-type="float">
            <text:p>-0,000324</text:p>
          </table:table-cell>
          <table:table-cell table:formula="of:=NUMBERVALUE(LEFT([.B222];4);&quot;.&quot;)*10^NUMBERVALUE(RIGHT([.B222];3))" office:value-type="float" office:value="-1" calcext:value-type="float">
            <text:p>-1</text:p>
          </table:table-cell>
          <table:table-cell table:formula="of:=NUMBERVALUE(LEFT([.C222];4);&quot;.&quot;)*10^NUMBERVALUE(RIGHT([.C222];3))" office:value-type="float" office:value="0.0148" calcext:value-type="float">
            <text:p>0,0148</text:p>
          </table:table-cell>
        </table:table-row>
        <table:table-row table:style-name="ro1">
          <table:table-cell office:value-type="string" calcext:value-type="string">
            <text:p>-3.20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48e-02</text:p>
          </table:table-cell>
          <table:table-cell table:formula="of:=NUMBERVALUE(LEFT([.A223];5);&quot;.&quot;)*10^NUMBERVALUE(RIGHT([.A223];3))" office:value-type="float" office:value="-0.00032" calcext:value-type="float">
            <text:p>-0,00032</text:p>
          </table:table-cell>
          <table:table-cell table:formula="of:=NUMBERVALUE(LEFT([.B223];4);&quot;.&quot;)*10^NUMBERVALUE(RIGHT([.B223];3))" office:value-type="float" office:value="-1" calcext:value-type="float">
            <text:p>-1</text:p>
          </table:table-cell>
          <table:table-cell table:formula="of:=NUMBERVALUE(LEFT([.C223];4);&quot;.&quot;)*10^NUMBERVALUE(RIGHT([.C223];3))" office:value-type="float" office:value="0.0148" calcext:value-type="float">
            <text:p>0,0148</text:p>
          </table:table-cell>
        </table:table-row>
        <table:table-row table:style-name="ro1">
          <table:table-cell office:value-type="string" calcext:value-type="string">
            <text:p>-3.16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40e-02</text:p>
          </table:table-cell>
          <table:table-cell table:formula="of:=NUMBERVALUE(LEFT([.A224];5);&quot;.&quot;)*10^NUMBERVALUE(RIGHT([.A224];3))" office:value-type="float" office:value="-0.000316" calcext:value-type="float">
            <text:p>-0,000316</text:p>
          </table:table-cell>
          <table:table-cell table:formula="of:=NUMBERVALUE(LEFT([.B224];4);&quot;.&quot;)*10^NUMBERVALUE(RIGHT([.B224];3))" office:value-type="float" office:value="-1" calcext:value-type="float">
            <text:p>-1</text:p>
          </table:table-cell>
          <table:table-cell table:formula="of:=NUMBERVALUE(LEFT([.C224];4);&quot;.&quot;)*10^NUMBERVALUE(RIGHT([.C224];3))" office:value-type="float" office:value="0.014" calcext:value-type="float">
            <text:p>0,014</text:p>
          </table:table-cell>
        </table:table-row>
        <table:table-row table:style-name="ro1">
          <table:table-cell office:value-type="string" calcext:value-type="string">
            <text:p>-3.12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44e-02</text:p>
          </table:table-cell>
          <table:table-cell table:formula="of:=NUMBERVALUE(LEFT([.A225];5);&quot;.&quot;)*10^NUMBERVALUE(RIGHT([.A225];3))" office:value-type="float" office:value="-0.000312" calcext:value-type="float">
            <text:p>-0,000312</text:p>
          </table:table-cell>
          <table:table-cell table:formula="of:=NUMBERVALUE(LEFT([.B225];4);&quot;.&quot;)*10^NUMBERVALUE(RIGHT([.B225];3))" office:value-type="float" office:value="-1" calcext:value-type="float">
            <text:p>-1</text:p>
          </table:table-cell>
          <table:table-cell table:formula="of:=NUMBERVALUE(LEFT([.C225];4);&quot;.&quot;)*10^NUMBERVALUE(RIGHT([.C225];3))" office:value-type="float" office:value="0.0144" calcext:value-type="float">
            <text:p>0,0144</text:p>
          </table:table-cell>
        </table:table-row>
        <table:table-row table:style-name="ro1">
          <table:table-cell office:value-type="string" calcext:value-type="string">
            <text:p>-3.08e-04</text:p>
          </table:table-cell>
          <table:table-cell office:value-type="string" calcext:value-type="string">
            <text:p>-1.02e+00</text:p>
          </table:table-cell>
          <table:table-cell office:value-type="string" calcext:value-type="string">
            <text:p>1.48e-02</text:p>
          </table:table-cell>
          <table:table-cell table:formula="of:=NUMBERVALUE(LEFT([.A226];5);&quot;.&quot;)*10^NUMBERVALUE(RIGHT([.A226];3))" office:value-type="float" office:value="-0.000308" calcext:value-type="float">
            <text:p>-0,000308</text:p>
          </table:table-cell>
          <table:table-cell table:formula="of:=NUMBERVALUE(LEFT([.B226];4);&quot;.&quot;)*10^NUMBERVALUE(RIGHT([.B226];3))" office:value-type="float" office:value="-1" calcext:value-type="float">
            <text:p>-1</text:p>
          </table:table-cell>
          <table:table-cell table:formula="of:=NUMBERVALUE(LEFT([.C226];4);&quot;.&quot;)*10^NUMBERVALUE(RIGHT([.C226];3))" office:value-type="float" office:value="0.0148" calcext:value-type="float">
            <text:p>0,0148</text:p>
          </table:table-cell>
        </table:table-row>
        <table:table-row table:style-name="ro1">
          <table:table-cell office:value-type="string" calcext:value-type="string">
            <text:p>-3.04e-04</text:p>
          </table:table-cell>
          <table:table-cell office:value-type="string" calcext:value-type="string">
            <text:p>-9.60e-01</text:p>
          </table:table-cell>
          <table:table-cell office:value-type="string" calcext:value-type="string">
            <text:p>1.44e-02</text:p>
          </table:table-cell>
          <table:table-cell table:formula="of:=NUMBERVALUE(LEFT([.A227];5);&quot;.&quot;)*10^NUMBERVALUE(RIGHT([.A227];3))" office:value-type="float" office:value="-0.000304" calcext:value-type="float">
            <text:p>-0,000304</text:p>
          </table:table-cell>
          <table:table-cell table:formula="of:=NUMBERVALUE(LEFT([.B227];4);&quot;.&quot;)*10^NUMBERVALUE(RIGHT([.B227];3))" office:value-type="float" office:value="-0.96" calcext:value-type="float">
            <text:p>-0,96</text:p>
          </table:table-cell>
          <table:table-cell table:formula="of:=NUMBERVALUE(LEFT([.C227];4);&quot;.&quot;)*10^NUMBERVALUE(RIGHT([.C227];3))" office:value-type="float" office:value="0.0144" calcext:value-type="float">
            <text:p>0,0144</text:p>
          </table:table-cell>
        </table:table-row>
        <table:table-row table:style-name="ro1">
          <table:table-cell office:value-type="string" calcext:value-type="string">
            <text:p>-3.00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56e-02</text:p>
          </table:table-cell>
          <table:table-cell table:formula="of:=NUMBERVALUE(LEFT([.A228];5);&quot;.&quot;)*10^NUMBERVALUE(RIGHT([.A228];3))" office:value-type="float" office:value="-0.0003" calcext:value-type="float">
            <text:p>-0,0003</text:p>
          </table:table-cell>
          <table:table-cell table:formula="of:=NUMBERVALUE(LEFT([.B228];4);&quot;.&quot;)*10^NUMBERVALUE(RIGHT([.B228];3))" office:value-type="float" office:value="-0.98" calcext:value-type="float">
            <text:p>-0,98</text:p>
          </table:table-cell>
          <table:table-cell table:formula="of:=NUMBERVALUE(LEFT([.C228];4);&quot;.&quot;)*10^NUMBERVALUE(RIGHT([.C228];3))" office:value-type="float" office:value="0.0156" calcext:value-type="float">
            <text:p>0,0156</text:p>
          </table:table-cell>
        </table:table-row>
        <table:table-row table:style-name="ro1">
          <table:table-cell office:value-type="string" calcext:value-type="string">
            <text:p>-2.96e-04</text:p>
          </table:table-cell>
          <table:table-cell office:value-type="string" calcext:value-type="string">
            <text:p>-1.02e+00</text:p>
          </table:table-cell>
          <table:table-cell office:value-type="string" calcext:value-type="string">
            <text:p>1.60e-02</text:p>
          </table:table-cell>
          <table:table-cell table:formula="of:=NUMBERVALUE(LEFT([.A229];5);&quot;.&quot;)*10^NUMBERVALUE(RIGHT([.A229];3))" office:value-type="float" office:value="-0.000296" calcext:value-type="float">
            <text:p>-0,000296</text:p>
          </table:table-cell>
          <table:table-cell table:formula="of:=NUMBERVALUE(LEFT([.B229];4);&quot;.&quot;)*10^NUMBERVALUE(RIGHT([.B229];3))" office:value-type="float" office:value="-1" calcext:value-type="float">
            <text:p>-1</text:p>
          </table:table-cell>
          <table:table-cell table:formula="of:=NUMBERVALUE(LEFT([.C229];4);&quot;.&quot;)*10^NUMBERVALUE(RIGHT([.C229];3))" office:value-type="float" office:value="0.016" calcext:value-type="float">
            <text:p>0,016</text:p>
          </table:table-cell>
        </table:table-row>
        <table:table-row table:style-name="ro1">
          <table:table-cell office:value-type="string" calcext:value-type="string">
            <text:p>-2.92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56e-02</text:p>
          </table:table-cell>
          <table:table-cell table:formula="of:=NUMBERVALUE(LEFT([.A230];5);&quot;.&quot;)*10^NUMBERVALUE(RIGHT([.A230];3))" office:value-type="float" office:value="-0.000292" calcext:value-type="float">
            <text:p>-0,000292</text:p>
          </table:table-cell>
          <table:table-cell table:formula="of:=NUMBERVALUE(LEFT([.B230];4);&quot;.&quot;)*10^NUMBERVALUE(RIGHT([.B230];3))" office:value-type="float" office:value="-1" calcext:value-type="float">
            <text:p>-1</text:p>
          </table:table-cell>
          <table:table-cell table:formula="of:=NUMBERVALUE(LEFT([.C230];4);&quot;.&quot;)*10^NUMBERVALUE(RIGHT([.C230];3))" office:value-type="float" office:value="0.0156" calcext:value-type="float">
            <text:p>0,0156</text:p>
          </table:table-cell>
        </table:table-row>
        <table:table-row table:style-name="ro1">
          <table:table-cell office:value-type="string" calcext:value-type="string">
            <text:p>-2.88e-04</text:p>
          </table:table-cell>
          <table:table-cell office:value-type="string" calcext:value-type="string">
            <text:p>-9.60e-01</text:p>
          </table:table-cell>
          <table:table-cell office:value-type="string" calcext:value-type="string">
            <text:p>1.40e-02</text:p>
          </table:table-cell>
          <table:table-cell table:formula="of:=NUMBERVALUE(LEFT([.A231];5);&quot;.&quot;)*10^NUMBERVALUE(RIGHT([.A231];3))" office:value-type="float" office:value="-0.000288" calcext:value-type="float">
            <text:p>-0,000288</text:p>
          </table:table-cell>
          <table:table-cell table:formula="of:=NUMBERVALUE(LEFT([.B231];4);&quot;.&quot;)*10^NUMBERVALUE(RIGHT([.B231];3))" office:value-type="float" office:value="-0.96" calcext:value-type="float">
            <text:p>-0,96</text:p>
          </table:table-cell>
          <table:table-cell table:formula="of:=NUMBERVALUE(LEFT([.C231];4);&quot;.&quot;)*10^NUMBERVALUE(RIGHT([.C231];3))" office:value-type="float" office:value="0.014" calcext:value-type="float">
            <text:p>0,014</text:p>
          </table:table-cell>
        </table:table-row>
        <table:table-row table:style-name="ro1">
          <table:table-cell office:value-type="string" calcext:value-type="string">
            <text:p>-2.84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52e-02</text:p>
          </table:table-cell>
          <table:table-cell table:formula="of:=NUMBERVALUE(LEFT([.A232];5);&quot;.&quot;)*10^NUMBERVALUE(RIGHT([.A232];3))" office:value-type="float" office:value="-0.000284" calcext:value-type="float">
            <text:p>-0,000284</text:p>
          </table:table-cell>
          <table:table-cell table:formula="of:=NUMBERVALUE(LEFT([.B232];4);&quot;.&quot;)*10^NUMBERVALUE(RIGHT([.B232];3))" office:value-type="float" office:value="-1" calcext:value-type="float">
            <text:p>-1</text:p>
          </table:table-cell>
          <table:table-cell table:formula="of:=NUMBERVALUE(LEFT([.C232];4);&quot;.&quot;)*10^NUMBERVALUE(RIGHT([.C232];3))" office:value-type="float" office:value="0.0152" calcext:value-type="float">
            <text:p>0,0152</text:p>
          </table:table-cell>
        </table:table-row>
        <table:table-row table:style-name="ro1">
          <table:table-cell office:value-type="string" calcext:value-type="string">
            <text:p>-2.80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36e-02</text:p>
          </table:table-cell>
          <table:table-cell table:formula="of:=NUMBERVALUE(LEFT([.A233];5);&quot;.&quot;)*10^NUMBERVALUE(RIGHT([.A233];3))" office:value-type="float" office:value="-0.00028" calcext:value-type="float">
            <text:p>-0,00028</text:p>
          </table:table-cell>
          <table:table-cell table:formula="of:=NUMBERVALUE(LEFT([.B233];4);&quot;.&quot;)*10^NUMBERVALUE(RIGHT([.B233];3))" office:value-type="float" office:value="-0.98" calcext:value-type="float">
            <text:p>-0,98</text:p>
          </table:table-cell>
          <table:table-cell table:formula="of:=NUMBERVALUE(LEFT([.C233];4);&quot;.&quot;)*10^NUMBERVALUE(RIGHT([.C233];3))" office:value-type="float" office:value="0.0136" calcext:value-type="float">
            <text:p>0,0136</text:p>
          </table:table-cell>
        </table:table-row>
        <table:table-row table:style-name="ro1">
          <table:table-cell office:value-type="string" calcext:value-type="string">
            <text:p>-2.76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48e-02</text:p>
          </table:table-cell>
          <table:table-cell table:formula="of:=NUMBERVALUE(LEFT([.A234];5);&quot;.&quot;)*10^NUMBERVALUE(RIGHT([.A234];3))" office:value-type="float" office:value="-0.000276" calcext:value-type="float">
            <text:p>-0,000276</text:p>
          </table:table-cell>
          <table:table-cell table:formula="of:=NUMBERVALUE(LEFT([.B234];4);&quot;.&quot;)*10^NUMBERVALUE(RIGHT([.B234];3))" office:value-type="float" office:value="-0.98" calcext:value-type="float">
            <text:p>-0,98</text:p>
          </table:table-cell>
          <table:table-cell table:formula="of:=NUMBERVALUE(LEFT([.C234];4);&quot;.&quot;)*10^NUMBERVALUE(RIGHT([.C234];3))" office:value-type="float" office:value="0.0148" calcext:value-type="float">
            <text:p>0,0148</text:p>
          </table:table-cell>
        </table:table-row>
        <table:table-row table:style-name="ro1">
          <table:table-cell office:value-type="string" calcext:value-type="string">
            <text:p>-2.72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52e-02</text:p>
          </table:table-cell>
          <table:table-cell table:formula="of:=NUMBERVALUE(LEFT([.A235];5);&quot;.&quot;)*10^NUMBERVALUE(RIGHT([.A235];3))" office:value-type="float" office:value="-0.000272" calcext:value-type="float">
            <text:p>-0,000272</text:p>
          </table:table-cell>
          <table:table-cell table:formula="of:=NUMBERVALUE(LEFT([.B235];4);&quot;.&quot;)*10^NUMBERVALUE(RIGHT([.B235];3))" office:value-type="float" office:value="-1" calcext:value-type="float">
            <text:p>-1</text:p>
          </table:table-cell>
          <table:table-cell table:formula="of:=NUMBERVALUE(LEFT([.C235];4);&quot;.&quot;)*10^NUMBERVALUE(RIGHT([.C235];3))" office:value-type="float" office:value="0.0152" calcext:value-type="float">
            <text:p>0,0152</text:p>
          </table:table-cell>
        </table:table-row>
        <table:table-row table:style-name="ro1">
          <table:table-cell office:value-type="string" calcext:value-type="string">
            <text:p>-2.68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48e-02</text:p>
          </table:table-cell>
          <table:table-cell table:formula="of:=NUMBERVALUE(LEFT([.A236];5);&quot;.&quot;)*10^NUMBERVALUE(RIGHT([.A236];3))" office:value-type="float" office:value="-0.000268" calcext:value-type="float">
            <text:p>-0,000268</text:p>
          </table:table-cell>
          <table:table-cell table:formula="of:=NUMBERVALUE(LEFT([.B236];4);&quot;.&quot;)*10^NUMBERVALUE(RIGHT([.B236];3))" office:value-type="float" office:value="-0.98" calcext:value-type="float">
            <text:p>-0,98</text:p>
          </table:table-cell>
          <table:table-cell table:formula="of:=NUMBERVALUE(LEFT([.C236];4);&quot;.&quot;)*10^NUMBERVALUE(RIGHT([.C236];3))" office:value-type="float" office:value="0.0148" calcext:value-type="float">
            <text:p>0,0148</text:p>
          </table:table-cell>
        </table:table-row>
        <table:table-row table:style-name="ro1">
          <table:table-cell office:value-type="string" calcext:value-type="string">
            <text:p>-2.64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56e-02</text:p>
          </table:table-cell>
          <table:table-cell table:formula="of:=NUMBERVALUE(LEFT([.A237];5);&quot;.&quot;)*10^NUMBERVALUE(RIGHT([.A237];3))" office:value-type="float" office:value="-0.000264" calcext:value-type="float">
            <text:p>-0,000264</text:p>
          </table:table-cell>
          <table:table-cell table:formula="of:=NUMBERVALUE(LEFT([.B237];4);&quot;.&quot;)*10^NUMBERVALUE(RIGHT([.B237];3))" office:value-type="float" office:value="-1" calcext:value-type="float">
            <text:p>-1</text:p>
          </table:table-cell>
          <table:table-cell table:formula="of:=NUMBERVALUE(LEFT([.C237];4);&quot;.&quot;)*10^NUMBERVALUE(RIGHT([.C237];3))" office:value-type="float" office:value="0.0156" calcext:value-type="float">
            <text:p>0,0156</text:p>
          </table:table-cell>
        </table:table-row>
        <table:table-row table:style-name="ro1">
          <table:table-cell office:value-type="string" calcext:value-type="string">
            <text:p>-2.60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52e-02</text:p>
          </table:table-cell>
          <table:table-cell table:formula="of:=NUMBERVALUE(LEFT([.A238];5);&quot;.&quot;)*10^NUMBERVALUE(RIGHT([.A238];3))" office:value-type="float" office:value="-0.00026" calcext:value-type="float">
            <text:p>-0,00026</text:p>
          </table:table-cell>
          <table:table-cell table:formula="of:=NUMBERVALUE(LEFT([.B238];4);&quot;.&quot;)*10^NUMBERVALUE(RIGHT([.B238];3))" office:value-type="float" office:value="-1" calcext:value-type="float">
            <text:p>-1</text:p>
          </table:table-cell>
          <table:table-cell table:formula="of:=NUMBERVALUE(LEFT([.C238];4);&quot;.&quot;)*10^NUMBERVALUE(RIGHT([.C238];3))" office:value-type="float" office:value="0.0152" calcext:value-type="float">
            <text:p>0,0152</text:p>
          </table:table-cell>
        </table:table-row>
        <table:table-row table:style-name="ro1">
          <table:table-cell office:value-type="string" calcext:value-type="string">
            <text:p>-2.56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52e-02</text:p>
          </table:table-cell>
          <table:table-cell table:formula="of:=NUMBERVALUE(LEFT([.A239];5);&quot;.&quot;)*10^NUMBERVALUE(RIGHT([.A239];3))" office:value-type="float" office:value="-0.000256" calcext:value-type="float">
            <text:p>-0,000256</text:p>
          </table:table-cell>
          <table:table-cell table:formula="of:=NUMBERVALUE(LEFT([.B239];4);&quot;.&quot;)*10^NUMBERVALUE(RIGHT([.B239];3))" office:value-type="float" office:value="-1" calcext:value-type="float">
            <text:p>-1</text:p>
          </table:table-cell>
          <table:table-cell table:formula="of:=NUMBERVALUE(LEFT([.C239];4);&quot;.&quot;)*10^NUMBERVALUE(RIGHT([.C239];3))" office:value-type="float" office:value="0.0152" calcext:value-type="float">
            <text:p>0,0152</text:p>
          </table:table-cell>
        </table:table-row>
        <table:table-row table:style-name="ro1">
          <table:table-cell office:value-type="string" calcext:value-type="string">
            <text:p>-2.52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60e-02</text:p>
          </table:table-cell>
          <table:table-cell table:formula="of:=NUMBERVALUE(LEFT([.A240];5);&quot;.&quot;)*10^NUMBERVALUE(RIGHT([.A240];3))" office:value-type="float" office:value="-0.000252" calcext:value-type="float">
            <text:p>-0,000252</text:p>
          </table:table-cell>
          <table:table-cell table:formula="of:=NUMBERVALUE(LEFT([.B240];4);&quot;.&quot;)*10^NUMBERVALUE(RIGHT([.B240];3))" office:value-type="float" office:value="-1" calcext:value-type="float">
            <text:p>-1</text:p>
          </table:table-cell>
          <table:table-cell table:formula="of:=NUMBERVALUE(LEFT([.C240];4);&quot;.&quot;)*10^NUMBERVALUE(RIGHT([.C240];3))" office:value-type="float" office:value="0.016" calcext:value-type="float">
            <text:p>0,016</text:p>
          </table:table-cell>
        </table:table-row>
        <table:table-row table:style-name="ro1">
          <table:table-cell office:value-type="string" calcext:value-type="string">
            <text:p>-2.48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48e-02</text:p>
          </table:table-cell>
          <table:table-cell table:formula="of:=NUMBERVALUE(LEFT([.A241];5);&quot;.&quot;)*10^NUMBERVALUE(RIGHT([.A241];3))" office:value-type="float" office:value="-0.000248" calcext:value-type="float">
            <text:p>-0,000248</text:p>
          </table:table-cell>
          <table:table-cell table:formula="of:=NUMBERVALUE(LEFT([.B241];4);&quot;.&quot;)*10^NUMBERVALUE(RIGHT([.B241];3))" office:value-type="float" office:value="-0.98" calcext:value-type="float">
            <text:p>-0,98</text:p>
          </table:table-cell>
          <table:table-cell table:formula="of:=NUMBERVALUE(LEFT([.C241];4);&quot;.&quot;)*10^NUMBERVALUE(RIGHT([.C241];3))" office:value-type="float" office:value="0.0148" calcext:value-type="float">
            <text:p>0,0148</text:p>
          </table:table-cell>
        </table:table-row>
        <table:table-row table:style-name="ro1">
          <table:table-cell office:value-type="string" calcext:value-type="string">
            <text:p>-2.44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44e-02</text:p>
          </table:table-cell>
          <table:table-cell table:formula="of:=NUMBERVALUE(LEFT([.A242];5);&quot;.&quot;)*10^NUMBERVALUE(RIGHT([.A242];3))" office:value-type="float" office:value="-0.000244" calcext:value-type="float">
            <text:p>-0,000244</text:p>
          </table:table-cell>
          <table:table-cell table:formula="of:=NUMBERVALUE(LEFT([.B242];4);&quot;.&quot;)*10^NUMBERVALUE(RIGHT([.B242];3))" office:value-type="float" office:value="-1" calcext:value-type="float">
            <text:p>-1</text:p>
          </table:table-cell>
          <table:table-cell table:formula="of:=NUMBERVALUE(LEFT([.C242];4);&quot;.&quot;)*10^NUMBERVALUE(RIGHT([.C242];3))" office:value-type="float" office:value="0.0144" calcext:value-type="float">
            <text:p>0,0144</text:p>
          </table:table-cell>
        </table:table-row>
        <table:table-row table:style-name="ro1">
          <table:table-cell office:value-type="string" calcext:value-type="string">
            <text:p>-2.40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40e-02</text:p>
          </table:table-cell>
          <table:table-cell table:formula="of:=NUMBERVALUE(LEFT([.A243];5);&quot;.&quot;)*10^NUMBERVALUE(RIGHT([.A243];3))" office:value-type="float" office:value="-0.00024" calcext:value-type="float">
            <text:p>-0,00024</text:p>
          </table:table-cell>
          <table:table-cell table:formula="of:=NUMBERVALUE(LEFT([.B243];4);&quot;.&quot;)*10^NUMBERVALUE(RIGHT([.B243];3))" office:value-type="float" office:value="-0.98" calcext:value-type="float">
            <text:p>-0,98</text:p>
          </table:table-cell>
          <table:table-cell table:formula="of:=NUMBERVALUE(LEFT([.C243];4);&quot;.&quot;)*10^NUMBERVALUE(RIGHT([.C243];3))" office:value-type="float" office:value="0.014" calcext:value-type="float">
            <text:p>0,014</text:p>
          </table:table-cell>
        </table:table-row>
        <table:table-row table:style-name="ro1">
          <table:table-cell office:value-type="string" calcext:value-type="string">
            <text:p>-2.36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40e-02</text:p>
          </table:table-cell>
          <table:table-cell table:formula="of:=NUMBERVALUE(LEFT([.A244];5);&quot;.&quot;)*10^NUMBERVALUE(RIGHT([.A244];3))" office:value-type="float" office:value="-0.000236" calcext:value-type="float">
            <text:p>-0,000236</text:p>
          </table:table-cell>
          <table:table-cell table:formula="of:=NUMBERVALUE(LEFT([.B244];4);&quot;.&quot;)*10^NUMBERVALUE(RIGHT([.B244];3))" office:value-type="float" office:value="-0.98" calcext:value-type="float">
            <text:p>-0,98</text:p>
          </table:table-cell>
          <table:table-cell table:formula="of:=NUMBERVALUE(LEFT([.C244];4);&quot;.&quot;)*10^NUMBERVALUE(RIGHT([.C244];3))" office:value-type="float" office:value="0.014" calcext:value-type="float">
            <text:p>0,014</text:p>
          </table:table-cell>
        </table:table-row>
        <table:table-row table:style-name="ro1">
          <table:table-cell office:value-type="string" calcext:value-type="string">
            <text:p>-2.32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40e-02</text:p>
          </table:table-cell>
          <table:table-cell table:formula="of:=NUMBERVALUE(LEFT([.A245];5);&quot;.&quot;)*10^NUMBERVALUE(RIGHT([.A245];3))" office:value-type="float" office:value="-0.000232" calcext:value-type="float">
            <text:p>-0,000232</text:p>
          </table:table-cell>
          <table:table-cell table:formula="of:=NUMBERVALUE(LEFT([.B245];4);&quot;.&quot;)*10^NUMBERVALUE(RIGHT([.B245];3))" office:value-type="float" office:value="-0.98" calcext:value-type="float">
            <text:p>-0,98</text:p>
          </table:table-cell>
          <table:table-cell table:formula="of:=NUMBERVALUE(LEFT([.C245];4);&quot;.&quot;)*10^NUMBERVALUE(RIGHT([.C245];3))" office:value-type="float" office:value="0.014" calcext:value-type="float">
            <text:p>0,014</text:p>
          </table:table-cell>
        </table:table-row>
        <table:table-row table:style-name="ro1">
          <table:table-cell office:value-type="string" calcext:value-type="string">
            <text:p>-2.28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44e-02</text:p>
          </table:table-cell>
          <table:table-cell table:formula="of:=NUMBERVALUE(LEFT([.A246];5);&quot;.&quot;)*10^NUMBERVALUE(RIGHT([.A246];3))" office:value-type="float" office:value="-0.000228" calcext:value-type="float">
            <text:p>-0,000228</text:p>
          </table:table-cell>
          <table:table-cell table:formula="of:=NUMBERVALUE(LEFT([.B246];4);&quot;.&quot;)*10^NUMBERVALUE(RIGHT([.B246];3))" office:value-type="float" office:value="-1" calcext:value-type="float">
            <text:p>-1</text:p>
          </table:table-cell>
          <table:table-cell table:formula="of:=NUMBERVALUE(LEFT([.C246];4);&quot;.&quot;)*10^NUMBERVALUE(RIGHT([.C246];3))" office:value-type="float" office:value="0.0144" calcext:value-type="float">
            <text:p>0,0144</text:p>
          </table:table-cell>
        </table:table-row>
        <table:table-row table:style-name="ro1">
          <table:table-cell office:value-type="string" calcext:value-type="string">
            <text:p>-2.24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52e-02</text:p>
          </table:table-cell>
          <table:table-cell table:formula="of:=NUMBERVALUE(LEFT([.A247];5);&quot;.&quot;)*10^NUMBERVALUE(RIGHT([.A247];3))" office:value-type="float" office:value="-0.000224" calcext:value-type="float">
            <text:p>-0,000224</text:p>
          </table:table-cell>
          <table:table-cell table:formula="of:=NUMBERVALUE(LEFT([.B247];4);&quot;.&quot;)*10^NUMBERVALUE(RIGHT([.B247];3))" office:value-type="float" office:value="-0.98" calcext:value-type="float">
            <text:p>-0,98</text:p>
          </table:table-cell>
          <table:table-cell table:formula="of:=NUMBERVALUE(LEFT([.C247];4);&quot;.&quot;)*10^NUMBERVALUE(RIGHT([.C247];3))" office:value-type="float" office:value="0.0152" calcext:value-type="float">
            <text:p>0,0152</text:p>
          </table:table-cell>
        </table:table-row>
        <table:table-row table:style-name="ro1">
          <table:table-cell office:value-type="string" calcext:value-type="string">
            <text:p>-2.20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44e-02</text:p>
          </table:table-cell>
          <table:table-cell table:formula="of:=NUMBERVALUE(LEFT([.A248];5);&quot;.&quot;)*10^NUMBERVALUE(RIGHT([.A248];3))" office:value-type="float" office:value="-0.00022" calcext:value-type="float">
            <text:p>-0,00022</text:p>
          </table:table-cell>
          <table:table-cell table:formula="of:=NUMBERVALUE(LEFT([.B248];4);&quot;.&quot;)*10^NUMBERVALUE(RIGHT([.B248];3))" office:value-type="float" office:value="-1" calcext:value-type="float">
            <text:p>-1</text:p>
          </table:table-cell>
          <table:table-cell table:formula="of:=NUMBERVALUE(LEFT([.C248];4);&quot;.&quot;)*10^NUMBERVALUE(RIGHT([.C248];3))" office:value-type="float" office:value="0.0144" calcext:value-type="float">
            <text:p>0,0144</text:p>
          </table:table-cell>
        </table:table-row>
        <table:table-row table:style-name="ro1">
          <table:table-cell office:value-type="string" calcext:value-type="string">
            <text:p>-2.16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28e-02</text:p>
          </table:table-cell>
          <table:table-cell table:formula="of:=NUMBERVALUE(LEFT([.A249];5);&quot;.&quot;)*10^NUMBERVALUE(RIGHT([.A249];3))" office:value-type="float" office:value="-0.000216" calcext:value-type="float">
            <text:p>-0,000216</text:p>
          </table:table-cell>
          <table:table-cell table:formula="of:=NUMBERVALUE(LEFT([.B249];4);&quot;.&quot;)*10^NUMBERVALUE(RIGHT([.B249];3))" office:value-type="float" office:value="-0.98" calcext:value-type="float">
            <text:p>-0,98</text:p>
          </table:table-cell>
          <table:table-cell table:formula="of:=NUMBERVALUE(LEFT([.C249];4);&quot;.&quot;)*10^NUMBERVALUE(RIGHT([.C249];3))" office:value-type="float" office:value="0.0128" calcext:value-type="float">
            <text:p>0,0128</text:p>
          </table:table-cell>
        </table:table-row>
        <table:table-row table:style-name="ro1">
          <table:table-cell office:value-type="string" calcext:value-type="string">
            <text:p>-2.12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40e-02</text:p>
          </table:table-cell>
          <table:table-cell table:formula="of:=NUMBERVALUE(LEFT([.A250];5);&quot;.&quot;)*10^NUMBERVALUE(RIGHT([.A250];3))" office:value-type="float" office:value="-0.000212" calcext:value-type="float">
            <text:p>-0,000212</text:p>
          </table:table-cell>
          <table:table-cell table:formula="of:=NUMBERVALUE(LEFT([.B250];4);&quot;.&quot;)*10^NUMBERVALUE(RIGHT([.B250];3))" office:value-type="float" office:value="-1" calcext:value-type="float">
            <text:p>-1</text:p>
          </table:table-cell>
          <table:table-cell table:formula="of:=NUMBERVALUE(LEFT([.C250];4);&quot;.&quot;)*10^NUMBERVALUE(RIGHT([.C250];3))" office:value-type="float" office:value="0.014" calcext:value-type="float">
            <text:p>0,014</text:p>
          </table:table-cell>
        </table:table-row>
        <table:table-row table:style-name="ro1">
          <table:table-cell office:value-type="string" calcext:value-type="string">
            <text:p>-2.08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36e-02</text:p>
          </table:table-cell>
          <table:table-cell table:formula="of:=NUMBERVALUE(LEFT([.A251];5);&quot;.&quot;)*10^NUMBERVALUE(RIGHT([.A251];3))" office:value-type="float" office:value="-0.000208" calcext:value-type="float">
            <text:p>-0,000208</text:p>
          </table:table-cell>
          <table:table-cell table:formula="of:=NUMBERVALUE(LEFT([.B251];4);&quot;.&quot;)*10^NUMBERVALUE(RIGHT([.B251];3))" office:value-type="float" office:value="-1" calcext:value-type="float">
            <text:p>-1</text:p>
          </table:table-cell>
          <table:table-cell table:formula="of:=NUMBERVALUE(LEFT([.C251];4);&quot;.&quot;)*10^NUMBERVALUE(RIGHT([.C251];3))" office:value-type="float" office:value="0.0136" calcext:value-type="float">
            <text:p>0,0136</text:p>
          </table:table-cell>
        </table:table-row>
        <table:table-row table:style-name="ro1">
          <table:table-cell office:value-type="string" calcext:value-type="string">
            <text:p>-2.04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28e-02</text:p>
          </table:table-cell>
          <table:table-cell table:formula="of:=NUMBERVALUE(LEFT([.A252];5);&quot;.&quot;)*10^NUMBERVALUE(RIGHT([.A252];3))" office:value-type="float" office:value="-0.000204" calcext:value-type="float">
            <text:p>-0,000204</text:p>
          </table:table-cell>
          <table:table-cell table:formula="of:=NUMBERVALUE(LEFT([.B252];4);&quot;.&quot;)*10^NUMBERVALUE(RIGHT([.B252];3))" office:value-type="float" office:value="-0.98" calcext:value-type="float">
            <text:p>-0,98</text:p>
          </table:table-cell>
          <table:table-cell table:formula="of:=NUMBERVALUE(LEFT([.C252];4);&quot;.&quot;)*10^NUMBERVALUE(RIGHT([.C252];3))" office:value-type="float" office:value="0.0128" calcext:value-type="float">
            <text:p>0,0128</text:p>
          </table:table-cell>
        </table:table-row>
        <table:table-row table:style-name="ro1">
          <table:table-cell office:value-type="string" calcext:value-type="string">
            <text:p>-2.00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32e-02</text:p>
          </table:table-cell>
          <table:table-cell table:formula="of:=NUMBERVALUE(LEFT([.A253];5);&quot;.&quot;)*10^NUMBERVALUE(RIGHT([.A253];3))" office:value-type="float" office:value="-0.0002" calcext:value-type="float">
            <text:p>-0,0002</text:p>
          </table:table-cell>
          <table:table-cell table:formula="of:=NUMBERVALUE(LEFT([.B253];4);&quot;.&quot;)*10^NUMBERVALUE(RIGHT([.B253];3))" office:value-type="float" office:value="-0.98" calcext:value-type="float">
            <text:p>-0,98</text:p>
          </table:table-cell>
          <table:table-cell table:formula="of:=NUMBERVALUE(LEFT([.C253];4);&quot;.&quot;)*10^NUMBERVALUE(RIGHT([.C253];3))" office:value-type="float" office:value="0.0132" calcext:value-type="float">
            <text:p>0,0132</text:p>
          </table:table-cell>
        </table:table-row>
        <table:table-row table:style-name="ro1">
          <table:table-cell office:value-type="string" calcext:value-type="string">
            <text:p>-1.96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36e-02</text:p>
          </table:table-cell>
          <table:table-cell table:formula="of:=NUMBERVALUE(LEFT([.A254];5);&quot;.&quot;)*10^NUMBERVALUE(RIGHT([.A254];3))" office:value-type="float" office:value="-0.000196" calcext:value-type="float">
            <text:p>-0,000196</text:p>
          </table:table-cell>
          <table:table-cell table:formula="of:=NUMBERVALUE(LEFT([.B254];4);&quot;.&quot;)*10^NUMBERVALUE(RIGHT([.B254];3))" office:value-type="float" office:value="-0.98" calcext:value-type="float">
            <text:p>-0,98</text:p>
          </table:table-cell>
          <table:table-cell table:formula="of:=NUMBERVALUE(LEFT([.C254];4);&quot;.&quot;)*10^NUMBERVALUE(RIGHT([.C254];3))" office:value-type="float" office:value="0.0136" calcext:value-type="float">
            <text:p>0,0136</text:p>
          </table:table-cell>
        </table:table-row>
        <table:table-row table:style-name="ro1">
          <table:table-cell office:value-type="string" calcext:value-type="string">
            <text:p>-1.92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36e-02</text:p>
          </table:table-cell>
          <table:table-cell table:formula="of:=NUMBERVALUE(LEFT([.A255];5);&quot;.&quot;)*10^NUMBERVALUE(RIGHT([.A255];3))" office:value-type="float" office:value="-0.000192" calcext:value-type="float">
            <text:p>-0,000192</text:p>
          </table:table-cell>
          <table:table-cell table:formula="of:=NUMBERVALUE(LEFT([.B255];4);&quot;.&quot;)*10^NUMBERVALUE(RIGHT([.B255];3))" office:value-type="float" office:value="-1" calcext:value-type="float">
            <text:p>-1</text:p>
          </table:table-cell>
          <table:table-cell table:formula="of:=NUMBERVALUE(LEFT([.C255];4);&quot;.&quot;)*10^NUMBERVALUE(RIGHT([.C255];3))" office:value-type="float" office:value="0.0136" calcext:value-type="float">
            <text:p>0,0136</text:p>
          </table:table-cell>
        </table:table-row>
        <table:table-row table:style-name="ro1">
          <table:table-cell office:value-type="string" calcext:value-type="string">
            <text:p>-1.88e-04</text:p>
          </table:table-cell>
          <table:table-cell office:value-type="string" calcext:value-type="string">
            <text:p>-1.02e+00</text:p>
          </table:table-cell>
          <table:table-cell office:value-type="string" calcext:value-type="string">
            <text:p>1.32e-02</text:p>
          </table:table-cell>
          <table:table-cell table:formula="of:=NUMBERVALUE(LEFT([.A256];5);&quot;.&quot;)*10^NUMBERVALUE(RIGHT([.A256];3))" office:value-type="float" office:value="-0.000188" calcext:value-type="float">
            <text:p>-0,000188</text:p>
          </table:table-cell>
          <table:table-cell table:formula="of:=NUMBERVALUE(LEFT([.B256];4);&quot;.&quot;)*10^NUMBERVALUE(RIGHT([.B256];3))" office:value-type="float" office:value="-1" calcext:value-type="float">
            <text:p>-1</text:p>
          </table:table-cell>
          <table:table-cell table:formula="of:=NUMBERVALUE(LEFT([.C256];4);&quot;.&quot;)*10^NUMBERVALUE(RIGHT([.C256];3))" office:value-type="float" office:value="0.0132" calcext:value-type="float">
            <text:p>0,0132</text:p>
          </table:table-cell>
        </table:table-row>
        <table:table-row table:style-name="ro1">
          <table:table-cell office:value-type="string" calcext:value-type="string">
            <text:p>-1.84e-04</text:p>
          </table:table-cell>
          <table:table-cell office:value-type="string" calcext:value-type="string">
            <text:p>-1.02e+00</text:p>
          </table:table-cell>
          <table:table-cell office:value-type="string" calcext:value-type="string">
            <text:p>1.28e-02</text:p>
          </table:table-cell>
          <table:table-cell table:formula="of:=NUMBERVALUE(LEFT([.A257];5);&quot;.&quot;)*10^NUMBERVALUE(RIGHT([.A257];3))" office:value-type="float" office:value="-0.000184" calcext:value-type="float">
            <text:p>-0,000184</text:p>
          </table:table-cell>
          <table:table-cell table:formula="of:=NUMBERVALUE(LEFT([.B257];4);&quot;.&quot;)*10^NUMBERVALUE(RIGHT([.B257];3))" office:value-type="float" office:value="-1" calcext:value-type="float">
            <text:p>-1</text:p>
          </table:table-cell>
          <table:table-cell table:formula="of:=NUMBERVALUE(LEFT([.C257];4);&quot;.&quot;)*10^NUMBERVALUE(RIGHT([.C257];3))" office:value-type="float" office:value="0.0128" calcext:value-type="float">
            <text:p>0,0128</text:p>
          </table:table-cell>
        </table:table-row>
        <table:table-row table:style-name="ro1">
          <table:table-cell office:value-type="string" calcext:value-type="string">
            <text:p>-1.80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16e-02</text:p>
          </table:table-cell>
          <table:table-cell table:formula="of:=NUMBERVALUE(LEFT([.A258];5);&quot;.&quot;)*10^NUMBERVALUE(RIGHT([.A258];3))" office:value-type="float" office:value="-0.00018" calcext:value-type="float">
            <text:p>-0,00018</text:p>
          </table:table-cell>
          <table:table-cell table:formula="of:=NUMBERVALUE(LEFT([.B258];4);&quot;.&quot;)*10^NUMBERVALUE(RIGHT([.B258];3))" office:value-type="float" office:value="-1" calcext:value-type="float">
            <text:p>-1</text:p>
          </table:table-cell>
          <table:table-cell table:formula="of:=NUMBERVALUE(LEFT([.C258];4);&quot;.&quot;)*10^NUMBERVALUE(RIGHT([.C258];3))"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-1.76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20e-02</text:p>
          </table:table-cell>
          <table:table-cell table:formula="of:=NUMBERVALUE(LEFT([.A259];5);&quot;.&quot;)*10^NUMBERVALUE(RIGHT([.A259];3))" office:value-type="float" office:value="-0.000176" calcext:value-type="float">
            <text:p>-0,000176</text:p>
          </table:table-cell>
          <table:table-cell table:formula="of:=NUMBERVALUE(LEFT([.B259];4);&quot;.&quot;)*10^NUMBERVALUE(RIGHT([.B259];3))" office:value-type="float" office:value="-1" calcext:value-type="float">
            <text:p>-1</text:p>
          </table:table-cell>
          <table:table-cell table:formula="of:=NUMBERVALUE(LEFT([.C259];4);&quot;.&quot;)*10^NUMBERVALUE(RIGHT([.C259];3))"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-1.72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32e-02</text:p>
          </table:table-cell>
          <table:table-cell table:formula="of:=NUMBERVALUE(LEFT([.A260];5);&quot;.&quot;)*10^NUMBERVALUE(RIGHT([.A260];3))" office:value-type="float" office:value="-0.000172" calcext:value-type="float">
            <text:p>-0,000172</text:p>
          </table:table-cell>
          <table:table-cell table:formula="of:=NUMBERVALUE(LEFT([.B260];4);&quot;.&quot;)*10^NUMBERVALUE(RIGHT([.B260];3))" office:value-type="float" office:value="-1" calcext:value-type="float">
            <text:p>-1</text:p>
          </table:table-cell>
          <table:table-cell table:formula="of:=NUMBERVALUE(LEFT([.C260];4);&quot;.&quot;)*10^NUMBERVALUE(RIGHT([.C260];3))" office:value-type="float" office:value="0.0132" calcext:value-type="float">
            <text:p>0,0132</text:p>
          </table:table-cell>
        </table:table-row>
        <table:table-row table:style-name="ro1">
          <table:table-cell office:value-type="string" calcext:value-type="string">
            <text:p>-1.68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12e-02</text:p>
          </table:table-cell>
          <table:table-cell table:formula="of:=NUMBERVALUE(LEFT([.A261];5);&quot;.&quot;)*10^NUMBERVALUE(RIGHT([.A261];3))" office:value-type="float" office:value="-0.000168" calcext:value-type="float">
            <text:p>-0,000168</text:p>
          </table:table-cell>
          <table:table-cell table:formula="of:=NUMBERVALUE(LEFT([.B261];4);&quot;.&quot;)*10^NUMBERVALUE(RIGHT([.B261];3))" office:value-type="float" office:value="-0.98" calcext:value-type="float">
            <text:p>-0,98</text:p>
          </table:table-cell>
          <table:table-cell table:formula="of:=NUMBERVALUE(LEFT([.C261];4);&quot;.&quot;)*10^NUMBERVALUE(RIGHT([.C261];3))" office:value-type="float" office:value="0.0112" calcext:value-type="float">
            <text:p>0,0112</text:p>
          </table:table-cell>
        </table:table-row>
        <table:table-row table:style-name="ro1">
          <table:table-cell office:value-type="string" calcext:value-type="string">
            <text:p>-1.64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28e-02</text:p>
          </table:table-cell>
          <table:table-cell table:formula="of:=NUMBERVALUE(LEFT([.A262];5);&quot;.&quot;)*10^NUMBERVALUE(RIGHT([.A262];3))" office:value-type="float" office:value="-0.000164" calcext:value-type="float">
            <text:p>-0,000164</text:p>
          </table:table-cell>
          <table:table-cell table:formula="of:=NUMBERVALUE(LEFT([.B262];4);&quot;.&quot;)*10^NUMBERVALUE(RIGHT([.B262];3))" office:value-type="float" office:value="-1" calcext:value-type="float">
            <text:p>-1</text:p>
          </table:table-cell>
          <table:table-cell table:formula="of:=NUMBERVALUE(LEFT([.C262];4);&quot;.&quot;)*10^NUMBERVALUE(RIGHT([.C262];3))" office:value-type="float" office:value="0.0128" calcext:value-type="float">
            <text:p>0,0128</text:p>
          </table:table-cell>
        </table:table-row>
        <table:table-row table:style-name="ro1">
          <table:table-cell office:value-type="string" calcext:value-type="string">
            <text:p>-1.60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04e-02</text:p>
          </table:table-cell>
          <table:table-cell table:formula="of:=NUMBERVALUE(LEFT([.A263];5);&quot;.&quot;)*10^NUMBERVALUE(RIGHT([.A263];3))" office:value-type="float" office:value="-0.00016" calcext:value-type="float">
            <text:p>-0,00016</text:p>
          </table:table-cell>
          <table:table-cell table:formula="of:=NUMBERVALUE(LEFT([.B263];4);&quot;.&quot;)*10^NUMBERVALUE(RIGHT([.B263];3))" office:value-type="float" office:value="-0.98" calcext:value-type="float">
            <text:p>-0,98</text:p>
          </table:table-cell>
          <table:table-cell table:formula="of:=NUMBERVALUE(LEFT([.C263];4);&quot;.&quot;)*10^NUMBERVALUE(RIGHT([.C263];3))" office:value-type="float" office:value="0.0104" calcext:value-type="float">
            <text:p>0,0104</text:p>
          </table:table-cell>
        </table:table-row>
        <table:table-row table:style-name="ro1">
          <table:table-cell office:value-type="string" calcext:value-type="string">
            <text:p>-1.56e-04</text:p>
          </table:table-cell>
          <table:table-cell office:value-type="string" calcext:value-type="string">
            <text:p>-9.60e-01</text:p>
          </table:table-cell>
          <table:table-cell office:value-type="string" calcext:value-type="string">
            <text:p>1.20e-02</text:p>
          </table:table-cell>
          <table:table-cell table:formula="of:=NUMBERVALUE(LEFT([.A264];5);&quot;.&quot;)*10^NUMBERVALUE(RIGHT([.A264];3))" office:value-type="float" office:value="-0.000156" calcext:value-type="float">
            <text:p>-0,000156</text:p>
          </table:table-cell>
          <table:table-cell table:formula="of:=NUMBERVALUE(LEFT([.B264];4);&quot;.&quot;)*10^NUMBERVALUE(RIGHT([.B264];3))" office:value-type="float" office:value="-0.96" calcext:value-type="float">
            <text:p>-0,96</text:p>
          </table:table-cell>
          <table:table-cell table:formula="of:=NUMBERVALUE(LEFT([.C264];4);&quot;.&quot;)*10^NUMBERVALUE(RIGHT([.C264];3))"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-1.52e-04</text:p>
          </table:table-cell>
          <table:table-cell office:value-type="string" calcext:value-type="string">
            <text:p>-9.60e-01</text:p>
          </table:table-cell>
          <table:table-cell office:value-type="string" calcext:value-type="string">
            <text:p>1.00e-02</text:p>
          </table:table-cell>
          <table:table-cell table:formula="of:=NUMBERVALUE(LEFT([.A265];5);&quot;.&quot;)*10^NUMBERVALUE(RIGHT([.A265];3))" office:value-type="float" office:value="-0.000152" calcext:value-type="float">
            <text:p>-0,000152</text:p>
          </table:table-cell>
          <table:table-cell table:formula="of:=NUMBERVALUE(LEFT([.B265];4);&quot;.&quot;)*10^NUMBERVALUE(RIGHT([.B265];3))" office:value-type="float" office:value="-0.96" calcext:value-type="float">
            <text:p>-0,96</text:p>
          </table:table-cell>
          <table:table-cell table:formula="of:=NUMBERVALUE(LEFT([.C265];4);&quot;.&quot;)*10^NUMBERVALUE(RIGHT([.C265];3))"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-1.48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9.60e-03</text:p>
          </table:table-cell>
          <table:table-cell table:formula="of:=NUMBERVALUE(LEFT([.A266];5);&quot;.&quot;)*10^NUMBERVALUE(RIGHT([.A266];3))" office:value-type="float" office:value="-0.000148" calcext:value-type="float">
            <text:p>-0,000148</text:p>
          </table:table-cell>
          <table:table-cell table:formula="of:=NUMBERVALUE(LEFT([.B266];4);&quot;.&quot;)*10^NUMBERVALUE(RIGHT([.B266];3))" office:value-type="float" office:value="-1" calcext:value-type="float">
            <text:p>-1</text:p>
          </table:table-cell>
          <table:table-cell table:formula="of:=NUMBERVALUE(LEFT([.C266];4);&quot;.&quot;)*10^NUMBERVALUE(RIGHT([.C266];3))" office:value-type="float" office:value="0.0096" calcext:value-type="float">
            <text:p>0,0096</text:p>
          </table:table-cell>
        </table:table-row>
        <table:table-row table:style-name="ro1">
          <table:table-cell office:value-type="string" calcext:value-type="string">
            <text:p>-1.44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16e-02</text:p>
          </table:table-cell>
          <table:table-cell table:formula="of:=NUMBERVALUE(LEFT([.A267];5);&quot;.&quot;)*10^NUMBERVALUE(RIGHT([.A267];3))" office:value-type="float" office:value="-0.000144" calcext:value-type="float">
            <text:p>-0,000144</text:p>
          </table:table-cell>
          <table:table-cell table:formula="of:=NUMBERVALUE(LEFT([.B267];4);&quot;.&quot;)*10^NUMBERVALUE(RIGHT([.B267];3))" office:value-type="float" office:value="-1" calcext:value-type="float">
            <text:p>-1</text:p>
          </table:table-cell>
          <table:table-cell table:formula="of:=NUMBERVALUE(LEFT([.C267];4);&quot;.&quot;)*10^NUMBERVALUE(RIGHT([.C267];3))"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-1.40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16e-02</text:p>
          </table:table-cell>
          <table:table-cell table:formula="of:=NUMBERVALUE(LEFT([.A268];5);&quot;.&quot;)*10^NUMBERVALUE(RIGHT([.A268];3))" office:value-type="float" office:value="-0.00014" calcext:value-type="float">
            <text:p>-0,00014</text:p>
          </table:table-cell>
          <table:table-cell table:formula="of:=NUMBERVALUE(LEFT([.B268];4);&quot;.&quot;)*10^NUMBERVALUE(RIGHT([.B268];3))" office:value-type="float" office:value="-1" calcext:value-type="float">
            <text:p>-1</text:p>
          </table:table-cell>
          <table:table-cell table:formula="of:=NUMBERVALUE(LEFT([.C268];4);&quot;.&quot;)*10^NUMBERVALUE(RIGHT([.C268];3))"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-1.36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04e-02</text:p>
          </table:table-cell>
          <table:table-cell table:formula="of:=NUMBERVALUE(LEFT([.A269];5);&quot;.&quot;)*10^NUMBERVALUE(RIGHT([.A269];3))" office:value-type="float" office:value="-0.000136" calcext:value-type="float">
            <text:p>-0,000136</text:p>
          </table:table-cell>
          <table:table-cell table:formula="of:=NUMBERVALUE(LEFT([.B269];4);&quot;.&quot;)*10^NUMBERVALUE(RIGHT([.B269];3))" office:value-type="float" office:value="-1" calcext:value-type="float">
            <text:p>-1</text:p>
          </table:table-cell>
          <table:table-cell table:formula="of:=NUMBERVALUE(LEFT([.C269];4);&quot;.&quot;)*10^NUMBERVALUE(RIGHT([.C269];3))" office:value-type="float" office:value="0.0104" calcext:value-type="float">
            <text:p>0,0104</text:p>
          </table:table-cell>
        </table:table-row>
        <table:table-row table:style-name="ro1">
          <table:table-cell office:value-type="string" calcext:value-type="string">
            <text:p>-1.32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08e-02</text:p>
          </table:table-cell>
          <table:table-cell table:formula="of:=NUMBERVALUE(LEFT([.A270];5);&quot;.&quot;)*10^NUMBERVALUE(RIGHT([.A270];3))" office:value-type="float" office:value="-0.000132" calcext:value-type="float">
            <text:p>-0,000132</text:p>
          </table:table-cell>
          <table:table-cell table:formula="of:=NUMBERVALUE(LEFT([.B270];4);&quot;.&quot;)*10^NUMBERVALUE(RIGHT([.B270];3))" office:value-type="float" office:value="-0.98" calcext:value-type="float">
            <text:p>-0,98</text:p>
          </table:table-cell>
          <table:table-cell table:formula="of:=NUMBERVALUE(LEFT([.C270];4);&quot;.&quot;)*10^NUMBERVALUE(RIGHT([.C270];3))" office:value-type="float" office:value="0.0108" calcext:value-type="float">
            <text:p>0,0108</text:p>
          </table:table-cell>
        </table:table-row>
        <table:table-row table:style-name="ro1">
          <table:table-cell office:value-type="string" calcext:value-type="string">
            <text:p>-1.28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00e-02</text:p>
          </table:table-cell>
          <table:table-cell table:formula="of:=NUMBERVALUE(LEFT([.A271];5);&quot;.&quot;)*10^NUMBERVALUE(RIGHT([.A271];3))" office:value-type="float" office:value="-0.000128" calcext:value-type="float">
            <text:p>-0,000128</text:p>
          </table:table-cell>
          <table:table-cell table:formula="of:=NUMBERVALUE(LEFT([.B271];4);&quot;.&quot;)*10^NUMBERVALUE(RIGHT([.B271];3))" office:value-type="float" office:value="-0.98" calcext:value-type="float">
            <text:p>-0,98</text:p>
          </table:table-cell>
          <table:table-cell table:formula="of:=NUMBERVALUE(LEFT([.C271];4);&quot;.&quot;)*10^NUMBERVALUE(RIGHT([.C271];3))"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-1.24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8.40e-03</text:p>
          </table:table-cell>
          <table:table-cell table:formula="of:=NUMBERVALUE(LEFT([.A272];5);&quot;.&quot;)*10^NUMBERVALUE(RIGHT([.A272];3))" office:value-type="float" office:value="-0.000124" calcext:value-type="float">
            <text:p>-0,000124</text:p>
          </table:table-cell>
          <table:table-cell table:formula="of:=NUMBERVALUE(LEFT([.B272];4);&quot;.&quot;)*10^NUMBERVALUE(RIGHT([.B272];3))" office:value-type="float" office:value="-1" calcext:value-type="float">
            <text:p>-1</text:p>
          </table:table-cell>
          <table:table-cell table:formula="of:=NUMBERVALUE(LEFT([.C272];4);&quot;.&quot;)*10^NUMBERVALUE(RIGHT([.C272];3))" office:value-type="float" office:value="0.0084" calcext:value-type="float">
            <text:p>0,0084</text:p>
          </table:table-cell>
        </table:table-row>
        <table:table-row table:style-name="ro1">
          <table:table-cell office:value-type="string" calcext:value-type="string">
            <text:p>-1.20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8.80e-03</text:p>
          </table:table-cell>
          <table:table-cell table:formula="of:=NUMBERVALUE(LEFT([.A273];5);&quot;.&quot;)*10^NUMBERVALUE(RIGHT([.A273];3))" office:value-type="float" office:value="-0.00012" calcext:value-type="float">
            <text:p>-0,00012</text:p>
          </table:table-cell>
          <table:table-cell table:formula="of:=NUMBERVALUE(LEFT([.B273];4);&quot;.&quot;)*10^NUMBERVALUE(RIGHT([.B273];3))" office:value-type="float" office:value="-1" calcext:value-type="float">
            <text:p>-1</text:p>
          </table:table-cell>
          <table:table-cell table:formula="of:=NUMBERVALUE(LEFT([.C273];4);&quot;.&quot;)*10^NUMBERVALUE(RIGHT([.C273];3))" office:value-type="float" office:value="0.0088" calcext:value-type="float">
            <text:p>0,0088</text:p>
          </table:table-cell>
        </table:table-row>
        <table:table-row table:style-name="ro1">
          <table:table-cell office:value-type="string" calcext:value-type="string">
            <text:p>-1.16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00e-02</text:p>
          </table:table-cell>
          <table:table-cell table:formula="of:=NUMBERVALUE(LEFT([.A274];5);&quot;.&quot;)*10^NUMBERVALUE(RIGHT([.A274];3))" office:value-type="float" office:value="-0.000116" calcext:value-type="float">
            <text:p>-0,000116</text:p>
          </table:table-cell>
          <table:table-cell table:formula="of:=NUMBERVALUE(LEFT([.B274];4);&quot;.&quot;)*10^NUMBERVALUE(RIGHT([.B274];3))" office:value-type="float" office:value="-0.98" calcext:value-type="float">
            <text:p>-0,98</text:p>
          </table:table-cell>
          <table:table-cell table:formula="of:=NUMBERVALUE(LEFT([.C274];4);&quot;.&quot;)*10^NUMBERVALUE(RIGHT([.C274];3))"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-1.12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9.20e-03</text:p>
          </table:table-cell>
          <table:table-cell table:formula="of:=NUMBERVALUE(LEFT([.A275];5);&quot;.&quot;)*10^NUMBERVALUE(RIGHT([.A275];3))" office:value-type="float" office:value="-0.000112" calcext:value-type="float">
            <text:p>-0,000112</text:p>
          </table:table-cell>
          <table:table-cell table:formula="of:=NUMBERVALUE(LEFT([.B275];4);&quot;.&quot;)*10^NUMBERVALUE(RIGHT([.B275];3))" office:value-type="float" office:value="-0.98" calcext:value-type="float">
            <text:p>-0,98</text:p>
          </table:table-cell>
          <table:table-cell table:formula="of:=NUMBERVALUE(LEFT([.C275];4);&quot;.&quot;)*10^NUMBERVALUE(RIGHT([.C275];3))" office:value-type="float" office:value="0.0092" calcext:value-type="float">
            <text:p>0,0092</text:p>
          </table:table-cell>
        </table:table-row>
        <table:table-row table:style-name="ro1">
          <table:table-cell office:value-type="string" calcext:value-type="string">
            <text:p>-1.08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9.20e-03</text:p>
          </table:table-cell>
          <table:table-cell table:formula="of:=NUMBERVALUE(LEFT([.A276];5);&quot;.&quot;)*10^NUMBERVALUE(RIGHT([.A276];3))" office:value-type="float" office:value="-0.000108" calcext:value-type="float">
            <text:p>-0,000108</text:p>
          </table:table-cell>
          <table:table-cell table:formula="of:=NUMBERVALUE(LEFT([.B276];4);&quot;.&quot;)*10^NUMBERVALUE(RIGHT([.B276];3))" office:value-type="float" office:value="-0.98" calcext:value-type="float">
            <text:p>-0,98</text:p>
          </table:table-cell>
          <table:table-cell table:formula="of:=NUMBERVALUE(LEFT([.C276];4);&quot;.&quot;)*10^NUMBERVALUE(RIGHT([.C276];3))" office:value-type="float" office:value="0.0092" calcext:value-type="float">
            <text:p>0,0092</text:p>
          </table:table-cell>
        </table:table-row>
        <table:table-row table:style-name="ro1">
          <table:table-cell office:value-type="string" calcext:value-type="string">
            <text:p>-1.04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7.60e-03</text:p>
          </table:table-cell>
          <table:table-cell table:formula="of:=NUMBERVALUE(LEFT([.A277];5);&quot;.&quot;)*10^NUMBERVALUE(RIGHT([.A277];3))" office:value-type="float" office:value="-0.000104" calcext:value-type="float">
            <text:p>-0,000104</text:p>
          </table:table-cell>
          <table:table-cell table:formula="of:=NUMBERVALUE(LEFT([.B277];4);&quot;.&quot;)*10^NUMBERVALUE(RIGHT([.B277];3))" office:value-type="float" office:value="-1" calcext:value-type="float">
            <text:p>-1</text:p>
          </table:table-cell>
          <table:table-cell table:formula="of:=NUMBERVALUE(LEFT([.C277];4);&quot;.&quot;)*10^NUMBERVALUE(RIGHT([.C277];3))" office:value-type="float" office:value="0.0076" calcext:value-type="float">
            <text:p>0,0076</text:p>
          </table:table-cell>
        </table:table-row>
        <table:table-row table:style-name="ro1">
          <table:table-cell office:value-type="string" calcext:value-type="string">
            <text:p>-1.00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6.80e-03</text:p>
          </table:table-cell>
          <table:table-cell table:formula="of:=NUMBERVALUE(LEFT([.A278];5);&quot;.&quot;)*10^NUMBERVALUE(RIGHT([.A278];3))" office:value-type="float" office:value="-0.0001" calcext:value-type="float">
            <text:p>-0,0001</text:p>
          </table:table-cell>
          <table:table-cell table:formula="of:=NUMBERVALUE(LEFT([.B278];4);&quot;.&quot;)*10^NUMBERVALUE(RIGHT([.B278];3))" office:value-type="float" office:value="-1" calcext:value-type="float">
            <text:p>-1</text:p>
          </table:table-cell>
          <table:table-cell table:formula="of:=NUMBERVALUE(LEFT([.C278];4);&quot;.&quot;)*10^NUMBERVALUE(RIGHT([.C278];3))" office:value-type="float" office:value="0.0068" calcext:value-type="float">
            <text:p>0,0068</text:p>
          </table:table-cell>
        </table:table-row>
        <table:table-row table:style-name="ro1">
          <table:table-cell office:value-type="string" calcext:value-type="string">
            <text:p>-9.60e-05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7.20e-03</text:p>
          </table:table-cell>
          <table:table-cell table:formula="of:=NUMBERVALUE(LEFT([.A279];5);&quot;.&quot;)*10^NUMBERVALUE(RIGHT([.A279];3))" office:value-type="float" office:value="-0.000096" calcext:value-type="float">
            <text:p>-0,000096</text:p>
          </table:table-cell>
          <table:table-cell table:formula="of:=NUMBERVALUE(LEFT([.B279];4);&quot;.&quot;)*10^NUMBERVALUE(RIGHT([.B279];3))" office:value-type="float" office:value="-0.98" calcext:value-type="float">
            <text:p>-0,98</text:p>
          </table:table-cell>
          <table:table-cell table:formula="of:=NUMBERVALUE(LEFT([.C279];4);&quot;.&quot;)*10^NUMBERVALUE(RIGHT([.C279];3))" office:value-type="float" office:value="0.0072" calcext:value-type="float">
            <text:p>0,0072</text:p>
          </table:table-cell>
        </table:table-row>
        <table:table-row table:style-name="ro1">
          <table:table-cell office:value-type="string" calcext:value-type="string">
            <text:p>-9.20e-05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6.40e-03</text:p>
          </table:table-cell>
          <table:table-cell table:formula="of:=NUMBERVALUE(LEFT([.A280];5);&quot;.&quot;)*10^NUMBERVALUE(RIGHT([.A280];3))" office:value-type="float" office:value="-0.000092" calcext:value-type="float">
            <text:p>-0,000092</text:p>
          </table:table-cell>
          <table:table-cell table:formula="of:=NUMBERVALUE(LEFT([.B280];4);&quot;.&quot;)*10^NUMBERVALUE(RIGHT([.B280];3))" office:value-type="float" office:value="-1" calcext:value-type="float">
            <text:p>-1</text:p>
          </table:table-cell>
          <table:table-cell table:formula="of:=NUMBERVALUE(LEFT([.C280];4);&quot;.&quot;)*10^NUMBERVALUE(RIGHT([.C280];3))" office:value-type="float" office:value="0.0064" calcext:value-type="float">
            <text:p>0,0064</text:p>
          </table:table-cell>
        </table:table-row>
        <table:table-row table:style-name="ro1">
          <table:table-cell office:value-type="string" calcext:value-type="string">
            <text:p>-8.80e-05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7.20e-03</text:p>
          </table:table-cell>
          <table:table-cell table:formula="of:=NUMBERVALUE(LEFT([.A281];5);&quot;.&quot;)*10^NUMBERVALUE(RIGHT([.A281];3))" office:value-type="float" office:value="-0.000088" calcext:value-type="float">
            <text:p>-0,000088</text:p>
          </table:table-cell>
          <table:table-cell table:formula="of:=NUMBERVALUE(LEFT([.B281];4);&quot;.&quot;)*10^NUMBERVALUE(RIGHT([.B281];3))" office:value-type="float" office:value="-1" calcext:value-type="float">
            <text:p>-1</text:p>
          </table:table-cell>
          <table:table-cell table:formula="of:=NUMBERVALUE(LEFT([.C281];4);&quot;.&quot;)*10^NUMBERVALUE(RIGHT([.C281];3))" office:value-type="float" office:value="0.0072" calcext:value-type="float">
            <text:p>0,0072</text:p>
          </table:table-cell>
        </table:table-row>
        <table:table-row table:style-name="ro1">
          <table:table-cell office:value-type="string" calcext:value-type="string">
            <text:p>-8.40e-05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7.20e-03</text:p>
          </table:table-cell>
          <table:table-cell table:formula="of:=NUMBERVALUE(LEFT([.A282];5);&quot;.&quot;)*10^NUMBERVALUE(RIGHT([.A282];3))" office:value-type="float" office:value="-0.000084" calcext:value-type="float">
            <text:p>-0,000084</text:p>
          </table:table-cell>
          <table:table-cell table:formula="of:=NUMBERVALUE(LEFT([.B282];4);&quot;.&quot;)*10^NUMBERVALUE(RIGHT([.B282];3))" office:value-type="float" office:value="-1" calcext:value-type="float">
            <text:p>-1</text:p>
          </table:table-cell>
          <table:table-cell table:formula="of:=NUMBERVALUE(LEFT([.C282];4);&quot;.&quot;)*10^NUMBERVALUE(RIGHT([.C282];3))" office:value-type="float" office:value="0.0072" calcext:value-type="float">
            <text:p>0,0072</text:p>
          </table:table-cell>
        </table:table-row>
        <table:table-row table:style-name="ro1">
          <table:table-cell office:value-type="string" calcext:value-type="string">
            <text:p>-8.00e-05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6.80e-03</text:p>
          </table:table-cell>
          <table:table-cell table:formula="of:=NUMBERVALUE(LEFT([.A283];5);&quot;.&quot;)*10^NUMBERVALUE(RIGHT([.A283];3))" office:value-type="float" office:value="-0.00008" calcext:value-type="float">
            <text:p>-0,00008</text:p>
          </table:table-cell>
          <table:table-cell table:formula="of:=NUMBERVALUE(LEFT([.B283];4);&quot;.&quot;)*10^NUMBERVALUE(RIGHT([.B283];3))" office:value-type="float" office:value="-1" calcext:value-type="float">
            <text:p>-1</text:p>
          </table:table-cell>
          <table:table-cell table:formula="of:=NUMBERVALUE(LEFT([.C283];4);&quot;.&quot;)*10^NUMBERVALUE(RIGHT([.C283];3))" office:value-type="float" office:value="0.0068" calcext:value-type="float">
            <text:p>0,0068</text:p>
          </table:table-cell>
        </table:table-row>
        <table:table-row table:style-name="ro1">
          <table:table-cell office:value-type="string" calcext:value-type="string">
            <text:p>-7.60e-05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6.40e-03</text:p>
          </table:table-cell>
          <table:table-cell table:formula="of:=NUMBERVALUE(LEFT([.A284];5);&quot;.&quot;)*10^NUMBERVALUE(RIGHT([.A284];3))" office:value-type="float" office:value="-0.000076" calcext:value-type="float">
            <text:p>-0,000076</text:p>
          </table:table-cell>
          <table:table-cell table:formula="of:=NUMBERVALUE(LEFT([.B284];4);&quot;.&quot;)*10^NUMBERVALUE(RIGHT([.B284];3))" office:value-type="float" office:value="-1" calcext:value-type="float">
            <text:p>-1</text:p>
          </table:table-cell>
          <table:table-cell table:formula="of:=NUMBERVALUE(LEFT([.C284];4);&quot;.&quot;)*10^NUMBERVALUE(RIGHT([.C284];3))" office:value-type="float" office:value="0.0064" calcext:value-type="float">
            <text:p>0,0064</text:p>
          </table:table-cell>
        </table:table-row>
        <table:table-row table:style-name="ro1">
          <table:table-cell office:value-type="string" calcext:value-type="string">
            <text:p>-7.20e-05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5.60e-03</text:p>
          </table:table-cell>
          <table:table-cell table:formula="of:=NUMBERVALUE(LEFT([.A285];5);&quot;.&quot;)*10^NUMBERVALUE(RIGHT([.A285];3))" office:value-type="float" office:value="-0.000072" calcext:value-type="float">
            <text:p>-0,000072</text:p>
          </table:table-cell>
          <table:table-cell table:formula="of:=NUMBERVALUE(LEFT([.B285];4);&quot;.&quot;)*10^NUMBERVALUE(RIGHT([.B285];3))" office:value-type="float" office:value="-0.98" calcext:value-type="float">
            <text:p>-0,98</text:p>
          </table:table-cell>
          <table:table-cell table:formula="of:=NUMBERVALUE(LEFT([.C285];4);&quot;.&quot;)*10^NUMBERVALUE(RIGHT([.C285];3))" office:value-type="float" office:value="0.0056" calcext:value-type="float">
            <text:p>0,0056</text:p>
          </table:table-cell>
        </table:table-row>
        <table:table-row table:style-name="ro1">
          <table:table-cell office:value-type="string" calcext:value-type="string">
            <text:p>-6.80e-05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4.80e-03</text:p>
          </table:table-cell>
          <table:table-cell table:formula="of:=NUMBERVALUE(LEFT([.A286];5);&quot;.&quot;)*10^NUMBERVALUE(RIGHT([.A286];3))" office:value-type="float" office:value="-0.000068" calcext:value-type="float">
            <text:p>-0,000068</text:p>
          </table:table-cell>
          <table:table-cell table:formula="of:=NUMBERVALUE(LEFT([.B286];4);&quot;.&quot;)*10^NUMBERVALUE(RIGHT([.B286];3))" office:value-type="float" office:value="-1" calcext:value-type="float">
            <text:p>-1</text:p>
          </table:table-cell>
          <table:table-cell table:formula="of:=NUMBERVALUE(LEFT([.C286];4);&quot;.&quot;)*10^NUMBERVALUE(RIGHT([.C286];3))" office:value-type="float" office:value="0.0048" calcext:value-type="float">
            <text:p>0,0048</text:p>
          </table:table-cell>
        </table:table-row>
        <table:table-row table:style-name="ro1">
          <table:table-cell office:value-type="string" calcext:value-type="string">
            <text:p>-6.40e-05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6.80e-03</text:p>
          </table:table-cell>
          <table:table-cell table:formula="of:=NUMBERVALUE(LEFT([.A287];5);&quot;.&quot;)*10^NUMBERVALUE(RIGHT([.A287];3))" office:value-type="float" office:value="-0.000064" calcext:value-type="float">
            <text:p>-0,000064</text:p>
          </table:table-cell>
          <table:table-cell table:formula="of:=NUMBERVALUE(LEFT([.B287];4);&quot;.&quot;)*10^NUMBERVALUE(RIGHT([.B287];3))" office:value-type="float" office:value="-0.98" calcext:value-type="float">
            <text:p>-0,98</text:p>
          </table:table-cell>
          <table:table-cell table:formula="of:=NUMBERVALUE(LEFT([.C287];4);&quot;.&quot;)*10^NUMBERVALUE(RIGHT([.C287];3))" office:value-type="float" office:value="0.0068" calcext:value-type="float">
            <text:p>0,0068</text:p>
          </table:table-cell>
        </table:table-row>
        <table:table-row table:style-name="ro1">
          <table:table-cell office:value-type="string" calcext:value-type="string">
            <text:p>-6.00e-05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4.40e-03</text:p>
          </table:table-cell>
          <table:table-cell table:formula="of:=NUMBERVALUE(LEFT([.A288];5);&quot;.&quot;)*10^NUMBERVALUE(RIGHT([.A288];3))" office:value-type="float" office:value="-0.00006" calcext:value-type="float">
            <text:p>-0,00006</text:p>
          </table:table-cell>
          <table:table-cell table:formula="of:=NUMBERVALUE(LEFT([.B288];4);&quot;.&quot;)*10^NUMBERVALUE(RIGHT([.B288];3))" office:value-type="float" office:value="-1" calcext:value-type="float">
            <text:p>-1</text:p>
          </table:table-cell>
          <table:table-cell table:formula="of:=NUMBERVALUE(LEFT([.C288];4);&quot;.&quot;)*10^NUMBERVALUE(RIGHT([.C288];3))" office:value-type="float" office:value="0.0044" calcext:value-type="float">
            <text:p>0,0044</text:p>
          </table:table-cell>
        </table:table-row>
        <table:table-row table:style-name="ro1">
          <table:table-cell office:value-type="string" calcext:value-type="string">
            <text:p>-5.60e-05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5.20e-03</text:p>
          </table:table-cell>
          <table:table-cell table:formula="of:=NUMBERVALUE(LEFT([.A289];5);&quot;.&quot;)*10^NUMBERVALUE(RIGHT([.A289];3))" office:value-type="float" office:value="-0.000056" calcext:value-type="float">
            <text:p>-0,000056</text:p>
          </table:table-cell>
          <table:table-cell table:formula="of:=NUMBERVALUE(LEFT([.B289];4);&quot;.&quot;)*10^NUMBERVALUE(RIGHT([.B289];3))" office:value-type="float" office:value="-1" calcext:value-type="float">
            <text:p>-1</text:p>
          </table:table-cell>
          <table:table-cell table:formula="of:=NUMBERVALUE(LEFT([.C289];4);&quot;.&quot;)*10^NUMBERVALUE(RIGHT([.C289];3))" office:value-type="float" office:value="0.0052" calcext:value-type="float">
            <text:p>0,0052</text:p>
          </table:table-cell>
        </table:table-row>
        <table:table-row table:style-name="ro1">
          <table:table-cell office:value-type="string" calcext:value-type="string">
            <text:p>-5.20e-05</text:p>
          </table:table-cell>
          <table:table-cell office:value-type="string" calcext:value-type="string">
            <text:p>-9.60e-01</text:p>
          </table:table-cell>
          <table:table-cell office:value-type="string" calcext:value-type="string">
            <text:p>3.20e-03</text:p>
          </table:table-cell>
          <table:table-cell table:formula="of:=NUMBERVALUE(LEFT([.A290];5);&quot;.&quot;)*10^NUMBERVALUE(RIGHT([.A290];3))" office:value-type="float" office:value="-0.000052" calcext:value-type="float">
            <text:p>-0,000052</text:p>
          </table:table-cell>
          <table:table-cell table:formula="of:=NUMBERVALUE(LEFT([.B290];4);&quot;.&quot;)*10^NUMBERVALUE(RIGHT([.B290];3))" office:value-type="float" office:value="-0.96" calcext:value-type="float">
            <text:p>-0,96</text:p>
          </table:table-cell>
          <table:table-cell table:formula="of:=NUMBERVALUE(LEFT([.C290];4);&quot;.&quot;)*10^NUMBERVALUE(RIGHT([.C290];3))" office:value-type="float" office:value="0.0032" calcext:value-type="float">
            <text:p>0,0032</text:p>
          </table:table-cell>
        </table:table-row>
        <table:table-row table:style-name="ro1">
          <table:table-cell office:value-type="string" calcext:value-type="string">
            <text:p>-4.80e-05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4.40e-03</text:p>
          </table:table-cell>
          <table:table-cell table:formula="of:=NUMBERVALUE(LEFT([.A291];5);&quot;.&quot;)*10^NUMBERVALUE(RIGHT([.A291];3))" office:value-type="float" office:value="-0.000048" calcext:value-type="float">
            <text:p>-0,000048</text:p>
          </table:table-cell>
          <table:table-cell table:formula="of:=NUMBERVALUE(LEFT([.B291];4);&quot;.&quot;)*10^NUMBERVALUE(RIGHT([.B291];3))" office:value-type="float" office:value="-0.98" calcext:value-type="float">
            <text:p>-0,98</text:p>
          </table:table-cell>
          <table:table-cell table:formula="of:=NUMBERVALUE(LEFT([.C291];4);&quot;.&quot;)*10^NUMBERVALUE(RIGHT([.C291];3))" office:value-type="float" office:value="0.0044" calcext:value-type="float">
            <text:p>0,0044</text:p>
          </table:table-cell>
        </table:table-row>
        <table:table-row table:style-name="ro1">
          <table:table-cell office:value-type="string" calcext:value-type="string">
            <text:p>-4.40e-05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2.80e-03</text:p>
          </table:table-cell>
          <table:table-cell table:formula="of:=NUMBERVALUE(LEFT([.A292];5);&quot;.&quot;)*10^NUMBERVALUE(RIGHT([.A292];3))" office:value-type="float" office:value="-0.000044" calcext:value-type="float">
            <text:p>-0,000044</text:p>
          </table:table-cell>
          <table:table-cell table:formula="of:=NUMBERVALUE(LEFT([.B292];4);&quot;.&quot;)*10^NUMBERVALUE(RIGHT([.B292];3))" office:value-type="float" office:value="-1" calcext:value-type="float">
            <text:p>-1</text:p>
          </table:table-cell>
          <table:table-cell table:formula="of:=NUMBERVALUE(LEFT([.C292];4);&quot;.&quot;)*10^NUMBERVALUE(RIGHT([.C292];3))" office:value-type="float" office:value="0.0028" calcext:value-type="float">
            <text:p>0,0028</text:p>
          </table:table-cell>
        </table:table-row>
        <table:table-row table:style-name="ro1">
          <table:table-cell office:value-type="string" calcext:value-type="string">
            <text:p>-4.00e-05</text:p>
          </table:table-cell>
          <table:table-cell office:value-type="string" calcext:value-type="string">
            <text:p>-9.60e-01</text:p>
          </table:table-cell>
          <table:table-cell office:value-type="string" calcext:value-type="string">
            <text:p>4.00e-03</text:p>
          </table:table-cell>
          <table:table-cell table:formula="of:=NUMBERVALUE(LEFT([.A293];5);&quot;.&quot;)*10^NUMBERVALUE(RIGHT([.A293];3))" office:value-type="float" office:value="-0.00004" calcext:value-type="float">
            <text:p>-0,00004</text:p>
          </table:table-cell>
          <table:table-cell table:formula="of:=NUMBERVALUE(LEFT([.B293];4);&quot;.&quot;)*10^NUMBERVALUE(RIGHT([.B293];3))" office:value-type="float" office:value="-0.96" calcext:value-type="float">
            <text:p>-0,96</text:p>
          </table:table-cell>
          <table:table-cell table:formula="of:=NUMBERVALUE(LEFT([.C293];4);&quot;.&quot;)*10^NUMBERVALUE(RIGHT([.C293];3))" office:value-type="float" office:value="0.004" calcext:value-type="float">
            <text:p>0,004</text:p>
          </table:table-cell>
        </table:table-row>
        <table:table-row table:style-name="ro1">
          <table:table-cell office:value-type="string" calcext:value-type="string">
            <text:p>-3.60e-05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2.80e-03</text:p>
          </table:table-cell>
          <table:table-cell table:formula="of:=NUMBERVALUE(LEFT([.A294];5);&quot;.&quot;)*10^NUMBERVALUE(RIGHT([.A294];3))" office:value-type="float" office:value="-0.000036" calcext:value-type="float">
            <text:p>-0,000036</text:p>
          </table:table-cell>
          <table:table-cell table:formula="of:=NUMBERVALUE(LEFT([.B294];4);&quot;.&quot;)*10^NUMBERVALUE(RIGHT([.B294];3))" office:value-type="float" office:value="-1" calcext:value-type="float">
            <text:p>-1</text:p>
          </table:table-cell>
          <table:table-cell table:formula="of:=NUMBERVALUE(LEFT([.C294];4);&quot;.&quot;)*10^NUMBERVALUE(RIGHT([.C294];3))" office:value-type="float" office:value="0.0028" calcext:value-type="float">
            <text:p>0,0028</text:p>
          </table:table-cell>
        </table:table-row>
        <table:table-row table:style-name="ro1">
          <table:table-cell office:value-type="string" calcext:value-type="string">
            <text:p>-3.20e-05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4.00e-04</text:p>
          </table:table-cell>
          <table:table-cell table:formula="of:=NUMBERVALUE(LEFT([.A295];5);&quot;.&quot;)*10^NUMBERVALUE(RIGHT([.A295];3))" office:value-type="float" office:value="-0.000032" calcext:value-type="float">
            <text:p>-0,000032</text:p>
          </table:table-cell>
          <table:table-cell table:formula="of:=NUMBERVALUE(LEFT([.B295];4);&quot;.&quot;)*10^NUMBERVALUE(RIGHT([.B295];3))" office:value-type="float" office:value="-1" calcext:value-type="float">
            <text:p>-1</text:p>
          </table:table-cell>
          <table:table-cell table:formula="of:=NUMBERVALUE(LEFT([.C295];4);&quot;.&quot;)*10^NUMBERVALUE(RIGHT([.C295];3))" office:value-type="float" office:value="0.0004" calcext:value-type="float">
            <text:p>0,0004</text:p>
          </table:table-cell>
        </table:table-row>
        <table:table-row table:style-name="ro1">
          <table:table-cell office:value-type="string" calcext:value-type="string">
            <text:p>-2.80e-05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4.00e-04</text:p>
          </table:table-cell>
          <table:table-cell table:formula="of:=NUMBERVALUE(LEFT([.A296];5);&quot;.&quot;)*10^NUMBERVALUE(RIGHT([.A296];3))" office:value-type="float" office:value="-0.000028" calcext:value-type="float">
            <text:p>-0,000028</text:p>
          </table:table-cell>
          <table:table-cell table:formula="of:=NUMBERVALUE(LEFT([.B296];4);&quot;.&quot;)*10^NUMBERVALUE(RIGHT([.B296];3))" office:value-type="float" office:value="-1" calcext:value-type="float">
            <text:p>-1</text:p>
          </table:table-cell>
          <table:table-cell table:formula="of:=NUMBERVALUE(LEFT([.C296];4);&quot;.&quot;)*10^NUMBERVALUE(RIGHT([.C296];3))" office:value-type="float" office:value="0.0004" calcext:value-type="float">
            <text:p>0,0004</text:p>
          </table:table-cell>
        </table:table-row>
        <table:table-row table:style-name="ro1">
          <table:table-cell office:value-type="string" calcext:value-type="string">
            <text:p>-2.40e-05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2.40e-03</text:p>
          </table:table-cell>
          <table:table-cell table:formula="of:=NUMBERVALUE(LEFT([.A297];5);&quot;.&quot;)*10^NUMBERVALUE(RIGHT([.A297];3))" office:value-type="float" office:value="-0.000024" calcext:value-type="float">
            <text:p>-0,000024</text:p>
          </table:table-cell>
          <table:table-cell table:formula="of:=NUMBERVALUE(LEFT([.B297];4);&quot;.&quot;)*10^NUMBERVALUE(RIGHT([.B297];3))" office:value-type="float" office:value="-0.98" calcext:value-type="float">
            <text:p>-0,98</text:p>
          </table:table-cell>
          <table:table-cell table:formula="of:=NUMBERVALUE(LEFT([.C297];4);&quot;.&quot;)*10^NUMBERVALUE(RIGHT([.C297];3))" office:value-type="float" office:value="0.0024" calcext:value-type="float">
            <text:p>0,0024</text:p>
          </table:table-cell>
        </table:table-row>
        <table:table-row table:style-name="ro1">
          <table:table-cell office:value-type="string" calcext:value-type="string">
            <text:p>-2.00e-05</text:p>
          </table:table-cell>
          <table:table-cell office:value-type="string" calcext:value-type="string">
            <text:p>-9.60e-01</text:p>
          </table:table-cell>
          <table:table-cell office:value-type="string" calcext:value-type="string">
            <text:p>1.20e-03</text:p>
          </table:table-cell>
          <table:table-cell table:formula="of:=NUMBERVALUE(LEFT([.A298];5);&quot;.&quot;)*10^NUMBERVALUE(RIGHT([.A298];3))" office:value-type="float" office:value="-0.00002" calcext:value-type="float">
            <text:p>-0,00002</text:p>
          </table:table-cell>
          <table:table-cell table:formula="of:=NUMBERVALUE(LEFT([.B298];4);&quot;.&quot;)*10^NUMBERVALUE(RIGHT([.B298];3))" office:value-type="float" office:value="-0.96" calcext:value-type="float">
            <text:p>-0,96</text:p>
          </table:table-cell>
          <table:table-cell table:formula="of:=NUMBERVALUE(LEFT([.C298];4);&quot;.&quot;)*10^NUMBERVALUE(RIGHT([.C298];3))" office:value-type="float" office:value="0.0012" calcext:value-type="float">
            <text:p>0,0012</text:p>
          </table:table-cell>
        </table:table-row>
        <table:table-row table:style-name="ro1">
          <table:table-cell office:value-type="string" calcext:value-type="string">
            <text:p>-1.60e-05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20e-03</text:p>
          </table:table-cell>
          <table:table-cell table:formula="of:=NUMBERVALUE(LEFT([.A299];5);&quot;.&quot;)*10^NUMBERVALUE(RIGHT([.A299];3))" office:value-type="float" office:value="-0.000016" calcext:value-type="float">
            <text:p>-0,000016</text:p>
          </table:table-cell>
          <table:table-cell table:formula="of:=NUMBERVALUE(LEFT([.B299];4);&quot;.&quot;)*10^NUMBERVALUE(RIGHT([.B299];3))" office:value-type="float" office:value="-1" calcext:value-type="float">
            <text:p>-1</text:p>
          </table:table-cell>
          <table:table-cell table:formula="of:=NUMBERVALUE(LEFT([.C299];4);&quot;.&quot;)*10^NUMBERVALUE(RIGHT([.C299];3))" office:value-type="float" office:value="0.0012" calcext:value-type="float">
            <text:p>0,0012</text:p>
          </table:table-cell>
        </table:table-row>
        <table:table-row table:style-name="ro1">
          <table:table-cell office:value-type="string" calcext:value-type="string">
            <text:p>-1.20e-05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-2.00e-03</text:p>
          </table:table-cell>
          <table:table-cell table:formula="of:=NUMBERVALUE(LEFT([.A300];5);&quot;.&quot;)*10^NUMBERVALUE(RIGHT([.A300];3))" office:value-type="float" office:value="-0.000012" calcext:value-type="float">
            <text:p>-0,000012</text:p>
          </table:table-cell>
          <table:table-cell table:formula="of:=NUMBERVALUE(LEFT([.B300];4);&quot;.&quot;)*10^NUMBERVALUE(RIGHT([.B300];3))" office:value-type="float" office:value="-1" calcext:value-type="float">
            <text:p>-1</text:p>
          </table:table-cell>
          <table:table-cell table:formula="of:=NUMBERVALUE(LEFT([.C300];4);&quot;.&quot;)*10^NUMBERVALUE(RIGHT([.C300];3))" office:value-type="float" office:value="-0.002" calcext:value-type="float">
            <text:p>-0,002</text:p>
          </table:table-cell>
        </table:table-row>
        <table:table-row table:style-name="ro1">
          <table:table-cell office:value-type="string" calcext:value-type="string">
            <text:p>-7.99e-06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-8.00e-04</text:p>
          </table:table-cell>
          <table:table-cell table:formula="of:=NUMBERVALUE(LEFT([.A301];5);&quot;.&quot;)*10^NUMBERVALUE(RIGHT([.A301];3))" office:value-type="float" office:value="-0.00000799" calcext:value-type="float">
            <text:p>-0,00000799</text:p>
          </table:table-cell>
          <table:table-cell table:formula="of:=NUMBERVALUE(LEFT([.B301];4);&quot;.&quot;)*10^NUMBERVALUE(RIGHT([.B301];3))" office:value-type="float" office:value="-0.98" calcext:value-type="float">
            <text:p>-0,98</text:p>
          </table:table-cell>
          <table:table-cell table:formula="of:=NUMBERVALUE(LEFT([.C301];4);&quot;.&quot;)*10^NUMBERVALUE(RIGHT([.C301];3))" office:value-type="float" office:value="-0.0008" calcext:value-type="float">
            <text:p>-0,0008</text:p>
          </table:table-cell>
        </table:table-row>
        <table:table-row table:style-name="ro1">
          <table:table-cell office:value-type="string" calcext:value-type="string">
            <text:p>-4.00e-06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-8.00e-04</text:p>
          </table:table-cell>
          <table:table-cell table:formula="of:=NUMBERVALUE(LEFT([.A302];5);&quot;.&quot;)*10^NUMBERVALUE(RIGHT([.A302];3))" office:value-type="float" office:value="-0.000004" calcext:value-type="float">
            <text:p>-0,000004</text:p>
          </table:table-cell>
          <table:table-cell table:formula="of:=NUMBERVALUE(LEFT([.B302];4);&quot;.&quot;)*10^NUMBERVALUE(RIGHT([.B302];3))" office:value-type="float" office:value="-0.98" calcext:value-type="float">
            <text:p>-0,98</text:p>
          </table:table-cell>
          <table:table-cell table:formula="of:=NUMBERVALUE(LEFT([.C302];4);&quot;.&quot;)*10^NUMBERVALUE(RIGHT([.C302];3))" office:value-type="float" office:value="-0.0008" calcext:value-type="float">
            <text:p>-0,0008</text:p>
          </table:table-cell>
        </table:table-row>
        <table:table-row table:style-name="ro1">
          <table:table-cell office:value-type="string" calcext:value-type="string">
            <text:p>0.00e+00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-1.20e-03</text:p>
          </table:table-cell>
          <table:table-cell table:formula="of:=NUMBERVALUE(LEFT([.A303];4);&quot;.&quot;)*10^NUMBERVALUE(RIGHT([.A303];3))" office:value-type="float" office:value="0" calcext:value-type="float">
            <text:p>0</text:p>
          </table:table-cell>
          <table:table-cell table:formula="of:=NUMBERVALUE(LEFT([.B303];4);&quot;.&quot;)*10^NUMBERVALUE(RIGHT([.B303];3))" office:value-type="float" office:value="-1" calcext:value-type="float">
            <text:p>-1</text:p>
          </table:table-cell>
          <table:table-cell table:formula="of:=NUMBERVALUE(LEFT([.C303];4);&quot;.&quot;)*10^NUMBERVALUE(RIGHT([.C303];3))" office:value-type="float" office:value="-0.0012" calcext:value-type="float">
            <text:p>-0,0012</text:p>
          </table:table-cell>
        </table:table-row>
        <table:table-row table:style-name="ro1">
          <table:table-cell office:value-type="string" calcext:value-type="string">
            <text:p>4.00e-06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-2.80e-03</text:p>
          </table:table-cell>
          <table:table-cell table:formula="of:=NUMBERVALUE(LEFT([.A304];4);&quot;.&quot;)*10^NUMBERVALUE(RIGHT([.A304];3))" office:value-type="float" office:value="0.000004" calcext:value-type="float">
            <text:p>0,000004</text:p>
          </table:table-cell>
          <table:table-cell table:formula="of:=NUMBERVALUE(LEFT([.B304];4);&quot;.&quot;)*10^NUMBERVALUE(RIGHT([.B304];3))" office:value-type="float" office:value="-0.98" calcext:value-type="float">
            <text:p>-0,98</text:p>
          </table:table-cell>
          <table:table-cell table:formula="of:=NUMBERVALUE(LEFT([.C304];4);&quot;.&quot;)*10^NUMBERVALUE(RIGHT([.C304];3))" office:value-type="float" office:value="-0.0028" calcext:value-type="float">
            <text:p>-0,0028</text:p>
          </table:table-cell>
        </table:table-row>
        <table:table-row table:style-name="ro1">
          <table:table-cell office:value-type="string" calcext:value-type="string">
            <text:p>7.99e-06</text:p>
          </table:table-cell>
          <table:table-cell office:value-type="string" calcext:value-type="string">
            <text:p>9.40e-01</text:p>
          </table:table-cell>
          <table:table-cell office:value-type="string" calcext:value-type="string">
            <text:p>-2.80e-03</text:p>
          </table:table-cell>
          <table:table-cell table:formula="of:=NUMBERVALUE(LEFT([.A305];4);&quot;.&quot;)*10^NUMBERVALUE(RIGHT([.A305];3))" office:value-type="float" office:value="0.00000799" calcext:value-type="float">
            <text:p>0,00000799</text:p>
          </table:table-cell>
          <table:table-cell table:formula="of:=NUMBERVALUE(LEFT([.B305];4);&quot;.&quot;)*10^NUMBERVALUE(RIGHT([.B305];3))" office:value-type="float" office:value="0.94" calcext:value-type="float">
            <text:p>0,94</text:p>
          </table:table-cell>
          <table:table-cell table:formula="of:=NUMBERVALUE(LEFT([.C305];4);&quot;.&quot;)*10^NUMBERVALUE(RIGHT([.C305];3))" office:value-type="float" office:value="-0.0028" calcext:value-type="float">
            <text:p>-0,0028</text:p>
          </table:table-cell>
        </table:table-row>
        <table:table-row table:style-name="ro1">
          <table:table-cell office:value-type="string" calcext:value-type="string">
            <text:p>1.20e-05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1.60e-03</text:p>
          </table:table-cell>
          <table:table-cell table:formula="of:=NUMBERVALUE(LEFT([.A306];4);&quot;.&quot;)*10^NUMBERVALUE(RIGHT([.A306];3))" office:value-type="float" office:value="0.000012" calcext:value-type="float">
            <text:p>0,000012</text:p>
          </table:table-cell>
          <table:table-cell table:formula="of:=NUMBERVALUE(LEFT([.B306];4);&quot;.&quot;)*10^NUMBERVALUE(RIGHT([.B306];3))" office:value-type="float" office:value="0.96" calcext:value-type="float">
            <text:p>0,96</text:p>
          </table:table-cell>
          <table:table-cell table:formula="of:=NUMBERVALUE(LEFT([.C306];4);&quot;.&quot;)*10^NUMBERVALUE(RIGHT([.C306];3))" office:value-type="float" office:value="-0.0016" calcext:value-type="float">
            <text:p>-0,0016</text:p>
          </table:table-cell>
        </table:table-row>
        <table:table-row table:style-name="ro1">
          <table:table-cell office:value-type="string" calcext:value-type="string">
            <text:p>1.60e-05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2.40e-03</text:p>
          </table:table-cell>
          <table:table-cell table:formula="of:=NUMBERVALUE(LEFT([.A307];4);&quot;.&quot;)*10^NUMBERVALUE(RIGHT([.A307];3))" office:value-type="float" office:value="0.000016" calcext:value-type="float">
            <text:p>0,000016</text:p>
          </table:table-cell>
          <table:table-cell table:formula="of:=NUMBERVALUE(LEFT([.B307];4);&quot;.&quot;)*10^NUMBERVALUE(RIGHT([.B307];3))" office:value-type="float" office:value="0.96" calcext:value-type="float">
            <text:p>0,96</text:p>
          </table:table-cell>
          <table:table-cell table:formula="of:=NUMBERVALUE(LEFT([.C307];4);&quot;.&quot;)*10^NUMBERVALUE(RIGHT([.C307];3))" office:value-type="float" office:value="-0.0024" calcext:value-type="float">
            <text:p>-0,0024</text:p>
          </table:table-cell>
        </table:table-row>
        <table:table-row table:style-name="ro1">
          <table:table-cell office:value-type="string" calcext:value-type="string">
            <text:p>2.00e-05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4.00e-03</text:p>
          </table:table-cell>
          <table:table-cell table:formula="of:=NUMBERVALUE(LEFT([.A308];4);&quot;.&quot;)*10^NUMBERVALUE(RIGHT([.A308];3))" office:value-type="float" office:value="0.00002" calcext:value-type="float">
            <text:p>0,00002</text:p>
          </table:table-cell>
          <table:table-cell table:formula="of:=NUMBERVALUE(LEFT([.B308];4);&quot;.&quot;)*10^NUMBERVALUE(RIGHT([.B308];3))" office:value-type="float" office:value="1" calcext:value-type="float">
            <text:p>1</text:p>
          </table:table-cell>
          <table:table-cell table:formula="of:=NUMBERVALUE(LEFT([.C308];4);&quot;.&quot;)*10^NUMBERVALUE(RIGHT([.C308];3))" office:value-type="float" office:value="-0.004" calcext:value-type="float">
            <text:p>-0,004</text:p>
          </table:table-cell>
        </table:table-row>
        <table:table-row table:style-name="ro1">
          <table:table-cell office:value-type="string" calcext:value-type="string">
            <text:p>2.40e-05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4.40e-03</text:p>
          </table:table-cell>
          <table:table-cell table:formula="of:=NUMBERVALUE(LEFT([.A309];4);&quot;.&quot;)*10^NUMBERVALUE(RIGHT([.A309];3))" office:value-type="float" office:value="0.000024" calcext:value-type="float">
            <text:p>0,000024</text:p>
          </table:table-cell>
          <table:table-cell table:formula="of:=NUMBERVALUE(LEFT([.B309];4);&quot;.&quot;)*10^NUMBERVALUE(RIGHT([.B309];3))" office:value-type="float" office:value="1" calcext:value-type="float">
            <text:p>1</text:p>
          </table:table-cell>
          <table:table-cell table:formula="of:=NUMBERVALUE(LEFT([.C309];4);&quot;.&quot;)*10^NUMBERVALUE(RIGHT([.C309];3))" office:value-type="float" office:value="-0.0044" calcext:value-type="float">
            <text:p>-0,0044</text:p>
          </table:table-cell>
        </table:table-row>
        <table:table-row table:style-name="ro1">
          <table:table-cell office:value-type="string" calcext:value-type="string">
            <text:p>2.80e-05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5.20e-03</text:p>
          </table:table-cell>
          <table:table-cell table:formula="of:=NUMBERVALUE(LEFT([.A310];4);&quot;.&quot;)*10^NUMBERVALUE(RIGHT([.A310];3))" office:value-type="float" office:value="0.000028" calcext:value-type="float">
            <text:p>0,000028</text:p>
          </table:table-cell>
          <table:table-cell table:formula="of:=NUMBERVALUE(LEFT([.B310];4);&quot;.&quot;)*10^NUMBERVALUE(RIGHT([.B310];3))" office:value-type="float" office:value="0.98" calcext:value-type="float">
            <text:p>0,98</text:p>
          </table:table-cell>
          <table:table-cell table:formula="of:=NUMBERVALUE(LEFT([.C310];4);&quot;.&quot;)*10^NUMBERVALUE(RIGHT([.C310];3))" office:value-type="float" office:value="-0.0052" calcext:value-type="float">
            <text:p>-0,0052</text:p>
          </table:table-cell>
        </table:table-row>
        <table:table-row table:style-name="ro1">
          <table:table-cell office:value-type="string" calcext:value-type="string">
            <text:p>3.20e-05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4.00e-03</text:p>
          </table:table-cell>
          <table:table-cell table:formula="of:=NUMBERVALUE(LEFT([.A311];4);&quot;.&quot;)*10^NUMBERVALUE(RIGHT([.A311];3))" office:value-type="float" office:value="0.000032" calcext:value-type="float">
            <text:p>0,000032</text:p>
          </table:table-cell>
          <table:table-cell table:formula="of:=NUMBERVALUE(LEFT([.B311];4);&quot;.&quot;)*10^NUMBERVALUE(RIGHT([.B311];3))" office:value-type="float" office:value="0.98" calcext:value-type="float">
            <text:p>0,98</text:p>
          </table:table-cell>
          <table:table-cell table:formula="of:=NUMBERVALUE(LEFT([.C311];4);&quot;.&quot;)*10^NUMBERVALUE(RIGHT([.C311];3))" office:value-type="float" office:value="-0.004" calcext:value-type="float">
            <text:p>-0,004</text:p>
          </table:table-cell>
        </table:table-row>
        <table:table-row table:style-name="ro1">
          <table:table-cell office:value-type="string" calcext:value-type="string">
            <text:p>3.60e-05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4.80e-03</text:p>
          </table:table-cell>
          <table:table-cell table:formula="of:=NUMBERVALUE(LEFT([.A312];4);&quot;.&quot;)*10^NUMBERVALUE(RIGHT([.A312];3))" office:value-type="float" office:value="0.000036" calcext:value-type="float">
            <text:p>0,000036</text:p>
          </table:table-cell>
          <table:table-cell table:formula="of:=NUMBERVALUE(LEFT([.B312];4);&quot;.&quot;)*10^NUMBERVALUE(RIGHT([.B312];3))" office:value-type="float" office:value="0.96" calcext:value-type="float">
            <text:p>0,96</text:p>
          </table:table-cell>
          <table:table-cell table:formula="of:=NUMBERVALUE(LEFT([.C312];4);&quot;.&quot;)*10^NUMBERVALUE(RIGHT([.C312];3))" office:value-type="float" office:value="-0.0048" calcext:value-type="float">
            <text:p>-0,0048</text:p>
          </table:table-cell>
        </table:table-row>
        <table:table-row table:style-name="ro1">
          <table:table-cell office:value-type="string" calcext:value-type="string">
            <text:p>4.00e-05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5.60e-03</text:p>
          </table:table-cell>
          <table:table-cell table:formula="of:=NUMBERVALUE(LEFT([.A313];4);&quot;.&quot;)*10^NUMBERVALUE(RIGHT([.A313];3))" office:value-type="float" office:value="0.00004" calcext:value-type="float">
            <text:p>0,00004</text:p>
          </table:table-cell>
          <table:table-cell table:formula="of:=NUMBERVALUE(LEFT([.B313];4);&quot;.&quot;)*10^NUMBERVALUE(RIGHT([.B313];3))" office:value-type="float" office:value="0.96" calcext:value-type="float">
            <text:p>0,96</text:p>
          </table:table-cell>
          <table:table-cell table:formula="of:=NUMBERVALUE(LEFT([.C313];4);&quot;.&quot;)*10^NUMBERVALUE(RIGHT([.C313];3))" office:value-type="float" office:value="-0.0056" calcext:value-type="float">
            <text:p>-0,0056</text:p>
          </table:table-cell>
        </table:table-row>
        <table:table-row table:style-name="ro1">
          <table:table-cell office:value-type="string" calcext:value-type="string">
            <text:p>4.40e-05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6.40e-03</text:p>
          </table:table-cell>
          <table:table-cell table:formula="of:=NUMBERVALUE(LEFT([.A314];4);&quot;.&quot;)*10^NUMBERVALUE(RIGHT([.A314];3))" office:value-type="float" office:value="0.000044" calcext:value-type="float">
            <text:p>0,000044</text:p>
          </table:table-cell>
          <table:table-cell table:formula="of:=NUMBERVALUE(LEFT([.B314];4);&quot;.&quot;)*10^NUMBERVALUE(RIGHT([.B314];3))" office:value-type="float" office:value="0.96" calcext:value-type="float">
            <text:p>0,96</text:p>
          </table:table-cell>
          <table:table-cell table:formula="of:=NUMBERVALUE(LEFT([.C314];4);&quot;.&quot;)*10^NUMBERVALUE(RIGHT([.C314];3))" office:value-type="float" office:value="-0.0064" calcext:value-type="float">
            <text:p>-0,0064</text:p>
          </table:table-cell>
        </table:table-row>
        <table:table-row table:style-name="ro1">
          <table:table-cell office:value-type="string" calcext:value-type="string">
            <text:p>4.80e-05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6.00e-03</text:p>
          </table:table-cell>
          <table:table-cell table:formula="of:=NUMBERVALUE(LEFT([.A315];4);&quot;.&quot;)*10^NUMBERVALUE(RIGHT([.A315];3))" office:value-type="float" office:value="0.000048" calcext:value-type="float">
            <text:p>0,000048</text:p>
          </table:table-cell>
          <table:table-cell table:formula="of:=NUMBERVALUE(LEFT([.B315];4);&quot;.&quot;)*10^NUMBERVALUE(RIGHT([.B315];3))" office:value-type="float" office:value="0.98" calcext:value-type="float">
            <text:p>0,98</text:p>
          </table:table-cell>
          <table:table-cell table:formula="of:=NUMBERVALUE(LEFT([.C315];4);&quot;.&quot;)*10^NUMBERVALUE(RIGHT([.C315];3))" office:value-type="float" office:value="-0.006" calcext:value-type="float">
            <text:p>-0,006</text:p>
          </table:table-cell>
        </table:table-row>
        <table:table-row table:style-name="ro1">
          <table:table-cell office:value-type="string" calcext:value-type="string">
            <text:p>5.20e-05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6.00e-03</text:p>
          </table:table-cell>
          <table:table-cell table:formula="of:=NUMBERVALUE(LEFT([.A316];4);&quot;.&quot;)*10^NUMBERVALUE(RIGHT([.A316];3))" office:value-type="float" office:value="0.000052" calcext:value-type="float">
            <text:p>0,000052</text:p>
          </table:table-cell>
          <table:table-cell table:formula="of:=NUMBERVALUE(LEFT([.B316];4);&quot;.&quot;)*10^NUMBERVALUE(RIGHT([.B316];3))" office:value-type="float" office:value="0.98" calcext:value-type="float">
            <text:p>0,98</text:p>
          </table:table-cell>
          <table:table-cell table:formula="of:=NUMBERVALUE(LEFT([.C316];4);&quot;.&quot;)*10^NUMBERVALUE(RIGHT([.C316];3))" office:value-type="float" office:value="-0.006" calcext:value-type="float">
            <text:p>-0,006</text:p>
          </table:table-cell>
        </table:table-row>
        <table:table-row table:style-name="ro1">
          <table:table-cell office:value-type="string" calcext:value-type="string">
            <text:p>5.60e-05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7.20e-03</text:p>
          </table:table-cell>
          <table:table-cell table:formula="of:=NUMBERVALUE(LEFT([.A317];4);&quot;.&quot;)*10^NUMBERVALUE(RIGHT([.A317];3))" office:value-type="float" office:value="0.000056" calcext:value-type="float">
            <text:p>0,000056</text:p>
          </table:table-cell>
          <table:table-cell table:formula="of:=NUMBERVALUE(LEFT([.B317];4);&quot;.&quot;)*10^NUMBERVALUE(RIGHT([.B317];3))" office:value-type="float" office:value="1" calcext:value-type="float">
            <text:p>1</text:p>
          </table:table-cell>
          <table:table-cell table:formula="of:=NUMBERVALUE(LEFT([.C317];4);&quot;.&quot;)*10^NUMBERVALUE(RIGHT([.C317];3))" office:value-type="float" office:value="-0.0072" calcext:value-type="float">
            <text:p>-0,0072</text:p>
          </table:table-cell>
        </table:table-row>
        <table:table-row table:style-name="ro1">
          <table:table-cell office:value-type="string" calcext:value-type="string">
            <text:p>6.00e-05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6.00e-03</text:p>
          </table:table-cell>
          <table:table-cell table:formula="of:=NUMBERVALUE(LEFT([.A318];4);&quot;.&quot;)*10^NUMBERVALUE(RIGHT([.A318];3))" office:value-type="float" office:value="0.00006" calcext:value-type="float">
            <text:p>0,00006</text:p>
          </table:table-cell>
          <table:table-cell table:formula="of:=NUMBERVALUE(LEFT([.B318];4);&quot;.&quot;)*10^NUMBERVALUE(RIGHT([.B318];3))" office:value-type="float" office:value="1" calcext:value-type="float">
            <text:p>1</text:p>
          </table:table-cell>
          <table:table-cell table:formula="of:=NUMBERVALUE(LEFT([.C318];4);&quot;.&quot;)*10^NUMBERVALUE(RIGHT([.C318];3))" office:value-type="float" office:value="-0.006" calcext:value-type="float">
            <text:p>-0,006</text:p>
          </table:table-cell>
        </table:table-row>
        <table:table-row table:style-name="ro1">
          <table:table-cell office:value-type="string" calcext:value-type="string">
            <text:p>6.40e-05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8.80e-03</text:p>
          </table:table-cell>
          <table:table-cell table:formula="of:=NUMBERVALUE(LEFT([.A319];4);&quot;.&quot;)*10^NUMBERVALUE(RIGHT([.A319];3))" office:value-type="float" office:value="0.000064" calcext:value-type="float">
            <text:p>0,000064</text:p>
          </table:table-cell>
          <table:table-cell table:formula="of:=NUMBERVALUE(LEFT([.B319];4);&quot;.&quot;)*10^NUMBERVALUE(RIGHT([.B319];3))" office:value-type="float" office:value="1" calcext:value-type="float">
            <text:p>1</text:p>
          </table:table-cell>
          <table:table-cell table:formula="of:=NUMBERVALUE(LEFT([.C319];4);&quot;.&quot;)*10^NUMBERVALUE(RIGHT([.C319];3))" office:value-type="float" office:value="-0.0088" calcext:value-type="float">
            <text:p>-0,0088</text:p>
          </table:table-cell>
        </table:table-row>
        <table:table-row table:style-name="ro1">
          <table:table-cell office:value-type="string" calcext:value-type="string">
            <text:p>6.80e-05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8.80e-03</text:p>
          </table:table-cell>
          <table:table-cell table:formula="of:=NUMBERVALUE(LEFT([.A320];4);&quot;.&quot;)*10^NUMBERVALUE(RIGHT([.A320];3))" office:value-type="float" office:value="0.000068" calcext:value-type="float">
            <text:p>0,000068</text:p>
          </table:table-cell>
          <table:table-cell table:formula="of:=NUMBERVALUE(LEFT([.B320];4);&quot;.&quot;)*10^NUMBERVALUE(RIGHT([.B320];3))" office:value-type="float" office:value="1" calcext:value-type="float">
            <text:p>1</text:p>
          </table:table-cell>
          <table:table-cell table:formula="of:=NUMBERVALUE(LEFT([.C320];4);&quot;.&quot;)*10^NUMBERVALUE(RIGHT([.C320];3))" office:value-type="float" office:value="-0.0088" calcext:value-type="float">
            <text:p>-0,0088</text:p>
          </table:table-cell>
        </table:table-row>
        <table:table-row table:style-name="ro1">
          <table:table-cell office:value-type="string" calcext:value-type="string">
            <text:p>7.20e-05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7.20e-03</text:p>
          </table:table-cell>
          <table:table-cell table:formula="of:=NUMBERVALUE(LEFT([.A321];4);&quot;.&quot;)*10^NUMBERVALUE(RIGHT([.A321];3))" office:value-type="float" office:value="0.000072" calcext:value-type="float">
            <text:p>0,000072</text:p>
          </table:table-cell>
          <table:table-cell table:formula="of:=NUMBERVALUE(LEFT([.B321];4);&quot;.&quot;)*10^NUMBERVALUE(RIGHT([.B321];3))" office:value-type="float" office:value="1" calcext:value-type="float">
            <text:p>1</text:p>
          </table:table-cell>
          <table:table-cell table:formula="of:=NUMBERVALUE(LEFT([.C321];4);&quot;.&quot;)*10^NUMBERVALUE(RIGHT([.C321];3))" office:value-type="float" office:value="-0.0072" calcext:value-type="float">
            <text:p>-0,0072</text:p>
          </table:table-cell>
        </table:table-row>
        <table:table-row table:style-name="ro1">
          <table:table-cell office:value-type="string" calcext:value-type="string">
            <text:p>7.60e-05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8.40e-03</text:p>
          </table:table-cell>
          <table:table-cell table:formula="of:=NUMBERVALUE(LEFT([.A322];4);&quot;.&quot;)*10^NUMBERVALUE(RIGHT([.A322];3))" office:value-type="float" office:value="0.000076" calcext:value-type="float">
            <text:p>0,000076</text:p>
          </table:table-cell>
          <table:table-cell table:formula="of:=NUMBERVALUE(LEFT([.B322];4);&quot;.&quot;)*10^NUMBERVALUE(RIGHT([.B322];3))" office:value-type="float" office:value="0.98" calcext:value-type="float">
            <text:p>0,98</text:p>
          </table:table-cell>
          <table:table-cell table:formula="of:=NUMBERVALUE(LEFT([.C322];4);&quot;.&quot;)*10^NUMBERVALUE(RIGHT([.C322];3))" office:value-type="float" office:value="-0.0084" calcext:value-type="float">
            <text:p>-0,0084</text:p>
          </table:table-cell>
        </table:table-row>
        <table:table-row table:style-name="ro1">
          <table:table-cell office:value-type="string" calcext:value-type="string">
            <text:p>8.00e-05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7.60e-03</text:p>
          </table:table-cell>
          <table:table-cell table:formula="of:=NUMBERVALUE(LEFT([.A323];4);&quot;.&quot;)*10^NUMBERVALUE(RIGHT([.A323];3))" office:value-type="float" office:value="0.00008" calcext:value-type="float">
            <text:p>0,00008</text:p>
          </table:table-cell>
          <table:table-cell table:formula="of:=NUMBERVALUE(LEFT([.B323];4);&quot;.&quot;)*10^NUMBERVALUE(RIGHT([.B323];3))" office:value-type="float" office:value="0.98" calcext:value-type="float">
            <text:p>0,98</text:p>
          </table:table-cell>
          <table:table-cell table:formula="of:=NUMBERVALUE(LEFT([.C323];4);&quot;.&quot;)*10^NUMBERVALUE(RIGHT([.C323];3))" office:value-type="float" office:value="-0.0076" calcext:value-type="float">
            <text:p>-0,0076</text:p>
          </table:table-cell>
        </table:table-row>
        <table:table-row table:style-name="ro1">
          <table:table-cell office:value-type="string" calcext:value-type="string">
            <text:p>8.40e-05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08e-02</text:p>
          </table:table-cell>
          <table:table-cell table:formula="of:=NUMBERVALUE(LEFT([.A324];4);&quot;.&quot;)*10^NUMBERVALUE(RIGHT([.A324];3))" office:value-type="float" office:value="0.000084" calcext:value-type="float">
            <text:p>0,000084</text:p>
          </table:table-cell>
          <table:table-cell table:formula="of:=NUMBERVALUE(LEFT([.B324];4);&quot;.&quot;)*10^NUMBERVALUE(RIGHT([.B324];3))" office:value-type="float" office:value="0.98" calcext:value-type="float">
            <text:p>0,98</text:p>
          </table:table-cell>
          <table:table-cell table:formula="of:=NUMBERVALUE(LEFT([.C324];4);&quot;.&quot;)*10^NUMBERVALUE(RIGHT([.C324];3))" office:value-type="float" office:value="-0.01" calcext:value-type="float">
            <text:p>-0,01</text:p>
          </table:table-cell>
        </table:table-row>
        <table:table-row table:style-name="ro1">
          <table:table-cell office:value-type="string" calcext:value-type="string">
            <text:p>8.80e-05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08e-02</text:p>
          </table:table-cell>
          <table:table-cell table:formula="of:=NUMBERVALUE(LEFT([.A325];4);&quot;.&quot;)*10^NUMBERVALUE(RIGHT([.A325];3))" office:value-type="float" office:value="0.000088" calcext:value-type="float">
            <text:p>0,000088</text:p>
          </table:table-cell>
          <table:table-cell table:formula="of:=NUMBERVALUE(LEFT([.B325];4);&quot;.&quot;)*10^NUMBERVALUE(RIGHT([.B325];3))" office:value-type="float" office:value="1" calcext:value-type="float">
            <text:p>1</text:p>
          </table:table-cell>
          <table:table-cell table:formula="of:=NUMBERVALUE(LEFT([.C325];4);&quot;.&quot;)*10^NUMBERVALUE(RIGHT([.C325];3))" office:value-type="float" office:value="-0.01" calcext:value-type="float">
            <text:p>-0,01</text:p>
          </table:table-cell>
        </table:table-row>
        <table:table-row table:style-name="ro1">
          <table:table-cell office:value-type="string" calcext:value-type="string">
            <text:p>9.20e-05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8.80e-03</text:p>
          </table:table-cell>
          <table:table-cell table:formula="of:=NUMBERVALUE(LEFT([.A326];4);&quot;.&quot;)*10^NUMBERVALUE(RIGHT([.A326];3))" office:value-type="float" office:value="0.000092" calcext:value-type="float">
            <text:p>0,000092</text:p>
          </table:table-cell>
          <table:table-cell table:formula="of:=NUMBERVALUE(LEFT([.B326];4);&quot;.&quot;)*10^NUMBERVALUE(RIGHT([.B326];3))" office:value-type="float" office:value="1" calcext:value-type="float">
            <text:p>1</text:p>
          </table:table-cell>
          <table:table-cell table:formula="of:=NUMBERVALUE(LEFT([.C326];4);&quot;.&quot;)*10^NUMBERVALUE(RIGHT([.C326];3))" office:value-type="float" office:value="-0.0088" calcext:value-type="float">
            <text:p>-0,0088</text:p>
          </table:table-cell>
        </table:table-row>
        <table:table-row table:style-name="ro1">
          <table:table-cell office:value-type="string" calcext:value-type="string">
            <text:p>9.60e-05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9.60e-03</text:p>
          </table:table-cell>
          <table:table-cell table:formula="of:=NUMBERVALUE(LEFT([.A327];4);&quot;.&quot;)*10^NUMBERVALUE(RIGHT([.A327];3))" office:value-type="float" office:value="0.000096" calcext:value-type="float">
            <text:p>0,000096</text:p>
          </table:table-cell>
          <table:table-cell table:formula="of:=NUMBERVALUE(LEFT([.B327];4);&quot;.&quot;)*10^NUMBERVALUE(RIGHT([.B327];3))" office:value-type="float" office:value="1" calcext:value-type="float">
            <text:p>1</text:p>
          </table:table-cell>
          <table:table-cell table:formula="of:=NUMBERVALUE(LEFT([.C327];4);&quot;.&quot;)*10^NUMBERVALUE(RIGHT([.C327];3))" office:value-type="float" office:value="-0.0096" calcext:value-type="float">
            <text:p>-0,0096</text:p>
          </table:table-cell>
        </table:table-row>
        <table:table-row table:style-name="ro1">
          <table:table-cell office:value-type="string" calcext:value-type="string">
            <text:p>1.00e-04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8.80e-03</text:p>
          </table:table-cell>
          <table:table-cell table:formula="of:=NUMBERVALUE(LEFT([.A328];4);&quot;.&quot;)*10^NUMBERVALUE(RIGHT([.A328];3))" office:value-type="float" office:value="0.0001" calcext:value-type="float">
            <text:p>0,0001</text:p>
          </table:table-cell>
          <table:table-cell table:formula="of:=NUMBERVALUE(LEFT([.B328];4);&quot;.&quot;)*10^NUMBERVALUE(RIGHT([.B328];3))" office:value-type="float" office:value="0.96" calcext:value-type="float">
            <text:p>0,96</text:p>
          </table:table-cell>
          <table:table-cell table:formula="of:=NUMBERVALUE(LEFT([.C328];4);&quot;.&quot;)*10^NUMBERVALUE(RIGHT([.C328];3))" office:value-type="float" office:value="-0.0088" calcext:value-type="float">
            <text:p>-0,0088</text:p>
          </table:table-cell>
        </table:table-row>
        <table:table-row table:style-name="ro1">
          <table:table-cell office:value-type="string" calcext:value-type="string">
            <text:p>1.04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04e-02</text:p>
          </table:table-cell>
          <table:table-cell table:formula="of:=NUMBERVALUE(LEFT([.A329];4);&quot;.&quot;)*10^NUMBERVALUE(RIGHT([.A329];3))" office:value-type="float" office:value="0.000104" calcext:value-type="float">
            <text:p>0,000104</text:p>
          </table:table-cell>
          <table:table-cell table:formula="of:=NUMBERVALUE(LEFT([.B329];4);&quot;.&quot;)*10^NUMBERVALUE(RIGHT([.B329];3))" office:value-type="float" office:value="0.98" calcext:value-type="float">
            <text:p>0,98</text:p>
          </table:table-cell>
          <table:table-cell table:formula="of:=NUMBERVALUE(LEFT([.C329];4);&quot;.&quot;)*10^NUMBERVALUE(RIGHT([.C329];3))" office:value-type="float" office:value="-0.01" calcext:value-type="float">
            <text:p>-0,01</text:p>
          </table:table-cell>
        </table:table-row>
        <table:table-row table:style-name="ro1">
          <table:table-cell office:value-type="string" calcext:value-type="string">
            <text:p>1.08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12e-02</text:p>
          </table:table-cell>
          <table:table-cell table:formula="of:=NUMBERVALUE(LEFT([.A330];4);&quot;.&quot;)*10^NUMBERVALUE(RIGHT([.A330];3))" office:value-type="float" office:value="0.000108" calcext:value-type="float">
            <text:p>0,000108</text:p>
          </table:table-cell>
          <table:table-cell table:formula="of:=NUMBERVALUE(LEFT([.B330];4);&quot;.&quot;)*10^NUMBERVALUE(RIGHT([.B330];3))" office:value-type="float" office:value="0.98" calcext:value-type="float">
            <text:p>0,98</text:p>
          </table:table-cell>
          <table:table-cell table:formula="of:=NUMBERVALUE(LEFT([.C330];4);&quot;.&quot;)*10^NUMBERVALUE(RIGHT([.C330];3))" office:value-type="float" office:value="-0.011" calcext:value-type="float">
            <text:p>-0,011</text:p>
          </table:table-cell>
        </table:table-row>
        <table:table-row table:style-name="ro1">
          <table:table-cell office:value-type="string" calcext:value-type="string">
            <text:p>1.12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16e-02</text:p>
          </table:table-cell>
          <table:table-cell table:formula="of:=NUMBERVALUE(LEFT([.A331];4);&quot;.&quot;)*10^NUMBERVALUE(RIGHT([.A331];3))" office:value-type="float" office:value="0.000112" calcext:value-type="float">
            <text:p>0,000112</text:p>
          </table:table-cell>
          <table:table-cell table:formula="of:=NUMBERVALUE(LEFT([.B331];4);&quot;.&quot;)*10^NUMBERVALUE(RIGHT([.B331];3))" office:value-type="float" office:value="1" calcext:value-type="float">
            <text:p>1</text:p>
          </table:table-cell>
          <table:table-cell table:formula="of:=NUMBERVALUE(LEFT([.C331];4);&quot;.&quot;)*10^NUMBERVALUE(RIGHT([.C331];3))" office:value-type="float" office:value="-0.011" calcext:value-type="float">
            <text:p>-0,011</text:p>
          </table:table-cell>
        </table:table-row>
        <table:table-row table:style-name="ro1">
          <table:table-cell office:value-type="string" calcext:value-type="string">
            <text:p>1.16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04e-02</text:p>
          </table:table-cell>
          <table:table-cell table:formula="of:=NUMBERVALUE(LEFT([.A332];4);&quot;.&quot;)*10^NUMBERVALUE(RIGHT([.A332];3))" office:value-type="float" office:value="0.000116" calcext:value-type="float">
            <text:p>0,000116</text:p>
          </table:table-cell>
          <table:table-cell table:formula="of:=NUMBERVALUE(LEFT([.B332];4);&quot;.&quot;)*10^NUMBERVALUE(RIGHT([.B332];3))" office:value-type="float" office:value="1" calcext:value-type="float">
            <text:p>1</text:p>
          </table:table-cell>
          <table:table-cell table:formula="of:=NUMBERVALUE(LEFT([.C332];4);&quot;.&quot;)*10^NUMBERVALUE(RIGHT([.C332];3))" office:value-type="float" office:value="-0.01" calcext:value-type="float">
            <text:p>-0,01</text:p>
          </table:table-cell>
        </table:table-row>
        <table:table-row table:style-name="ro1">
          <table:table-cell office:value-type="string" calcext:value-type="string">
            <text:p>1.20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20e-02</text:p>
          </table:table-cell>
          <table:table-cell table:formula="of:=NUMBERVALUE(LEFT([.A333];4);&quot;.&quot;)*10^NUMBERVALUE(RIGHT([.A333];3))" office:value-type="float" office:value="0.00012" calcext:value-type="float">
            <text:p>0,00012</text:p>
          </table:table-cell>
          <table:table-cell table:formula="of:=NUMBERVALUE(LEFT([.B333];4);&quot;.&quot;)*10^NUMBERVALUE(RIGHT([.B333];3))" office:value-type="float" office:value="0.98" calcext:value-type="float">
            <text:p>0,98</text:p>
          </table:table-cell>
          <table:table-cell table:formula="of:=NUMBERVALUE(LEFT([.C333];4);&quot;.&quot;)*10^NUMBERVALUE(RIGHT([.C333];3))" office:value-type="float" office:value="-0.012" calcext:value-type="float">
            <text:p>-0,012</text:p>
          </table:table-cell>
        </table:table-row>
        <table:table-row table:style-name="ro1">
          <table:table-cell office:value-type="string" calcext:value-type="string">
            <text:p>1.24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12e-02</text:p>
          </table:table-cell>
          <table:table-cell table:formula="of:=NUMBERVALUE(LEFT([.A334];4);&quot;.&quot;)*10^NUMBERVALUE(RIGHT([.A334];3))" office:value-type="float" office:value="0.000124" calcext:value-type="float">
            <text:p>0,000124</text:p>
          </table:table-cell>
          <table:table-cell table:formula="of:=NUMBERVALUE(LEFT([.B334];4);&quot;.&quot;)*10^NUMBERVALUE(RIGHT([.B334];3))" office:value-type="float" office:value="0.98" calcext:value-type="float">
            <text:p>0,98</text:p>
          </table:table-cell>
          <table:table-cell table:formula="of:=NUMBERVALUE(LEFT([.C334];4);&quot;.&quot;)*10^NUMBERVALUE(RIGHT([.C334];3))" office:value-type="float" office:value="-0.011" calcext:value-type="float">
            <text:p>-0,011</text:p>
          </table:table-cell>
        </table:table-row>
        <table:table-row table:style-name="ro1">
          <table:table-cell office:value-type="string" calcext:value-type="string">
            <text:p>1.28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20e-02</text:p>
          </table:table-cell>
          <table:table-cell table:formula="of:=NUMBERVALUE(LEFT([.A335];4);&quot;.&quot;)*10^NUMBERVALUE(RIGHT([.A335];3))" office:value-type="float" office:value="0.000128" calcext:value-type="float">
            <text:p>0,000128</text:p>
          </table:table-cell>
          <table:table-cell table:formula="of:=NUMBERVALUE(LEFT([.B335];4);&quot;.&quot;)*10^NUMBERVALUE(RIGHT([.B335];3))" office:value-type="float" office:value="0.98" calcext:value-type="float">
            <text:p>0,98</text:p>
          </table:table-cell>
          <table:table-cell table:formula="of:=NUMBERVALUE(LEFT([.C335];4);&quot;.&quot;)*10^NUMBERVALUE(RIGHT([.C335];3))" office:value-type="float" office:value="-0.012" calcext:value-type="float">
            <text:p>-0,012</text:p>
          </table:table-cell>
        </table:table-row>
        <table:table-row table:style-name="ro1">
          <table:table-cell office:value-type="string" calcext:value-type="string">
            <text:p>1.32e-04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1.16e-02</text:p>
          </table:table-cell>
          <table:table-cell table:formula="of:=NUMBERVALUE(LEFT([.A336];4);&quot;.&quot;)*10^NUMBERVALUE(RIGHT([.A336];3))" office:value-type="float" office:value="0.000132" calcext:value-type="float">
            <text:p>0,000132</text:p>
          </table:table-cell>
          <table:table-cell table:formula="of:=NUMBERVALUE(LEFT([.B336];4);&quot;.&quot;)*10^NUMBERVALUE(RIGHT([.B336];3))" office:value-type="float" office:value="0.96" calcext:value-type="float">
            <text:p>0,96</text:p>
          </table:table-cell>
          <table:table-cell table:formula="of:=NUMBERVALUE(LEFT([.C336];4);&quot;.&quot;)*10^NUMBERVALUE(RIGHT([.C336];3))" office:value-type="float" office:value="-0.011" calcext:value-type="float">
            <text:p>-0,011</text:p>
          </table:table-cell>
        </table:table-row>
        <table:table-row table:style-name="ro1">
          <table:table-cell office:value-type="string" calcext:value-type="string">
            <text:p>1.36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36e-02</text:p>
          </table:table-cell>
          <table:table-cell table:formula="of:=NUMBERVALUE(LEFT([.A337];4);&quot;.&quot;)*10^NUMBERVALUE(RIGHT([.A337];3))" office:value-type="float" office:value="0.000136" calcext:value-type="float">
            <text:p>0,000136</text:p>
          </table:table-cell>
          <table:table-cell table:formula="of:=NUMBERVALUE(LEFT([.B337];4);&quot;.&quot;)*10^NUMBERVALUE(RIGHT([.B337];3))" office:value-type="float" office:value="0.98" calcext:value-type="float">
            <text:p>0,98</text:p>
          </table:table-cell>
          <table:table-cell table:formula="of:=NUMBERVALUE(LEFT([.C337];4);&quot;.&quot;)*10^NUMBERVALUE(RIGHT([.C337];3))" office:value-type="float" office:value="-0.013" calcext:value-type="float">
            <text:p>-0,013</text:p>
          </table:table-cell>
        </table:table-row>
        <table:table-row table:style-name="ro1">
          <table:table-cell office:value-type="string" calcext:value-type="string">
            <text:p>1.40e-04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1.20e-02</text:p>
          </table:table-cell>
          <table:table-cell table:formula="of:=NUMBERVALUE(LEFT([.A338];4);&quot;.&quot;)*10^NUMBERVALUE(RIGHT([.A338];3))" office:value-type="float" office:value="0.00014" calcext:value-type="float">
            <text:p>0,00014</text:p>
          </table:table-cell>
          <table:table-cell table:formula="of:=NUMBERVALUE(LEFT([.B338];4);&quot;.&quot;)*10^NUMBERVALUE(RIGHT([.B338];3))" office:value-type="float" office:value="0.96" calcext:value-type="float">
            <text:p>0,96</text:p>
          </table:table-cell>
          <table:table-cell table:formula="of:=NUMBERVALUE(LEFT([.C338];4);&quot;.&quot;)*10^NUMBERVALUE(RIGHT([.C338];3))" office:value-type="float" office:value="-0.012" calcext:value-type="float">
            <text:p>-0,012</text:p>
          </table:table-cell>
        </table:table-row>
        <table:table-row table:style-name="ro1">
          <table:table-cell office:value-type="string" calcext:value-type="string">
            <text:p>1.44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16e-02</text:p>
          </table:table-cell>
          <table:table-cell table:formula="of:=NUMBERVALUE(LEFT([.A339];4);&quot;.&quot;)*10^NUMBERVALUE(RIGHT([.A339];3))" office:value-type="float" office:value="0.000144" calcext:value-type="float">
            <text:p>0,000144</text:p>
          </table:table-cell>
          <table:table-cell table:formula="of:=NUMBERVALUE(LEFT([.B339];4);&quot;.&quot;)*10^NUMBERVALUE(RIGHT([.B339];3))" office:value-type="float" office:value="0.98" calcext:value-type="float">
            <text:p>0,98</text:p>
          </table:table-cell>
          <table:table-cell table:formula="of:=NUMBERVALUE(LEFT([.C339];4);&quot;.&quot;)*10^NUMBERVALUE(RIGHT([.C339];3))" office:value-type="float" office:value="-0.011" calcext:value-type="float">
            <text:p>-0,011</text:p>
          </table:table-cell>
        </table:table-row>
        <table:table-row table:style-name="ro1">
          <table:table-cell office:value-type="string" calcext:value-type="string">
            <text:p>1.48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20e-02</text:p>
          </table:table-cell>
          <table:table-cell table:formula="of:=NUMBERVALUE(LEFT([.A340];4);&quot;.&quot;)*10^NUMBERVALUE(RIGHT([.A340];3))" office:value-type="float" office:value="0.000148" calcext:value-type="float">
            <text:p>0,000148</text:p>
          </table:table-cell>
          <table:table-cell table:formula="of:=NUMBERVALUE(LEFT([.B340];4);&quot;.&quot;)*10^NUMBERVALUE(RIGHT([.B340];3))" office:value-type="float" office:value="0.98" calcext:value-type="float">
            <text:p>0,98</text:p>
          </table:table-cell>
          <table:table-cell table:formula="of:=NUMBERVALUE(LEFT([.C340];4);&quot;.&quot;)*10^NUMBERVALUE(RIGHT([.C340];3))" office:value-type="float" office:value="-0.012" calcext:value-type="float">
            <text:p>-0,012</text:p>
          </table:table-cell>
        </table:table-row>
        <table:table-row table:style-name="ro1">
          <table:table-cell office:value-type="string" calcext:value-type="string">
            <text:p>1.52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20e-02</text:p>
          </table:table-cell>
          <table:table-cell table:formula="of:=NUMBERVALUE(LEFT([.A341];4);&quot;.&quot;)*10^NUMBERVALUE(RIGHT([.A341];3))" office:value-type="float" office:value="0.000152" calcext:value-type="float">
            <text:p>0,000152</text:p>
          </table:table-cell>
          <table:table-cell table:formula="of:=NUMBERVALUE(LEFT([.B341];4);&quot;.&quot;)*10^NUMBERVALUE(RIGHT([.B341];3))" office:value-type="float" office:value="1" calcext:value-type="float">
            <text:p>1</text:p>
          </table:table-cell>
          <table:table-cell table:formula="of:=NUMBERVALUE(LEFT([.C341];4);&quot;.&quot;)*10^NUMBERVALUE(RIGHT([.C341];3))" office:value-type="float" office:value="-0.012" calcext:value-type="float">
            <text:p>-0,012</text:p>
          </table:table-cell>
        </table:table-row>
        <table:table-row table:style-name="ro1">
          <table:table-cell office:value-type="string" calcext:value-type="string">
            <text:p>1.56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24e-02</text:p>
          </table:table-cell>
          <table:table-cell table:formula="of:=NUMBERVALUE(LEFT([.A342];4);&quot;.&quot;)*10^NUMBERVALUE(RIGHT([.A342];3))" office:value-type="float" office:value="0.000156" calcext:value-type="float">
            <text:p>0,000156</text:p>
          </table:table-cell>
          <table:table-cell table:formula="of:=NUMBERVALUE(LEFT([.B342];4);&quot;.&quot;)*10^NUMBERVALUE(RIGHT([.B342];3))" office:value-type="float" office:value="1" calcext:value-type="float">
            <text:p>1</text:p>
          </table:table-cell>
          <table:table-cell table:formula="of:=NUMBERVALUE(LEFT([.C342];4);&quot;.&quot;)*10^NUMBERVALUE(RIGHT([.C342];3))" office:value-type="float" office:value="-0.012" calcext:value-type="float">
            <text:p>-0,012</text:p>
          </table:table-cell>
        </table:table-row>
        <table:table-row table:style-name="ro1">
          <table:table-cell office:value-type="string" calcext:value-type="string">
            <text:p>1.60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36e-02</text:p>
          </table:table-cell>
          <table:table-cell table:formula="of:=NUMBERVALUE(LEFT([.A343];4);&quot;.&quot;)*10^NUMBERVALUE(RIGHT([.A343];3))" office:value-type="float" office:value="0.00016" calcext:value-type="float">
            <text:p>0,00016</text:p>
          </table:table-cell>
          <table:table-cell table:formula="of:=NUMBERVALUE(LEFT([.B343];4);&quot;.&quot;)*10^NUMBERVALUE(RIGHT([.B343];3))" office:value-type="float" office:value="0.98" calcext:value-type="float">
            <text:p>0,98</text:p>
          </table:table-cell>
          <table:table-cell table:formula="of:=NUMBERVALUE(LEFT([.C343];4);&quot;.&quot;)*10^NUMBERVALUE(RIGHT([.C343];3))" office:value-type="float" office:value="-0.013" calcext:value-type="float">
            <text:p>-0,013</text:p>
          </table:table-cell>
        </table:table-row>
        <table:table-row table:style-name="ro1">
          <table:table-cell office:value-type="string" calcext:value-type="string">
            <text:p>1.64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36e-02</text:p>
          </table:table-cell>
          <table:table-cell table:formula="of:=NUMBERVALUE(LEFT([.A344];4);&quot;.&quot;)*10^NUMBERVALUE(RIGHT([.A344];3))" office:value-type="float" office:value="0.000164" calcext:value-type="float">
            <text:p>0,000164</text:p>
          </table:table-cell>
          <table:table-cell table:formula="of:=NUMBERVALUE(LEFT([.B344];4);&quot;.&quot;)*10^NUMBERVALUE(RIGHT([.B344];3))" office:value-type="float" office:value="1" calcext:value-type="float">
            <text:p>1</text:p>
          </table:table-cell>
          <table:table-cell table:formula="of:=NUMBERVALUE(LEFT([.C344];4);&quot;.&quot;)*10^NUMBERVALUE(RIGHT([.C344];3))" office:value-type="float" office:value="-0.013" calcext:value-type="float">
            <text:p>-0,013</text:p>
          </table:table-cell>
        </table:table-row>
        <table:table-row table:style-name="ro1">
          <table:table-cell office:value-type="string" calcext:value-type="string">
            <text:p>1.68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40e-02</text:p>
          </table:table-cell>
          <table:table-cell table:formula="of:=NUMBERVALUE(LEFT([.A345];4);&quot;.&quot;)*10^NUMBERVALUE(RIGHT([.A345];3))" office:value-type="float" office:value="0.000168" calcext:value-type="float">
            <text:p>0,000168</text:p>
          </table:table-cell>
          <table:table-cell table:formula="of:=NUMBERVALUE(LEFT([.B345];4);&quot;.&quot;)*10^NUMBERVALUE(RIGHT([.B345];3))" office:value-type="float" office:value="1" calcext:value-type="float">
            <text:p>1</text:p>
          </table:table-cell>
          <table:table-cell table:formula="of:=NUMBERVALUE(LEFT([.C345];4);&quot;.&quot;)*10^NUMBERVALUE(RIGHT([.C345];3))" office:value-type="float" office:value="-0.014" calcext:value-type="float">
            <text:p>-0,014</text:p>
          </table:table-cell>
        </table:table-row>
        <table:table-row table:style-name="ro1">
          <table:table-cell office:value-type="string" calcext:value-type="string">
            <text:p>1.72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28e-02</text:p>
          </table:table-cell>
          <table:table-cell table:formula="of:=NUMBERVALUE(LEFT([.A346];4);&quot;.&quot;)*10^NUMBERVALUE(RIGHT([.A346];3))" office:value-type="float" office:value="0.000172" calcext:value-type="float">
            <text:p>0,000172</text:p>
          </table:table-cell>
          <table:table-cell table:formula="of:=NUMBERVALUE(LEFT([.B346];4);&quot;.&quot;)*10^NUMBERVALUE(RIGHT([.B346];3))" office:value-type="float" office:value="1" calcext:value-type="float">
            <text:p>1</text:p>
          </table:table-cell>
          <table:table-cell table:formula="of:=NUMBERVALUE(LEFT([.C346];4);&quot;.&quot;)*10^NUMBERVALUE(RIGHT([.C346];3))" office:value-type="float" office:value="-0.012" calcext:value-type="float">
            <text:p>-0,012</text:p>
          </table:table-cell>
        </table:table-row>
        <table:table-row table:style-name="ro1">
          <table:table-cell office:value-type="string" calcext:value-type="string">
            <text:p>1.76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36e-02</text:p>
          </table:table-cell>
          <table:table-cell table:formula="of:=NUMBERVALUE(LEFT([.A347];4);&quot;.&quot;)*10^NUMBERVALUE(RIGHT([.A347];3))" office:value-type="float" office:value="0.000176" calcext:value-type="float">
            <text:p>0,000176</text:p>
          </table:table-cell>
          <table:table-cell table:formula="of:=NUMBERVALUE(LEFT([.B347];4);&quot;.&quot;)*10^NUMBERVALUE(RIGHT([.B347];3))" office:value-type="float" office:value="1" calcext:value-type="float">
            <text:p>1</text:p>
          </table:table-cell>
          <table:table-cell table:formula="of:=NUMBERVALUE(LEFT([.C347];4);&quot;.&quot;)*10^NUMBERVALUE(RIGHT([.C347];3))" office:value-type="float" office:value="-0.013" calcext:value-type="float">
            <text:p>-0,013</text:p>
          </table:table-cell>
        </table:table-row>
        <table:table-row table:style-name="ro1">
          <table:table-cell office:value-type="string" calcext:value-type="string">
            <text:p>1.80e-04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1.32e-02</text:p>
          </table:table-cell>
          <table:table-cell table:formula="of:=NUMBERVALUE(LEFT([.A348];4);&quot;.&quot;)*10^NUMBERVALUE(RIGHT([.A348];3))" office:value-type="float" office:value="0.00018" calcext:value-type="float">
            <text:p>0,00018</text:p>
          </table:table-cell>
          <table:table-cell table:formula="of:=NUMBERVALUE(LEFT([.B348];4);&quot;.&quot;)*10^NUMBERVALUE(RIGHT([.B348];3))" office:value-type="float" office:value="0.96" calcext:value-type="float">
            <text:p>0,96</text:p>
          </table:table-cell>
          <table:table-cell table:formula="of:=NUMBERVALUE(LEFT([.C348];4);&quot;.&quot;)*10^NUMBERVALUE(RIGHT([.C348];3))" office:value-type="float" office:value="-0.013" calcext:value-type="float">
            <text:p>-0,013</text:p>
          </table:table-cell>
        </table:table-row>
        <table:table-row table:style-name="ro1">
          <table:table-cell office:value-type="string" calcext:value-type="string">
            <text:p>1.84e-04</text:p>
          </table:table-cell>
          <table:table-cell office:value-type="string" calcext:value-type="string">
            <text:p>1.02e+00</text:p>
          </table:table-cell>
          <table:table-cell office:value-type="string" calcext:value-type="string">
            <text:p>-1.32e-02</text:p>
          </table:table-cell>
          <table:table-cell table:formula="of:=NUMBERVALUE(LEFT([.A349];4);&quot;.&quot;)*10^NUMBERVALUE(RIGHT([.A349];3))" office:value-type="float" office:value="0.000184" calcext:value-type="float">
            <text:p>0,000184</text:p>
          </table:table-cell>
          <table:table-cell table:formula="of:=NUMBERVALUE(LEFT([.B349];4);&quot;.&quot;)*10^NUMBERVALUE(RIGHT([.B349];3))" office:value-type="float" office:value="1.02" calcext:value-type="float">
            <text:p>1,02</text:p>
          </table:table-cell>
          <table:table-cell table:formula="of:=NUMBERVALUE(LEFT([.C349];4);&quot;.&quot;)*10^NUMBERVALUE(RIGHT([.C349];3))" office:value-type="float" office:value="-0.013" calcext:value-type="float">
            <text:p>-0,013</text:p>
          </table:table-cell>
        </table:table-row>
        <table:table-row table:style-name="ro1">
          <table:table-cell office:value-type="string" calcext:value-type="string">
            <text:p>1.88e-04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1.40e-02</text:p>
          </table:table-cell>
          <table:table-cell table:formula="of:=NUMBERVALUE(LEFT([.A350];4);&quot;.&quot;)*10^NUMBERVALUE(RIGHT([.A350];3))" office:value-type="float" office:value="0.000188" calcext:value-type="float">
            <text:p>0,000188</text:p>
          </table:table-cell>
          <table:table-cell table:formula="of:=NUMBERVALUE(LEFT([.B350];4);&quot;.&quot;)*10^NUMBERVALUE(RIGHT([.B350];3))" office:value-type="float" office:value="0.96" calcext:value-type="float">
            <text:p>0,96</text:p>
          </table:table-cell>
          <table:table-cell table:formula="of:=NUMBERVALUE(LEFT([.C350];4);&quot;.&quot;)*10^NUMBERVALUE(RIGHT([.C350];3))" office:value-type="float" office:value="-0.014" calcext:value-type="float">
            <text:p>-0,014</text:p>
          </table:table-cell>
        </table:table-row>
        <table:table-row table:style-name="ro1">
          <table:table-cell office:value-type="string" calcext:value-type="string">
            <text:p>1.92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40e-02</text:p>
          </table:table-cell>
          <table:table-cell table:formula="of:=NUMBERVALUE(LEFT([.A351];4);&quot;.&quot;)*10^NUMBERVALUE(RIGHT([.A351];3))" office:value-type="float" office:value="0.000192" calcext:value-type="float">
            <text:p>0,000192</text:p>
          </table:table-cell>
          <table:table-cell table:formula="of:=NUMBERVALUE(LEFT([.B351];4);&quot;.&quot;)*10^NUMBERVALUE(RIGHT([.B351];3))" office:value-type="float" office:value="0.98" calcext:value-type="float">
            <text:p>0,98</text:p>
          </table:table-cell>
          <table:table-cell table:formula="of:=NUMBERVALUE(LEFT([.C351];4);&quot;.&quot;)*10^NUMBERVALUE(RIGHT([.C351];3))" office:value-type="float" office:value="-0.014" calcext:value-type="float">
            <text:p>-0,014</text:p>
          </table:table-cell>
        </table:table-row>
        <table:table-row table:style-name="ro1">
          <table:table-cell office:value-type="string" calcext:value-type="string">
            <text:p>1.96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32e-02</text:p>
          </table:table-cell>
          <table:table-cell table:formula="of:=NUMBERVALUE(LEFT([.A352];4);&quot;.&quot;)*10^NUMBERVALUE(RIGHT([.A352];3))" office:value-type="float" office:value="0.000196" calcext:value-type="float">
            <text:p>0,000196</text:p>
          </table:table-cell>
          <table:table-cell table:formula="of:=NUMBERVALUE(LEFT([.B352];4);&quot;.&quot;)*10^NUMBERVALUE(RIGHT([.B352];3))" office:value-type="float" office:value="1" calcext:value-type="float">
            <text:p>1</text:p>
          </table:table-cell>
          <table:table-cell table:formula="of:=NUMBERVALUE(LEFT([.C352];4);&quot;.&quot;)*10^NUMBERVALUE(RIGHT([.C352];3))" office:value-type="float" office:value="-0.013" calcext:value-type="float">
            <text:p>-0,013</text:p>
          </table:table-cell>
        </table:table-row>
        <table:table-row table:style-name="ro1">
          <table:table-cell office:value-type="string" calcext:value-type="string">
            <text:p>2.00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32e-02</text:p>
          </table:table-cell>
          <table:table-cell table:formula="of:=NUMBERVALUE(LEFT([.A353];4);&quot;.&quot;)*10^NUMBERVALUE(RIGHT([.A353];3))" office:value-type="float" office:value="0.0002" calcext:value-type="float">
            <text:p>0,0002</text:p>
          </table:table-cell>
          <table:table-cell table:formula="of:=NUMBERVALUE(LEFT([.B353];4);&quot;.&quot;)*10^NUMBERVALUE(RIGHT([.B353];3))" office:value-type="float" office:value="1" calcext:value-type="float">
            <text:p>1</text:p>
          </table:table-cell>
          <table:table-cell table:formula="of:=NUMBERVALUE(LEFT([.C353];4);&quot;.&quot;)*10^NUMBERVALUE(RIGHT([.C353];3))" office:value-type="float" office:value="-0.013" calcext:value-type="float">
            <text:p>-0,013</text:p>
          </table:table-cell>
        </table:table-row>
        <table:table-row table:style-name="ro1">
          <table:table-cell office:value-type="string" calcext:value-type="string">
            <text:p>2.04e-04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1.48e-02</text:p>
          </table:table-cell>
          <table:table-cell table:formula="of:=NUMBERVALUE(LEFT([.A354];4);&quot;.&quot;)*10^NUMBERVALUE(RIGHT([.A354];3))" office:value-type="float" office:value="0.000204" calcext:value-type="float">
            <text:p>0,000204</text:p>
          </table:table-cell>
          <table:table-cell table:formula="of:=NUMBERVALUE(LEFT([.B354];4);&quot;.&quot;)*10^NUMBERVALUE(RIGHT([.B354];3))" office:value-type="float" office:value="0.96" calcext:value-type="float">
            <text:p>0,96</text:p>
          </table:table-cell>
          <table:table-cell table:formula="of:=NUMBERVALUE(LEFT([.C354];4);&quot;.&quot;)*10^NUMBERVALUE(RIGHT([.C354];3))" office:value-type="float" office:value="-0.014" calcext:value-type="float">
            <text:p>-0,014</text:p>
          </table:table-cell>
        </table:table-row>
        <table:table-row table:style-name="ro1">
          <table:table-cell office:value-type="string" calcext:value-type="string">
            <text:p>2.08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52e-02</text:p>
          </table:table-cell>
          <table:table-cell table:formula="of:=NUMBERVALUE(LEFT([.A355];4);&quot;.&quot;)*10^NUMBERVALUE(RIGHT([.A355];3))" office:value-type="float" office:value="0.000208" calcext:value-type="float">
            <text:p>0,000208</text:p>
          </table:table-cell>
          <table:table-cell table:formula="of:=NUMBERVALUE(LEFT([.B355];4);&quot;.&quot;)*10^NUMBERVALUE(RIGHT([.B355];3))" office:value-type="float" office:value="1" calcext:value-type="float">
            <text:p>1</text:p>
          </table:table-cell>
          <table:table-cell table:formula="of:=NUMBERVALUE(LEFT([.C355];4);&quot;.&quot;)*10^NUMBERVALUE(RIGHT([.C355];3))" office:value-type="float" office:value="-0.015" calcext:value-type="float">
            <text:p>-0,015</text:p>
          </table:table-cell>
        </table:table-row>
        <table:table-row table:style-name="ro1">
          <table:table-cell office:value-type="string" calcext:value-type="string">
            <text:p>2.12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40e-02</text:p>
          </table:table-cell>
          <table:table-cell table:formula="of:=NUMBERVALUE(LEFT([.A356];4);&quot;.&quot;)*10^NUMBERVALUE(RIGHT([.A356];3))" office:value-type="float" office:value="0.000212" calcext:value-type="float">
            <text:p>0,000212</text:p>
          </table:table-cell>
          <table:table-cell table:formula="of:=NUMBERVALUE(LEFT([.B356];4);&quot;.&quot;)*10^NUMBERVALUE(RIGHT([.B356];3))" office:value-type="float" office:value="1" calcext:value-type="float">
            <text:p>1</text:p>
          </table:table-cell>
          <table:table-cell table:formula="of:=NUMBERVALUE(LEFT([.C356];4);&quot;.&quot;)*10^NUMBERVALUE(RIGHT([.C356];3))" office:value-type="float" office:value="-0.014" calcext:value-type="float">
            <text:p>-0,014</text:p>
          </table:table-cell>
        </table:table-row>
        <table:table-row table:style-name="ro1">
          <table:table-cell office:value-type="string" calcext:value-type="string">
            <text:p>2.16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28e-02</text:p>
          </table:table-cell>
          <table:table-cell table:formula="of:=NUMBERVALUE(LEFT([.A357];4);&quot;.&quot;)*10^NUMBERVALUE(RIGHT([.A357];3))" office:value-type="float" office:value="0.000216" calcext:value-type="float">
            <text:p>0,000216</text:p>
          </table:table-cell>
          <table:table-cell table:formula="of:=NUMBERVALUE(LEFT([.B357];4);&quot;.&quot;)*10^NUMBERVALUE(RIGHT([.B357];3))" office:value-type="float" office:value="1" calcext:value-type="float">
            <text:p>1</text:p>
          </table:table-cell>
          <table:table-cell table:formula="of:=NUMBERVALUE(LEFT([.C357];4);&quot;.&quot;)*10^NUMBERVALUE(RIGHT([.C357];3))" office:value-type="float" office:value="-0.012" calcext:value-type="float">
            <text:p>-0,012</text:p>
          </table:table-cell>
        </table:table-row>
        <table:table-row table:style-name="ro1">
          <table:table-cell office:value-type="string" calcext:value-type="string">
            <text:p>2.20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32e-02</text:p>
          </table:table-cell>
          <table:table-cell table:formula="of:=NUMBERVALUE(LEFT([.A358];4);&quot;.&quot;)*10^NUMBERVALUE(RIGHT([.A358];3))" office:value-type="float" office:value="0.00022" calcext:value-type="float">
            <text:p>0,00022</text:p>
          </table:table-cell>
          <table:table-cell table:formula="of:=NUMBERVALUE(LEFT([.B358];4);&quot;.&quot;)*10^NUMBERVALUE(RIGHT([.B358];3))" office:value-type="float" office:value="1" calcext:value-type="float">
            <text:p>1</text:p>
          </table:table-cell>
          <table:table-cell table:formula="of:=NUMBERVALUE(LEFT([.C358];4);&quot;.&quot;)*10^NUMBERVALUE(RIGHT([.C358];3))" office:value-type="float" office:value="-0.013" calcext:value-type="float">
            <text:p>-0,013</text:p>
          </table:table-cell>
        </table:table-row>
        <table:table-row table:style-name="ro1">
          <table:table-cell office:value-type="string" calcext:value-type="string">
            <text:p>2.24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36e-02</text:p>
          </table:table-cell>
          <table:table-cell table:formula="of:=NUMBERVALUE(LEFT([.A359];4);&quot;.&quot;)*10^NUMBERVALUE(RIGHT([.A359];3))" office:value-type="float" office:value="0.000224" calcext:value-type="float">
            <text:p>0,000224</text:p>
          </table:table-cell>
          <table:table-cell table:formula="of:=NUMBERVALUE(LEFT([.B359];4);&quot;.&quot;)*10^NUMBERVALUE(RIGHT([.B359];3))" office:value-type="float" office:value="0.98" calcext:value-type="float">
            <text:p>0,98</text:p>
          </table:table-cell>
          <table:table-cell table:formula="of:=NUMBERVALUE(LEFT([.C359];4);&quot;.&quot;)*10^NUMBERVALUE(RIGHT([.C359];3))" office:value-type="float" office:value="-0.013" calcext:value-type="float">
            <text:p>-0,013</text:p>
          </table:table-cell>
        </table:table-row>
        <table:table-row table:style-name="ro1">
          <table:table-cell office:value-type="string" calcext:value-type="string">
            <text:p>2.28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48e-02</text:p>
          </table:table-cell>
          <table:table-cell table:formula="of:=NUMBERVALUE(LEFT([.A360];4);&quot;.&quot;)*10^NUMBERVALUE(RIGHT([.A360];3))" office:value-type="float" office:value="0.000228" calcext:value-type="float">
            <text:p>0,000228</text:p>
          </table:table-cell>
          <table:table-cell table:formula="of:=NUMBERVALUE(LEFT([.B360];4);&quot;.&quot;)*10^NUMBERVALUE(RIGHT([.B360];3))" office:value-type="float" office:value="1" calcext:value-type="float">
            <text:p>1</text:p>
          </table:table-cell>
          <table:table-cell table:formula="of:=NUMBERVALUE(LEFT([.C360];4);&quot;.&quot;)*10^NUMBERVALUE(RIGHT([.C360];3))" office:value-type="float" office:value="-0.014" calcext:value-type="float">
            <text:p>-0,014</text:p>
          </table:table-cell>
        </table:table-row>
        <table:table-row table:style-name="ro1">
          <table:table-cell office:value-type="string" calcext:value-type="string">
            <text:p>2.32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52e-02</text:p>
          </table:table-cell>
          <table:table-cell table:formula="of:=NUMBERVALUE(LEFT([.A361];4);&quot;.&quot;)*10^NUMBERVALUE(RIGHT([.A361];3))" office:value-type="float" office:value="0.000232" calcext:value-type="float">
            <text:p>0,000232</text:p>
          </table:table-cell>
          <table:table-cell table:formula="of:=NUMBERVALUE(LEFT([.B361];4);&quot;.&quot;)*10^NUMBERVALUE(RIGHT([.B361];3))" office:value-type="float" office:value="0.98" calcext:value-type="float">
            <text:p>0,98</text:p>
          </table:table-cell>
          <table:table-cell table:formula="of:=NUMBERVALUE(LEFT([.C361];4);&quot;.&quot;)*10^NUMBERVALUE(RIGHT([.C361];3))" office:value-type="float" office:value="-0.015" calcext:value-type="float">
            <text:p>-0,015</text:p>
          </table:table-cell>
        </table:table-row>
        <table:table-row table:style-name="ro1">
          <table:table-cell office:value-type="string" calcext:value-type="string">
            <text:p>2.36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44e-02</text:p>
          </table:table-cell>
          <table:table-cell table:formula="of:=NUMBERVALUE(LEFT([.A362];4);&quot;.&quot;)*10^NUMBERVALUE(RIGHT([.A362];3))" office:value-type="float" office:value="0.000236" calcext:value-type="float">
            <text:p>0,000236</text:p>
          </table:table-cell>
          <table:table-cell table:formula="of:=NUMBERVALUE(LEFT([.B362];4);&quot;.&quot;)*10^NUMBERVALUE(RIGHT([.B362];3))" office:value-type="float" office:value="0.98" calcext:value-type="float">
            <text:p>0,98</text:p>
          </table:table-cell>
          <table:table-cell table:formula="of:=NUMBERVALUE(LEFT([.C362];4);&quot;.&quot;)*10^NUMBERVALUE(RIGHT([.C362];3))" office:value-type="float" office:value="-0.014" calcext:value-type="float">
            <text:p>-0,014</text:p>
          </table:table-cell>
        </table:table-row>
        <table:table-row table:style-name="ro1">
          <table:table-cell office:value-type="string" calcext:value-type="string">
            <text:p>2.40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48e-02</text:p>
          </table:table-cell>
          <table:table-cell table:formula="of:=NUMBERVALUE(LEFT([.A363];4);&quot;.&quot;)*10^NUMBERVALUE(RIGHT([.A363];3))" office:value-type="float" office:value="0.00024" calcext:value-type="float">
            <text:p>0,00024</text:p>
          </table:table-cell>
          <table:table-cell table:formula="of:=NUMBERVALUE(LEFT([.B363];4);&quot;.&quot;)*10^NUMBERVALUE(RIGHT([.B363];3))" office:value-type="float" office:value="0.98" calcext:value-type="float">
            <text:p>0,98</text:p>
          </table:table-cell>
          <table:table-cell table:formula="of:=NUMBERVALUE(LEFT([.C363];4);&quot;.&quot;)*10^NUMBERVALUE(RIGHT([.C363];3))" office:value-type="float" office:value="-0.014" calcext:value-type="float">
            <text:p>-0,014</text:p>
          </table:table-cell>
        </table:table-row>
        <table:table-row table:style-name="ro1">
          <table:table-cell office:value-type="string" calcext:value-type="string">
            <text:p>2.44e-04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1.36e-02</text:p>
          </table:table-cell>
          <table:table-cell table:formula="of:=NUMBERVALUE(LEFT([.A364];4);&quot;.&quot;)*10^NUMBERVALUE(RIGHT([.A364];3))" office:value-type="float" office:value="0.000244" calcext:value-type="float">
            <text:p>0,000244</text:p>
          </table:table-cell>
          <table:table-cell table:formula="of:=NUMBERVALUE(LEFT([.B364];4);&quot;.&quot;)*10^NUMBERVALUE(RIGHT([.B364];3))" office:value-type="float" office:value="0.96" calcext:value-type="float">
            <text:p>0,96</text:p>
          </table:table-cell>
          <table:table-cell table:formula="of:=NUMBERVALUE(LEFT([.C364];4);&quot;.&quot;)*10^NUMBERVALUE(RIGHT([.C364];3))" office:value-type="float" office:value="-0.013" calcext:value-type="float">
            <text:p>-0,013</text:p>
          </table:table-cell>
        </table:table-row>
        <table:table-row table:style-name="ro1">
          <table:table-cell office:value-type="string" calcext:value-type="string">
            <text:p>2.48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44e-02</text:p>
          </table:table-cell>
          <table:table-cell table:formula="of:=NUMBERVALUE(LEFT([.A365];4);&quot;.&quot;)*10^NUMBERVALUE(RIGHT([.A365];3))" office:value-type="float" office:value="0.000248" calcext:value-type="float">
            <text:p>0,000248</text:p>
          </table:table-cell>
          <table:table-cell table:formula="of:=NUMBERVALUE(LEFT([.B365];4);&quot;.&quot;)*10^NUMBERVALUE(RIGHT([.B365];3))" office:value-type="float" office:value="1" calcext:value-type="float">
            <text:p>1</text:p>
          </table:table-cell>
          <table:table-cell table:formula="of:=NUMBERVALUE(LEFT([.C365];4);&quot;.&quot;)*10^NUMBERVALUE(RIGHT([.C365];3))" office:value-type="float" office:value="-0.014" calcext:value-type="float">
            <text:p>-0,014</text:p>
          </table:table-cell>
        </table:table-row>
        <table:table-row table:style-name="ro1">
          <table:table-cell office:value-type="string" calcext:value-type="string">
            <text:p>2.52e-04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1.48e-02</text:p>
          </table:table-cell>
          <table:table-cell table:formula="of:=NUMBERVALUE(LEFT([.A366];4);&quot;.&quot;)*10^NUMBERVALUE(RIGHT([.A366];3))" office:value-type="float" office:value="0.000252" calcext:value-type="float">
            <text:p>0,000252</text:p>
          </table:table-cell>
          <table:table-cell table:formula="of:=NUMBERVALUE(LEFT([.B366];4);&quot;.&quot;)*10^NUMBERVALUE(RIGHT([.B366];3))" office:value-type="float" office:value="0.96" calcext:value-type="float">
            <text:p>0,96</text:p>
          </table:table-cell>
          <table:table-cell table:formula="of:=NUMBERVALUE(LEFT([.C366];4);&quot;.&quot;)*10^NUMBERVALUE(RIGHT([.C366];3))" office:value-type="float" office:value="-0.014" calcext:value-type="float">
            <text:p>-0,014</text:p>
          </table:table-cell>
        </table:table-row>
        <table:table-row table:style-name="ro1">
          <table:table-cell office:value-type="string" calcext:value-type="string">
            <text:p>2.56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40e-02</text:p>
          </table:table-cell>
          <table:table-cell table:formula="of:=NUMBERVALUE(LEFT([.A367];4);&quot;.&quot;)*10^NUMBERVALUE(RIGHT([.A367];3))" office:value-type="float" office:value="0.000256" calcext:value-type="float">
            <text:p>0,000256</text:p>
          </table:table-cell>
          <table:table-cell table:formula="of:=NUMBERVALUE(LEFT([.B367];4);&quot;.&quot;)*10^NUMBERVALUE(RIGHT([.B367];3))" office:value-type="float" office:value="1" calcext:value-type="float">
            <text:p>1</text:p>
          </table:table-cell>
          <table:table-cell table:formula="of:=NUMBERVALUE(LEFT([.C367];4);&quot;.&quot;)*10^NUMBERVALUE(RIGHT([.C367];3))" office:value-type="float" office:value="-0.014" calcext:value-type="float">
            <text:p>-0,014</text:p>
          </table:table-cell>
        </table:table-row>
        <table:table-row table:style-name="ro1">
          <table:table-cell office:value-type="string" calcext:value-type="string">
            <text:p>2.60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36e-02</text:p>
          </table:table-cell>
          <table:table-cell table:formula="of:=NUMBERVALUE(LEFT([.A368];4);&quot;.&quot;)*10^NUMBERVALUE(RIGHT([.A368];3))" office:value-type="float" office:value="0.00026" calcext:value-type="float">
            <text:p>0,00026</text:p>
          </table:table-cell>
          <table:table-cell table:formula="of:=NUMBERVALUE(LEFT([.B368];4);&quot;.&quot;)*10^NUMBERVALUE(RIGHT([.B368];3))" office:value-type="float" office:value="0.98" calcext:value-type="float">
            <text:p>0,98</text:p>
          </table:table-cell>
          <table:table-cell table:formula="of:=NUMBERVALUE(LEFT([.C368];4);&quot;.&quot;)*10^NUMBERVALUE(RIGHT([.C368];3))" office:value-type="float" office:value="-0.013" calcext:value-type="float">
            <text:p>-0,013</text:p>
          </table:table-cell>
        </table:table-row>
        <table:table-row table:style-name="ro1">
          <table:table-cell office:value-type="string" calcext:value-type="string">
            <text:p>2.64e-04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1.48e-02</text:p>
          </table:table-cell>
          <table:table-cell table:formula="of:=NUMBERVALUE(LEFT([.A369];4);&quot;.&quot;)*10^NUMBERVALUE(RIGHT([.A369];3))" office:value-type="float" office:value="0.000264" calcext:value-type="float">
            <text:p>0,000264</text:p>
          </table:table-cell>
          <table:table-cell table:formula="of:=NUMBERVALUE(LEFT([.B369];4);&quot;.&quot;)*10^NUMBERVALUE(RIGHT([.B369];3))" office:value-type="float" office:value="0.96" calcext:value-type="float">
            <text:p>0,96</text:p>
          </table:table-cell>
          <table:table-cell table:formula="of:=NUMBERVALUE(LEFT([.C369];4);&quot;.&quot;)*10^NUMBERVALUE(RIGHT([.C369];3))" office:value-type="float" office:value="-0.014" calcext:value-type="float">
            <text:p>-0,014</text:p>
          </table:table-cell>
        </table:table-row>
        <table:table-row table:style-name="ro1">
          <table:table-cell office:value-type="string" calcext:value-type="string">
            <text:p>2.68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36e-02</text:p>
          </table:table-cell>
          <table:table-cell table:formula="of:=NUMBERVALUE(LEFT([.A370];4);&quot;.&quot;)*10^NUMBERVALUE(RIGHT([.A370];3))" office:value-type="float" office:value="0.000268" calcext:value-type="float">
            <text:p>0,000268</text:p>
          </table:table-cell>
          <table:table-cell table:formula="of:=NUMBERVALUE(LEFT([.B370];4);&quot;.&quot;)*10^NUMBERVALUE(RIGHT([.B370];3))" office:value-type="float" office:value="1" calcext:value-type="float">
            <text:p>1</text:p>
          </table:table-cell>
          <table:table-cell table:formula="of:=NUMBERVALUE(LEFT([.C370];4);&quot;.&quot;)*10^NUMBERVALUE(RIGHT([.C370];3))" office:value-type="float" office:value="-0.013" calcext:value-type="float">
            <text:p>-0,013</text:p>
          </table:table-cell>
        </table:table-row>
        <table:table-row table:style-name="ro1">
          <table:table-cell office:value-type="string" calcext:value-type="string">
            <text:p>2.72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36e-02</text:p>
          </table:table-cell>
          <table:table-cell table:formula="of:=NUMBERVALUE(LEFT([.A371];4);&quot;.&quot;)*10^NUMBERVALUE(RIGHT([.A371];3))" office:value-type="float" office:value="0.000272" calcext:value-type="float">
            <text:p>0,000272</text:p>
          </table:table-cell>
          <table:table-cell table:formula="of:=NUMBERVALUE(LEFT([.B371];4);&quot;.&quot;)*10^NUMBERVALUE(RIGHT([.B371];3))" office:value-type="float" office:value="0.98" calcext:value-type="float">
            <text:p>0,98</text:p>
          </table:table-cell>
          <table:table-cell table:formula="of:=NUMBERVALUE(LEFT([.C371];4);&quot;.&quot;)*10^NUMBERVALUE(RIGHT([.C371];3))" office:value-type="float" office:value="-0.013" calcext:value-type="float">
            <text:p>-0,013</text:p>
          </table:table-cell>
        </table:table-row>
        <table:table-row table:style-name="ro1">
          <table:table-cell office:value-type="string" calcext:value-type="string">
            <text:p>2.76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32e-02</text:p>
          </table:table-cell>
          <table:table-cell table:formula="of:=NUMBERVALUE(LEFT([.A372];4);&quot;.&quot;)*10^NUMBERVALUE(RIGHT([.A372];3))" office:value-type="float" office:value="0.000276" calcext:value-type="float">
            <text:p>0,000276</text:p>
          </table:table-cell>
          <table:table-cell table:formula="of:=NUMBERVALUE(LEFT([.B372];4);&quot;.&quot;)*10^NUMBERVALUE(RIGHT([.B372];3))" office:value-type="float" office:value="0.98" calcext:value-type="float">
            <text:p>0,98</text:p>
          </table:table-cell>
          <table:table-cell table:formula="of:=NUMBERVALUE(LEFT([.C372];4);&quot;.&quot;)*10^NUMBERVALUE(RIGHT([.C372];3))" office:value-type="float" office:value="-0.013" calcext:value-type="float">
            <text:p>-0,013</text:p>
          </table:table-cell>
        </table:table-row>
        <table:table-row table:style-name="ro1">
          <table:table-cell office:value-type="string" calcext:value-type="string">
            <text:p>2.80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40e-02</text:p>
          </table:table-cell>
          <table:table-cell table:formula="of:=NUMBERVALUE(LEFT([.A373];4);&quot;.&quot;)*10^NUMBERVALUE(RIGHT([.A373];3))" office:value-type="float" office:value="0.00028" calcext:value-type="float">
            <text:p>0,00028</text:p>
          </table:table-cell>
          <table:table-cell table:formula="of:=NUMBERVALUE(LEFT([.B373];4);&quot;.&quot;)*10^NUMBERVALUE(RIGHT([.B373];3))" office:value-type="float" office:value="1" calcext:value-type="float">
            <text:p>1</text:p>
          </table:table-cell>
          <table:table-cell table:formula="of:=NUMBERVALUE(LEFT([.C373];4);&quot;.&quot;)*10^NUMBERVALUE(RIGHT([.C373];3))" office:value-type="float" office:value="-0.014" calcext:value-type="float">
            <text:p>-0,014</text:p>
          </table:table-cell>
        </table:table-row>
        <table:table-row table:style-name="ro1">
          <table:table-cell office:value-type="string" calcext:value-type="string">
            <text:p>2.84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40e-02</text:p>
          </table:table-cell>
          <table:table-cell table:formula="of:=NUMBERVALUE(LEFT([.A374];4);&quot;.&quot;)*10^NUMBERVALUE(RIGHT([.A374];3))" office:value-type="float" office:value="0.000284" calcext:value-type="float">
            <text:p>0,000284</text:p>
          </table:table-cell>
          <table:table-cell table:formula="of:=NUMBERVALUE(LEFT([.B374];4);&quot;.&quot;)*10^NUMBERVALUE(RIGHT([.B374];3))" office:value-type="float" office:value="1" calcext:value-type="float">
            <text:p>1</text:p>
          </table:table-cell>
          <table:table-cell table:formula="of:=NUMBERVALUE(LEFT([.C374];4);&quot;.&quot;)*10^NUMBERVALUE(RIGHT([.C374];3))" office:value-type="float" office:value="-0.014" calcext:value-type="float">
            <text:p>-0,014</text:p>
          </table:table-cell>
        </table:table-row>
        <table:table-row table:style-name="ro1">
          <table:table-cell office:value-type="string" calcext:value-type="string">
            <text:p>2.88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44e-02</text:p>
          </table:table-cell>
          <table:table-cell table:formula="of:=NUMBERVALUE(LEFT([.A375];4);&quot;.&quot;)*10^NUMBERVALUE(RIGHT([.A375];3))" office:value-type="float" office:value="0.000288" calcext:value-type="float">
            <text:p>0,000288</text:p>
          </table:table-cell>
          <table:table-cell table:formula="of:=NUMBERVALUE(LEFT([.B375];4);&quot;.&quot;)*10^NUMBERVALUE(RIGHT([.B375];3))" office:value-type="float" office:value="1" calcext:value-type="float">
            <text:p>1</text:p>
          </table:table-cell>
          <table:table-cell table:formula="of:=NUMBERVALUE(LEFT([.C375];4);&quot;.&quot;)*10^NUMBERVALUE(RIGHT([.C375];3))" office:value-type="float" office:value="-0.014" calcext:value-type="float">
            <text:p>-0,014</text:p>
          </table:table-cell>
        </table:table-row>
        <table:table-row table:style-name="ro1">
          <table:table-cell office:value-type="string" calcext:value-type="string">
            <text:p>2.92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32e-02</text:p>
          </table:table-cell>
          <table:table-cell table:formula="of:=NUMBERVALUE(LEFT([.A376];4);&quot;.&quot;)*10^NUMBERVALUE(RIGHT([.A376];3))" office:value-type="float" office:value="0.000292" calcext:value-type="float">
            <text:p>0,000292</text:p>
          </table:table-cell>
          <table:table-cell table:formula="of:=NUMBERVALUE(LEFT([.B376];4);&quot;.&quot;)*10^NUMBERVALUE(RIGHT([.B376];3))" office:value-type="float" office:value="0.98" calcext:value-type="float">
            <text:p>0,98</text:p>
          </table:table-cell>
          <table:table-cell table:formula="of:=NUMBERVALUE(LEFT([.C376];4);&quot;.&quot;)*10^NUMBERVALUE(RIGHT([.C376];3))" office:value-type="float" office:value="-0.013" calcext:value-type="float">
            <text:p>-0,013</text:p>
          </table:table-cell>
        </table:table-row>
        <table:table-row table:style-name="ro1">
          <table:table-cell office:value-type="string" calcext:value-type="string">
            <text:p>2.96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28e-02</text:p>
          </table:table-cell>
          <table:table-cell table:formula="of:=NUMBERVALUE(LEFT([.A377];4);&quot;.&quot;)*10^NUMBERVALUE(RIGHT([.A377];3))" office:value-type="float" office:value="0.000296" calcext:value-type="float">
            <text:p>0,000296</text:p>
          </table:table-cell>
          <table:table-cell table:formula="of:=NUMBERVALUE(LEFT([.B377];4);&quot;.&quot;)*10^NUMBERVALUE(RIGHT([.B377];3))" office:value-type="float" office:value="0.98" calcext:value-type="float">
            <text:p>0,98</text:p>
          </table:table-cell>
          <table:table-cell table:formula="of:=NUMBERVALUE(LEFT([.C377];4);&quot;.&quot;)*10^NUMBERVALUE(RIGHT([.C377];3))" office:value-type="float" office:value="-0.012" calcext:value-type="float">
            <text:p>-0,012</text:p>
          </table:table-cell>
        </table:table-row>
        <table:table-row table:style-name="ro1">
          <table:table-cell office:value-type="string" calcext:value-type="string">
            <text:p>3.00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24e-02</text:p>
          </table:table-cell>
          <table:table-cell table:formula="of:=NUMBERVALUE(LEFT([.A378];4);&quot;.&quot;)*10^NUMBERVALUE(RIGHT([.A378];3))" office:value-type="float" office:value="0.0003" calcext:value-type="float">
            <text:p>0,0003</text:p>
          </table:table-cell>
          <table:table-cell table:formula="of:=NUMBERVALUE(LEFT([.B378];4);&quot;.&quot;)*10^NUMBERVALUE(RIGHT([.B378];3))" office:value-type="float" office:value="0.98" calcext:value-type="float">
            <text:p>0,98</text:p>
          </table:table-cell>
          <table:table-cell table:formula="of:=NUMBERVALUE(LEFT([.C378];4);&quot;.&quot;)*10^NUMBERVALUE(RIGHT([.C378];3))" office:value-type="float" office:value="-0.012" calcext:value-type="float">
            <text:p>-0,012</text:p>
          </table:table-cell>
        </table:table-row>
        <table:table-row table:style-name="ro1">
          <table:table-cell office:value-type="string" calcext:value-type="string">
            <text:p>3.04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40e-02</text:p>
          </table:table-cell>
          <table:table-cell table:formula="of:=NUMBERVALUE(LEFT([.A379];4);&quot;.&quot;)*10^NUMBERVALUE(RIGHT([.A379];3))" office:value-type="float" office:value="0.000304" calcext:value-type="float">
            <text:p>0,000304</text:p>
          </table:table-cell>
          <table:table-cell table:formula="of:=NUMBERVALUE(LEFT([.B379];4);&quot;.&quot;)*10^NUMBERVALUE(RIGHT([.B379];3))" office:value-type="float" office:value="0.98" calcext:value-type="float">
            <text:p>0,98</text:p>
          </table:table-cell>
          <table:table-cell table:formula="of:=NUMBERVALUE(LEFT([.C379];4);&quot;.&quot;)*10^NUMBERVALUE(RIGHT([.C379];3))" office:value-type="float" office:value="-0.014" calcext:value-type="float">
            <text:p>-0,014</text:p>
          </table:table-cell>
        </table:table-row>
        <table:table-row table:style-name="ro1">
          <table:table-cell office:value-type="string" calcext:value-type="string">
            <text:p>3.08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36e-02</text:p>
          </table:table-cell>
          <table:table-cell table:formula="of:=NUMBERVALUE(LEFT([.A380];4);&quot;.&quot;)*10^NUMBERVALUE(RIGHT([.A380];3))" office:value-type="float" office:value="0.000308" calcext:value-type="float">
            <text:p>0,000308</text:p>
          </table:table-cell>
          <table:table-cell table:formula="of:=NUMBERVALUE(LEFT([.B380];4);&quot;.&quot;)*10^NUMBERVALUE(RIGHT([.B380];3))" office:value-type="float" office:value="1" calcext:value-type="float">
            <text:p>1</text:p>
          </table:table-cell>
          <table:table-cell table:formula="of:=NUMBERVALUE(LEFT([.C380];4);&quot;.&quot;)*10^NUMBERVALUE(RIGHT([.C380];3))" office:value-type="float" office:value="-0.013" calcext:value-type="float">
            <text:p>-0,013</text:p>
          </table:table-cell>
        </table:table-row>
        <table:table-row table:style-name="ro1">
          <table:table-cell office:value-type="string" calcext:value-type="string">
            <text:p>3.12e-04</text:p>
          </table:table-cell>
          <table:table-cell office:value-type="string" calcext:value-type="string">
            <text:p>1.02e+00</text:p>
          </table:table-cell>
          <table:table-cell office:value-type="string" calcext:value-type="string">
            <text:p>-1.36e-02</text:p>
          </table:table-cell>
          <table:table-cell table:formula="of:=NUMBERVALUE(LEFT([.A381];4);&quot;.&quot;)*10^NUMBERVALUE(RIGHT([.A381];3))" office:value-type="float" office:value="0.000312" calcext:value-type="float">
            <text:p>0,000312</text:p>
          </table:table-cell>
          <table:table-cell table:formula="of:=NUMBERVALUE(LEFT([.B381];4);&quot;.&quot;)*10^NUMBERVALUE(RIGHT([.B381];3))" office:value-type="float" office:value="1.02" calcext:value-type="float">
            <text:p>1,02</text:p>
          </table:table-cell>
          <table:table-cell table:formula="of:=NUMBERVALUE(LEFT([.C381];4);&quot;.&quot;)*10^NUMBERVALUE(RIGHT([.C381];3))" office:value-type="float" office:value="-0.013" calcext:value-type="float">
            <text:p>-0,013</text:p>
          </table:table-cell>
        </table:table-row>
        <table:table-row table:style-name="ro1">
          <table:table-cell office:value-type="string" calcext:value-type="string">
            <text:p>3.16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16e-02</text:p>
          </table:table-cell>
          <table:table-cell table:formula="of:=NUMBERVALUE(LEFT([.A382];4);&quot;.&quot;)*10^NUMBERVALUE(RIGHT([.A382];3))" office:value-type="float" office:value="0.000316" calcext:value-type="float">
            <text:p>0,000316</text:p>
          </table:table-cell>
          <table:table-cell table:formula="of:=NUMBERVALUE(LEFT([.B382];4);&quot;.&quot;)*10^NUMBERVALUE(RIGHT([.B382];3))" office:value-type="float" office:value="0.98" calcext:value-type="float">
            <text:p>0,98</text:p>
          </table:table-cell>
          <table:table-cell table:formula="of:=NUMBERVALUE(LEFT([.C382];4);&quot;.&quot;)*10^NUMBERVALUE(RIGHT([.C382];3))" office:value-type="float" office:value="-0.011" calcext:value-type="float">
            <text:p>-0,011</text:p>
          </table:table-cell>
        </table:table-row>
        <table:table-row table:style-name="ro1">
          <table:table-cell office:value-type="string" calcext:value-type="string">
            <text:p>3.20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32e-02</text:p>
          </table:table-cell>
          <table:table-cell table:formula="of:=NUMBERVALUE(LEFT([.A383];4);&quot;.&quot;)*10^NUMBERVALUE(RIGHT([.A383];3))" office:value-type="float" office:value="0.00032" calcext:value-type="float">
            <text:p>0,00032</text:p>
          </table:table-cell>
          <table:table-cell table:formula="of:=NUMBERVALUE(LEFT([.B383];4);&quot;.&quot;)*10^NUMBERVALUE(RIGHT([.B383];3))" office:value-type="float" office:value="1" calcext:value-type="float">
            <text:p>1</text:p>
          </table:table-cell>
          <table:table-cell table:formula="of:=NUMBERVALUE(LEFT([.C383];4);&quot;.&quot;)*10^NUMBERVALUE(RIGHT([.C383];3))" office:value-type="float" office:value="-0.013" calcext:value-type="float">
            <text:p>-0,013</text:p>
          </table:table-cell>
        </table:table-row>
        <table:table-row table:style-name="ro1">
          <table:table-cell office:value-type="string" calcext:value-type="string">
            <text:p>3.24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20e-02</text:p>
          </table:table-cell>
          <table:table-cell table:formula="of:=NUMBERVALUE(LEFT([.A384];4);&quot;.&quot;)*10^NUMBERVALUE(RIGHT([.A384];3))" office:value-type="float" office:value="0.000324" calcext:value-type="float">
            <text:p>0,000324</text:p>
          </table:table-cell>
          <table:table-cell table:formula="of:=NUMBERVALUE(LEFT([.B384];4);&quot;.&quot;)*10^NUMBERVALUE(RIGHT([.B384];3))" office:value-type="float" office:value="1" calcext:value-type="float">
            <text:p>1</text:p>
          </table:table-cell>
          <table:table-cell table:formula="of:=NUMBERVALUE(LEFT([.C384];4);&quot;.&quot;)*10^NUMBERVALUE(RIGHT([.C384];3))" office:value-type="float" office:value="-0.012" calcext:value-type="float">
            <text:p>-0,012</text:p>
          </table:table-cell>
        </table:table-row>
        <table:table-row table:style-name="ro1">
          <table:table-cell office:value-type="string" calcext:value-type="string">
            <text:p>3.28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16e-02</text:p>
          </table:table-cell>
          <table:table-cell table:formula="of:=NUMBERVALUE(LEFT([.A385];4);&quot;.&quot;)*10^NUMBERVALUE(RIGHT([.A385];3))" office:value-type="float" office:value="0.000328" calcext:value-type="float">
            <text:p>0,000328</text:p>
          </table:table-cell>
          <table:table-cell table:formula="of:=NUMBERVALUE(LEFT([.B385];4);&quot;.&quot;)*10^NUMBERVALUE(RIGHT([.B385];3))" office:value-type="float" office:value="1" calcext:value-type="float">
            <text:p>1</text:p>
          </table:table-cell>
          <table:table-cell table:formula="of:=NUMBERVALUE(LEFT([.C385];4);&quot;.&quot;)*10^NUMBERVALUE(RIGHT([.C385];3))" office:value-type="float" office:value="-0.011" calcext:value-type="float">
            <text:p>-0,011</text:p>
          </table:table-cell>
        </table:table-row>
        <table:table-row table:style-name="ro1">
          <table:table-cell office:value-type="string" calcext:value-type="string">
            <text:p>3.32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24e-02</text:p>
          </table:table-cell>
          <table:table-cell table:formula="of:=NUMBERVALUE(LEFT([.A386];4);&quot;.&quot;)*10^NUMBERVALUE(RIGHT([.A386];3))" office:value-type="float" office:value="0.000332" calcext:value-type="float">
            <text:p>0,000332</text:p>
          </table:table-cell>
          <table:table-cell table:formula="of:=NUMBERVALUE(LEFT([.B386];4);&quot;.&quot;)*10^NUMBERVALUE(RIGHT([.B386];3))" office:value-type="float" office:value="1" calcext:value-type="float">
            <text:p>1</text:p>
          </table:table-cell>
          <table:table-cell table:formula="of:=NUMBERVALUE(LEFT([.C386];4);&quot;.&quot;)*10^NUMBERVALUE(RIGHT([.C386];3))" office:value-type="float" office:value="-0.012" calcext:value-type="float">
            <text:p>-0,012</text:p>
          </table:table-cell>
        </table:table-row>
        <table:table-row table:style-name="ro1">
          <table:table-cell office:value-type="string" calcext:value-type="string">
            <text:p>3.36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12e-02</text:p>
          </table:table-cell>
          <table:table-cell table:formula="of:=NUMBERVALUE(LEFT([.A387];4);&quot;.&quot;)*10^NUMBERVALUE(RIGHT([.A387];3))" office:value-type="float" office:value="0.000336" calcext:value-type="float">
            <text:p>0,000336</text:p>
          </table:table-cell>
          <table:table-cell table:formula="of:=NUMBERVALUE(LEFT([.B387];4);&quot;.&quot;)*10^NUMBERVALUE(RIGHT([.B387];3))" office:value-type="float" office:value="1" calcext:value-type="float">
            <text:p>1</text:p>
          </table:table-cell>
          <table:table-cell table:formula="of:=NUMBERVALUE(LEFT([.C387];4);&quot;.&quot;)*10^NUMBERVALUE(RIGHT([.C387];3))" office:value-type="float" office:value="-0.011" calcext:value-type="float">
            <text:p>-0,011</text:p>
          </table:table-cell>
        </table:table-row>
        <table:table-row table:style-name="ro1">
          <table:table-cell office:value-type="string" calcext:value-type="string">
            <text:p>3.40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12e-02</text:p>
          </table:table-cell>
          <table:table-cell table:formula="of:=NUMBERVALUE(LEFT([.A388];4);&quot;.&quot;)*10^NUMBERVALUE(RIGHT([.A388];3))" office:value-type="float" office:value="0.00034" calcext:value-type="float">
            <text:p>0,00034</text:p>
          </table:table-cell>
          <table:table-cell table:formula="of:=NUMBERVALUE(LEFT([.B388];4);&quot;.&quot;)*10^NUMBERVALUE(RIGHT([.B388];3))" office:value-type="float" office:value="0.98" calcext:value-type="float">
            <text:p>0,98</text:p>
          </table:table-cell>
          <table:table-cell table:formula="of:=NUMBERVALUE(LEFT([.C388];4);&quot;.&quot;)*10^NUMBERVALUE(RIGHT([.C388];3))" office:value-type="float" office:value="-0.011" calcext:value-type="float">
            <text:p>-0,011</text:p>
          </table:table-cell>
        </table:table-row>
        <table:table-row table:style-name="ro1">
          <table:table-cell office:value-type="string" calcext:value-type="string">
            <text:p>3.44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08e-02</text:p>
          </table:table-cell>
          <table:table-cell table:formula="of:=NUMBERVALUE(LEFT([.A389];4);&quot;.&quot;)*10^NUMBERVALUE(RIGHT([.A389];3))" office:value-type="float" office:value="0.000344" calcext:value-type="float">
            <text:p>0,000344</text:p>
          </table:table-cell>
          <table:table-cell table:formula="of:=NUMBERVALUE(LEFT([.B389];4);&quot;.&quot;)*10^NUMBERVALUE(RIGHT([.B389];3))" office:value-type="float" office:value="1" calcext:value-type="float">
            <text:p>1</text:p>
          </table:table-cell>
          <table:table-cell table:formula="of:=NUMBERVALUE(LEFT([.C389];4);&quot;.&quot;)*10^NUMBERVALUE(RIGHT([.C389];3))" office:value-type="float" office:value="-0.01" calcext:value-type="float">
            <text:p>-0,01</text:p>
          </table:table-cell>
        </table:table-row>
        <table:table-row table:style-name="ro1">
          <table:table-cell office:value-type="string" calcext:value-type="string">
            <text:p>3.48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04e-02</text:p>
          </table:table-cell>
          <table:table-cell table:formula="of:=NUMBERVALUE(LEFT([.A390];4);&quot;.&quot;)*10^NUMBERVALUE(RIGHT([.A390];3))" office:value-type="float" office:value="0.000348" calcext:value-type="float">
            <text:p>0,000348</text:p>
          </table:table-cell>
          <table:table-cell table:formula="of:=NUMBERVALUE(LEFT([.B390];4);&quot;.&quot;)*10^NUMBERVALUE(RIGHT([.B390];3))" office:value-type="float" office:value="0.98" calcext:value-type="float">
            <text:p>0,98</text:p>
          </table:table-cell>
          <table:table-cell table:formula="of:=NUMBERVALUE(LEFT([.C390];4);&quot;.&quot;)*10^NUMBERVALUE(RIGHT([.C390];3))" office:value-type="float" office:value="-0.01" calcext:value-type="float">
            <text:p>-0,01</text:p>
          </table:table-cell>
        </table:table-row>
        <table:table-row table:style-name="ro1">
          <table:table-cell office:value-type="string" calcext:value-type="string">
            <text:p>3.52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28e-02</text:p>
          </table:table-cell>
          <table:table-cell table:formula="of:=NUMBERVALUE(LEFT([.A391];4);&quot;.&quot;)*10^NUMBERVALUE(RIGHT([.A391];3))" office:value-type="float" office:value="0.000352" calcext:value-type="float">
            <text:p>0,000352</text:p>
          </table:table-cell>
          <table:table-cell table:formula="of:=NUMBERVALUE(LEFT([.B391];4);&quot;.&quot;)*10^NUMBERVALUE(RIGHT([.B391];3))" office:value-type="float" office:value="0.98" calcext:value-type="float">
            <text:p>0,98</text:p>
          </table:table-cell>
          <table:table-cell table:formula="of:=NUMBERVALUE(LEFT([.C391];4);&quot;.&quot;)*10^NUMBERVALUE(RIGHT([.C391];3))" office:value-type="float" office:value="-0.012" calcext:value-type="float">
            <text:p>-0,012</text:p>
          </table:table-cell>
        </table:table-row>
        <table:table-row table:style-name="ro1">
          <table:table-cell office:value-type="string" calcext:value-type="string">
            <text:p>3.56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12e-02</text:p>
          </table:table-cell>
          <table:table-cell table:formula="of:=NUMBERVALUE(LEFT([.A392];4);&quot;.&quot;)*10^NUMBERVALUE(RIGHT([.A392];3))" office:value-type="float" office:value="0.000356" calcext:value-type="float">
            <text:p>0,000356</text:p>
          </table:table-cell>
          <table:table-cell table:formula="of:=NUMBERVALUE(LEFT([.B392];4);&quot;.&quot;)*10^NUMBERVALUE(RIGHT([.B392];3))" office:value-type="float" office:value="0.98" calcext:value-type="float">
            <text:p>0,98</text:p>
          </table:table-cell>
          <table:table-cell table:formula="of:=NUMBERVALUE(LEFT([.C392];4);&quot;.&quot;)*10^NUMBERVALUE(RIGHT([.C392];3))" office:value-type="float" office:value="-0.011" calcext:value-type="float">
            <text:p>-0,011</text:p>
          </table:table-cell>
        </table:table-row>
        <table:table-row table:style-name="ro1">
          <table:table-cell office:value-type="string" calcext:value-type="string">
            <text:p>3.60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12e-02</text:p>
          </table:table-cell>
          <table:table-cell table:formula="of:=NUMBERVALUE(LEFT([.A393];4);&quot;.&quot;)*10^NUMBERVALUE(RIGHT([.A393];3))" office:value-type="float" office:value="0.00036" calcext:value-type="float">
            <text:p>0,00036</text:p>
          </table:table-cell>
          <table:table-cell table:formula="of:=NUMBERVALUE(LEFT([.B393];4);&quot;.&quot;)*10^NUMBERVALUE(RIGHT([.B393];3))" office:value-type="float" office:value="0.98" calcext:value-type="float">
            <text:p>0,98</text:p>
          </table:table-cell>
          <table:table-cell table:formula="of:=NUMBERVALUE(LEFT([.C393];4);&quot;.&quot;)*10^NUMBERVALUE(RIGHT([.C393];3))" office:value-type="float" office:value="-0.011" calcext:value-type="float">
            <text:p>-0,011</text:p>
          </table:table-cell>
        </table:table-row>
        <table:table-row table:style-name="ro1">
          <table:table-cell office:value-type="string" calcext:value-type="string">
            <text:p>3.64e-04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1.00e-02</text:p>
          </table:table-cell>
          <table:table-cell table:formula="of:=NUMBERVALUE(LEFT([.A394];4);&quot;.&quot;)*10^NUMBERVALUE(RIGHT([.A394];3))" office:value-type="float" office:value="0.000364" calcext:value-type="float">
            <text:p>0,000364</text:p>
          </table:table-cell>
          <table:table-cell table:formula="of:=NUMBERVALUE(LEFT([.B394];4);&quot;.&quot;)*10^NUMBERVALUE(RIGHT([.B394];3))" office:value-type="float" office:value="0.96" calcext:value-type="float">
            <text:p>0,96</text:p>
          </table:table-cell>
          <table:table-cell table:formula="of:=NUMBERVALUE(LEFT([.C394];4);&quot;.&quot;)*10^NUMBERVALUE(RIGHT([.C394];3))" office:value-type="float" office:value="-0.01" calcext:value-type="float">
            <text:p>-0,01</text:p>
          </table:table-cell>
        </table:table-row>
        <table:table-row table:style-name="ro1">
          <table:table-cell office:value-type="string" calcext:value-type="string">
            <text:p>3.68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04e-02</text:p>
          </table:table-cell>
          <table:table-cell table:formula="of:=NUMBERVALUE(LEFT([.A395];4);&quot;.&quot;)*10^NUMBERVALUE(RIGHT([.A395];3))" office:value-type="float" office:value="0.000368" calcext:value-type="float">
            <text:p>0,000368</text:p>
          </table:table-cell>
          <table:table-cell table:formula="of:=NUMBERVALUE(LEFT([.B395];4);&quot;.&quot;)*10^NUMBERVALUE(RIGHT([.B395];3))" office:value-type="float" office:value="0.98" calcext:value-type="float">
            <text:p>0,98</text:p>
          </table:table-cell>
          <table:table-cell table:formula="of:=NUMBERVALUE(LEFT([.C395];4);&quot;.&quot;)*10^NUMBERVALUE(RIGHT([.C395];3))" office:value-type="float" office:value="-0.01" calcext:value-type="float">
            <text:p>-0,01</text:p>
          </table:table-cell>
        </table:table-row>
        <table:table-row table:style-name="ro1">
          <table:table-cell office:value-type="string" calcext:value-type="string">
            <text:p>3.72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12e-02</text:p>
          </table:table-cell>
          <table:table-cell table:formula="of:=NUMBERVALUE(LEFT([.A396];4);&quot;.&quot;)*10^NUMBERVALUE(RIGHT([.A396];3))" office:value-type="float" office:value="0.000372" calcext:value-type="float">
            <text:p>0,000372</text:p>
          </table:table-cell>
          <table:table-cell table:formula="of:=NUMBERVALUE(LEFT([.B396];4);&quot;.&quot;)*10^NUMBERVALUE(RIGHT([.B396];3))" office:value-type="float" office:value="1" calcext:value-type="float">
            <text:p>1</text:p>
          </table:table-cell>
          <table:table-cell table:formula="of:=NUMBERVALUE(LEFT([.C396];4);&quot;.&quot;)*10^NUMBERVALUE(RIGHT([.C396];3))" office:value-type="float" office:value="-0.011" calcext:value-type="float">
            <text:p>-0,011</text:p>
          </table:table-cell>
        </table:table-row>
        <table:table-row table:style-name="ro1">
          <table:table-cell office:value-type="string" calcext:value-type="string">
            <text:p>3.76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08e-02</text:p>
          </table:table-cell>
          <table:table-cell table:formula="of:=NUMBERVALUE(LEFT([.A397];4);&quot;.&quot;)*10^NUMBERVALUE(RIGHT([.A397];3))" office:value-type="float" office:value="0.000376" calcext:value-type="float">
            <text:p>0,000376</text:p>
          </table:table-cell>
          <table:table-cell table:formula="of:=NUMBERVALUE(LEFT([.B397];4);&quot;.&quot;)*10^NUMBERVALUE(RIGHT([.B397];3))" office:value-type="float" office:value="1" calcext:value-type="float">
            <text:p>1</text:p>
          </table:table-cell>
          <table:table-cell table:formula="of:=NUMBERVALUE(LEFT([.C397];4);&quot;.&quot;)*10^NUMBERVALUE(RIGHT([.C397];3))" office:value-type="float" office:value="-0.01" calcext:value-type="float">
            <text:p>-0,01</text:p>
          </table:table-cell>
        </table:table-row>
        <table:table-row table:style-name="ro1">
          <table:table-cell office:value-type="string" calcext:value-type="string">
            <text:p>3.80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00e-02</text:p>
          </table:table-cell>
          <table:table-cell table:formula="of:=NUMBERVALUE(LEFT([.A398];4);&quot;.&quot;)*10^NUMBERVALUE(RIGHT([.A398];3))" office:value-type="float" office:value="0.00038" calcext:value-type="float">
            <text:p>0,00038</text:p>
          </table:table-cell>
          <table:table-cell table:formula="of:=NUMBERVALUE(LEFT([.B398];4);&quot;.&quot;)*10^NUMBERVALUE(RIGHT([.B398];3))" office:value-type="float" office:value="0.98" calcext:value-type="float">
            <text:p>0,98</text:p>
          </table:table-cell>
          <table:table-cell table:formula="of:=NUMBERVALUE(LEFT([.C398];4);&quot;.&quot;)*10^NUMBERVALUE(RIGHT([.C398];3))" office:value-type="float" office:value="-0.01" calcext:value-type="float">
            <text:p>-0,01</text:p>
          </table:table-cell>
        </table:table-row>
        <table:table-row table:style-name="ro1">
          <table:table-cell office:value-type="string" calcext:value-type="string">
            <text:p>3.84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8.00e-03</text:p>
          </table:table-cell>
          <table:table-cell table:formula="of:=NUMBERVALUE(LEFT([.A399];4);&quot;.&quot;)*10^NUMBERVALUE(RIGHT([.A399];3))" office:value-type="float" office:value="0.000384" calcext:value-type="float">
            <text:p>0,000384</text:p>
          </table:table-cell>
          <table:table-cell table:formula="of:=NUMBERVALUE(LEFT([.B399];4);&quot;.&quot;)*10^NUMBERVALUE(RIGHT([.B399];3))" office:value-type="float" office:value="1" calcext:value-type="float">
            <text:p>1</text:p>
          </table:table-cell>
          <table:table-cell table:formula="of:=NUMBERVALUE(LEFT([.C399];4);&quot;.&quot;)*10^NUMBERVALUE(RIGHT([.C399];3))" office:value-type="float" office:value="-0.008" calcext:value-type="float">
            <text:p>-0,008</text:p>
          </table:table-cell>
        </table:table-row>
        <table:table-row table:style-name="ro1">
          <table:table-cell office:value-type="string" calcext:value-type="string">
            <text:p>3.88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8.00e-03</text:p>
          </table:table-cell>
          <table:table-cell table:formula="of:=NUMBERVALUE(LEFT([.A400];4);&quot;.&quot;)*10^NUMBERVALUE(RIGHT([.A400];3))" office:value-type="float" office:value="0.000388" calcext:value-type="float">
            <text:p>0,000388</text:p>
          </table:table-cell>
          <table:table-cell table:formula="of:=NUMBERVALUE(LEFT([.B400];4);&quot;.&quot;)*10^NUMBERVALUE(RIGHT([.B400];3))" office:value-type="float" office:value="0.98" calcext:value-type="float">
            <text:p>0,98</text:p>
          </table:table-cell>
          <table:table-cell table:formula="of:=NUMBERVALUE(LEFT([.C400];4);&quot;.&quot;)*10^NUMBERVALUE(RIGHT([.C400];3))" office:value-type="float" office:value="-0.008" calcext:value-type="float">
            <text:p>-0,008</text:p>
          </table:table-cell>
        </table:table-row>
        <table:table-row table:style-name="ro1">
          <table:table-cell office:value-type="string" calcext:value-type="string">
            <text:p>3.92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04e-02</text:p>
          </table:table-cell>
          <table:table-cell table:formula="of:=NUMBERVALUE(LEFT([.A401];4);&quot;.&quot;)*10^NUMBERVALUE(RIGHT([.A401];3))" office:value-type="float" office:value="0.000392" calcext:value-type="float">
            <text:p>0,000392</text:p>
          </table:table-cell>
          <table:table-cell table:formula="of:=NUMBERVALUE(LEFT([.B401];4);&quot;.&quot;)*10^NUMBERVALUE(RIGHT([.B401];3))" office:value-type="float" office:value="1" calcext:value-type="float">
            <text:p>1</text:p>
          </table:table-cell>
          <table:table-cell table:formula="of:=NUMBERVALUE(LEFT([.C401];4);&quot;.&quot;)*10^NUMBERVALUE(RIGHT([.C401];3))" office:value-type="float" office:value="-0.01" calcext:value-type="float">
            <text:p>-0,01</text:p>
          </table:table-cell>
        </table:table-row>
        <table:table-row table:style-name="ro1">
          <table:table-cell office:value-type="string" calcext:value-type="string">
            <text:p>3.96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00e-02</text:p>
          </table:table-cell>
          <table:table-cell table:formula="of:=NUMBERVALUE(LEFT([.A402];4);&quot;.&quot;)*10^NUMBERVALUE(RIGHT([.A402];3))" office:value-type="float" office:value="0.000396" calcext:value-type="float">
            <text:p>0,000396</text:p>
          </table:table-cell>
          <table:table-cell table:formula="of:=NUMBERVALUE(LEFT([.B402];4);&quot;.&quot;)*10^NUMBERVALUE(RIGHT([.B402];3))" office:value-type="float" office:value="1" calcext:value-type="float">
            <text:p>1</text:p>
          </table:table-cell>
          <table:table-cell table:formula="of:=NUMBERVALUE(LEFT([.C402];4);&quot;.&quot;)*10^NUMBERVALUE(RIGHT([.C402];3))" office:value-type="float" office:value="-0.01" calcext:value-type="float">
            <text:p>-0,01</text:p>
          </table:table-cell>
        </table:table-row>
        <table:table-row table:style-name="ro1">
          <table:table-cell office:value-type="string" calcext:value-type="string">
            <text:p>4.00e-04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8.80e-03</text:p>
          </table:table-cell>
          <table:table-cell table:formula="of:=NUMBERVALUE(LEFT([.A403];4);&quot;.&quot;)*10^NUMBERVALUE(RIGHT([.A403];3))" office:value-type="float" office:value="0.0004" calcext:value-type="float">
            <text:p>0,0004</text:p>
          </table:table-cell>
          <table:table-cell table:formula="of:=NUMBERVALUE(LEFT([.B403];4);&quot;.&quot;)*10^NUMBERVALUE(RIGHT([.B403];3))" office:value-type="float" office:value="0.96" calcext:value-type="float">
            <text:p>0,96</text:p>
          </table:table-cell>
          <table:table-cell table:formula="of:=NUMBERVALUE(LEFT([.C403];4);&quot;.&quot;)*10^NUMBERVALUE(RIGHT([.C403];3))" office:value-type="float" office:value="-0.0088" calcext:value-type="float">
            <text:p>-0,0088</text:p>
          </table:table-cell>
        </table:table-row>
        <table:table-row table:style-name="ro1">
          <table:table-cell office:value-type="string" calcext:value-type="string">
            <text:p>4.04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7.20e-03</text:p>
          </table:table-cell>
          <table:table-cell table:formula="of:=NUMBERVALUE(LEFT([.A404];4);&quot;.&quot;)*10^NUMBERVALUE(RIGHT([.A404];3))" office:value-type="float" office:value="0.000404" calcext:value-type="float">
            <text:p>0,000404</text:p>
          </table:table-cell>
          <table:table-cell table:formula="of:=NUMBERVALUE(LEFT([.B404];4);&quot;.&quot;)*10^NUMBERVALUE(RIGHT([.B404];3))" office:value-type="float" office:value="1" calcext:value-type="float">
            <text:p>1</text:p>
          </table:table-cell>
          <table:table-cell table:formula="of:=NUMBERVALUE(LEFT([.C404];4);&quot;.&quot;)*10^NUMBERVALUE(RIGHT([.C404];3))" office:value-type="float" office:value="-0.0072" calcext:value-type="float">
            <text:p>-0,0072</text:p>
          </table:table-cell>
        </table:table-row>
        <table:table-row table:style-name="ro1">
          <table:table-cell office:value-type="string" calcext:value-type="string">
            <text:p>4.08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7.20e-03</text:p>
          </table:table-cell>
          <table:table-cell table:formula="of:=NUMBERVALUE(LEFT([.A405];4);&quot;.&quot;)*10^NUMBERVALUE(RIGHT([.A405];3))" office:value-type="float" office:value="0.000408" calcext:value-type="float">
            <text:p>0,000408</text:p>
          </table:table-cell>
          <table:table-cell table:formula="of:=NUMBERVALUE(LEFT([.B405];4);&quot;.&quot;)*10^NUMBERVALUE(RIGHT([.B405];3))" office:value-type="float" office:value="0.98" calcext:value-type="float">
            <text:p>0,98</text:p>
          </table:table-cell>
          <table:table-cell table:formula="of:=NUMBERVALUE(LEFT([.C405];4);&quot;.&quot;)*10^NUMBERVALUE(RIGHT([.C405];3))" office:value-type="float" office:value="-0.0072" calcext:value-type="float">
            <text:p>-0,0072</text:p>
          </table:table-cell>
        </table:table-row>
        <table:table-row table:style-name="ro1">
          <table:table-cell office:value-type="string" calcext:value-type="string">
            <text:p>4.12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7.60e-03</text:p>
          </table:table-cell>
          <table:table-cell table:formula="of:=NUMBERVALUE(LEFT([.A406];4);&quot;.&quot;)*10^NUMBERVALUE(RIGHT([.A406];3))" office:value-type="float" office:value="0.000412" calcext:value-type="float">
            <text:p>0,000412</text:p>
          </table:table-cell>
          <table:table-cell table:formula="of:=NUMBERVALUE(LEFT([.B406];4);&quot;.&quot;)*10^NUMBERVALUE(RIGHT([.B406];3))" office:value-type="float" office:value="1" calcext:value-type="float">
            <text:p>1</text:p>
          </table:table-cell>
          <table:table-cell table:formula="of:=NUMBERVALUE(LEFT([.C406];4);&quot;.&quot;)*10^NUMBERVALUE(RIGHT([.C406];3))" office:value-type="float" office:value="-0.0076" calcext:value-type="float">
            <text:p>-0,0076</text:p>
          </table:table-cell>
        </table:table-row>
        <table:table-row table:style-name="ro1">
          <table:table-cell office:value-type="string" calcext:value-type="string">
            <text:p>4.16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8.80e-03</text:p>
          </table:table-cell>
          <table:table-cell table:formula="of:=NUMBERVALUE(LEFT([.A407];4);&quot;.&quot;)*10^NUMBERVALUE(RIGHT([.A407];3))" office:value-type="float" office:value="0.000416" calcext:value-type="float">
            <text:p>0,000416</text:p>
          </table:table-cell>
          <table:table-cell table:formula="of:=NUMBERVALUE(LEFT([.B407];4);&quot;.&quot;)*10^NUMBERVALUE(RIGHT([.B407];3))" office:value-type="float" office:value="1" calcext:value-type="float">
            <text:p>1</text:p>
          </table:table-cell>
          <table:table-cell table:formula="of:=NUMBERVALUE(LEFT([.C407];4);&quot;.&quot;)*10^NUMBERVALUE(RIGHT([.C407];3))" office:value-type="float" office:value="-0.0088" calcext:value-type="float">
            <text:p>-0,0088</text:p>
          </table:table-cell>
        </table:table-row>
        <table:table-row table:style-name="ro1">
          <table:table-cell office:value-type="string" calcext:value-type="string">
            <text:p>4.20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7.20e-03</text:p>
          </table:table-cell>
          <table:table-cell table:formula="of:=NUMBERVALUE(LEFT([.A408];4);&quot;.&quot;)*10^NUMBERVALUE(RIGHT([.A408];3))" office:value-type="float" office:value="0.00042" calcext:value-type="float">
            <text:p>0,00042</text:p>
          </table:table-cell>
          <table:table-cell table:formula="of:=NUMBERVALUE(LEFT([.B408];4);&quot;.&quot;)*10^NUMBERVALUE(RIGHT([.B408];3))" office:value-type="float" office:value="1" calcext:value-type="float">
            <text:p>1</text:p>
          </table:table-cell>
          <table:table-cell table:formula="of:=NUMBERVALUE(LEFT([.C408];4);&quot;.&quot;)*10^NUMBERVALUE(RIGHT([.C408];3))" office:value-type="float" office:value="-0.0072" calcext:value-type="float">
            <text:p>-0,0072</text:p>
          </table:table-cell>
        </table:table-row>
        <table:table-row table:style-name="ro1">
          <table:table-cell office:value-type="string" calcext:value-type="string">
            <text:p>4.24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6.40e-03</text:p>
          </table:table-cell>
          <table:table-cell table:formula="of:=NUMBERVALUE(LEFT([.A409];4);&quot;.&quot;)*10^NUMBERVALUE(RIGHT([.A409];3))" office:value-type="float" office:value="0.000424" calcext:value-type="float">
            <text:p>0,000424</text:p>
          </table:table-cell>
          <table:table-cell table:formula="of:=NUMBERVALUE(LEFT([.B409];4);&quot;.&quot;)*10^NUMBERVALUE(RIGHT([.B409];3))" office:value-type="float" office:value="1" calcext:value-type="float">
            <text:p>1</text:p>
          </table:table-cell>
          <table:table-cell table:formula="of:=NUMBERVALUE(LEFT([.C409];4);&quot;.&quot;)*10^NUMBERVALUE(RIGHT([.C409];3))" office:value-type="float" office:value="-0.0064" calcext:value-type="float">
            <text:p>-0,0064</text:p>
          </table:table-cell>
        </table:table-row>
        <table:table-row table:style-name="ro1">
          <table:table-cell office:value-type="string" calcext:value-type="string">
            <text:p>4.28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6.00e-03</text:p>
          </table:table-cell>
          <table:table-cell table:formula="of:=NUMBERVALUE(LEFT([.A410];4);&quot;.&quot;)*10^NUMBERVALUE(RIGHT([.A410];3))" office:value-type="float" office:value="0.000428" calcext:value-type="float">
            <text:p>0,000428</text:p>
          </table:table-cell>
          <table:table-cell table:formula="of:=NUMBERVALUE(LEFT([.B410];4);&quot;.&quot;)*10^NUMBERVALUE(RIGHT([.B410];3))" office:value-type="float" office:value="1" calcext:value-type="float">
            <text:p>1</text:p>
          </table:table-cell>
          <table:table-cell table:formula="of:=NUMBERVALUE(LEFT([.C410];4);&quot;.&quot;)*10^NUMBERVALUE(RIGHT([.C410];3))" office:value-type="float" office:value="-0.006" calcext:value-type="float">
            <text:p>-0,006</text:p>
          </table:table-cell>
        </table:table-row>
        <table:table-row table:style-name="ro1">
          <table:table-cell office:value-type="string" calcext:value-type="string">
            <text:p>4.32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5.60e-03</text:p>
          </table:table-cell>
          <table:table-cell table:formula="of:=NUMBERVALUE(LEFT([.A411];4);&quot;.&quot;)*10^NUMBERVALUE(RIGHT([.A411];3))" office:value-type="float" office:value="0.000432" calcext:value-type="float">
            <text:p>0,000432</text:p>
          </table:table-cell>
          <table:table-cell table:formula="of:=NUMBERVALUE(LEFT([.B411];4);&quot;.&quot;)*10^NUMBERVALUE(RIGHT([.B411];3))" office:value-type="float" office:value="0.98" calcext:value-type="float">
            <text:p>0,98</text:p>
          </table:table-cell>
          <table:table-cell table:formula="of:=NUMBERVALUE(LEFT([.C411];4);&quot;.&quot;)*10^NUMBERVALUE(RIGHT([.C411];3))" office:value-type="float" office:value="-0.0056" calcext:value-type="float">
            <text:p>-0,0056</text:p>
          </table:table-cell>
        </table:table-row>
        <table:table-row table:style-name="ro1">
          <table:table-cell office:value-type="string" calcext:value-type="string">
            <text:p>4.36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5.20e-03</text:p>
          </table:table-cell>
          <table:table-cell table:formula="of:=NUMBERVALUE(LEFT([.A412];4);&quot;.&quot;)*10^NUMBERVALUE(RIGHT([.A412];3))" office:value-type="float" office:value="0.000436" calcext:value-type="float">
            <text:p>0,000436</text:p>
          </table:table-cell>
          <table:table-cell table:formula="of:=NUMBERVALUE(LEFT([.B412];4);&quot;.&quot;)*10^NUMBERVALUE(RIGHT([.B412];3))" office:value-type="float" office:value="0.98" calcext:value-type="float">
            <text:p>0,98</text:p>
          </table:table-cell>
          <table:table-cell table:formula="of:=NUMBERVALUE(LEFT([.C412];4);&quot;.&quot;)*10^NUMBERVALUE(RIGHT([.C412];3))" office:value-type="float" office:value="-0.0052" calcext:value-type="float">
            <text:p>-0,0052</text:p>
          </table:table-cell>
        </table:table-row>
        <table:table-row table:style-name="ro1">
          <table:table-cell office:value-type="string" calcext:value-type="string">
            <text:p>4.40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4.00e-03</text:p>
          </table:table-cell>
          <table:table-cell table:formula="of:=NUMBERVALUE(LEFT([.A413];4);&quot;.&quot;)*10^NUMBERVALUE(RIGHT([.A413];3))" office:value-type="float" office:value="0.00044" calcext:value-type="float">
            <text:p>0,00044</text:p>
          </table:table-cell>
          <table:table-cell table:formula="of:=NUMBERVALUE(LEFT([.B413];4);&quot;.&quot;)*10^NUMBERVALUE(RIGHT([.B413];3))" office:value-type="float" office:value="1" calcext:value-type="float">
            <text:p>1</text:p>
          </table:table-cell>
          <table:table-cell table:formula="of:=NUMBERVALUE(LEFT([.C413];4);&quot;.&quot;)*10^NUMBERVALUE(RIGHT([.C413];3))" office:value-type="float" office:value="-0.004" calcext:value-type="float">
            <text:p>-0,004</text:p>
          </table:table-cell>
        </table:table-row>
        <table:table-row table:style-name="ro1">
          <table:table-cell office:value-type="string" calcext:value-type="string">
            <text:p>4.44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4.80e-03</text:p>
          </table:table-cell>
          <table:table-cell table:formula="of:=NUMBERVALUE(LEFT([.A414];4);&quot;.&quot;)*10^NUMBERVALUE(RIGHT([.A414];3))" office:value-type="float" office:value="0.000444" calcext:value-type="float">
            <text:p>0,000444</text:p>
          </table:table-cell>
          <table:table-cell table:formula="of:=NUMBERVALUE(LEFT([.B414];4);&quot;.&quot;)*10^NUMBERVALUE(RIGHT([.B414];3))" office:value-type="float" office:value="1" calcext:value-type="float">
            <text:p>1</text:p>
          </table:table-cell>
          <table:table-cell table:formula="of:=NUMBERVALUE(LEFT([.C414];4);&quot;.&quot;)*10^NUMBERVALUE(RIGHT([.C414];3))" office:value-type="float" office:value="-0.0048" calcext:value-type="float">
            <text:p>-0,0048</text:p>
          </table:table-cell>
        </table:table-row>
        <table:table-row table:style-name="ro1">
          <table:table-cell office:value-type="string" calcext:value-type="string">
            <text:p>4.48e-04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5.60e-03</text:p>
          </table:table-cell>
          <table:table-cell table:formula="of:=NUMBERVALUE(LEFT([.A415];4);&quot;.&quot;)*10^NUMBERVALUE(RIGHT([.A415];3))" office:value-type="float" office:value="0.000448" calcext:value-type="float">
            <text:p>0,000448</text:p>
          </table:table-cell>
          <table:table-cell table:formula="of:=NUMBERVALUE(LEFT([.B415];4);&quot;.&quot;)*10^NUMBERVALUE(RIGHT([.B415];3))" office:value-type="float" office:value="0.96" calcext:value-type="float">
            <text:p>0,96</text:p>
          </table:table-cell>
          <table:table-cell table:formula="of:=NUMBERVALUE(LEFT([.C415];4);&quot;.&quot;)*10^NUMBERVALUE(RIGHT([.C415];3))" office:value-type="float" office:value="-0.0056" calcext:value-type="float">
            <text:p>-0,0056</text:p>
          </table:table-cell>
        </table:table-row>
        <table:table-row table:style-name="ro1">
          <table:table-cell office:value-type="string" calcext:value-type="string">
            <text:p>4.52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5.20e-03</text:p>
          </table:table-cell>
          <table:table-cell table:formula="of:=NUMBERVALUE(LEFT([.A416];4);&quot;.&quot;)*10^NUMBERVALUE(RIGHT([.A416];3))" office:value-type="float" office:value="0.000452" calcext:value-type="float">
            <text:p>0,000452</text:p>
          </table:table-cell>
          <table:table-cell table:formula="of:=NUMBERVALUE(LEFT([.B416];4);&quot;.&quot;)*10^NUMBERVALUE(RIGHT([.B416];3))" office:value-type="float" office:value="1" calcext:value-type="float">
            <text:p>1</text:p>
          </table:table-cell>
          <table:table-cell table:formula="of:=NUMBERVALUE(LEFT([.C416];4);&quot;.&quot;)*10^NUMBERVALUE(RIGHT([.C416];3))" office:value-type="float" office:value="-0.0052" calcext:value-type="float">
            <text:p>-0,0052</text:p>
          </table:table-cell>
        </table:table-row>
        <table:table-row table:style-name="ro1">
          <table:table-cell office:value-type="string" calcext:value-type="string">
            <text:p>4.56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3.60e-03</text:p>
          </table:table-cell>
          <table:table-cell table:formula="of:=NUMBERVALUE(LEFT([.A417];4);&quot;.&quot;)*10^NUMBERVALUE(RIGHT([.A417];3))" office:value-type="float" office:value="0.000456" calcext:value-type="float">
            <text:p>0,000456</text:p>
          </table:table-cell>
          <table:table-cell table:formula="of:=NUMBERVALUE(LEFT([.B417];4);&quot;.&quot;)*10^NUMBERVALUE(RIGHT([.B417];3))" office:value-type="float" office:value="1" calcext:value-type="float">
            <text:p>1</text:p>
          </table:table-cell>
          <table:table-cell table:formula="of:=NUMBERVALUE(LEFT([.C417];4);&quot;.&quot;)*10^NUMBERVALUE(RIGHT([.C417];3))" office:value-type="float" office:value="-0.0036" calcext:value-type="float">
            <text:p>-0,0036</text:p>
          </table:table-cell>
        </table:table-row>
        <table:table-row table:style-name="ro1">
          <table:table-cell office:value-type="string" calcext:value-type="string">
            <text:p>4.60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2.40e-03</text:p>
          </table:table-cell>
          <table:table-cell table:formula="of:=NUMBERVALUE(LEFT([.A418];4);&quot;.&quot;)*10^NUMBERVALUE(RIGHT([.A418];3))" office:value-type="float" office:value="0.00046" calcext:value-type="float">
            <text:p>0,00046</text:p>
          </table:table-cell>
          <table:table-cell table:formula="of:=NUMBERVALUE(LEFT([.B418];4);&quot;.&quot;)*10^NUMBERVALUE(RIGHT([.B418];3))" office:value-type="float" office:value="1" calcext:value-type="float">
            <text:p>1</text:p>
          </table:table-cell>
          <table:table-cell table:formula="of:=NUMBERVALUE(LEFT([.C418];4);&quot;.&quot;)*10^NUMBERVALUE(RIGHT([.C418];3))" office:value-type="float" office:value="-0.0024" calcext:value-type="float">
            <text:p>-0,0024</text:p>
          </table:table-cell>
        </table:table-row>
        <table:table-row table:style-name="ro1">
          <table:table-cell office:value-type="string" calcext:value-type="string">
            <text:p>4.64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3.60e-03</text:p>
          </table:table-cell>
          <table:table-cell table:formula="of:=NUMBERVALUE(LEFT([.A419];4);&quot;.&quot;)*10^NUMBERVALUE(RIGHT([.A419];3))" office:value-type="float" office:value="0.000464" calcext:value-type="float">
            <text:p>0,000464</text:p>
          </table:table-cell>
          <table:table-cell table:formula="of:=NUMBERVALUE(LEFT([.B419];4);&quot;.&quot;)*10^NUMBERVALUE(RIGHT([.B419];3))" office:value-type="float" office:value="1" calcext:value-type="float">
            <text:p>1</text:p>
          </table:table-cell>
          <table:table-cell table:formula="of:=NUMBERVALUE(LEFT([.C419];4);&quot;.&quot;)*10^NUMBERVALUE(RIGHT([.C419];3))" office:value-type="float" office:value="-0.0036" calcext:value-type="float">
            <text:p>-0,0036</text:p>
          </table:table-cell>
        </table:table-row>
        <table:table-row table:style-name="ro1">
          <table:table-cell office:value-type="string" calcext:value-type="string">
            <text:p>4.68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3.60e-03</text:p>
          </table:table-cell>
          <table:table-cell table:formula="of:=NUMBERVALUE(LEFT([.A420];4);&quot;.&quot;)*10^NUMBERVALUE(RIGHT([.A420];3))" office:value-type="float" office:value="0.000468" calcext:value-type="float">
            <text:p>0,000468</text:p>
          </table:table-cell>
          <table:table-cell table:formula="of:=NUMBERVALUE(LEFT([.B420];4);&quot;.&quot;)*10^NUMBERVALUE(RIGHT([.B420];3))" office:value-type="float" office:value="0.98" calcext:value-type="float">
            <text:p>0,98</text:p>
          </table:table-cell>
          <table:table-cell table:formula="of:=NUMBERVALUE(LEFT([.C420];4);&quot;.&quot;)*10^NUMBERVALUE(RIGHT([.C420];3))" office:value-type="float" office:value="-0.0036" calcext:value-type="float">
            <text:p>-0,0036</text:p>
          </table:table-cell>
        </table:table-row>
        <table:table-row table:style-name="ro1">
          <table:table-cell office:value-type="string" calcext:value-type="string">
            <text:p>4.72e-04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3.60e-03</text:p>
          </table:table-cell>
          <table:table-cell table:formula="of:=NUMBERVALUE(LEFT([.A421];4);&quot;.&quot;)*10^NUMBERVALUE(RIGHT([.A421];3))" office:value-type="float" office:value="0.000472" calcext:value-type="float">
            <text:p>0,000472</text:p>
          </table:table-cell>
          <table:table-cell table:formula="of:=NUMBERVALUE(LEFT([.B421];4);&quot;.&quot;)*10^NUMBERVALUE(RIGHT([.B421];3))" office:value-type="float" office:value="0.96" calcext:value-type="float">
            <text:p>0,96</text:p>
          </table:table-cell>
          <table:table-cell table:formula="of:=NUMBERVALUE(LEFT([.C421];4);&quot;.&quot;)*10^NUMBERVALUE(RIGHT([.C421];3))" office:value-type="float" office:value="-0.0036" calcext:value-type="float">
            <text:p>-0,0036</text:p>
          </table:table-cell>
        </table:table-row>
        <table:table-row table:style-name="ro1">
          <table:table-cell office:value-type="string" calcext:value-type="string">
            <text:p>4.76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3.20e-03</text:p>
          </table:table-cell>
          <table:table-cell table:formula="of:=NUMBERVALUE(LEFT([.A422];4);&quot;.&quot;)*10^NUMBERVALUE(RIGHT([.A422];3))" office:value-type="float" office:value="0.000476" calcext:value-type="float">
            <text:p>0,000476</text:p>
          </table:table-cell>
          <table:table-cell table:formula="of:=NUMBERVALUE(LEFT([.B422];4);&quot;.&quot;)*10^NUMBERVALUE(RIGHT([.B422];3))" office:value-type="float" office:value="1" calcext:value-type="float">
            <text:p>1</text:p>
          </table:table-cell>
          <table:table-cell table:formula="of:=NUMBERVALUE(LEFT([.C422];4);&quot;.&quot;)*10^NUMBERVALUE(RIGHT([.C422];3))" office:value-type="float" office:value="-0.0032" calcext:value-type="float">
            <text:p>-0,0032</text:p>
          </table:table-cell>
        </table:table-row>
        <table:table-row table:style-name="ro1">
          <table:table-cell office:value-type="string" calcext:value-type="string">
            <text:p>4.80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3.20e-03</text:p>
          </table:table-cell>
          <table:table-cell table:formula="of:=NUMBERVALUE(LEFT([.A423];4);&quot;.&quot;)*10^NUMBERVALUE(RIGHT([.A423];3))" office:value-type="float" office:value="0.00048" calcext:value-type="float">
            <text:p>0,00048</text:p>
          </table:table-cell>
          <table:table-cell table:formula="of:=NUMBERVALUE(LEFT([.B423];4);&quot;.&quot;)*10^NUMBERVALUE(RIGHT([.B423];3))" office:value-type="float" office:value="1" calcext:value-type="float">
            <text:p>1</text:p>
          </table:table-cell>
          <table:table-cell table:formula="of:=NUMBERVALUE(LEFT([.C423];4);&quot;.&quot;)*10^NUMBERVALUE(RIGHT([.C423];3))" office:value-type="float" office:value="-0.0032" calcext:value-type="float">
            <text:p>-0,0032</text:p>
          </table:table-cell>
        </table:table-row>
        <table:table-row table:style-name="ro1">
          <table:table-cell office:value-type="string" calcext:value-type="string">
            <text:p>4.84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2.00e-03</text:p>
          </table:table-cell>
          <table:table-cell table:formula="of:=NUMBERVALUE(LEFT([.A424];4);&quot;.&quot;)*10^NUMBERVALUE(RIGHT([.A424];3))" office:value-type="float" office:value="0.000484" calcext:value-type="float">
            <text:p>0,000484</text:p>
          </table:table-cell>
          <table:table-cell table:formula="of:=NUMBERVALUE(LEFT([.B424];4);&quot;.&quot;)*10^NUMBERVALUE(RIGHT([.B424];3))" office:value-type="float" office:value="1" calcext:value-type="float">
            <text:p>1</text:p>
          </table:table-cell>
          <table:table-cell table:formula="of:=NUMBERVALUE(LEFT([.C424];4);&quot;.&quot;)*10^NUMBERVALUE(RIGHT([.C424];3))" office:value-type="float" office:value="-0.002" calcext:value-type="float">
            <text:p>-0,002</text:p>
          </table:table-cell>
        </table:table-row>
        <table:table-row table:style-name="ro1">
          <table:table-cell office:value-type="string" calcext:value-type="string">
            <text:p>4.88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4.00e-04</text:p>
          </table:table-cell>
          <table:table-cell table:formula="of:=NUMBERVALUE(LEFT([.A425];4);&quot;.&quot;)*10^NUMBERVALUE(RIGHT([.A425];3))" office:value-type="float" office:value="0.000488" calcext:value-type="float">
            <text:p>0,000488</text:p>
          </table:table-cell>
          <table:table-cell table:formula="of:=NUMBERVALUE(LEFT([.B425];4);&quot;.&quot;)*10^NUMBERVALUE(RIGHT([.B425];3))" office:value-type="float" office:value="1" calcext:value-type="float">
            <text:p>1</text:p>
          </table:table-cell>
          <table:table-cell table:formula="of:=NUMBERVALUE(LEFT([.C425];4);&quot;.&quot;)*10^NUMBERVALUE(RIGHT([.C425];3))" office:value-type="float" office:value="-0.0004" calcext:value-type="float">
            <text:p>-0,0004</text:p>
          </table:table-cell>
        </table:table-row>
        <table:table-row table:style-name="ro1">
          <table:table-cell office:value-type="string" calcext:value-type="string">
            <text:p>4.92e-04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4.00e-04</text:p>
          </table:table-cell>
          <table:table-cell table:formula="of:=NUMBERVALUE(LEFT([.A426];4);&quot;.&quot;)*10^NUMBERVALUE(RIGHT([.A426];3))" office:value-type="float" office:value="0.000492" calcext:value-type="float">
            <text:p>0,000492</text:p>
          </table:table-cell>
          <table:table-cell table:formula="of:=NUMBERVALUE(LEFT([.B426];4);&quot;.&quot;)*10^NUMBERVALUE(RIGHT([.B426];3))" office:value-type="float" office:value="0.96" calcext:value-type="float">
            <text:p>0,96</text:p>
          </table:table-cell>
          <table:table-cell table:formula="of:=NUMBERVALUE(LEFT([.C426];4);&quot;.&quot;)*10^NUMBERVALUE(RIGHT([.C426];3))" office:value-type="float" office:value="0.0004" calcext:value-type="float">
            <text:p>0,0004</text:p>
          </table:table-cell>
        </table:table-row>
        <table:table-row table:style-name="ro1">
          <table:table-cell office:value-type="string" calcext:value-type="string">
            <text:p>4.96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60e-03</text:p>
          </table:table-cell>
          <table:table-cell table:formula="of:=NUMBERVALUE(LEFT([.A427];4);&quot;.&quot;)*10^NUMBERVALUE(RIGHT([.A427];3))" office:value-type="float" office:value="0.000496" calcext:value-type="float">
            <text:p>0,000496</text:p>
          </table:table-cell>
          <table:table-cell table:formula="of:=NUMBERVALUE(LEFT([.B427];4);&quot;.&quot;)*10^NUMBERVALUE(RIGHT([.B427];3))" office:value-type="float" office:value="1" calcext:value-type="float">
            <text:p>1</text:p>
          </table:table-cell>
          <table:table-cell table:formula="of:=NUMBERVALUE(LEFT([.C427];4);&quot;.&quot;)*10^NUMBERVALUE(RIGHT([.C427];3))" office:value-type="float" office:value="-0.0016" calcext:value-type="float">
            <text:p>-0,0016</text:p>
          </table:table-cell>
        </table:table-row>
        <table:table-row table:style-name="ro1">
          <table:table-cell office:value-type="string" calcext:value-type="string">
            <text:p>5.00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4.00e-04</text:p>
          </table:table-cell>
          <table:table-cell table:formula="of:=NUMBERVALUE(LEFT([.A428];4);&quot;.&quot;)*10^NUMBERVALUE(RIGHT([.A428];3))" office:value-type="float" office:value="0.0005" calcext:value-type="float">
            <text:p>0,0005</text:p>
          </table:table-cell>
          <table:table-cell table:formula="of:=NUMBERVALUE(LEFT([.B428];4);&quot;.&quot;)*10^NUMBERVALUE(RIGHT([.B428];3))" office:value-type="float" office:value="0.98" calcext:value-type="float">
            <text:p>0,98</text:p>
          </table:table-cell>
          <table:table-cell table:formula="of:=NUMBERVALUE(LEFT([.C428];4);&quot;.&quot;)*10^NUMBERVALUE(RIGHT([.C428];3))" office:value-type="float" office:value="0.0004" calcext:value-type="float">
            <text:p>0,0004</text:p>
          </table:table-cell>
        </table:table-row>
        <table:table-row table:style-name="ro1">
          <table:table-cell office:value-type="string" calcext:value-type="string">
            <text:p>5.04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8.00e-04</text:p>
          </table:table-cell>
          <table:table-cell table:formula="of:=NUMBERVALUE(LEFT([.A429];4);&quot;.&quot;)*10^NUMBERVALUE(RIGHT([.A429];3))" office:value-type="float" office:value="0.000504" calcext:value-type="float">
            <text:p>0,000504</text:p>
          </table:table-cell>
          <table:table-cell table:formula="of:=NUMBERVALUE(LEFT([.B429];4);&quot;.&quot;)*10^NUMBERVALUE(RIGHT([.B429];3))" office:value-type="float" office:value="0.98" calcext:value-type="float">
            <text:p>0,98</text:p>
          </table:table-cell>
          <table:table-cell table:formula="of:=NUMBERVALUE(LEFT([.C429];4);&quot;.&quot;)*10^NUMBERVALUE(RIGHT([.C429];3))" office:value-type="float" office:value="-0.0008" calcext:value-type="float">
            <text:p>-0,0008</text:p>
          </table:table-cell>
        </table:table-row>
        <table:table-row table:style-name="ro1">
          <table:table-cell office:value-type="string" calcext:value-type="string">
            <text:p>5.08e-04</text:p>
          </table:table-cell>
          <table:table-cell office:value-type="string" calcext:value-type="string">
            <text:p>1.02e+00</text:p>
          </table:table-cell>
          <table:table-cell office:value-type="string" calcext:value-type="string">
            <text:p>0.00e+00</text:p>
          </table:table-cell>
          <table:table-cell table:formula="of:=NUMBERVALUE(LEFT([.A430];4);&quot;.&quot;)*10^NUMBERVALUE(RIGHT([.A430];3))" office:value-type="float" office:value="0.000508" calcext:value-type="float">
            <text:p>0,000508</text:p>
          </table:table-cell>
          <table:table-cell table:formula="of:=NUMBERVALUE(LEFT([.B430];4);&quot;.&quot;)*10^NUMBERVALUE(RIGHT([.B430];3))" office:value-type="float" office:value="1.02" calcext:value-type="float">
            <text:p>1,02</text:p>
          </table:table-cell>
          <table:table-cell table:formula="of:=NUMBERVALUE(LEFT([.C430];4);&quot;.&quot;)*10^NUMBERVALUE(RIGHT([.C430];3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12e-04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1.20e-03</text:p>
          </table:table-cell>
          <table:table-cell table:formula="of:=NUMBERVALUE(LEFT([.A431];4);&quot;.&quot;)*10^NUMBERVALUE(RIGHT([.A431];3))" office:value-type="float" office:value="0.000512" calcext:value-type="float">
            <text:p>0,000512</text:p>
          </table:table-cell>
          <table:table-cell table:formula="of:=NUMBERVALUE(LEFT([.B431];4);&quot;.&quot;)*10^NUMBERVALUE(RIGHT([.B431];3))" office:value-type="float" office:value="0.96" calcext:value-type="float">
            <text:p>0,96</text:p>
          </table:table-cell>
          <table:table-cell table:formula="of:=NUMBERVALUE(LEFT([.C431];4);&quot;.&quot;)*10^NUMBERVALUE(RIGHT([.C431];3))" office:value-type="float" office:value="0.0012" calcext:value-type="float">
            <text:p>0,0012</text:p>
          </table:table-cell>
        </table:table-row>
        <table:table-row table:style-name="ro1">
          <table:table-cell office:value-type="string" calcext:value-type="string">
            <text:p>5.16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2.80e-03</text:p>
          </table:table-cell>
          <table:table-cell table:formula="of:=NUMBERVALUE(LEFT([.A432];4);&quot;.&quot;)*10^NUMBERVALUE(RIGHT([.A432];3))" office:value-type="float" office:value="0.000516" calcext:value-type="float">
            <text:p>0,000516</text:p>
          </table:table-cell>
          <table:table-cell table:formula="of:=NUMBERVALUE(LEFT([.B432];4);&quot;.&quot;)*10^NUMBERVALUE(RIGHT([.B432];3))" office:value-type="float" office:value="0.98" calcext:value-type="float">
            <text:p>0,98</text:p>
          </table:table-cell>
          <table:table-cell table:formula="of:=NUMBERVALUE(LEFT([.C432];4);&quot;.&quot;)*10^NUMBERVALUE(RIGHT([.C432];3))" office:value-type="float" office:value="0.0028" calcext:value-type="float">
            <text:p>0,0028</text:p>
          </table:table-cell>
        </table:table-row>
        <table:table-row table:style-name="ro1">
          <table:table-cell office:value-type="string" calcext:value-type="string">
            <text:p>5.20e-04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2.40e-03</text:p>
          </table:table-cell>
          <table:table-cell table:formula="of:=NUMBERVALUE(LEFT([.A433];4);&quot;.&quot;)*10^NUMBERVALUE(RIGHT([.A433];3))" office:value-type="float" office:value="0.00052" calcext:value-type="float">
            <text:p>0,00052</text:p>
          </table:table-cell>
          <table:table-cell table:formula="of:=NUMBERVALUE(LEFT([.B433];4);&quot;.&quot;)*10^NUMBERVALUE(RIGHT([.B433];3))" office:value-type="float" office:value="0.98" calcext:value-type="float">
            <text:p>0,98</text:p>
          </table:table-cell>
          <table:table-cell table:formula="of:=NUMBERVALUE(LEFT([.C433];4);&quot;.&quot;)*10^NUMBERVALUE(RIGHT([.C433];3))" office:value-type="float" office:value="0.0024" calcext:value-type="float">
            <text:p>0,0024</text:p>
          </table:table-cell>
        </table:table-row>
        <table:table-row table:style-name="ro1">
          <table:table-cell office:value-type="string" calcext:value-type="string">
            <text:p>5.24e-04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1.60e-03</text:p>
          </table:table-cell>
          <table:table-cell table:formula="of:=NUMBERVALUE(LEFT([.A434];4);&quot;.&quot;)*10^NUMBERVALUE(RIGHT([.A434];3))" office:value-type="float" office:value="0.000524" calcext:value-type="float">
            <text:p>0,000524</text:p>
          </table:table-cell>
          <table:table-cell table:formula="of:=NUMBERVALUE(LEFT([.B434];4);&quot;.&quot;)*10^NUMBERVALUE(RIGHT([.B434];3))" office:value-type="float" office:value="1" calcext:value-type="float">
            <text:p>1</text:p>
          </table:table-cell>
          <table:table-cell table:formula="of:=NUMBERVALUE(LEFT([.C434];4);&quot;.&quot;)*10^NUMBERVALUE(RIGHT([.C434];3))" office:value-type="float" office:value="0.0016" calcext:value-type="float">
            <text:p>0,0016</text:p>
          </table:table-cell>
        </table:table-row>
        <table:table-row table:style-name="ro1">
          <table:table-cell office:value-type="string" calcext:value-type="string">
            <text:p>5.28e-04</text:p>
          </table:table-cell>
          <table:table-cell office:value-type="string" calcext:value-type="string">
            <text:p>-9.40e-01</text:p>
          </table:table-cell>
          <table:table-cell office:value-type="string" calcext:value-type="string">
            <text:p>8.00e-04</text:p>
          </table:table-cell>
          <table:table-cell table:formula="of:=NUMBERVALUE(LEFT([.A435];4);&quot;.&quot;)*10^NUMBERVALUE(RIGHT([.A435];3))" office:value-type="float" office:value="0.000528" calcext:value-type="float">
            <text:p>0,000528</text:p>
          </table:table-cell>
          <table:table-cell table:formula="of:=NUMBERVALUE(LEFT([.B435];4);&quot;.&quot;)*10^NUMBERVALUE(RIGHT([.B435];3))" office:value-type="float" office:value="-0.94" calcext:value-type="float">
            <text:p>-0,94</text:p>
          </table:table-cell>
          <table:table-cell table:formula="of:=NUMBERVALUE(LEFT([.C435];4);&quot;.&quot;)*10^NUMBERVALUE(RIGHT([.C435];3))" office:value-type="float" office:value="0.0008" calcext:value-type="float">
            <text:p>0,0008</text:p>
          </table:table-cell>
        </table:table-row>
        <table:table-row table:style-name="ro1">
          <table:table-cell office:value-type="string" calcext:value-type="string">
            <text:p>5.32e-04</text:p>
          </table:table-cell>
          <table:table-cell office:value-type="string" calcext:value-type="string">
            <text:p>-9.60e-01</text:p>
          </table:table-cell>
          <table:table-cell office:value-type="string" calcext:value-type="string">
            <text:p>3.20e-03</text:p>
          </table:table-cell>
          <table:table-cell table:formula="of:=NUMBERVALUE(LEFT([.A436];4);&quot;.&quot;)*10^NUMBERVALUE(RIGHT([.A436];3))" office:value-type="float" office:value="0.000532" calcext:value-type="float">
            <text:p>0,000532</text:p>
          </table:table-cell>
          <table:table-cell table:formula="of:=NUMBERVALUE(LEFT([.B436];4);&quot;.&quot;)*10^NUMBERVALUE(RIGHT([.B436];3))" office:value-type="float" office:value="-0.96" calcext:value-type="float">
            <text:p>-0,96</text:p>
          </table:table-cell>
          <table:table-cell table:formula="of:=NUMBERVALUE(LEFT([.C436];4);&quot;.&quot;)*10^NUMBERVALUE(RIGHT([.C436];3))" office:value-type="float" office:value="0.0032" calcext:value-type="float">
            <text:p>0,0032</text:p>
          </table:table-cell>
        </table:table-row>
        <table:table-row table:style-name="ro1">
          <table:table-cell office:value-type="string" calcext:value-type="string">
            <text:p>5.36e-04</text:p>
          </table:table-cell>
          <table:table-cell office:value-type="string" calcext:value-type="string">
            <text:p>-9.60e-01</text:p>
          </table:table-cell>
          <table:table-cell office:value-type="string" calcext:value-type="string">
            <text:p>4.40e-03</text:p>
          </table:table-cell>
          <table:table-cell table:formula="of:=NUMBERVALUE(LEFT([.A437];4);&quot;.&quot;)*10^NUMBERVALUE(RIGHT([.A437];3))" office:value-type="float" office:value="0.000536" calcext:value-type="float">
            <text:p>0,000536</text:p>
          </table:table-cell>
          <table:table-cell table:formula="of:=NUMBERVALUE(LEFT([.B437];4);&quot;.&quot;)*10^NUMBERVALUE(RIGHT([.B437];3))" office:value-type="float" office:value="-0.96" calcext:value-type="float">
            <text:p>-0,96</text:p>
          </table:table-cell>
          <table:table-cell table:formula="of:=NUMBERVALUE(LEFT([.C437];4);&quot;.&quot;)*10^NUMBERVALUE(RIGHT([.C437];3))" office:value-type="float" office:value="0.0044" calcext:value-type="float">
            <text:p>0,0044</text:p>
          </table:table-cell>
        </table:table-row>
        <table:table-row table:style-name="ro1">
          <table:table-cell office:value-type="string" calcext:value-type="string">
            <text:p>5.40e-04</text:p>
          </table:table-cell>
          <table:table-cell office:value-type="string" calcext:value-type="string">
            <text:p>-9.60e-01</text:p>
          </table:table-cell>
          <table:table-cell office:value-type="string" calcext:value-type="string">
            <text:p>4.80e-03</text:p>
          </table:table-cell>
          <table:table-cell table:formula="of:=NUMBERVALUE(LEFT([.A438];4);&quot;.&quot;)*10^NUMBERVALUE(RIGHT([.A438];3))" office:value-type="float" office:value="0.00054" calcext:value-type="float">
            <text:p>0,00054</text:p>
          </table:table-cell>
          <table:table-cell table:formula="of:=NUMBERVALUE(LEFT([.B438];4);&quot;.&quot;)*10^NUMBERVALUE(RIGHT([.B438];3))" office:value-type="float" office:value="-0.96" calcext:value-type="float">
            <text:p>-0,96</text:p>
          </table:table-cell>
          <table:table-cell table:formula="of:=NUMBERVALUE(LEFT([.C438];4);&quot;.&quot;)*10^NUMBERVALUE(RIGHT([.C438];3))" office:value-type="float" office:value="0.0048" calcext:value-type="float">
            <text:p>0,0048</text:p>
          </table:table-cell>
        </table:table-row>
        <table:table-row table:style-name="ro1">
          <table:table-cell office:value-type="string" calcext:value-type="string">
            <text:p>5.44e-04</text:p>
          </table:table-cell>
          <table:table-cell office:value-type="string" calcext:value-type="string">
            <text:p>-9.60e-01</text:p>
          </table:table-cell>
          <table:table-cell office:value-type="string" calcext:value-type="string">
            <text:p>4.40e-03</text:p>
          </table:table-cell>
          <table:table-cell table:formula="of:=NUMBERVALUE(LEFT([.A439];4);&quot;.&quot;)*10^NUMBERVALUE(RIGHT([.A439];3))" office:value-type="float" office:value="0.000544" calcext:value-type="float">
            <text:p>0,000544</text:p>
          </table:table-cell>
          <table:table-cell table:formula="of:=NUMBERVALUE(LEFT([.B439];4);&quot;.&quot;)*10^NUMBERVALUE(RIGHT([.B439];3))" office:value-type="float" office:value="-0.96" calcext:value-type="float">
            <text:p>-0,96</text:p>
          </table:table-cell>
          <table:table-cell table:formula="of:=NUMBERVALUE(LEFT([.C439];4);&quot;.&quot;)*10^NUMBERVALUE(RIGHT([.C439];3))" office:value-type="float" office:value="0.0044" calcext:value-type="float">
            <text:p>0,0044</text:p>
          </table:table-cell>
        </table:table-row>
        <table:table-row table:style-name="ro1">
          <table:table-cell office:value-type="string" calcext:value-type="string">
            <text:p>5.48e-04</text:p>
          </table:table-cell>
          <table:table-cell office:value-type="string" calcext:value-type="string">
            <text:p>-9.60e-01</text:p>
          </table:table-cell>
          <table:table-cell office:value-type="string" calcext:value-type="string">
            <text:p>5.20e-03</text:p>
          </table:table-cell>
          <table:table-cell table:formula="of:=NUMBERVALUE(LEFT([.A440];4);&quot;.&quot;)*10^NUMBERVALUE(RIGHT([.A440];3))" office:value-type="float" office:value="0.000548" calcext:value-type="float">
            <text:p>0,000548</text:p>
          </table:table-cell>
          <table:table-cell table:formula="of:=NUMBERVALUE(LEFT([.B440];4);&quot;.&quot;)*10^NUMBERVALUE(RIGHT([.B440];3))" office:value-type="float" office:value="-0.96" calcext:value-type="float">
            <text:p>-0,96</text:p>
          </table:table-cell>
          <table:table-cell table:formula="of:=NUMBERVALUE(LEFT([.C440];4);&quot;.&quot;)*10^NUMBERVALUE(RIGHT([.C440];3))" office:value-type="float" office:value="0.0052" calcext:value-type="float">
            <text:p>0,0052</text:p>
          </table:table-cell>
        </table:table-row>
        <table:table-row table:style-name="ro1">
          <table:table-cell office:value-type="string" calcext:value-type="string">
            <text:p>5.52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6.40e-03</text:p>
          </table:table-cell>
          <table:table-cell table:formula="of:=NUMBERVALUE(LEFT([.A441];4);&quot;.&quot;)*10^NUMBERVALUE(RIGHT([.A441];3))" office:value-type="float" office:value="0.000552" calcext:value-type="float">
            <text:p>0,000552</text:p>
          </table:table-cell>
          <table:table-cell table:formula="of:=NUMBERVALUE(LEFT([.B441];4);&quot;.&quot;)*10^NUMBERVALUE(RIGHT([.B441];3))" office:value-type="float" office:value="-0.98" calcext:value-type="float">
            <text:p>-0,98</text:p>
          </table:table-cell>
          <table:table-cell table:formula="of:=NUMBERVALUE(LEFT([.C441];4);&quot;.&quot;)*10^NUMBERVALUE(RIGHT([.C441];3))" office:value-type="float" office:value="0.0064" calcext:value-type="float">
            <text:p>0,0064</text:p>
          </table:table-cell>
        </table:table-row>
        <table:table-row table:style-name="ro1">
          <table:table-cell office:value-type="string" calcext:value-type="string">
            <text:p>5.56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5.60e-03</text:p>
          </table:table-cell>
          <table:table-cell table:formula="of:=NUMBERVALUE(LEFT([.A442];4);&quot;.&quot;)*10^NUMBERVALUE(RIGHT([.A442];3))" office:value-type="float" office:value="0.000556" calcext:value-type="float">
            <text:p>0,000556</text:p>
          </table:table-cell>
          <table:table-cell table:formula="of:=NUMBERVALUE(LEFT([.B442];4);&quot;.&quot;)*10^NUMBERVALUE(RIGHT([.B442];3))" office:value-type="float" office:value="-0.98" calcext:value-type="float">
            <text:p>-0,98</text:p>
          </table:table-cell>
          <table:table-cell table:formula="of:=NUMBERVALUE(LEFT([.C442];4);&quot;.&quot;)*10^NUMBERVALUE(RIGHT([.C442];3))" office:value-type="float" office:value="0.0056" calcext:value-type="float">
            <text:p>0,0056</text:p>
          </table:table-cell>
        </table:table-row>
        <table:table-row table:style-name="ro1">
          <table:table-cell office:value-type="string" calcext:value-type="string">
            <text:p>5.60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4.80e-03</text:p>
          </table:table-cell>
          <table:table-cell table:formula="of:=NUMBERVALUE(LEFT([.A443];4);&quot;.&quot;)*10^NUMBERVALUE(RIGHT([.A443];3))" office:value-type="float" office:value="0.00056" calcext:value-type="float">
            <text:p>0,00056</text:p>
          </table:table-cell>
          <table:table-cell table:formula="of:=NUMBERVALUE(LEFT([.B443];4);&quot;.&quot;)*10^NUMBERVALUE(RIGHT([.B443];3))" office:value-type="float" office:value="-1" calcext:value-type="float">
            <text:p>-1</text:p>
          </table:table-cell>
          <table:table-cell table:formula="of:=NUMBERVALUE(LEFT([.C443];4);&quot;.&quot;)*10^NUMBERVALUE(RIGHT([.C443];3))" office:value-type="float" office:value="0.0048" calcext:value-type="float">
            <text:p>0,0048</text:p>
          </table:table-cell>
        </table:table-row>
        <table:table-row table:style-name="ro1">
          <table:table-cell office:value-type="string" calcext:value-type="string">
            <text:p>5.64e-04</text:p>
          </table:table-cell>
          <table:table-cell office:value-type="string" calcext:value-type="string">
            <text:p>-9.60e-01</text:p>
          </table:table-cell>
          <table:table-cell office:value-type="string" calcext:value-type="string">
            <text:p>8.00e-03</text:p>
          </table:table-cell>
          <table:table-cell table:formula="of:=NUMBERVALUE(LEFT([.A444];4);&quot;.&quot;)*10^NUMBERVALUE(RIGHT([.A444];3))" office:value-type="float" office:value="0.000564" calcext:value-type="float">
            <text:p>0,000564</text:p>
          </table:table-cell>
          <table:table-cell table:formula="of:=NUMBERVALUE(LEFT([.B444];4);&quot;.&quot;)*10^NUMBERVALUE(RIGHT([.B444];3))" office:value-type="float" office:value="-0.96" calcext:value-type="float">
            <text:p>-0,96</text:p>
          </table:table-cell>
          <table:table-cell table:formula="of:=NUMBERVALUE(LEFT([.C444];4);&quot;.&quot;)*10^NUMBERVALUE(RIGHT([.C444];3))" office:value-type="float" office:value="0.008" calcext:value-type="float">
            <text:p>0,008</text:p>
          </table:table-cell>
        </table:table-row>
        <table:table-row table:style-name="ro1">
          <table:table-cell office:value-type="string" calcext:value-type="string">
            <text:p>5.68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7.60e-03</text:p>
          </table:table-cell>
          <table:table-cell table:formula="of:=NUMBERVALUE(LEFT([.A445];4);&quot;.&quot;)*10^NUMBERVALUE(RIGHT([.A445];3))" office:value-type="float" office:value="0.000568" calcext:value-type="float">
            <text:p>0,000568</text:p>
          </table:table-cell>
          <table:table-cell table:formula="of:=NUMBERVALUE(LEFT([.B445];4);&quot;.&quot;)*10^NUMBERVALUE(RIGHT([.B445];3))" office:value-type="float" office:value="-0.98" calcext:value-type="float">
            <text:p>-0,98</text:p>
          </table:table-cell>
          <table:table-cell table:formula="of:=NUMBERVALUE(LEFT([.C445];4);&quot;.&quot;)*10^NUMBERVALUE(RIGHT([.C445];3))" office:value-type="float" office:value="0.0076" calcext:value-type="float">
            <text:p>0,0076</text:p>
          </table:table-cell>
        </table:table-row>
        <table:table-row table:style-name="ro1">
          <table:table-cell office:value-type="string" calcext:value-type="string">
            <text:p>5.72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6.80e-03</text:p>
          </table:table-cell>
          <table:table-cell table:formula="of:=NUMBERVALUE(LEFT([.A446];4);&quot;.&quot;)*10^NUMBERVALUE(RIGHT([.A446];3))" office:value-type="float" office:value="0.000572" calcext:value-type="float">
            <text:p>0,000572</text:p>
          </table:table-cell>
          <table:table-cell table:formula="of:=NUMBERVALUE(LEFT([.B446];4);&quot;.&quot;)*10^NUMBERVALUE(RIGHT([.B446];3))" office:value-type="float" office:value="-0.98" calcext:value-type="float">
            <text:p>-0,98</text:p>
          </table:table-cell>
          <table:table-cell table:formula="of:=NUMBERVALUE(LEFT([.C446];4);&quot;.&quot;)*10^NUMBERVALUE(RIGHT([.C446];3))" office:value-type="float" office:value="0.0068" calcext:value-type="float">
            <text:p>0,0068</text:p>
          </table:table-cell>
        </table:table-row>
        <table:table-row table:style-name="ro1">
          <table:table-cell office:value-type="string" calcext:value-type="string">
            <text:p>5.76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7.20e-03</text:p>
          </table:table-cell>
          <table:table-cell table:formula="of:=NUMBERVALUE(LEFT([.A447];4);&quot;.&quot;)*10^NUMBERVALUE(RIGHT([.A447];3))" office:value-type="float" office:value="0.000576" calcext:value-type="float">
            <text:p>0,000576</text:p>
          </table:table-cell>
          <table:table-cell table:formula="of:=NUMBERVALUE(LEFT([.B447];4);&quot;.&quot;)*10^NUMBERVALUE(RIGHT([.B447];3))" office:value-type="float" office:value="-0.98" calcext:value-type="float">
            <text:p>-0,98</text:p>
          </table:table-cell>
          <table:table-cell table:formula="of:=NUMBERVALUE(LEFT([.C447];4);&quot;.&quot;)*10^NUMBERVALUE(RIGHT([.C447];3))" office:value-type="float" office:value="0.0072" calcext:value-type="float">
            <text:p>0,0072</text:p>
          </table:table-cell>
        </table:table-row>
        <table:table-row table:style-name="ro1">
          <table:table-cell office:value-type="string" calcext:value-type="string">
            <text:p>5.80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7.20e-03</text:p>
          </table:table-cell>
          <table:table-cell table:formula="of:=NUMBERVALUE(LEFT([.A448];4);&quot;.&quot;)*10^NUMBERVALUE(RIGHT([.A448];3))" office:value-type="float" office:value="0.00058" calcext:value-type="float">
            <text:p>0,00058</text:p>
          </table:table-cell>
          <table:table-cell table:formula="of:=NUMBERVALUE(LEFT([.B448];4);&quot;.&quot;)*10^NUMBERVALUE(RIGHT([.B448];3))" office:value-type="float" office:value="-1" calcext:value-type="float">
            <text:p>-1</text:p>
          </table:table-cell>
          <table:table-cell table:formula="of:=NUMBERVALUE(LEFT([.C448];4);&quot;.&quot;)*10^NUMBERVALUE(RIGHT([.C448];3))" office:value-type="float" office:value="0.0072" calcext:value-type="float">
            <text:p>0,0072</text:p>
          </table:table-cell>
        </table:table-row>
        <table:table-row table:style-name="ro1">
          <table:table-cell office:value-type="string" calcext:value-type="string">
            <text:p>5.84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8.80e-03</text:p>
          </table:table-cell>
          <table:table-cell table:formula="of:=NUMBERVALUE(LEFT([.A449];4);&quot;.&quot;)*10^NUMBERVALUE(RIGHT([.A449];3))" office:value-type="float" office:value="0.000584" calcext:value-type="float">
            <text:p>0,000584</text:p>
          </table:table-cell>
          <table:table-cell table:formula="of:=NUMBERVALUE(LEFT([.B449];4);&quot;.&quot;)*10^NUMBERVALUE(RIGHT([.B449];3))" office:value-type="float" office:value="-1" calcext:value-type="float">
            <text:p>-1</text:p>
          </table:table-cell>
          <table:table-cell table:formula="of:=NUMBERVALUE(LEFT([.C449];4);&quot;.&quot;)*10^NUMBERVALUE(RIGHT([.C449];3))" office:value-type="float" office:value="0.0088" calcext:value-type="float">
            <text:p>0,0088</text:p>
          </table:table-cell>
        </table:table-row>
        <table:table-row table:style-name="ro1">
          <table:table-cell office:value-type="string" calcext:value-type="string">
            <text:p>5.88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00e-02</text:p>
          </table:table-cell>
          <table:table-cell table:formula="of:=NUMBERVALUE(LEFT([.A450];4);&quot;.&quot;)*10^NUMBERVALUE(RIGHT([.A450];3))" office:value-type="float" office:value="0.000588" calcext:value-type="float">
            <text:p>0,000588</text:p>
          </table:table-cell>
          <table:table-cell table:formula="of:=NUMBERVALUE(LEFT([.B450];4);&quot;.&quot;)*10^NUMBERVALUE(RIGHT([.B450];3))" office:value-type="float" office:value="-0.98" calcext:value-type="float">
            <text:p>-0,98</text:p>
          </table:table-cell>
          <table:table-cell table:formula="of:=NUMBERVALUE(LEFT([.C450];4);&quot;.&quot;)*10^NUMBERVALUE(RIGHT([.C450];3))"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5.92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8.40e-03</text:p>
          </table:table-cell>
          <table:table-cell table:formula="of:=NUMBERVALUE(LEFT([.A451];4);&quot;.&quot;)*10^NUMBERVALUE(RIGHT([.A451];3))" office:value-type="float" office:value="0.000592" calcext:value-type="float">
            <text:p>0,000592</text:p>
          </table:table-cell>
          <table:table-cell table:formula="of:=NUMBERVALUE(LEFT([.B451];4);&quot;.&quot;)*10^NUMBERVALUE(RIGHT([.B451];3))" office:value-type="float" office:value="-0.98" calcext:value-type="float">
            <text:p>-0,98</text:p>
          </table:table-cell>
          <table:table-cell table:formula="of:=NUMBERVALUE(LEFT([.C451];4);&quot;.&quot;)*10^NUMBERVALUE(RIGHT([.C451];3))" office:value-type="float" office:value="0.0084" calcext:value-type="float">
            <text:p>0,0084</text:p>
          </table:table-cell>
        </table:table-row>
        <table:table-row table:style-name="ro1">
          <table:table-cell office:value-type="string" calcext:value-type="string">
            <text:p>5.96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9.60e-03</text:p>
          </table:table-cell>
          <table:table-cell table:formula="of:=NUMBERVALUE(LEFT([.A452];4);&quot;.&quot;)*10^NUMBERVALUE(RIGHT([.A452];3))" office:value-type="float" office:value="0.000596" calcext:value-type="float">
            <text:p>0,000596</text:p>
          </table:table-cell>
          <table:table-cell table:formula="of:=NUMBERVALUE(LEFT([.B452];4);&quot;.&quot;)*10^NUMBERVALUE(RIGHT([.B452];3))" office:value-type="float" office:value="-0.98" calcext:value-type="float">
            <text:p>-0,98</text:p>
          </table:table-cell>
          <table:table-cell table:formula="of:=NUMBERVALUE(LEFT([.C452];4);&quot;.&quot;)*10^NUMBERVALUE(RIGHT([.C452];3))" office:value-type="float" office:value="0.0096" calcext:value-type="float">
            <text:p>0,0096</text:p>
          </table:table-cell>
        </table:table-row>
        <table:table-row table:style-name="ro1">
          <table:table-cell office:value-type="string" calcext:value-type="string">
            <text:p>6.00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00e-02</text:p>
          </table:table-cell>
          <table:table-cell table:formula="of:=NUMBERVALUE(LEFT([.A453];4);&quot;.&quot;)*10^NUMBERVALUE(RIGHT([.A453];3))" office:value-type="float" office:value="0.0006" calcext:value-type="float">
            <text:p>0,0006</text:p>
          </table:table-cell>
          <table:table-cell table:formula="of:=NUMBERVALUE(LEFT([.B453];4);&quot;.&quot;)*10^NUMBERVALUE(RIGHT([.B453];3))" office:value-type="float" office:value="-0.98" calcext:value-type="float">
            <text:p>-0,98</text:p>
          </table:table-cell>
          <table:table-cell table:formula="of:=NUMBERVALUE(LEFT([.C453];4);&quot;.&quot;)*10^NUMBERVALUE(RIGHT([.C453];3))"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6.04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8.80e-03</text:p>
          </table:table-cell>
          <table:table-cell table:formula="of:=NUMBERVALUE(LEFT([.A454];4);&quot;.&quot;)*10^NUMBERVALUE(RIGHT([.A454];3))" office:value-type="float" office:value="0.000604" calcext:value-type="float">
            <text:p>0,000604</text:p>
          </table:table-cell>
          <table:table-cell table:formula="of:=NUMBERVALUE(LEFT([.B454];4);&quot;.&quot;)*10^NUMBERVALUE(RIGHT([.B454];3))" office:value-type="float" office:value="-1" calcext:value-type="float">
            <text:p>-1</text:p>
          </table:table-cell>
          <table:table-cell table:formula="of:=NUMBERVALUE(LEFT([.C454];4);&quot;.&quot;)*10^NUMBERVALUE(RIGHT([.C454];3))" office:value-type="float" office:value="0.0088" calcext:value-type="float">
            <text:p>0,0088</text:p>
          </table:table-cell>
        </table:table-row>
        <table:table-row table:style-name="ro1">
          <table:table-cell office:value-type="string" calcext:value-type="string">
            <text:p>6.08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20e-02</text:p>
          </table:table-cell>
          <table:table-cell table:formula="of:=NUMBERVALUE(LEFT([.A455];4);&quot;.&quot;)*10^NUMBERVALUE(RIGHT([.A455];3))" office:value-type="float" office:value="0.000608" calcext:value-type="float">
            <text:p>0,000608</text:p>
          </table:table-cell>
          <table:table-cell table:formula="of:=NUMBERVALUE(LEFT([.B455];4);&quot;.&quot;)*10^NUMBERVALUE(RIGHT([.B455];3))" office:value-type="float" office:value="-1" calcext:value-type="float">
            <text:p>-1</text:p>
          </table:table-cell>
          <table:table-cell table:formula="of:=NUMBERVALUE(LEFT([.C455];4);&quot;.&quot;)*10^NUMBERVALUE(RIGHT([.C455];3))"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6.12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08e-02</text:p>
          </table:table-cell>
          <table:table-cell table:formula="of:=NUMBERVALUE(LEFT([.A456];4);&quot;.&quot;)*10^NUMBERVALUE(RIGHT([.A456];3))" office:value-type="float" office:value="0.000612" calcext:value-type="float">
            <text:p>0,000612</text:p>
          </table:table-cell>
          <table:table-cell table:formula="of:=NUMBERVALUE(LEFT([.B456];4);&quot;.&quot;)*10^NUMBERVALUE(RIGHT([.B456];3))" office:value-type="float" office:value="-1" calcext:value-type="float">
            <text:p>-1</text:p>
          </table:table-cell>
          <table:table-cell table:formula="of:=NUMBERVALUE(LEFT([.C456];4);&quot;.&quot;)*10^NUMBERVALUE(RIGHT([.C456];3))" office:value-type="float" office:value="0.0108" calcext:value-type="float">
            <text:p>0,0108</text:p>
          </table:table-cell>
        </table:table-row>
        <table:table-row table:style-name="ro1">
          <table:table-cell office:value-type="string" calcext:value-type="string">
            <text:p>6.16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28e-02</text:p>
          </table:table-cell>
          <table:table-cell table:formula="of:=NUMBERVALUE(LEFT([.A457];4);&quot;.&quot;)*10^NUMBERVALUE(RIGHT([.A457];3))" office:value-type="float" office:value="0.000616" calcext:value-type="float">
            <text:p>0,000616</text:p>
          </table:table-cell>
          <table:table-cell table:formula="of:=NUMBERVALUE(LEFT([.B457];4);&quot;.&quot;)*10^NUMBERVALUE(RIGHT([.B457];3))" office:value-type="float" office:value="-0.98" calcext:value-type="float">
            <text:p>-0,98</text:p>
          </table:table-cell>
          <table:table-cell table:formula="of:=NUMBERVALUE(LEFT([.C457];4);&quot;.&quot;)*10^NUMBERVALUE(RIGHT([.C457];3))" office:value-type="float" office:value="0.0128" calcext:value-type="float">
            <text:p>0,0128</text:p>
          </table:table-cell>
        </table:table-row>
        <table:table-row table:style-name="ro1">
          <table:table-cell office:value-type="string" calcext:value-type="string">
            <text:p>6.20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08e-02</text:p>
          </table:table-cell>
          <table:table-cell table:formula="of:=NUMBERVALUE(LEFT([.A458];4);&quot;.&quot;)*10^NUMBERVALUE(RIGHT([.A458];3))" office:value-type="float" office:value="0.00062" calcext:value-type="float">
            <text:p>0,00062</text:p>
          </table:table-cell>
          <table:table-cell table:formula="of:=NUMBERVALUE(LEFT([.B458];4);&quot;.&quot;)*10^NUMBERVALUE(RIGHT([.B458];3))" office:value-type="float" office:value="-1" calcext:value-type="float">
            <text:p>-1</text:p>
          </table:table-cell>
          <table:table-cell table:formula="of:=NUMBERVALUE(LEFT([.C458];4);&quot;.&quot;)*10^NUMBERVALUE(RIGHT([.C458];3))" office:value-type="float" office:value="0.0108" calcext:value-type="float">
            <text:p>0,0108</text:p>
          </table:table-cell>
        </table:table-row>
        <table:table-row table:style-name="ro1">
          <table:table-cell office:value-type="string" calcext:value-type="string">
            <text:p>6.24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08e-02</text:p>
          </table:table-cell>
          <table:table-cell table:formula="of:=NUMBERVALUE(LEFT([.A459];4);&quot;.&quot;)*10^NUMBERVALUE(RIGHT([.A459];3))" office:value-type="float" office:value="0.000624" calcext:value-type="float">
            <text:p>0,000624</text:p>
          </table:table-cell>
          <table:table-cell table:formula="of:=NUMBERVALUE(LEFT([.B459];4);&quot;.&quot;)*10^NUMBERVALUE(RIGHT([.B459];3))" office:value-type="float" office:value="-1" calcext:value-type="float">
            <text:p>-1</text:p>
          </table:table-cell>
          <table:table-cell table:formula="of:=NUMBERVALUE(LEFT([.C459];4);&quot;.&quot;)*10^NUMBERVALUE(RIGHT([.C459];3))" office:value-type="float" office:value="0.0108" calcext:value-type="float">
            <text:p>0,0108</text:p>
          </table:table-cell>
        </table:table-row>
        <table:table-row table:style-name="ro1">
          <table:table-cell office:value-type="string" calcext:value-type="string">
            <text:p>6.28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12e-02</text:p>
          </table:table-cell>
          <table:table-cell table:formula="of:=NUMBERVALUE(LEFT([.A460];4);&quot;.&quot;)*10^NUMBERVALUE(RIGHT([.A460];3))" office:value-type="float" office:value="0.000628" calcext:value-type="float">
            <text:p>0,000628</text:p>
          </table:table-cell>
          <table:table-cell table:formula="of:=NUMBERVALUE(LEFT([.B460];4);&quot;.&quot;)*10^NUMBERVALUE(RIGHT([.B460];3))" office:value-type="float" office:value="-0.98" calcext:value-type="float">
            <text:p>-0,98</text:p>
          </table:table-cell>
          <table:table-cell table:formula="of:=NUMBERVALUE(LEFT([.C460];4);&quot;.&quot;)*10^NUMBERVALUE(RIGHT([.C460];3))" office:value-type="float" office:value="0.0112" calcext:value-type="float">
            <text:p>0,0112</text:p>
          </table:table-cell>
        </table:table-row>
        <table:table-row table:style-name="ro1">
          <table:table-cell office:value-type="string" calcext:value-type="string">
            <text:p>6.32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12e-02</text:p>
          </table:table-cell>
          <table:table-cell table:formula="of:=NUMBERVALUE(LEFT([.A461];4);&quot;.&quot;)*10^NUMBERVALUE(RIGHT([.A461];3))" office:value-type="float" office:value="0.000632" calcext:value-type="float">
            <text:p>0,000632</text:p>
          </table:table-cell>
          <table:table-cell table:formula="of:=NUMBERVALUE(LEFT([.B461];4);&quot;.&quot;)*10^NUMBERVALUE(RIGHT([.B461];3))" office:value-type="float" office:value="-0.98" calcext:value-type="float">
            <text:p>-0,98</text:p>
          </table:table-cell>
          <table:table-cell table:formula="of:=NUMBERVALUE(LEFT([.C461];4);&quot;.&quot;)*10^NUMBERVALUE(RIGHT([.C461];3))" office:value-type="float" office:value="0.0112" calcext:value-type="float">
            <text:p>0,0112</text:p>
          </table:table-cell>
        </table:table-row>
        <table:table-row table:style-name="ro1">
          <table:table-cell office:value-type="string" calcext:value-type="string">
            <text:p>6.36e-04</text:p>
          </table:table-cell>
          <table:table-cell office:value-type="string" calcext:value-type="string">
            <text:p>-9.60e-01</text:p>
          </table:table-cell>
          <table:table-cell office:value-type="string" calcext:value-type="string">
            <text:p>1.32e-02</text:p>
          </table:table-cell>
          <table:table-cell table:formula="of:=NUMBERVALUE(LEFT([.A462];4);&quot;.&quot;)*10^NUMBERVALUE(RIGHT([.A462];3))" office:value-type="float" office:value="0.000636" calcext:value-type="float">
            <text:p>0,000636</text:p>
          </table:table-cell>
          <table:table-cell table:formula="of:=NUMBERVALUE(LEFT([.B462];4);&quot;.&quot;)*10^NUMBERVALUE(RIGHT([.B462];3))" office:value-type="float" office:value="-0.96" calcext:value-type="float">
            <text:p>-0,96</text:p>
          </table:table-cell>
          <table:table-cell table:formula="of:=NUMBERVALUE(LEFT([.C462];4);&quot;.&quot;)*10^NUMBERVALUE(RIGHT([.C462];3))" office:value-type="float" office:value="0.0132" calcext:value-type="float">
            <text:p>0,0132</text:p>
          </table:table-cell>
        </table:table-row>
        <table:table-row table:style-name="ro1">
          <table:table-cell office:value-type="string" calcext:value-type="string">
            <text:p>6.40e-04</text:p>
          </table:table-cell>
          <table:table-cell office:value-type="string" calcext:value-type="string">
            <text:p>-9.60e-01</text:p>
          </table:table-cell>
          <table:table-cell office:value-type="string" calcext:value-type="string">
            <text:p>1.36e-02</text:p>
          </table:table-cell>
          <table:table-cell table:formula="of:=NUMBERVALUE(LEFT([.A463];4);&quot;.&quot;)*10^NUMBERVALUE(RIGHT([.A463];3))" office:value-type="float" office:value="0.00064" calcext:value-type="float">
            <text:p>0,00064</text:p>
          </table:table-cell>
          <table:table-cell table:formula="of:=NUMBERVALUE(LEFT([.B463];4);&quot;.&quot;)*10^NUMBERVALUE(RIGHT([.B463];3))" office:value-type="float" office:value="-0.96" calcext:value-type="float">
            <text:p>-0,96</text:p>
          </table:table-cell>
          <table:table-cell table:formula="of:=NUMBERVALUE(LEFT([.C463];4);&quot;.&quot;)*10^NUMBERVALUE(RIGHT([.C463];3))" office:value-type="float" office:value="0.0136" calcext:value-type="float">
            <text:p>0,0136</text:p>
          </table:table-cell>
        </table:table-row>
        <table:table-row table:style-name="ro1">
          <table:table-cell office:value-type="string" calcext:value-type="string">
            <text:p>6.44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24e-02</text:p>
          </table:table-cell>
          <table:table-cell table:formula="of:=NUMBERVALUE(LEFT([.A464];4);&quot;.&quot;)*10^NUMBERVALUE(RIGHT([.A464];3))" office:value-type="float" office:value="0.000644" calcext:value-type="float">
            <text:p>0,000644</text:p>
          </table:table-cell>
          <table:table-cell table:formula="of:=NUMBERVALUE(LEFT([.B464];4);&quot;.&quot;)*10^NUMBERVALUE(RIGHT([.B464];3))" office:value-type="float" office:value="-1" calcext:value-type="float">
            <text:p>-1</text:p>
          </table:table-cell>
          <table:table-cell table:formula="of:=NUMBERVALUE(LEFT([.C464];4);&quot;.&quot;)*10^NUMBERVALUE(RIGHT([.C464];3))" office:value-type="float" office:value="0.0124" calcext:value-type="float">
            <text:p>0,0124</text:p>
          </table:table-cell>
        </table:table-row>
        <table:table-row table:style-name="ro1">
          <table:table-cell office:value-type="string" calcext:value-type="string">
            <text:p>6.48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32e-02</text:p>
          </table:table-cell>
          <table:table-cell table:formula="of:=NUMBERVALUE(LEFT([.A465];4);&quot;.&quot;)*10^NUMBERVALUE(RIGHT([.A465];3))" office:value-type="float" office:value="0.000648" calcext:value-type="float">
            <text:p>0,000648</text:p>
          </table:table-cell>
          <table:table-cell table:formula="of:=NUMBERVALUE(LEFT([.B465];4);&quot;.&quot;)*10^NUMBERVALUE(RIGHT([.B465];3))" office:value-type="float" office:value="-0.98" calcext:value-type="float">
            <text:p>-0,98</text:p>
          </table:table-cell>
          <table:table-cell table:formula="of:=NUMBERVALUE(LEFT([.C465];4);&quot;.&quot;)*10^NUMBERVALUE(RIGHT([.C465];3))" office:value-type="float" office:value="0.0132" calcext:value-type="float">
            <text:p>0,0132</text:p>
          </table:table-cell>
        </table:table-row>
        <table:table-row table:style-name="ro1">
          <table:table-cell office:value-type="string" calcext:value-type="string">
            <text:p>6.52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12e-02</text:p>
          </table:table-cell>
          <table:table-cell table:formula="of:=NUMBERVALUE(LEFT([.A466];4);&quot;.&quot;)*10^NUMBERVALUE(RIGHT([.A466];3))" office:value-type="float" office:value="0.000652" calcext:value-type="float">
            <text:p>0,000652</text:p>
          </table:table-cell>
          <table:table-cell table:formula="of:=NUMBERVALUE(LEFT([.B466];4);&quot;.&quot;)*10^NUMBERVALUE(RIGHT([.B466];3))" office:value-type="float" office:value="-0.98" calcext:value-type="float">
            <text:p>-0,98</text:p>
          </table:table-cell>
          <table:table-cell table:formula="of:=NUMBERVALUE(LEFT([.C466];4);&quot;.&quot;)*10^NUMBERVALUE(RIGHT([.C466];3))" office:value-type="float" office:value="0.0112" calcext:value-type="float">
            <text:p>0,0112</text:p>
          </table:table-cell>
        </table:table-row>
        <table:table-row table:style-name="ro1">
          <table:table-cell office:value-type="string" calcext:value-type="string">
            <text:p>6.56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32e-02</text:p>
          </table:table-cell>
          <table:table-cell table:formula="of:=NUMBERVALUE(LEFT([.A467];4);&quot;.&quot;)*10^NUMBERVALUE(RIGHT([.A467];3))" office:value-type="float" office:value="0.000656" calcext:value-type="float">
            <text:p>0,000656</text:p>
          </table:table-cell>
          <table:table-cell table:formula="of:=NUMBERVALUE(LEFT([.B467];4);&quot;.&quot;)*10^NUMBERVALUE(RIGHT([.B467];3))" office:value-type="float" office:value="-0.98" calcext:value-type="float">
            <text:p>-0,98</text:p>
          </table:table-cell>
          <table:table-cell table:formula="of:=NUMBERVALUE(LEFT([.C467];4);&quot;.&quot;)*10^NUMBERVALUE(RIGHT([.C467];3))" office:value-type="float" office:value="0.0132" calcext:value-type="float">
            <text:p>0,0132</text:p>
          </table:table-cell>
        </table:table-row>
        <table:table-row table:style-name="ro1">
          <table:table-cell office:value-type="string" calcext:value-type="string">
            <text:p>6.60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36e-02</text:p>
          </table:table-cell>
          <table:table-cell table:formula="of:=NUMBERVALUE(LEFT([.A468];4);&quot;.&quot;)*10^NUMBERVALUE(RIGHT([.A468];3))" office:value-type="float" office:value="0.00066" calcext:value-type="float">
            <text:p>0,00066</text:p>
          </table:table-cell>
          <table:table-cell table:formula="of:=NUMBERVALUE(LEFT([.B468];4);&quot;.&quot;)*10^NUMBERVALUE(RIGHT([.B468];3))" office:value-type="float" office:value="-0.98" calcext:value-type="float">
            <text:p>-0,98</text:p>
          </table:table-cell>
          <table:table-cell table:formula="of:=NUMBERVALUE(LEFT([.C468];4);&quot;.&quot;)*10^NUMBERVALUE(RIGHT([.C468];3))" office:value-type="float" office:value="0.0136" calcext:value-type="float">
            <text:p>0,0136</text:p>
          </table:table-cell>
        </table:table-row>
        <table:table-row table:style-name="ro1">
          <table:table-cell office:value-type="string" calcext:value-type="string">
            <text:p>6.64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28e-02</text:p>
          </table:table-cell>
          <table:table-cell table:formula="of:=NUMBERVALUE(LEFT([.A469];4);&quot;.&quot;)*10^NUMBERVALUE(RIGHT([.A469];3))" office:value-type="float" office:value="0.000664" calcext:value-type="float">
            <text:p>0,000664</text:p>
          </table:table-cell>
          <table:table-cell table:formula="of:=NUMBERVALUE(LEFT([.B469];4);&quot;.&quot;)*10^NUMBERVALUE(RIGHT([.B469];3))" office:value-type="float" office:value="-1" calcext:value-type="float">
            <text:p>-1</text:p>
          </table:table-cell>
          <table:table-cell table:formula="of:=NUMBERVALUE(LEFT([.C469];4);&quot;.&quot;)*10^NUMBERVALUE(RIGHT([.C469];3))" office:value-type="float" office:value="0.0128" calcext:value-type="float">
            <text:p>0,0128</text:p>
          </table:table-cell>
        </table:table-row>
        <table:table-row table:style-name="ro1">
          <table:table-cell office:value-type="string" calcext:value-type="string">
            <text:p>6.68e-04</text:p>
          </table:table-cell>
          <table:table-cell office:value-type="string" calcext:value-type="string">
            <text:p>-9.60e-01</text:p>
          </table:table-cell>
          <table:table-cell office:value-type="string" calcext:value-type="string">
            <text:p>1.32e-02</text:p>
          </table:table-cell>
          <table:table-cell table:formula="of:=NUMBERVALUE(LEFT([.A470];4);&quot;.&quot;)*10^NUMBERVALUE(RIGHT([.A470];3))" office:value-type="float" office:value="0.000668" calcext:value-type="float">
            <text:p>0,000668</text:p>
          </table:table-cell>
          <table:table-cell table:formula="of:=NUMBERVALUE(LEFT([.B470];4);&quot;.&quot;)*10^NUMBERVALUE(RIGHT([.B470];3))" office:value-type="float" office:value="-0.96" calcext:value-type="float">
            <text:p>-0,96</text:p>
          </table:table-cell>
          <table:table-cell table:formula="of:=NUMBERVALUE(LEFT([.C470];4);&quot;.&quot;)*10^NUMBERVALUE(RIGHT([.C470];3))" office:value-type="float" office:value="0.0132" calcext:value-type="float">
            <text:p>0,0132</text:p>
          </table:table-cell>
        </table:table-row>
        <table:table-row table:style-name="ro1">
          <table:table-cell office:value-type="string" calcext:value-type="string">
            <text:p>6.72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32e-02</text:p>
          </table:table-cell>
          <table:table-cell table:formula="of:=NUMBERVALUE(LEFT([.A471];4);&quot;.&quot;)*10^NUMBERVALUE(RIGHT([.A471];3))" office:value-type="float" office:value="0.000672" calcext:value-type="float">
            <text:p>0,000672</text:p>
          </table:table-cell>
          <table:table-cell table:formula="of:=NUMBERVALUE(LEFT([.B471];4);&quot;.&quot;)*10^NUMBERVALUE(RIGHT([.B471];3))" office:value-type="float" office:value="-0.98" calcext:value-type="float">
            <text:p>-0,98</text:p>
          </table:table-cell>
          <table:table-cell table:formula="of:=NUMBERVALUE(LEFT([.C471];4);&quot;.&quot;)*10^NUMBERVALUE(RIGHT([.C471];3))" office:value-type="float" office:value="0.0132" calcext:value-type="float">
            <text:p>0,0132</text:p>
          </table:table-cell>
        </table:table-row>
        <table:table-row table:style-name="ro1">
          <table:table-cell office:value-type="string" calcext:value-type="string">
            <text:p>6.76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40e-02</text:p>
          </table:table-cell>
          <table:table-cell table:formula="of:=NUMBERVALUE(LEFT([.A472];4);&quot;.&quot;)*10^NUMBERVALUE(RIGHT([.A472];3))" office:value-type="float" office:value="0.000676" calcext:value-type="float">
            <text:p>0,000676</text:p>
          </table:table-cell>
          <table:table-cell table:formula="of:=NUMBERVALUE(LEFT([.B472];4);&quot;.&quot;)*10^NUMBERVALUE(RIGHT([.B472];3))" office:value-type="float" office:value="-0.98" calcext:value-type="float">
            <text:p>-0,98</text:p>
          </table:table-cell>
          <table:table-cell table:formula="of:=NUMBERVALUE(LEFT([.C472];4);&quot;.&quot;)*10^NUMBERVALUE(RIGHT([.C472];3))" office:value-type="float" office:value="0.014" calcext:value-type="float">
            <text:p>0,014</text:p>
          </table:table-cell>
        </table:table-row>
        <table:table-row table:style-name="ro1">
          <table:table-cell office:value-type="string" calcext:value-type="string">
            <text:p>6.80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44e-02</text:p>
          </table:table-cell>
          <table:table-cell table:formula="of:=NUMBERVALUE(LEFT([.A473];4);&quot;.&quot;)*10^NUMBERVALUE(RIGHT([.A473];3))" office:value-type="float" office:value="0.00068" calcext:value-type="float">
            <text:p>0,00068</text:p>
          </table:table-cell>
          <table:table-cell table:formula="of:=NUMBERVALUE(LEFT([.B473];4);&quot;.&quot;)*10^NUMBERVALUE(RIGHT([.B473];3))" office:value-type="float" office:value="-0.98" calcext:value-type="float">
            <text:p>-0,98</text:p>
          </table:table-cell>
          <table:table-cell table:formula="of:=NUMBERVALUE(LEFT([.C473];4);&quot;.&quot;)*10^NUMBERVALUE(RIGHT([.C473];3))" office:value-type="float" office:value="0.0144" calcext:value-type="float">
            <text:p>0,0144</text:p>
          </table:table-cell>
        </table:table-row>
        <table:table-row table:style-name="ro1">
          <table:table-cell office:value-type="string" calcext:value-type="string">
            <text:p>6.84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24e-02</text:p>
          </table:table-cell>
          <table:table-cell table:formula="of:=NUMBERVALUE(LEFT([.A474];4);&quot;.&quot;)*10^NUMBERVALUE(RIGHT([.A474];3))" office:value-type="float" office:value="0.000684" calcext:value-type="float">
            <text:p>0,000684</text:p>
          </table:table-cell>
          <table:table-cell table:formula="of:=NUMBERVALUE(LEFT([.B474];4);&quot;.&quot;)*10^NUMBERVALUE(RIGHT([.B474];3))" office:value-type="float" office:value="-1" calcext:value-type="float">
            <text:p>-1</text:p>
          </table:table-cell>
          <table:table-cell table:formula="of:=NUMBERVALUE(LEFT([.C474];4);&quot;.&quot;)*10^NUMBERVALUE(RIGHT([.C474];3))" office:value-type="float" office:value="0.0124" calcext:value-type="float">
            <text:p>0,0124</text:p>
          </table:table-cell>
        </table:table-row>
        <table:table-row table:style-name="ro1">
          <table:table-cell office:value-type="string" calcext:value-type="string">
            <text:p>6.88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40e-02</text:p>
          </table:table-cell>
          <table:table-cell table:formula="of:=NUMBERVALUE(LEFT([.A475];4);&quot;.&quot;)*10^NUMBERVALUE(RIGHT([.A475];3))" office:value-type="float" office:value="0.000688" calcext:value-type="float">
            <text:p>0,000688</text:p>
          </table:table-cell>
          <table:table-cell table:formula="of:=NUMBERVALUE(LEFT([.B475];4);&quot;.&quot;)*10^NUMBERVALUE(RIGHT([.B475];3))" office:value-type="float" office:value="-0.98" calcext:value-type="float">
            <text:p>-0,98</text:p>
          </table:table-cell>
          <table:table-cell table:formula="of:=NUMBERVALUE(LEFT([.C475];4);&quot;.&quot;)*10^NUMBERVALUE(RIGHT([.C475];3))" office:value-type="float" office:value="0.014" calcext:value-type="float">
            <text:p>0,014</text:p>
          </table:table-cell>
        </table:table-row>
        <table:table-row table:style-name="ro1">
          <table:table-cell office:value-type="string" calcext:value-type="string">
            <text:p>6.92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44e-02</text:p>
          </table:table-cell>
          <table:table-cell table:formula="of:=NUMBERVALUE(LEFT([.A476];4);&quot;.&quot;)*10^NUMBERVALUE(RIGHT([.A476];3))" office:value-type="float" office:value="0.000692" calcext:value-type="float">
            <text:p>0,000692</text:p>
          </table:table-cell>
          <table:table-cell table:formula="of:=NUMBERVALUE(LEFT([.B476];4);&quot;.&quot;)*10^NUMBERVALUE(RIGHT([.B476];3))" office:value-type="float" office:value="-1" calcext:value-type="float">
            <text:p>-1</text:p>
          </table:table-cell>
          <table:table-cell table:formula="of:=NUMBERVALUE(LEFT([.C476];4);&quot;.&quot;)*10^NUMBERVALUE(RIGHT([.C476];3))" office:value-type="float" office:value="0.0144" calcext:value-type="float">
            <text:p>0,0144</text:p>
          </table:table-cell>
        </table:table-row>
        <table:table-row table:style-name="ro1">
          <table:table-cell office:value-type="string" calcext:value-type="string">
            <text:p>6.96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48e-02</text:p>
          </table:table-cell>
          <table:table-cell table:formula="of:=NUMBERVALUE(LEFT([.A477];4);&quot;.&quot;)*10^NUMBERVALUE(RIGHT([.A477];3))" office:value-type="float" office:value="0.000696" calcext:value-type="float">
            <text:p>0,000696</text:p>
          </table:table-cell>
          <table:table-cell table:formula="of:=NUMBERVALUE(LEFT([.B477];4);&quot;.&quot;)*10^NUMBERVALUE(RIGHT([.B477];3))" office:value-type="float" office:value="-1" calcext:value-type="float">
            <text:p>-1</text:p>
          </table:table-cell>
          <table:table-cell table:formula="of:=NUMBERVALUE(LEFT([.C477];4);&quot;.&quot;)*10^NUMBERVALUE(RIGHT([.C477];3))" office:value-type="float" office:value="0.0148" calcext:value-type="float">
            <text:p>0,0148</text:p>
          </table:table-cell>
        </table:table-row>
        <table:table-row table:style-name="ro1">
          <table:table-cell office:value-type="string" calcext:value-type="string">
            <text:p>7.00e-04</text:p>
          </table:table-cell>
          <table:table-cell office:value-type="string" calcext:value-type="string">
            <text:p>-9.60e-01</text:p>
          </table:table-cell>
          <table:table-cell office:value-type="string" calcext:value-type="string">
            <text:p>1.40e-02</text:p>
          </table:table-cell>
          <table:table-cell table:formula="of:=NUMBERVALUE(LEFT([.A478];4);&quot;.&quot;)*10^NUMBERVALUE(RIGHT([.A478];3))" office:value-type="float" office:value="0.0007" calcext:value-type="float">
            <text:p>0,0007</text:p>
          </table:table-cell>
          <table:table-cell table:formula="of:=NUMBERVALUE(LEFT([.B478];4);&quot;.&quot;)*10^NUMBERVALUE(RIGHT([.B478];3))" office:value-type="float" office:value="-0.96" calcext:value-type="float">
            <text:p>-0,96</text:p>
          </table:table-cell>
          <table:table-cell table:formula="of:=NUMBERVALUE(LEFT([.C478];4);&quot;.&quot;)*10^NUMBERVALUE(RIGHT([.C478];3))" office:value-type="float" office:value="0.014" calcext:value-type="float">
            <text:p>0,014</text:p>
          </table:table-cell>
        </table:table-row>
        <table:table-row table:style-name="ro1">
          <table:table-cell office:value-type="string" calcext:value-type="string">
            <text:p>7.04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48e-02</text:p>
          </table:table-cell>
          <table:table-cell table:formula="of:=NUMBERVALUE(LEFT([.A479];4);&quot;.&quot;)*10^NUMBERVALUE(RIGHT([.A479];3))" office:value-type="float" office:value="0.000704" calcext:value-type="float">
            <text:p>0,000704</text:p>
          </table:table-cell>
          <table:table-cell table:formula="of:=NUMBERVALUE(LEFT([.B479];4);&quot;.&quot;)*10^NUMBERVALUE(RIGHT([.B479];3))" office:value-type="float" office:value="-0.98" calcext:value-type="float">
            <text:p>-0,98</text:p>
          </table:table-cell>
          <table:table-cell table:formula="of:=NUMBERVALUE(LEFT([.C479];4);&quot;.&quot;)*10^NUMBERVALUE(RIGHT([.C479];3))" office:value-type="float" office:value="0.0148" calcext:value-type="float">
            <text:p>0,0148</text:p>
          </table:table-cell>
        </table:table-row>
        <table:table-row table:style-name="ro1">
          <table:table-cell office:value-type="string" calcext:value-type="string">
            <text:p>7.08e-04</text:p>
          </table:table-cell>
          <table:table-cell office:value-type="string" calcext:value-type="string">
            <text:p>-9.60e-01</text:p>
          </table:table-cell>
          <table:table-cell office:value-type="string" calcext:value-type="string">
            <text:p>1.44e-02</text:p>
          </table:table-cell>
          <table:table-cell table:formula="of:=NUMBERVALUE(LEFT([.A480];4);&quot;.&quot;)*10^NUMBERVALUE(RIGHT([.A480];3))" office:value-type="float" office:value="0.000708" calcext:value-type="float">
            <text:p>0,000708</text:p>
          </table:table-cell>
          <table:table-cell table:formula="of:=NUMBERVALUE(LEFT([.B480];4);&quot;.&quot;)*10^NUMBERVALUE(RIGHT([.B480];3))" office:value-type="float" office:value="-0.96" calcext:value-type="float">
            <text:p>-0,96</text:p>
          </table:table-cell>
          <table:table-cell table:formula="of:=NUMBERVALUE(LEFT([.C480];4);&quot;.&quot;)*10^NUMBERVALUE(RIGHT([.C480];3))" office:value-type="float" office:value="0.0144" calcext:value-type="float">
            <text:p>0,0144</text:p>
          </table:table-cell>
        </table:table-row>
        <table:table-row table:style-name="ro1">
          <table:table-cell office:value-type="string" calcext:value-type="string">
            <text:p>7.12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44e-02</text:p>
          </table:table-cell>
          <table:table-cell table:formula="of:=NUMBERVALUE(LEFT([.A481];4);&quot;.&quot;)*10^NUMBERVALUE(RIGHT([.A481];3))" office:value-type="float" office:value="0.000712" calcext:value-type="float">
            <text:p>0,000712</text:p>
          </table:table-cell>
          <table:table-cell table:formula="of:=NUMBERVALUE(LEFT([.B481];4);&quot;.&quot;)*10^NUMBERVALUE(RIGHT([.B481];3))" office:value-type="float" office:value="-0.98" calcext:value-type="float">
            <text:p>-0,98</text:p>
          </table:table-cell>
          <table:table-cell table:formula="of:=NUMBERVALUE(LEFT([.C481];4);&quot;.&quot;)*10^NUMBERVALUE(RIGHT([.C481];3))" office:value-type="float" office:value="0.0144" calcext:value-type="float">
            <text:p>0,0144</text:p>
          </table:table-cell>
        </table:table-row>
        <table:table-row table:style-name="ro1">
          <table:table-cell office:value-type="string" calcext:value-type="string">
            <text:p>7.16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44e-02</text:p>
          </table:table-cell>
          <table:table-cell table:formula="of:=NUMBERVALUE(LEFT([.A482];4);&quot;.&quot;)*10^NUMBERVALUE(RIGHT([.A482];3))" office:value-type="float" office:value="0.000716" calcext:value-type="float">
            <text:p>0,000716</text:p>
          </table:table-cell>
          <table:table-cell table:formula="of:=NUMBERVALUE(LEFT([.B482];4);&quot;.&quot;)*10^NUMBERVALUE(RIGHT([.B482];3))" office:value-type="float" office:value="-1" calcext:value-type="float">
            <text:p>-1</text:p>
          </table:table-cell>
          <table:table-cell table:formula="of:=NUMBERVALUE(LEFT([.C482];4);&quot;.&quot;)*10^NUMBERVALUE(RIGHT([.C482];3))" office:value-type="float" office:value="0.0144" calcext:value-type="float">
            <text:p>0,0144</text:p>
          </table:table-cell>
        </table:table-row>
        <table:table-row table:style-name="ro1">
          <table:table-cell office:value-type="string" calcext:value-type="string">
            <text:p>7.20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40e-02</text:p>
          </table:table-cell>
          <table:table-cell table:formula="of:=NUMBERVALUE(LEFT([.A483];4);&quot;.&quot;)*10^NUMBERVALUE(RIGHT([.A483];3))" office:value-type="float" office:value="0.00072" calcext:value-type="float">
            <text:p>0,00072</text:p>
          </table:table-cell>
          <table:table-cell table:formula="of:=NUMBERVALUE(LEFT([.B483];4);&quot;.&quot;)*10^NUMBERVALUE(RIGHT([.B483];3))" office:value-type="float" office:value="-0.98" calcext:value-type="float">
            <text:p>-0,98</text:p>
          </table:table-cell>
          <table:table-cell table:formula="of:=NUMBERVALUE(LEFT([.C483];4);&quot;.&quot;)*10^NUMBERVALUE(RIGHT([.C483];3))" office:value-type="float" office:value="0.014" calcext:value-type="float">
            <text:p>0,014</text:p>
          </table:table-cell>
        </table:table-row>
        <table:table-row table:style-name="ro1">
          <table:table-cell office:value-type="string" calcext:value-type="string">
            <text:p>7.24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68e-02</text:p>
          </table:table-cell>
          <table:table-cell table:formula="of:=NUMBERVALUE(LEFT([.A484];4);&quot;.&quot;)*10^NUMBERVALUE(RIGHT([.A484];3))" office:value-type="float" office:value="0.000724" calcext:value-type="float">
            <text:p>0,000724</text:p>
          </table:table-cell>
          <table:table-cell table:formula="of:=NUMBERVALUE(LEFT([.B484];4);&quot;.&quot;)*10^NUMBERVALUE(RIGHT([.B484];3))" office:value-type="float" office:value="-1" calcext:value-type="float">
            <text:p>-1</text:p>
          </table:table-cell>
          <table:table-cell table:formula="of:=NUMBERVALUE(LEFT([.C484];4);&quot;.&quot;)*10^NUMBERVALUE(RIGHT([.C484];3))" office:value-type="float" office:value="0.0168" calcext:value-type="float">
            <text:p>0,0168</text:p>
          </table:table-cell>
        </table:table-row>
        <table:table-row table:style-name="ro1">
          <table:table-cell office:value-type="string" calcext:value-type="string">
            <text:p>7.28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40e-02</text:p>
          </table:table-cell>
          <table:table-cell table:formula="of:=NUMBERVALUE(LEFT([.A485];4);&quot;.&quot;)*10^NUMBERVALUE(RIGHT([.A485];3))" office:value-type="float" office:value="0.000728" calcext:value-type="float">
            <text:p>0,000728</text:p>
          </table:table-cell>
          <table:table-cell table:formula="of:=NUMBERVALUE(LEFT([.B485];4);&quot;.&quot;)*10^NUMBERVALUE(RIGHT([.B485];3))" office:value-type="float" office:value="-0.98" calcext:value-type="float">
            <text:p>-0,98</text:p>
          </table:table-cell>
          <table:table-cell table:formula="of:=NUMBERVALUE(LEFT([.C485];4);&quot;.&quot;)*10^NUMBERVALUE(RIGHT([.C485];3))" office:value-type="float" office:value="0.014" calcext:value-type="float">
            <text:p>0,014</text:p>
          </table:table-cell>
        </table:table-row>
        <table:table-row table:style-name="ro1">
          <table:table-cell office:value-type="string" calcext:value-type="string">
            <text:p>7.32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48e-02</text:p>
          </table:table-cell>
          <table:table-cell table:formula="of:=NUMBERVALUE(LEFT([.A486];4);&quot;.&quot;)*10^NUMBERVALUE(RIGHT([.A486];3))" office:value-type="float" office:value="0.000732" calcext:value-type="float">
            <text:p>0,000732</text:p>
          </table:table-cell>
          <table:table-cell table:formula="of:=NUMBERVALUE(LEFT([.B486];4);&quot;.&quot;)*10^NUMBERVALUE(RIGHT([.B486];3))" office:value-type="float" office:value="-0.98" calcext:value-type="float">
            <text:p>-0,98</text:p>
          </table:table-cell>
          <table:table-cell table:formula="of:=NUMBERVALUE(LEFT([.C486];4);&quot;.&quot;)*10^NUMBERVALUE(RIGHT([.C486];3))" office:value-type="float" office:value="0.0148" calcext:value-type="float">
            <text:p>0,0148</text:p>
          </table:table-cell>
        </table:table-row>
        <table:table-row table:style-name="ro1">
          <table:table-cell office:value-type="string" calcext:value-type="string">
            <text:p>7.36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48e-02</text:p>
          </table:table-cell>
          <table:table-cell table:formula="of:=NUMBERVALUE(LEFT([.A487];4);&quot;.&quot;)*10^NUMBERVALUE(RIGHT([.A487];3))" office:value-type="float" office:value="0.000736" calcext:value-type="float">
            <text:p>0,000736</text:p>
          </table:table-cell>
          <table:table-cell table:formula="of:=NUMBERVALUE(LEFT([.B487];4);&quot;.&quot;)*10^NUMBERVALUE(RIGHT([.B487];3))" office:value-type="float" office:value="-0.98" calcext:value-type="float">
            <text:p>-0,98</text:p>
          </table:table-cell>
          <table:table-cell table:formula="of:=NUMBERVALUE(LEFT([.C487];4);&quot;.&quot;)*10^NUMBERVALUE(RIGHT([.C487];3))" office:value-type="float" office:value="0.0148" calcext:value-type="float">
            <text:p>0,0148</text:p>
          </table:table-cell>
        </table:table-row>
        <table:table-row table:style-name="ro1">
          <table:table-cell office:value-type="string" calcext:value-type="string">
            <text:p>7.40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36e-02</text:p>
          </table:table-cell>
          <table:table-cell table:formula="of:=NUMBERVALUE(LEFT([.A488];4);&quot;.&quot;)*10^NUMBERVALUE(RIGHT([.A488];3))" office:value-type="float" office:value="0.00074" calcext:value-type="float">
            <text:p>0,00074</text:p>
          </table:table-cell>
          <table:table-cell table:formula="of:=NUMBERVALUE(LEFT([.B488];4);&quot;.&quot;)*10^NUMBERVALUE(RIGHT([.B488];3))" office:value-type="float" office:value="-0.98" calcext:value-type="float">
            <text:p>-0,98</text:p>
          </table:table-cell>
          <table:table-cell table:formula="of:=NUMBERVALUE(LEFT([.C488];4);&quot;.&quot;)*10^NUMBERVALUE(RIGHT([.C488];3))" office:value-type="float" office:value="0.0136" calcext:value-type="float">
            <text:p>0,0136</text:p>
          </table:table-cell>
        </table:table-row>
        <table:table-row table:style-name="ro1">
          <table:table-cell office:value-type="string" calcext:value-type="string">
            <text:p>7.44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52e-02</text:p>
          </table:table-cell>
          <table:table-cell table:formula="of:=NUMBERVALUE(LEFT([.A489];4);&quot;.&quot;)*10^NUMBERVALUE(RIGHT([.A489];3))" office:value-type="float" office:value="0.000744" calcext:value-type="float">
            <text:p>0,000744</text:p>
          </table:table-cell>
          <table:table-cell table:formula="of:=NUMBERVALUE(LEFT([.B489];4);&quot;.&quot;)*10^NUMBERVALUE(RIGHT([.B489];3))" office:value-type="float" office:value="-0.98" calcext:value-type="float">
            <text:p>-0,98</text:p>
          </table:table-cell>
          <table:table-cell table:formula="of:=NUMBERVALUE(LEFT([.C489];4);&quot;.&quot;)*10^NUMBERVALUE(RIGHT([.C489];3))" office:value-type="float" office:value="0.0152" calcext:value-type="float">
            <text:p>0,0152</text:p>
          </table:table-cell>
        </table:table-row>
        <table:table-row table:style-name="ro1">
          <table:table-cell office:value-type="string" calcext:value-type="string">
            <text:p>7.48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44e-02</text:p>
          </table:table-cell>
          <table:table-cell table:formula="of:=NUMBERVALUE(LEFT([.A490];4);&quot;.&quot;)*10^NUMBERVALUE(RIGHT([.A490];3))" office:value-type="float" office:value="0.000748" calcext:value-type="float">
            <text:p>0,000748</text:p>
          </table:table-cell>
          <table:table-cell table:formula="of:=NUMBERVALUE(LEFT([.B490];4);&quot;.&quot;)*10^NUMBERVALUE(RIGHT([.B490];3))" office:value-type="float" office:value="-1" calcext:value-type="float">
            <text:p>-1</text:p>
          </table:table-cell>
          <table:table-cell table:formula="of:=NUMBERVALUE(LEFT([.C490];4);&quot;.&quot;)*10^NUMBERVALUE(RIGHT([.C490];3))" office:value-type="float" office:value="0.0144" calcext:value-type="float">
            <text:p>0,0144</text:p>
          </table:table-cell>
        </table:table-row>
        <table:table-row table:style-name="ro1">
          <table:table-cell office:value-type="string" calcext:value-type="string">
            <text:p>7.52e-04</text:p>
          </table:table-cell>
          <table:table-cell office:value-type="string" calcext:value-type="string">
            <text:p>-9.60e-01</text:p>
          </table:table-cell>
          <table:table-cell office:value-type="string" calcext:value-type="string">
            <text:p>1.56e-02</text:p>
          </table:table-cell>
          <table:table-cell table:formula="of:=NUMBERVALUE(LEFT([.A491];4);&quot;.&quot;)*10^NUMBERVALUE(RIGHT([.A491];3))" office:value-type="float" office:value="0.000752" calcext:value-type="float">
            <text:p>0,000752</text:p>
          </table:table-cell>
          <table:table-cell table:formula="of:=NUMBERVALUE(LEFT([.B491];4);&quot;.&quot;)*10^NUMBERVALUE(RIGHT([.B491];3))" office:value-type="float" office:value="-0.96" calcext:value-type="float">
            <text:p>-0,96</text:p>
          </table:table-cell>
          <table:table-cell table:formula="of:=NUMBERVALUE(LEFT([.C491];4);&quot;.&quot;)*10^NUMBERVALUE(RIGHT([.C491];3))" office:value-type="float" office:value="0.0156" calcext:value-type="float">
            <text:p>0,0156</text:p>
          </table:table-cell>
        </table:table-row>
        <table:table-row table:style-name="ro1">
          <table:table-cell office:value-type="string" calcext:value-type="string">
            <text:p>7.56e-04</text:p>
          </table:table-cell>
          <table:table-cell office:value-type="string" calcext:value-type="string">
            <text:p>-9.60e-01</text:p>
          </table:table-cell>
          <table:table-cell office:value-type="string" calcext:value-type="string">
            <text:p>1.60e-02</text:p>
          </table:table-cell>
          <table:table-cell table:formula="of:=NUMBERVALUE(LEFT([.A492];4);&quot;.&quot;)*10^NUMBERVALUE(RIGHT([.A492];3))" office:value-type="float" office:value="0.000756" calcext:value-type="float">
            <text:p>0,000756</text:p>
          </table:table-cell>
          <table:table-cell table:formula="of:=NUMBERVALUE(LEFT([.B492];4);&quot;.&quot;)*10^NUMBERVALUE(RIGHT([.B492];3))" office:value-type="float" office:value="-0.96" calcext:value-type="float">
            <text:p>-0,96</text:p>
          </table:table-cell>
          <table:table-cell table:formula="of:=NUMBERVALUE(LEFT([.C492];4);&quot;.&quot;)*10^NUMBERVALUE(RIGHT([.C492];3))" office:value-type="float" office:value="0.016" calcext:value-type="float">
            <text:p>0,016</text:p>
          </table:table-cell>
        </table:table-row>
        <table:table-row table:style-name="ro1">
          <table:table-cell office:value-type="string" calcext:value-type="string">
            <text:p>7.60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40e-02</text:p>
          </table:table-cell>
          <table:table-cell table:formula="of:=NUMBERVALUE(LEFT([.A493];4);&quot;.&quot;)*10^NUMBERVALUE(RIGHT([.A493];3))" office:value-type="float" office:value="0.00076" calcext:value-type="float">
            <text:p>0,00076</text:p>
          </table:table-cell>
          <table:table-cell table:formula="of:=NUMBERVALUE(LEFT([.B493];4);&quot;.&quot;)*10^NUMBERVALUE(RIGHT([.B493];3))" office:value-type="float" office:value="-0.98" calcext:value-type="float">
            <text:p>-0,98</text:p>
          </table:table-cell>
          <table:table-cell table:formula="of:=NUMBERVALUE(LEFT([.C493];4);&quot;.&quot;)*10^NUMBERVALUE(RIGHT([.C493];3))" office:value-type="float" office:value="0.014" calcext:value-type="float">
            <text:p>0,014</text:p>
          </table:table-cell>
        </table:table-row>
        <table:table-row table:style-name="ro1">
          <table:table-cell office:value-type="string" calcext:value-type="string">
            <text:p>7.64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52e-02</text:p>
          </table:table-cell>
          <table:table-cell table:formula="of:=NUMBERVALUE(LEFT([.A494];4);&quot;.&quot;)*10^NUMBERVALUE(RIGHT([.A494];3))" office:value-type="float" office:value="0.000764" calcext:value-type="float">
            <text:p>0,000764</text:p>
          </table:table-cell>
          <table:table-cell table:formula="of:=NUMBERVALUE(LEFT([.B494];4);&quot;.&quot;)*10^NUMBERVALUE(RIGHT([.B494];3))" office:value-type="float" office:value="-0.98" calcext:value-type="float">
            <text:p>-0,98</text:p>
          </table:table-cell>
          <table:table-cell table:formula="of:=NUMBERVALUE(LEFT([.C494];4);&quot;.&quot;)*10^NUMBERVALUE(RIGHT([.C494];3))" office:value-type="float" office:value="0.0152" calcext:value-type="float">
            <text:p>0,0152</text:p>
          </table:table-cell>
        </table:table-row>
        <table:table-row table:style-name="ro1">
          <table:table-cell office:value-type="string" calcext:value-type="string">
            <text:p>7.68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48e-02</text:p>
          </table:table-cell>
          <table:table-cell table:formula="of:=NUMBERVALUE(LEFT([.A495];4);&quot;.&quot;)*10^NUMBERVALUE(RIGHT([.A495];3))" office:value-type="float" office:value="0.000768" calcext:value-type="float">
            <text:p>0,000768</text:p>
          </table:table-cell>
          <table:table-cell table:formula="of:=NUMBERVALUE(LEFT([.B495];4);&quot;.&quot;)*10^NUMBERVALUE(RIGHT([.B495];3))" office:value-type="float" office:value="-0.98" calcext:value-type="float">
            <text:p>-0,98</text:p>
          </table:table-cell>
          <table:table-cell table:formula="of:=NUMBERVALUE(LEFT([.C495];4);&quot;.&quot;)*10^NUMBERVALUE(RIGHT([.C495];3))" office:value-type="float" office:value="0.0148" calcext:value-type="float">
            <text:p>0,0148</text:p>
          </table:table-cell>
        </table:table-row>
        <table:table-row table:style-name="ro1">
          <table:table-cell office:value-type="string" calcext:value-type="string">
            <text:p>7.72e-04</text:p>
          </table:table-cell>
          <table:table-cell office:value-type="string" calcext:value-type="string">
            <text:p>-9.60e-01</text:p>
          </table:table-cell>
          <table:table-cell office:value-type="string" calcext:value-type="string">
            <text:p>1.56e-02</text:p>
          </table:table-cell>
          <table:table-cell table:formula="of:=NUMBERVALUE(LEFT([.A496];4);&quot;.&quot;)*10^NUMBERVALUE(RIGHT([.A496];3))" office:value-type="float" office:value="0.000772" calcext:value-type="float">
            <text:p>0,000772</text:p>
          </table:table-cell>
          <table:table-cell table:formula="of:=NUMBERVALUE(LEFT([.B496];4);&quot;.&quot;)*10^NUMBERVALUE(RIGHT([.B496];3))" office:value-type="float" office:value="-0.96" calcext:value-type="float">
            <text:p>-0,96</text:p>
          </table:table-cell>
          <table:table-cell table:formula="of:=NUMBERVALUE(LEFT([.C496];4);&quot;.&quot;)*10^NUMBERVALUE(RIGHT([.C496];3))" office:value-type="float" office:value="0.0156" calcext:value-type="float">
            <text:p>0,0156</text:p>
          </table:table-cell>
        </table:table-row>
        <table:table-row table:style-name="ro1">
          <table:table-cell office:value-type="string" calcext:value-type="string">
            <text:p>7.76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40e-02</text:p>
          </table:table-cell>
          <table:table-cell table:formula="of:=NUMBERVALUE(LEFT([.A497];4);&quot;.&quot;)*10^NUMBERVALUE(RIGHT([.A497];3))" office:value-type="float" office:value="0.000776" calcext:value-type="float">
            <text:p>0,000776</text:p>
          </table:table-cell>
          <table:table-cell table:formula="of:=NUMBERVALUE(LEFT([.B497];4);&quot;.&quot;)*10^NUMBERVALUE(RIGHT([.B497];3))" office:value-type="float" office:value="-0.98" calcext:value-type="float">
            <text:p>-0,98</text:p>
          </table:table-cell>
          <table:table-cell table:formula="of:=NUMBERVALUE(LEFT([.C497];4);&quot;.&quot;)*10^NUMBERVALUE(RIGHT([.C497];3))" office:value-type="float" office:value="0.014" calcext:value-type="float">
            <text:p>0,014</text:p>
          </table:table-cell>
        </table:table-row>
        <table:table-row table:style-name="ro1">
          <table:table-cell office:value-type="string" calcext:value-type="string">
            <text:p>7.80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48e-02</text:p>
          </table:table-cell>
          <table:table-cell table:formula="of:=NUMBERVALUE(LEFT([.A498];4);&quot;.&quot;)*10^NUMBERVALUE(RIGHT([.A498];3))" office:value-type="float" office:value="0.00078" calcext:value-type="float">
            <text:p>0,00078</text:p>
          </table:table-cell>
          <table:table-cell table:formula="of:=NUMBERVALUE(LEFT([.B498];4);&quot;.&quot;)*10^NUMBERVALUE(RIGHT([.B498];3))" office:value-type="float" office:value="-0.98" calcext:value-type="float">
            <text:p>-0,98</text:p>
          </table:table-cell>
          <table:table-cell table:formula="of:=NUMBERVALUE(LEFT([.C498];4);&quot;.&quot;)*10^NUMBERVALUE(RIGHT([.C498];3))" office:value-type="float" office:value="0.0148" calcext:value-type="float">
            <text:p>0,0148</text:p>
          </table:table-cell>
        </table:table-row>
        <table:table-row table:style-name="ro1">
          <table:table-cell office:value-type="string" calcext:value-type="string">
            <text:p>7.84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44e-02</text:p>
          </table:table-cell>
          <table:table-cell table:formula="of:=NUMBERVALUE(LEFT([.A499];4);&quot;.&quot;)*10^NUMBERVALUE(RIGHT([.A499];3))" office:value-type="float" office:value="0.000784" calcext:value-type="float">
            <text:p>0,000784</text:p>
          </table:table-cell>
          <table:table-cell table:formula="of:=NUMBERVALUE(LEFT([.B499];4);&quot;.&quot;)*10^NUMBERVALUE(RIGHT([.B499];3))" office:value-type="float" office:value="-1" calcext:value-type="float">
            <text:p>-1</text:p>
          </table:table-cell>
          <table:table-cell table:formula="of:=NUMBERVALUE(LEFT([.C499];4);&quot;.&quot;)*10^NUMBERVALUE(RIGHT([.C499];3))" office:value-type="float" office:value="0.0144" calcext:value-type="float">
            <text:p>0,0144</text:p>
          </table:table-cell>
        </table:table-row>
        <table:table-row table:style-name="ro1">
          <table:table-cell office:value-type="string" calcext:value-type="string">
            <text:p>7.88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52e-02</text:p>
          </table:table-cell>
          <table:table-cell table:formula="of:=NUMBERVALUE(LEFT([.A500];4);&quot;.&quot;)*10^NUMBERVALUE(RIGHT([.A500];3))" office:value-type="float" office:value="0.000788" calcext:value-type="float">
            <text:p>0,000788</text:p>
          </table:table-cell>
          <table:table-cell table:formula="of:=NUMBERVALUE(LEFT([.B500];4);&quot;.&quot;)*10^NUMBERVALUE(RIGHT([.B500];3))" office:value-type="float" office:value="-0.98" calcext:value-type="float">
            <text:p>-0,98</text:p>
          </table:table-cell>
          <table:table-cell table:formula="of:=NUMBERVALUE(LEFT([.C500];4);&quot;.&quot;)*10^NUMBERVALUE(RIGHT([.C500];3))" office:value-type="float" office:value="0.0152" calcext:value-type="float">
            <text:p>0,0152</text:p>
          </table:table-cell>
        </table:table-row>
        <table:table-row table:style-name="ro1">
          <table:table-cell office:value-type="string" calcext:value-type="string">
            <text:p>7.92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60e-02</text:p>
          </table:table-cell>
          <table:table-cell table:formula="of:=NUMBERVALUE(LEFT([.A501];4);&quot;.&quot;)*10^NUMBERVALUE(RIGHT([.A501];3))" office:value-type="float" office:value="0.000792" calcext:value-type="float">
            <text:p>0,000792</text:p>
          </table:table-cell>
          <table:table-cell table:formula="of:=NUMBERVALUE(LEFT([.B501];4);&quot;.&quot;)*10^NUMBERVALUE(RIGHT([.B501];3))" office:value-type="float" office:value="-1" calcext:value-type="float">
            <text:p>-1</text:p>
          </table:table-cell>
          <table:table-cell table:formula="of:=NUMBERVALUE(LEFT([.C501];4);&quot;.&quot;)*10^NUMBERVALUE(RIGHT([.C501];3))" office:value-type="float" office:value="0.016" calcext:value-type="float">
            <text:p>0,016</text:p>
          </table:table-cell>
        </table:table-row>
        <table:table-row table:style-name="ro1">
          <table:table-cell office:value-type="string" calcext:value-type="string">
            <text:p>7.96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36e-02</text:p>
          </table:table-cell>
          <table:table-cell table:formula="of:=NUMBERVALUE(LEFT([.A502];4);&quot;.&quot;)*10^NUMBERVALUE(RIGHT([.A502];3))" office:value-type="float" office:value="0.000796" calcext:value-type="float">
            <text:p>0,000796</text:p>
          </table:table-cell>
          <table:table-cell table:formula="of:=NUMBERVALUE(LEFT([.B502];4);&quot;.&quot;)*10^NUMBERVALUE(RIGHT([.B502];3))" office:value-type="float" office:value="-1" calcext:value-type="float">
            <text:p>-1</text:p>
          </table:table-cell>
          <table:table-cell table:formula="of:=NUMBERVALUE(LEFT([.C502];4);&quot;.&quot;)*10^NUMBERVALUE(RIGHT([.C502];3))" office:value-type="float" office:value="0.0136" calcext:value-type="float">
            <text:p>0,0136</text:p>
          </table:table-cell>
        </table:table-row>
        <table:table-row table:style-name="ro1">
          <table:table-cell office:value-type="string" calcext:value-type="string">
            <text:p>8.00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48e-02</text:p>
          </table:table-cell>
          <table:table-cell table:formula="of:=NUMBERVALUE(LEFT([.A503];4);&quot;.&quot;)*10^NUMBERVALUE(RIGHT([.A503];3))" office:value-type="float" office:value="0.0008" calcext:value-type="float">
            <text:p>0,0008</text:p>
          </table:table-cell>
          <table:table-cell table:formula="of:=NUMBERVALUE(LEFT([.B503];4);&quot;.&quot;)*10^NUMBERVALUE(RIGHT([.B503];3))" office:value-type="float" office:value="-0.98" calcext:value-type="float">
            <text:p>-0,98</text:p>
          </table:table-cell>
          <table:table-cell table:formula="of:=NUMBERVALUE(LEFT([.C503];4);&quot;.&quot;)*10^NUMBERVALUE(RIGHT([.C503];3))" office:value-type="float" office:value="0.0148" calcext:value-type="float">
            <text:p>0,0148</text:p>
          </table:table-cell>
        </table:table-row>
        <table:table-row table:style-name="ro1">
          <table:table-cell office:value-type="string" calcext:value-type="string">
            <text:p>8.04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36e-02</text:p>
          </table:table-cell>
          <table:table-cell table:formula="of:=NUMBERVALUE(LEFT([.A504];4);&quot;.&quot;)*10^NUMBERVALUE(RIGHT([.A504];3))" office:value-type="float" office:value="0.000804" calcext:value-type="float">
            <text:p>0,000804</text:p>
          </table:table-cell>
          <table:table-cell table:formula="of:=NUMBERVALUE(LEFT([.B504];4);&quot;.&quot;)*10^NUMBERVALUE(RIGHT([.B504];3))" office:value-type="float" office:value="-1" calcext:value-type="float">
            <text:p>-1</text:p>
          </table:table-cell>
          <table:table-cell table:formula="of:=NUMBERVALUE(LEFT([.C504];4);&quot;.&quot;)*10^NUMBERVALUE(RIGHT([.C504];3))" office:value-type="float" office:value="0.0136" calcext:value-type="float">
            <text:p>0,0136</text:p>
          </table:table-cell>
        </table:table-row>
        <table:table-row table:style-name="ro1">
          <table:table-cell office:value-type="string" calcext:value-type="string">
            <text:p>8.08e-04</text:p>
          </table:table-cell>
          <table:table-cell office:value-type="string" calcext:value-type="string">
            <text:p>-1.02e+00</text:p>
          </table:table-cell>
          <table:table-cell office:value-type="string" calcext:value-type="string">
            <text:p>1.44e-02</text:p>
          </table:table-cell>
          <table:table-cell table:formula="of:=NUMBERVALUE(LEFT([.A505];4);&quot;.&quot;)*10^NUMBERVALUE(RIGHT([.A505];3))" office:value-type="float" office:value="0.000808" calcext:value-type="float">
            <text:p>0,000808</text:p>
          </table:table-cell>
          <table:table-cell table:formula="of:=NUMBERVALUE(LEFT([.B505];4);&quot;.&quot;)*10^NUMBERVALUE(RIGHT([.B505];3))" office:value-type="float" office:value="-1" calcext:value-type="float">
            <text:p>-1</text:p>
          </table:table-cell>
          <table:table-cell table:formula="of:=NUMBERVALUE(LEFT([.C505];4);&quot;.&quot;)*10^NUMBERVALUE(RIGHT([.C505];3))" office:value-type="float" office:value="0.0144" calcext:value-type="float">
            <text:p>0,0144</text:p>
          </table:table-cell>
        </table:table-row>
        <table:table-row table:style-name="ro1">
          <table:table-cell office:value-type="string" calcext:value-type="string">
            <text:p>8.12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56e-02</text:p>
          </table:table-cell>
          <table:table-cell table:formula="of:=NUMBERVALUE(LEFT([.A506];4);&quot;.&quot;)*10^NUMBERVALUE(RIGHT([.A506];3))" office:value-type="float" office:value="0.000812" calcext:value-type="float">
            <text:p>0,000812</text:p>
          </table:table-cell>
          <table:table-cell table:formula="of:=NUMBERVALUE(LEFT([.B506];4);&quot;.&quot;)*10^NUMBERVALUE(RIGHT([.B506];3))" office:value-type="float" office:value="-1" calcext:value-type="float">
            <text:p>-1</text:p>
          </table:table-cell>
          <table:table-cell table:formula="of:=NUMBERVALUE(LEFT([.C506];4);&quot;.&quot;)*10^NUMBERVALUE(RIGHT([.C506];3))" office:value-type="float" office:value="0.0156" calcext:value-type="float">
            <text:p>0,0156</text:p>
          </table:table-cell>
        </table:table-row>
        <table:table-row table:style-name="ro1">
          <table:table-cell office:value-type="string" calcext:value-type="string">
            <text:p>8.16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36e-02</text:p>
          </table:table-cell>
          <table:table-cell table:formula="of:=NUMBERVALUE(LEFT([.A507];4);&quot;.&quot;)*10^NUMBERVALUE(RIGHT([.A507];3))" office:value-type="float" office:value="0.000816" calcext:value-type="float">
            <text:p>0,000816</text:p>
          </table:table-cell>
          <table:table-cell table:formula="of:=NUMBERVALUE(LEFT([.B507];4);&quot;.&quot;)*10^NUMBERVALUE(RIGHT([.B507];3))" office:value-type="float" office:value="-1" calcext:value-type="float">
            <text:p>-1</text:p>
          </table:table-cell>
          <table:table-cell table:formula="of:=NUMBERVALUE(LEFT([.C507];4);&quot;.&quot;)*10^NUMBERVALUE(RIGHT([.C507];3))" office:value-type="float" office:value="0.0136" calcext:value-type="float">
            <text:p>0,0136</text:p>
          </table:table-cell>
        </table:table-row>
        <table:table-row table:style-name="ro1">
          <table:table-cell office:value-type="string" calcext:value-type="string">
            <text:p>8.20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44e-02</text:p>
          </table:table-cell>
          <table:table-cell table:formula="of:=NUMBERVALUE(LEFT([.A508];4);&quot;.&quot;)*10^NUMBERVALUE(RIGHT([.A508];3))" office:value-type="float" office:value="0.00082" calcext:value-type="float">
            <text:p>0,00082</text:p>
          </table:table-cell>
          <table:table-cell table:formula="of:=NUMBERVALUE(LEFT([.B508];4);&quot;.&quot;)*10^NUMBERVALUE(RIGHT([.B508];3))" office:value-type="float" office:value="-0.98" calcext:value-type="float">
            <text:p>-0,98</text:p>
          </table:table-cell>
          <table:table-cell table:formula="of:=NUMBERVALUE(LEFT([.C508];4);&quot;.&quot;)*10^NUMBERVALUE(RIGHT([.C508];3))" office:value-type="float" office:value="0.0144" calcext:value-type="float">
            <text:p>0,0144</text:p>
          </table:table-cell>
        </table:table-row>
        <table:table-row table:style-name="ro1">
          <table:table-cell office:value-type="string" calcext:value-type="string">
            <text:p>8.24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36e-02</text:p>
          </table:table-cell>
          <table:table-cell table:formula="of:=NUMBERVALUE(LEFT([.A509];4);&quot;.&quot;)*10^NUMBERVALUE(RIGHT([.A509];3))" office:value-type="float" office:value="0.000824" calcext:value-type="float">
            <text:p>0,000824</text:p>
          </table:table-cell>
          <table:table-cell table:formula="of:=NUMBERVALUE(LEFT([.B509];4);&quot;.&quot;)*10^NUMBERVALUE(RIGHT([.B509];3))" office:value-type="float" office:value="-1" calcext:value-type="float">
            <text:p>-1</text:p>
          </table:table-cell>
          <table:table-cell table:formula="of:=NUMBERVALUE(LEFT([.C509];4);&quot;.&quot;)*10^NUMBERVALUE(RIGHT([.C509];3))" office:value-type="float" office:value="0.0136" calcext:value-type="float">
            <text:p>0,0136</text:p>
          </table:table-cell>
        </table:table-row>
        <table:table-row table:style-name="ro1">
          <table:table-cell office:value-type="string" calcext:value-type="string">
            <text:p>8.28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44e-02</text:p>
          </table:table-cell>
          <table:table-cell table:formula="of:=NUMBERVALUE(LEFT([.A510];4);&quot;.&quot;)*10^NUMBERVALUE(RIGHT([.A510];3))" office:value-type="float" office:value="0.000828" calcext:value-type="float">
            <text:p>0,000828</text:p>
          </table:table-cell>
          <table:table-cell table:formula="of:=NUMBERVALUE(LEFT([.B510];4);&quot;.&quot;)*10^NUMBERVALUE(RIGHT([.B510];3))" office:value-type="float" office:value="-1" calcext:value-type="float">
            <text:p>-1</text:p>
          </table:table-cell>
          <table:table-cell table:formula="of:=NUMBERVALUE(LEFT([.C510];4);&quot;.&quot;)*10^NUMBERVALUE(RIGHT([.C510];3))" office:value-type="float" office:value="0.0144" calcext:value-type="float">
            <text:p>0,0144</text:p>
          </table:table-cell>
        </table:table-row>
        <table:table-row table:style-name="ro1">
          <table:table-cell office:value-type="string" calcext:value-type="string">
            <text:p>8.32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44e-02</text:p>
          </table:table-cell>
          <table:table-cell table:formula="of:=NUMBERVALUE(LEFT([.A511];4);&quot;.&quot;)*10^NUMBERVALUE(RIGHT([.A511];3))" office:value-type="float" office:value="0.000832" calcext:value-type="float">
            <text:p>0,000832</text:p>
          </table:table-cell>
          <table:table-cell table:formula="of:=NUMBERVALUE(LEFT([.B511];4);&quot;.&quot;)*10^NUMBERVALUE(RIGHT([.B511];3))" office:value-type="float" office:value="-0.98" calcext:value-type="float">
            <text:p>-0,98</text:p>
          </table:table-cell>
          <table:table-cell table:formula="of:=NUMBERVALUE(LEFT([.C511];4);&quot;.&quot;)*10^NUMBERVALUE(RIGHT([.C511];3))" office:value-type="float" office:value="0.0144" calcext:value-type="float">
            <text:p>0,0144</text:p>
          </table:table-cell>
        </table:table-row>
        <table:table-row table:style-name="ro1">
          <table:table-cell office:value-type="string" calcext:value-type="string">
            <text:p>8.36e-04</text:p>
          </table:table-cell>
          <table:table-cell office:value-type="string" calcext:value-type="string">
            <text:p>-9.60e-01</text:p>
          </table:table-cell>
          <table:table-cell office:value-type="string" calcext:value-type="string">
            <text:p>1.36e-02</text:p>
          </table:table-cell>
          <table:table-cell table:formula="of:=NUMBERVALUE(LEFT([.A512];4);&quot;.&quot;)*10^NUMBERVALUE(RIGHT([.A512];3))" office:value-type="float" office:value="0.000836" calcext:value-type="float">
            <text:p>0,000836</text:p>
          </table:table-cell>
          <table:table-cell table:formula="of:=NUMBERVALUE(LEFT([.B512];4);&quot;.&quot;)*10^NUMBERVALUE(RIGHT([.B512];3))" office:value-type="float" office:value="-0.96" calcext:value-type="float">
            <text:p>-0,96</text:p>
          </table:table-cell>
          <table:table-cell table:formula="of:=NUMBERVALUE(LEFT([.C512];4);&quot;.&quot;)*10^NUMBERVALUE(RIGHT([.C512];3))" office:value-type="float" office:value="0.0136" calcext:value-type="float">
            <text:p>0,0136</text:p>
          </table:table-cell>
        </table:table-row>
        <table:table-row table:style-name="ro1">
          <table:table-cell office:value-type="string" calcext:value-type="string">
            <text:p>8.40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48e-02</text:p>
          </table:table-cell>
          <table:table-cell table:formula="of:=NUMBERVALUE(LEFT([.A513];4);&quot;.&quot;)*10^NUMBERVALUE(RIGHT([.A513];3))" office:value-type="float" office:value="0.00084" calcext:value-type="float">
            <text:p>0,00084</text:p>
          </table:table-cell>
          <table:table-cell table:formula="of:=NUMBERVALUE(LEFT([.B513];4);&quot;.&quot;)*10^NUMBERVALUE(RIGHT([.B513];3))" office:value-type="float" office:value="-1" calcext:value-type="float">
            <text:p>-1</text:p>
          </table:table-cell>
          <table:table-cell table:formula="of:=NUMBERVALUE(LEFT([.C513];4);&quot;.&quot;)*10^NUMBERVALUE(RIGHT([.C513];3))" office:value-type="float" office:value="0.0148" calcext:value-type="float">
            <text:p>0,0148</text:p>
          </table:table-cell>
        </table:table-row>
        <table:table-row table:style-name="ro1">
          <table:table-cell office:value-type="string" calcext:value-type="string">
            <text:p>8.44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32e-02</text:p>
          </table:table-cell>
          <table:table-cell table:formula="of:=NUMBERVALUE(LEFT([.A514];4);&quot;.&quot;)*10^NUMBERVALUE(RIGHT([.A514];3))" office:value-type="float" office:value="0.000844" calcext:value-type="float">
            <text:p>0,000844</text:p>
          </table:table-cell>
          <table:table-cell table:formula="of:=NUMBERVALUE(LEFT([.B514];4);&quot;.&quot;)*10^NUMBERVALUE(RIGHT([.B514];3))" office:value-type="float" office:value="-0.98" calcext:value-type="float">
            <text:p>-0,98</text:p>
          </table:table-cell>
          <table:table-cell table:formula="of:=NUMBERVALUE(LEFT([.C514];4);&quot;.&quot;)*10^NUMBERVALUE(RIGHT([.C514];3))" office:value-type="float" office:value="0.0132" calcext:value-type="float">
            <text:p>0,0132</text:p>
          </table:table-cell>
        </table:table-row>
        <table:table-row table:style-name="ro1">
          <table:table-cell office:value-type="string" calcext:value-type="string">
            <text:p>8.48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28e-02</text:p>
          </table:table-cell>
          <table:table-cell table:formula="of:=NUMBERVALUE(LEFT([.A515];4);&quot;.&quot;)*10^NUMBERVALUE(RIGHT([.A515];3))" office:value-type="float" office:value="0.000848" calcext:value-type="float">
            <text:p>0,000848</text:p>
          </table:table-cell>
          <table:table-cell table:formula="of:=NUMBERVALUE(LEFT([.B515];4);&quot;.&quot;)*10^NUMBERVALUE(RIGHT([.B515];3))" office:value-type="float" office:value="-1" calcext:value-type="float">
            <text:p>-1</text:p>
          </table:table-cell>
          <table:table-cell table:formula="of:=NUMBERVALUE(LEFT([.C515];4);&quot;.&quot;)*10^NUMBERVALUE(RIGHT([.C515];3))" office:value-type="float" office:value="0.0128" calcext:value-type="float">
            <text:p>0,0128</text:p>
          </table:table-cell>
        </table:table-row>
        <table:table-row table:style-name="ro1">
          <table:table-cell office:value-type="string" calcext:value-type="string">
            <text:p>8.52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36e-02</text:p>
          </table:table-cell>
          <table:table-cell table:formula="of:=NUMBERVALUE(LEFT([.A516];4);&quot;.&quot;)*10^NUMBERVALUE(RIGHT([.A516];3))" office:value-type="float" office:value="0.000852" calcext:value-type="float">
            <text:p>0,000852</text:p>
          </table:table-cell>
          <table:table-cell table:formula="of:=NUMBERVALUE(LEFT([.B516];4);&quot;.&quot;)*10^NUMBERVALUE(RIGHT([.B516];3))" office:value-type="float" office:value="-1" calcext:value-type="float">
            <text:p>-1</text:p>
          </table:table-cell>
          <table:table-cell table:formula="of:=NUMBERVALUE(LEFT([.C516];4);&quot;.&quot;)*10^NUMBERVALUE(RIGHT([.C516];3))" office:value-type="float" office:value="0.0136" calcext:value-type="float">
            <text:p>0,0136</text:p>
          </table:table-cell>
        </table:table-row>
        <table:table-row table:style-name="ro1">
          <table:table-cell office:value-type="string" calcext:value-type="string">
            <text:p>8.56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44e-02</text:p>
          </table:table-cell>
          <table:table-cell table:formula="of:=NUMBERVALUE(LEFT([.A517];4);&quot;.&quot;)*10^NUMBERVALUE(RIGHT([.A517];3))" office:value-type="float" office:value="0.000856" calcext:value-type="float">
            <text:p>0,000856</text:p>
          </table:table-cell>
          <table:table-cell table:formula="of:=NUMBERVALUE(LEFT([.B517];4);&quot;.&quot;)*10^NUMBERVALUE(RIGHT([.B517];3))" office:value-type="float" office:value="-1" calcext:value-type="float">
            <text:p>-1</text:p>
          </table:table-cell>
          <table:table-cell table:formula="of:=NUMBERVALUE(LEFT([.C517];4);&quot;.&quot;)*10^NUMBERVALUE(RIGHT([.C517];3))" office:value-type="float" office:value="0.0144" calcext:value-type="float">
            <text:p>0,0144</text:p>
          </table:table-cell>
        </table:table-row>
        <table:table-row table:style-name="ro1">
          <table:table-cell office:value-type="string" calcext:value-type="string">
            <text:p>8.60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32e-02</text:p>
          </table:table-cell>
          <table:table-cell table:formula="of:=NUMBERVALUE(LEFT([.A518];4);&quot;.&quot;)*10^NUMBERVALUE(RIGHT([.A518];3))" office:value-type="float" office:value="0.00086" calcext:value-type="float">
            <text:p>0,00086</text:p>
          </table:table-cell>
          <table:table-cell table:formula="of:=NUMBERVALUE(LEFT([.B518];4);&quot;.&quot;)*10^NUMBERVALUE(RIGHT([.B518];3))" office:value-type="float" office:value="-0.98" calcext:value-type="float">
            <text:p>-0,98</text:p>
          </table:table-cell>
          <table:table-cell table:formula="of:=NUMBERVALUE(LEFT([.C518];4);&quot;.&quot;)*10^NUMBERVALUE(RIGHT([.C518];3))" office:value-type="float" office:value="0.0132" calcext:value-type="float">
            <text:p>0,0132</text:p>
          </table:table-cell>
        </table:table-row>
        <table:table-row table:style-name="ro1">
          <table:table-cell office:value-type="string" calcext:value-type="string">
            <text:p>8.64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36e-02</text:p>
          </table:table-cell>
          <table:table-cell table:formula="of:=NUMBERVALUE(LEFT([.A519];4);&quot;.&quot;)*10^NUMBERVALUE(RIGHT([.A519];3))" office:value-type="float" office:value="0.000864" calcext:value-type="float">
            <text:p>0,000864</text:p>
          </table:table-cell>
          <table:table-cell table:formula="of:=NUMBERVALUE(LEFT([.B519];4);&quot;.&quot;)*10^NUMBERVALUE(RIGHT([.B519];3))" office:value-type="float" office:value="-1" calcext:value-type="float">
            <text:p>-1</text:p>
          </table:table-cell>
          <table:table-cell table:formula="of:=NUMBERVALUE(LEFT([.C519];4);&quot;.&quot;)*10^NUMBERVALUE(RIGHT([.C519];3))" office:value-type="float" office:value="0.0136" calcext:value-type="float">
            <text:p>0,0136</text:p>
          </table:table-cell>
        </table:table-row>
        <table:table-row table:style-name="ro1">
          <table:table-cell office:value-type="string" calcext:value-type="string">
            <text:p>8.68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16e-02</text:p>
          </table:table-cell>
          <table:table-cell table:formula="of:=NUMBERVALUE(LEFT([.A520];4);&quot;.&quot;)*10^NUMBERVALUE(RIGHT([.A520];3))" office:value-type="float" office:value="0.000868" calcext:value-type="float">
            <text:p>0,000868</text:p>
          </table:table-cell>
          <table:table-cell table:formula="of:=NUMBERVALUE(LEFT([.B520];4);&quot;.&quot;)*10^NUMBERVALUE(RIGHT([.B520];3))" office:value-type="float" office:value="-1" calcext:value-type="float">
            <text:p>-1</text:p>
          </table:table-cell>
          <table:table-cell table:formula="of:=NUMBERVALUE(LEFT([.C520];4);&quot;.&quot;)*10^NUMBERVALUE(RIGHT([.C520];3))"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8.72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24e-02</text:p>
          </table:table-cell>
          <table:table-cell table:formula="of:=NUMBERVALUE(LEFT([.A521];4);&quot;.&quot;)*10^NUMBERVALUE(RIGHT([.A521];3))" office:value-type="float" office:value="0.000872" calcext:value-type="float">
            <text:p>0,000872</text:p>
          </table:table-cell>
          <table:table-cell table:formula="of:=NUMBERVALUE(LEFT([.B521];4);&quot;.&quot;)*10^NUMBERVALUE(RIGHT([.B521];3))" office:value-type="float" office:value="-0.98" calcext:value-type="float">
            <text:p>-0,98</text:p>
          </table:table-cell>
          <table:table-cell table:formula="of:=NUMBERVALUE(LEFT([.C521];4);&quot;.&quot;)*10^NUMBERVALUE(RIGHT([.C521];3))" office:value-type="float" office:value="0.0124" calcext:value-type="float">
            <text:p>0,0124</text:p>
          </table:table-cell>
        </table:table-row>
        <table:table-row table:style-name="ro1">
          <table:table-cell office:value-type="string" calcext:value-type="string">
            <text:p>8.76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36e-02</text:p>
          </table:table-cell>
          <table:table-cell table:formula="of:=NUMBERVALUE(LEFT([.A522];4);&quot;.&quot;)*10^NUMBERVALUE(RIGHT([.A522];3))" office:value-type="float" office:value="0.000876" calcext:value-type="float">
            <text:p>0,000876</text:p>
          </table:table-cell>
          <table:table-cell table:formula="of:=NUMBERVALUE(LEFT([.B522];4);&quot;.&quot;)*10^NUMBERVALUE(RIGHT([.B522];3))" office:value-type="float" office:value="-1" calcext:value-type="float">
            <text:p>-1</text:p>
          </table:table-cell>
          <table:table-cell table:formula="of:=NUMBERVALUE(LEFT([.C522];4);&quot;.&quot;)*10^NUMBERVALUE(RIGHT([.C522];3))" office:value-type="float" office:value="0.0136" calcext:value-type="float">
            <text:p>0,0136</text:p>
          </table:table-cell>
        </table:table-row>
        <table:table-row table:style-name="ro1">
          <table:table-cell office:value-type="string" calcext:value-type="string">
            <text:p>8.80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24e-02</text:p>
          </table:table-cell>
          <table:table-cell table:formula="of:=NUMBERVALUE(LEFT([.A523];4);&quot;.&quot;)*10^NUMBERVALUE(RIGHT([.A523];3))" office:value-type="float" office:value="0.00088" calcext:value-type="float">
            <text:p>0,00088</text:p>
          </table:table-cell>
          <table:table-cell table:formula="of:=NUMBERVALUE(LEFT([.B523];4);&quot;.&quot;)*10^NUMBERVALUE(RIGHT([.B523];3))" office:value-type="float" office:value="-0.98" calcext:value-type="float">
            <text:p>-0,98</text:p>
          </table:table-cell>
          <table:table-cell table:formula="of:=NUMBERVALUE(LEFT([.C523];4);&quot;.&quot;)*10^NUMBERVALUE(RIGHT([.C523];3))" office:value-type="float" office:value="0.0124" calcext:value-type="float">
            <text:p>0,0124</text:p>
          </table:table-cell>
        </table:table-row>
        <table:table-row table:style-name="ro1">
          <table:table-cell office:value-type="string" calcext:value-type="string">
            <text:p>8.84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08e-02</text:p>
          </table:table-cell>
          <table:table-cell table:formula="of:=NUMBERVALUE(LEFT([.A524];4);&quot;.&quot;)*10^NUMBERVALUE(RIGHT([.A524];3))" office:value-type="float" office:value="0.000884" calcext:value-type="float">
            <text:p>0,000884</text:p>
          </table:table-cell>
          <table:table-cell table:formula="of:=NUMBERVALUE(LEFT([.B524];4);&quot;.&quot;)*10^NUMBERVALUE(RIGHT([.B524];3))" office:value-type="float" office:value="-0.98" calcext:value-type="float">
            <text:p>-0,98</text:p>
          </table:table-cell>
          <table:table-cell table:formula="of:=NUMBERVALUE(LEFT([.C524];4);&quot;.&quot;)*10^NUMBERVALUE(RIGHT([.C524];3))" office:value-type="float" office:value="0.0108" calcext:value-type="float">
            <text:p>0,0108</text:p>
          </table:table-cell>
        </table:table-row>
        <table:table-row table:style-name="ro1">
          <table:table-cell office:value-type="string" calcext:value-type="string">
            <text:p>8.88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20e-02</text:p>
          </table:table-cell>
          <table:table-cell table:formula="of:=NUMBERVALUE(LEFT([.A525];4);&quot;.&quot;)*10^NUMBERVALUE(RIGHT([.A525];3))" office:value-type="float" office:value="0.000888" calcext:value-type="float">
            <text:p>0,000888</text:p>
          </table:table-cell>
          <table:table-cell table:formula="of:=NUMBERVALUE(LEFT([.B525];4);&quot;.&quot;)*10^NUMBERVALUE(RIGHT([.B525];3))" office:value-type="float" office:value="-1" calcext:value-type="float">
            <text:p>-1</text:p>
          </table:table-cell>
          <table:table-cell table:formula="of:=NUMBERVALUE(LEFT([.C525];4);&quot;.&quot;)*10^NUMBERVALUE(RIGHT([.C525];3))"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8.92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08e-02</text:p>
          </table:table-cell>
          <table:table-cell table:formula="of:=NUMBERVALUE(LEFT([.A526];4);&quot;.&quot;)*10^NUMBERVALUE(RIGHT([.A526];3))" office:value-type="float" office:value="0.000892" calcext:value-type="float">
            <text:p>0,000892</text:p>
          </table:table-cell>
          <table:table-cell table:formula="of:=NUMBERVALUE(LEFT([.B526];4);&quot;.&quot;)*10^NUMBERVALUE(RIGHT([.B526];3))" office:value-type="float" office:value="-1" calcext:value-type="float">
            <text:p>-1</text:p>
          </table:table-cell>
          <table:table-cell table:formula="of:=NUMBERVALUE(LEFT([.C526];4);&quot;.&quot;)*10^NUMBERVALUE(RIGHT([.C526];3))" office:value-type="float" office:value="0.0108" calcext:value-type="float">
            <text:p>0,0108</text:p>
          </table:table-cell>
        </table:table-row>
        <table:table-row table:style-name="ro1">
          <table:table-cell office:value-type="string" calcext:value-type="string">
            <text:p>8.96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16e-02</text:p>
          </table:table-cell>
          <table:table-cell table:formula="of:=NUMBERVALUE(LEFT([.A527];4);&quot;.&quot;)*10^NUMBERVALUE(RIGHT([.A527];3))" office:value-type="float" office:value="0.000896" calcext:value-type="float">
            <text:p>0,000896</text:p>
          </table:table-cell>
          <table:table-cell table:formula="of:=NUMBERVALUE(LEFT([.B527];4);&quot;.&quot;)*10^NUMBERVALUE(RIGHT([.B527];3))" office:value-type="float" office:value="-0.98" calcext:value-type="float">
            <text:p>-0,98</text:p>
          </table:table-cell>
          <table:table-cell table:formula="of:=NUMBERVALUE(LEFT([.C527];4);&quot;.&quot;)*10^NUMBERVALUE(RIGHT([.C527];3))"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9.00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16e-02</text:p>
          </table:table-cell>
          <table:table-cell table:formula="of:=NUMBERVALUE(LEFT([.A528];4);&quot;.&quot;)*10^NUMBERVALUE(RIGHT([.A528];3))" office:value-type="float" office:value="0.0009" calcext:value-type="float">
            <text:p>0,0009</text:p>
          </table:table-cell>
          <table:table-cell table:formula="of:=NUMBERVALUE(LEFT([.B528];4);&quot;.&quot;)*10^NUMBERVALUE(RIGHT([.B528];3))" office:value-type="float" office:value="-1" calcext:value-type="float">
            <text:p>-1</text:p>
          </table:table-cell>
          <table:table-cell table:formula="of:=NUMBERVALUE(LEFT([.C528];4);&quot;.&quot;)*10^NUMBERVALUE(RIGHT([.C528];3))"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9.04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04e-02</text:p>
          </table:table-cell>
          <table:table-cell table:formula="of:=NUMBERVALUE(LEFT([.A529];4);&quot;.&quot;)*10^NUMBERVALUE(RIGHT([.A529];3))" office:value-type="float" office:value="0.000904" calcext:value-type="float">
            <text:p>0,000904</text:p>
          </table:table-cell>
          <table:table-cell table:formula="of:=NUMBERVALUE(LEFT([.B529];4);&quot;.&quot;)*10^NUMBERVALUE(RIGHT([.B529];3))" office:value-type="float" office:value="-0.98" calcext:value-type="float">
            <text:p>-0,98</text:p>
          </table:table-cell>
          <table:table-cell table:formula="of:=NUMBERVALUE(LEFT([.C529];4);&quot;.&quot;)*10^NUMBERVALUE(RIGHT([.C529];3))" office:value-type="float" office:value="0.0104" calcext:value-type="float">
            <text:p>0,0104</text:p>
          </table:table-cell>
        </table:table-row>
        <table:table-row table:style-name="ro1">
          <table:table-cell office:value-type="string" calcext:value-type="string">
            <text:p>9.08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1.04e-02</text:p>
          </table:table-cell>
          <table:table-cell table:formula="of:=NUMBERVALUE(LEFT([.A530];4);&quot;.&quot;)*10^NUMBERVALUE(RIGHT([.A530];3))" office:value-type="float" office:value="0.000908" calcext:value-type="float">
            <text:p>0,000908</text:p>
          </table:table-cell>
          <table:table-cell table:formula="of:=NUMBERVALUE(LEFT([.B530];4);&quot;.&quot;)*10^NUMBERVALUE(RIGHT([.B530];3))" office:value-type="float" office:value="-0.98" calcext:value-type="float">
            <text:p>-0,98</text:p>
          </table:table-cell>
          <table:table-cell table:formula="of:=NUMBERVALUE(LEFT([.C530];4);&quot;.&quot;)*10^NUMBERVALUE(RIGHT([.C530];3))" office:value-type="float" office:value="0.0104" calcext:value-type="float">
            <text:p>0,0104</text:p>
          </table:table-cell>
        </table:table-row>
        <table:table-row table:style-name="ro1">
          <table:table-cell office:value-type="string" calcext:value-type="string">
            <text:p>9.12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8.80e-03</text:p>
          </table:table-cell>
          <table:table-cell table:formula="of:=NUMBERVALUE(LEFT([.A531];4);&quot;.&quot;)*10^NUMBERVALUE(RIGHT([.A531];3))" office:value-type="float" office:value="0.000912" calcext:value-type="float">
            <text:p>0,000912</text:p>
          </table:table-cell>
          <table:table-cell table:formula="of:=NUMBERVALUE(LEFT([.B531];4);&quot;.&quot;)*10^NUMBERVALUE(RIGHT([.B531];3))" office:value-type="float" office:value="-0.98" calcext:value-type="float">
            <text:p>-0,98</text:p>
          </table:table-cell>
          <table:table-cell table:formula="of:=NUMBERVALUE(LEFT([.C531];4);&quot;.&quot;)*10^NUMBERVALUE(RIGHT([.C531];3))" office:value-type="float" office:value="0.0088" calcext:value-type="float">
            <text:p>0,0088</text:p>
          </table:table-cell>
        </table:table-row>
        <table:table-row table:style-name="ro1">
          <table:table-cell office:value-type="string" calcext:value-type="string">
            <text:p>9.16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8.80e-03</text:p>
          </table:table-cell>
          <table:table-cell table:formula="of:=NUMBERVALUE(LEFT([.A532];4);&quot;.&quot;)*10^NUMBERVALUE(RIGHT([.A532];3))" office:value-type="float" office:value="0.000916" calcext:value-type="float">
            <text:p>0,000916</text:p>
          </table:table-cell>
          <table:table-cell table:formula="of:=NUMBERVALUE(LEFT([.B532];4);&quot;.&quot;)*10^NUMBERVALUE(RIGHT([.B532];3))" office:value-type="float" office:value="-0.98" calcext:value-type="float">
            <text:p>-0,98</text:p>
          </table:table-cell>
          <table:table-cell table:formula="of:=NUMBERVALUE(LEFT([.C532];4);&quot;.&quot;)*10^NUMBERVALUE(RIGHT([.C532];3))" office:value-type="float" office:value="0.0088" calcext:value-type="float">
            <text:p>0,0088</text:p>
          </table:table-cell>
        </table:table-row>
        <table:table-row table:style-name="ro1">
          <table:table-cell office:value-type="string" calcext:value-type="string">
            <text:p>9.20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9.60e-03</text:p>
          </table:table-cell>
          <table:table-cell table:formula="of:=NUMBERVALUE(LEFT([.A533];4);&quot;.&quot;)*10^NUMBERVALUE(RIGHT([.A533];3))" office:value-type="float" office:value="0.00092" calcext:value-type="float">
            <text:p>0,00092</text:p>
          </table:table-cell>
          <table:table-cell table:formula="of:=NUMBERVALUE(LEFT([.B533];4);&quot;.&quot;)*10^NUMBERVALUE(RIGHT([.B533];3))" office:value-type="float" office:value="-0.98" calcext:value-type="float">
            <text:p>-0,98</text:p>
          </table:table-cell>
          <table:table-cell table:formula="of:=NUMBERVALUE(LEFT([.C533];4);&quot;.&quot;)*10^NUMBERVALUE(RIGHT([.C533];3))" office:value-type="float" office:value="0.0096" calcext:value-type="float">
            <text:p>0,0096</text:p>
          </table:table-cell>
        </table:table-row>
        <table:table-row table:style-name="ro1">
          <table:table-cell office:value-type="string" calcext:value-type="string">
            <text:p>9.24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9.60e-03</text:p>
          </table:table-cell>
          <table:table-cell table:formula="of:=NUMBERVALUE(LEFT([.A534];4);&quot;.&quot;)*10^NUMBERVALUE(RIGHT([.A534];3))" office:value-type="float" office:value="0.000924" calcext:value-type="float">
            <text:p>0,000924</text:p>
          </table:table-cell>
          <table:table-cell table:formula="of:=NUMBERVALUE(LEFT([.B534];4);&quot;.&quot;)*10^NUMBERVALUE(RIGHT([.B534];3))" office:value-type="float" office:value="-0.98" calcext:value-type="float">
            <text:p>-0,98</text:p>
          </table:table-cell>
          <table:table-cell table:formula="of:=NUMBERVALUE(LEFT([.C534];4);&quot;.&quot;)*10^NUMBERVALUE(RIGHT([.C534];3))" office:value-type="float" office:value="0.0096" calcext:value-type="float">
            <text:p>0,0096</text:p>
          </table:table-cell>
        </table:table-row>
        <table:table-row table:style-name="ro1">
          <table:table-cell office:value-type="string" calcext:value-type="string">
            <text:p>9.28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9.60e-03</text:p>
          </table:table-cell>
          <table:table-cell table:formula="of:=NUMBERVALUE(LEFT([.A535];4);&quot;.&quot;)*10^NUMBERVALUE(RIGHT([.A535];3))" office:value-type="float" office:value="0.000928" calcext:value-type="float">
            <text:p>0,000928</text:p>
          </table:table-cell>
          <table:table-cell table:formula="of:=NUMBERVALUE(LEFT([.B535];4);&quot;.&quot;)*10^NUMBERVALUE(RIGHT([.B535];3))" office:value-type="float" office:value="-1" calcext:value-type="float">
            <text:p>-1</text:p>
          </table:table-cell>
          <table:table-cell table:formula="of:=NUMBERVALUE(LEFT([.C535];4);&quot;.&quot;)*10^NUMBERVALUE(RIGHT([.C535];3))" office:value-type="float" office:value="0.0096" calcext:value-type="float">
            <text:p>0,0096</text:p>
          </table:table-cell>
        </table:table-row>
        <table:table-row table:style-name="ro1">
          <table:table-cell office:value-type="string" calcext:value-type="string">
            <text:p>9.32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8.80e-03</text:p>
          </table:table-cell>
          <table:table-cell table:formula="of:=NUMBERVALUE(LEFT([.A536];4);&quot;.&quot;)*10^NUMBERVALUE(RIGHT([.A536];3))" office:value-type="float" office:value="0.000932" calcext:value-type="float">
            <text:p>0,000932</text:p>
          </table:table-cell>
          <table:table-cell table:formula="of:=NUMBERVALUE(LEFT([.B536];4);&quot;.&quot;)*10^NUMBERVALUE(RIGHT([.B536];3))" office:value-type="float" office:value="-1" calcext:value-type="float">
            <text:p>-1</text:p>
          </table:table-cell>
          <table:table-cell table:formula="of:=NUMBERVALUE(LEFT([.C536];4);&quot;.&quot;)*10^NUMBERVALUE(RIGHT([.C536];3))" office:value-type="float" office:value="0.0088" calcext:value-type="float">
            <text:p>0,0088</text:p>
          </table:table-cell>
        </table:table-row>
        <table:table-row table:style-name="ro1">
          <table:table-cell office:value-type="string" calcext:value-type="string">
            <text:p>9.36e-04</text:p>
          </table:table-cell>
          <table:table-cell office:value-type="string" calcext:value-type="string">
            <text:p>-9.60e-01</text:p>
          </table:table-cell>
          <table:table-cell office:value-type="string" calcext:value-type="string">
            <text:p>7.60e-03</text:p>
          </table:table-cell>
          <table:table-cell table:formula="of:=NUMBERVALUE(LEFT([.A537];4);&quot;.&quot;)*10^NUMBERVALUE(RIGHT([.A537];3))" office:value-type="float" office:value="0.000936" calcext:value-type="float">
            <text:p>0,000936</text:p>
          </table:table-cell>
          <table:table-cell table:formula="of:=NUMBERVALUE(LEFT([.B537];4);&quot;.&quot;)*10^NUMBERVALUE(RIGHT([.B537];3))" office:value-type="float" office:value="-0.96" calcext:value-type="float">
            <text:p>-0,96</text:p>
          </table:table-cell>
          <table:table-cell table:formula="of:=NUMBERVALUE(LEFT([.C537];4);&quot;.&quot;)*10^NUMBERVALUE(RIGHT([.C537];3))" office:value-type="float" office:value="0.0076" calcext:value-type="float">
            <text:p>0,0076</text:p>
          </table:table-cell>
        </table:table-row>
        <table:table-row table:style-name="ro1">
          <table:table-cell office:value-type="string" calcext:value-type="string">
            <text:p>9.40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8.00e-03</text:p>
          </table:table-cell>
          <table:table-cell table:formula="of:=NUMBERVALUE(LEFT([.A538];4);&quot;.&quot;)*10^NUMBERVALUE(RIGHT([.A538];3))" office:value-type="float" office:value="0.00094" calcext:value-type="float">
            <text:p>0,00094</text:p>
          </table:table-cell>
          <table:table-cell table:formula="of:=NUMBERVALUE(LEFT([.B538];4);&quot;.&quot;)*10^NUMBERVALUE(RIGHT([.B538];3))" office:value-type="float" office:value="-0.98" calcext:value-type="float">
            <text:p>-0,98</text:p>
          </table:table-cell>
          <table:table-cell table:formula="of:=NUMBERVALUE(LEFT([.C538];4);&quot;.&quot;)*10^NUMBERVALUE(RIGHT([.C538];3))" office:value-type="float" office:value="0.008" calcext:value-type="float">
            <text:p>0,008</text:p>
          </table:table-cell>
        </table:table-row>
        <table:table-row table:style-name="ro1">
          <table:table-cell office:value-type="string" calcext:value-type="string">
            <text:p>9.44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8.00e-03</text:p>
          </table:table-cell>
          <table:table-cell table:formula="of:=NUMBERVALUE(LEFT([.A539];4);&quot;.&quot;)*10^NUMBERVALUE(RIGHT([.A539];3))" office:value-type="float" office:value="0.000944" calcext:value-type="float">
            <text:p>0,000944</text:p>
          </table:table-cell>
          <table:table-cell table:formula="of:=NUMBERVALUE(LEFT([.B539];4);&quot;.&quot;)*10^NUMBERVALUE(RIGHT([.B539];3))" office:value-type="float" office:value="-1" calcext:value-type="float">
            <text:p>-1</text:p>
          </table:table-cell>
          <table:table-cell table:formula="of:=NUMBERVALUE(LEFT([.C539];4);&quot;.&quot;)*10^NUMBERVALUE(RIGHT([.C539];3))" office:value-type="float" office:value="0.008" calcext:value-type="float">
            <text:p>0,008</text:p>
          </table:table-cell>
        </table:table-row>
        <table:table-row table:style-name="ro1">
          <table:table-cell office:value-type="string" calcext:value-type="string">
            <text:p>9.48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7.20e-03</text:p>
          </table:table-cell>
          <table:table-cell table:formula="of:=NUMBERVALUE(LEFT([.A540];4);&quot;.&quot;)*10^NUMBERVALUE(RIGHT([.A540];3))" office:value-type="float" office:value="0.000948" calcext:value-type="float">
            <text:p>0,000948</text:p>
          </table:table-cell>
          <table:table-cell table:formula="of:=NUMBERVALUE(LEFT([.B540];4);&quot;.&quot;)*10^NUMBERVALUE(RIGHT([.B540];3))" office:value-type="float" office:value="-1" calcext:value-type="float">
            <text:p>-1</text:p>
          </table:table-cell>
          <table:table-cell table:formula="of:=NUMBERVALUE(LEFT([.C540];4);&quot;.&quot;)*10^NUMBERVALUE(RIGHT([.C540];3))" office:value-type="float" office:value="0.0072" calcext:value-type="float">
            <text:p>0,0072</text:p>
          </table:table-cell>
        </table:table-row>
        <table:table-row table:style-name="ro1">
          <table:table-cell office:value-type="string" calcext:value-type="string">
            <text:p>9.52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7.60e-03</text:p>
          </table:table-cell>
          <table:table-cell table:formula="of:=NUMBERVALUE(LEFT([.A541];4);&quot;.&quot;)*10^NUMBERVALUE(RIGHT([.A541];3))" office:value-type="float" office:value="0.000952" calcext:value-type="float">
            <text:p>0,000952</text:p>
          </table:table-cell>
          <table:table-cell table:formula="of:=NUMBERVALUE(LEFT([.B541];4);&quot;.&quot;)*10^NUMBERVALUE(RIGHT([.B541];3))" office:value-type="float" office:value="-0.98" calcext:value-type="float">
            <text:p>-0,98</text:p>
          </table:table-cell>
          <table:table-cell table:formula="of:=NUMBERVALUE(LEFT([.C541];4);&quot;.&quot;)*10^NUMBERVALUE(RIGHT([.C541];3))" office:value-type="float" office:value="0.0076" calcext:value-type="float">
            <text:p>0,0076</text:p>
          </table:table-cell>
        </table:table-row>
        <table:table-row table:style-name="ro1">
          <table:table-cell office:value-type="string" calcext:value-type="string">
            <text:p>9.56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5.60e-03</text:p>
          </table:table-cell>
          <table:table-cell table:formula="of:=NUMBERVALUE(LEFT([.A542];4);&quot;.&quot;)*10^NUMBERVALUE(RIGHT([.A542];3))" office:value-type="float" office:value="0.000956" calcext:value-type="float">
            <text:p>0,000956</text:p>
          </table:table-cell>
          <table:table-cell table:formula="of:=NUMBERVALUE(LEFT([.B542];4);&quot;.&quot;)*10^NUMBERVALUE(RIGHT([.B542];3))" office:value-type="float" office:value="-0.98" calcext:value-type="float">
            <text:p>-0,98</text:p>
          </table:table-cell>
          <table:table-cell table:formula="of:=NUMBERVALUE(LEFT([.C542];4);&quot;.&quot;)*10^NUMBERVALUE(RIGHT([.C542];3))" office:value-type="float" office:value="0.0056" calcext:value-type="float">
            <text:p>0,0056</text:p>
          </table:table-cell>
        </table:table-row>
        <table:table-row table:style-name="ro1">
          <table:table-cell office:value-type="string" calcext:value-type="string">
            <text:p>9.60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6.40e-03</text:p>
          </table:table-cell>
          <table:table-cell table:formula="of:=NUMBERVALUE(LEFT([.A543];4);&quot;.&quot;)*10^NUMBERVALUE(RIGHT([.A543];3))" office:value-type="float" office:value="0.00096" calcext:value-type="float">
            <text:p>0,00096</text:p>
          </table:table-cell>
          <table:table-cell table:formula="of:=NUMBERVALUE(LEFT([.B543];4);&quot;.&quot;)*10^NUMBERVALUE(RIGHT([.B543];3))" office:value-type="float" office:value="-0.98" calcext:value-type="float">
            <text:p>-0,98</text:p>
          </table:table-cell>
          <table:table-cell table:formula="of:=NUMBERVALUE(LEFT([.C543];4);&quot;.&quot;)*10^NUMBERVALUE(RIGHT([.C543];3))" office:value-type="float" office:value="0.0064" calcext:value-type="float">
            <text:p>0,0064</text:p>
          </table:table-cell>
        </table:table-row>
        <table:table-row table:style-name="ro1">
          <table:table-cell office:value-type="string" calcext:value-type="string">
            <text:p>9.64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6.40e-03</text:p>
          </table:table-cell>
          <table:table-cell table:formula="of:=NUMBERVALUE(LEFT([.A544];4);&quot;.&quot;)*10^NUMBERVALUE(RIGHT([.A544];3))" office:value-type="float" office:value="0.000964" calcext:value-type="float">
            <text:p>0,000964</text:p>
          </table:table-cell>
          <table:table-cell table:formula="of:=NUMBERVALUE(LEFT([.B544];4);&quot;.&quot;)*10^NUMBERVALUE(RIGHT([.B544];3))" office:value-type="float" office:value="-0.98" calcext:value-type="float">
            <text:p>-0,98</text:p>
          </table:table-cell>
          <table:table-cell table:formula="of:=NUMBERVALUE(LEFT([.C544];4);&quot;.&quot;)*10^NUMBERVALUE(RIGHT([.C544];3))" office:value-type="float" office:value="0.0064" calcext:value-type="float">
            <text:p>0,0064</text:p>
          </table:table-cell>
        </table:table-row>
        <table:table-row table:style-name="ro1">
          <table:table-cell office:value-type="string" calcext:value-type="string">
            <text:p>9.68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5.60e-03</text:p>
          </table:table-cell>
          <table:table-cell table:formula="of:=NUMBERVALUE(LEFT([.A545];4);&quot;.&quot;)*10^NUMBERVALUE(RIGHT([.A545];3))" office:value-type="float" office:value="0.000968" calcext:value-type="float">
            <text:p>0,000968</text:p>
          </table:table-cell>
          <table:table-cell table:formula="of:=NUMBERVALUE(LEFT([.B545];4);&quot;.&quot;)*10^NUMBERVALUE(RIGHT([.B545];3))" office:value-type="float" office:value="-1" calcext:value-type="float">
            <text:p>-1</text:p>
          </table:table-cell>
          <table:table-cell table:formula="of:=NUMBERVALUE(LEFT([.C545];4);&quot;.&quot;)*10^NUMBERVALUE(RIGHT([.C545];3))" office:value-type="float" office:value="0.0056" calcext:value-type="float">
            <text:p>0,0056</text:p>
          </table:table-cell>
        </table:table-row>
        <table:table-row table:style-name="ro1">
          <table:table-cell office:value-type="string" calcext:value-type="string">
            <text:p>9.72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6.80e-03</text:p>
          </table:table-cell>
          <table:table-cell table:formula="of:=NUMBERVALUE(LEFT([.A546];4);&quot;.&quot;)*10^NUMBERVALUE(RIGHT([.A546];3))" office:value-type="float" office:value="0.000972" calcext:value-type="float">
            <text:p>0,000972</text:p>
          </table:table-cell>
          <table:table-cell table:formula="of:=NUMBERVALUE(LEFT([.B546];4);&quot;.&quot;)*10^NUMBERVALUE(RIGHT([.B546];3))" office:value-type="float" office:value="-1" calcext:value-type="float">
            <text:p>-1</text:p>
          </table:table-cell>
          <table:table-cell table:formula="of:=NUMBERVALUE(LEFT([.C546];4);&quot;.&quot;)*10^NUMBERVALUE(RIGHT([.C546];3))" office:value-type="float" office:value="0.0068" calcext:value-type="float">
            <text:p>0,0068</text:p>
          </table:table-cell>
        </table:table-row>
        <table:table-row table:style-name="ro1">
          <table:table-cell office:value-type="string" calcext:value-type="string">
            <text:p>9.76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4.40e-03</text:p>
          </table:table-cell>
          <table:table-cell table:formula="of:=NUMBERVALUE(LEFT([.A547];4);&quot;.&quot;)*10^NUMBERVALUE(RIGHT([.A547];3))" office:value-type="float" office:value="0.000976" calcext:value-type="float">
            <text:p>0,000976</text:p>
          </table:table-cell>
          <table:table-cell table:formula="of:=NUMBERVALUE(LEFT([.B547];4);&quot;.&quot;)*10^NUMBERVALUE(RIGHT([.B547];3))" office:value-type="float" office:value="-0.98" calcext:value-type="float">
            <text:p>-0,98</text:p>
          </table:table-cell>
          <table:table-cell table:formula="of:=NUMBERVALUE(LEFT([.C547];4);&quot;.&quot;)*10^NUMBERVALUE(RIGHT([.C547];3))" office:value-type="float" office:value="0.0044" calcext:value-type="float">
            <text:p>0,0044</text:p>
          </table:table-cell>
        </table:table-row>
        <table:table-row table:style-name="ro1">
          <table:table-cell office:value-type="string" calcext:value-type="string">
            <text:p>9.80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4.40e-03</text:p>
          </table:table-cell>
          <table:table-cell table:formula="of:=NUMBERVALUE(LEFT([.A548];4);&quot;.&quot;)*10^NUMBERVALUE(RIGHT([.A548];3))" office:value-type="float" office:value="0.00098" calcext:value-type="float">
            <text:p>0,00098</text:p>
          </table:table-cell>
          <table:table-cell table:formula="of:=NUMBERVALUE(LEFT([.B548];4);&quot;.&quot;)*10^NUMBERVALUE(RIGHT([.B548];3))" office:value-type="float" office:value="-0.98" calcext:value-type="float">
            <text:p>-0,98</text:p>
          </table:table-cell>
          <table:table-cell table:formula="of:=NUMBERVALUE(LEFT([.C548];4);&quot;.&quot;)*10^NUMBERVALUE(RIGHT([.C548];3))" office:value-type="float" office:value="0.0044" calcext:value-type="float">
            <text:p>0,0044</text:p>
          </table:table-cell>
        </table:table-row>
        <table:table-row table:style-name="ro1">
          <table:table-cell office:value-type="string" calcext:value-type="string">
            <text:p>9.84e-04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2.80e-03</text:p>
          </table:table-cell>
          <table:table-cell table:formula="of:=NUMBERVALUE(LEFT([.A549];4);&quot;.&quot;)*10^NUMBERVALUE(RIGHT([.A549];3))" office:value-type="float" office:value="0.000984" calcext:value-type="float">
            <text:p>0,000984</text:p>
          </table:table-cell>
          <table:table-cell table:formula="of:=NUMBERVALUE(LEFT([.B549];4);&quot;.&quot;)*10^NUMBERVALUE(RIGHT([.B549];3))" office:value-type="float" office:value="-0.98" calcext:value-type="float">
            <text:p>-0,98</text:p>
          </table:table-cell>
          <table:table-cell table:formula="of:=NUMBERVALUE(LEFT([.C549];4);&quot;.&quot;)*10^NUMBERVALUE(RIGHT([.C549];3))" office:value-type="float" office:value="0.0028" calcext:value-type="float">
            <text:p>0,0028</text:p>
          </table:table-cell>
        </table:table-row>
        <table:table-row table:style-name="ro1">
          <table:table-cell office:value-type="string" calcext:value-type="string">
            <text:p>9.88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3.60e-03</text:p>
          </table:table-cell>
          <table:table-cell table:formula="of:=NUMBERVALUE(LEFT([.A550];4);&quot;.&quot;)*10^NUMBERVALUE(RIGHT([.A550];3))" office:value-type="float" office:value="0.000988" calcext:value-type="float">
            <text:p>0,000988</text:p>
          </table:table-cell>
          <table:table-cell table:formula="of:=NUMBERVALUE(LEFT([.B550];4);&quot;.&quot;)*10^NUMBERVALUE(RIGHT([.B550];3))" office:value-type="float" office:value="-1" calcext:value-type="float">
            <text:p>-1</text:p>
          </table:table-cell>
          <table:table-cell table:formula="of:=NUMBERVALUE(LEFT([.C550];4);&quot;.&quot;)*10^NUMBERVALUE(RIGHT([.C550];3))" office:value-type="float" office:value="0.0036" calcext:value-type="float">
            <text:p>0,0036</text:p>
          </table:table-cell>
        </table:table-row>
        <table:table-row table:style-name="ro1">
          <table:table-cell office:value-type="string" calcext:value-type="string">
            <text:p>9.92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4.00e-03</text:p>
          </table:table-cell>
          <table:table-cell table:formula="of:=NUMBERVALUE(LEFT([.A551];4);&quot;.&quot;)*10^NUMBERVALUE(RIGHT([.A551];3))" office:value-type="float" office:value="0.000992" calcext:value-type="float">
            <text:p>0,000992</text:p>
          </table:table-cell>
          <table:table-cell table:formula="of:=NUMBERVALUE(LEFT([.B551];4);&quot;.&quot;)*10^NUMBERVALUE(RIGHT([.B551];3))" office:value-type="float" office:value="-1" calcext:value-type="float">
            <text:p>-1</text:p>
          </table:table-cell>
          <table:table-cell table:formula="of:=NUMBERVALUE(LEFT([.C551];4);&quot;.&quot;)*10^NUMBERVALUE(RIGHT([.C551];3))" office:value-type="float" office:value="0.004" calcext:value-type="float">
            <text:p>0,004</text:p>
          </table:table-cell>
        </table:table-row>
        <table:table-row table:style-name="ro1">
          <table:table-cell office:value-type="string" calcext:value-type="string">
            <text:p>9.96e-04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3.20e-03</text:p>
          </table:table-cell>
          <table:table-cell table:formula="of:=NUMBERVALUE(LEFT([.A552];4);&quot;.&quot;)*10^NUMBERVALUE(RIGHT([.A552];3))" office:value-type="float" office:value="0.000996" calcext:value-type="float">
            <text:p>0,000996</text:p>
          </table:table-cell>
          <table:table-cell table:formula="of:=NUMBERVALUE(LEFT([.B552];4);&quot;.&quot;)*10^NUMBERVALUE(RIGHT([.B552];3))" office:value-type="float" office:value="-1" calcext:value-type="float">
            <text:p>-1</text:p>
          </table:table-cell>
          <table:table-cell table:formula="of:=NUMBERVALUE(LEFT([.C552];4);&quot;.&quot;)*10^NUMBERVALUE(RIGHT([.C552];3))" office:value-type="float" office:value="0.0032" calcext:value-type="float">
            <text:p>0,0032</text:p>
          </table:table-cell>
        </table:table-row>
        <table:table-row table:style-name="ro1">
          <table:table-cell office:value-type="string" calcext:value-type="string">
            <text:p>1.00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5.20e-03</text:p>
          </table:table-cell>
          <table:table-cell table:formula="of:=NUMBERVALUE(LEFT([.A553];4);&quot;.&quot;)*10^NUMBERVALUE(RIGHT([.A553];3))" office:value-type="float" office:value="0.001" calcext:value-type="float">
            <text:p>0,001</text:p>
          </table:table-cell>
          <table:table-cell table:formula="of:=NUMBERVALUE(LEFT([.B553];4);&quot;.&quot;)*10^NUMBERVALUE(RIGHT([.B553];3))" office:value-type="float" office:value="-1" calcext:value-type="float">
            <text:p>-1</text:p>
          </table:table-cell>
          <table:table-cell table:formula="of:=NUMBERVALUE(LEFT([.C553];4);&quot;.&quot;)*10^NUMBERVALUE(RIGHT([.C553];3))" office:value-type="float" office:value="0.0052" calcext:value-type="float">
            <text:p>0,0052</text:p>
          </table:table-cell>
        </table:table-row>
        <table:table-row table:style-name="ro1">
          <table:table-cell office:value-type="string" calcext:value-type="string">
            <text:p>1.00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20e-03</text:p>
          </table:table-cell>
          <table:table-cell table:formula="of:=NUMBERVALUE(LEFT([.A554];4);&quot;.&quot;)*10^NUMBERVALUE(RIGHT([.A554];3))" office:value-type="float" office:value="0.001" calcext:value-type="float">
            <text:p>0,001</text:p>
          </table:table-cell>
          <table:table-cell table:formula="of:=NUMBERVALUE(LEFT([.B554];4);&quot;.&quot;)*10^NUMBERVALUE(RIGHT([.B554];3))" office:value-type="float" office:value="-1" calcext:value-type="float">
            <text:p>-1</text:p>
          </table:table-cell>
          <table:table-cell table:formula="of:=NUMBERVALUE(LEFT([.C554];4);&quot;.&quot;)*10^NUMBERVALUE(RIGHT([.C554];3))" office:value-type="float" office:value="0.0012" calcext:value-type="float">
            <text:p>0,0012</text:p>
          </table:table-cell>
        </table:table-row>
        <table:table-row table:style-name="ro1">
          <table:table-cell office:value-type="string" calcext:value-type="string">
            <text:p>1.01e-03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8.00e-04</text:p>
          </table:table-cell>
          <table:table-cell table:formula="of:=NUMBERVALUE(LEFT([.A555];4);&quot;.&quot;)*10^NUMBERVALUE(RIGHT([.A555];3))" office:value-type="float" office:value="0.00101" calcext:value-type="float">
            <text:p>0,00101</text:p>
          </table:table-cell>
          <table:table-cell table:formula="of:=NUMBERVALUE(LEFT([.B555];4);&quot;.&quot;)*10^NUMBERVALUE(RIGHT([.B555];3))" office:value-type="float" office:value="-0.98" calcext:value-type="float">
            <text:p>-0,98</text:p>
          </table:table-cell>
          <table:table-cell table:formula="of:=NUMBERVALUE(LEFT([.C555];4);&quot;.&quot;)*10^NUMBERVALUE(RIGHT([.C555];3))" office:value-type="float" office:value="0.0008" calcext:value-type="float">
            <text:p>0,0008</text:p>
          </table:table-cell>
        </table:table-row>
        <table:table-row table:style-name="ro1">
          <table:table-cell office:value-type="string" calcext:value-type="string">
            <text:p>1.01e-03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2.00e-03</text:p>
          </table:table-cell>
          <table:table-cell table:formula="of:=NUMBERVALUE(LEFT([.A556];4);&quot;.&quot;)*10^NUMBERVALUE(RIGHT([.A556];3))" office:value-type="float" office:value="0.00101" calcext:value-type="float">
            <text:p>0,00101</text:p>
          </table:table-cell>
          <table:table-cell table:formula="of:=NUMBERVALUE(LEFT([.B556];4);&quot;.&quot;)*10^NUMBERVALUE(RIGHT([.B556];3))" office:value-type="float" office:value="-0.98" calcext:value-type="float">
            <text:p>-0,98</text:p>
          </table:table-cell>
          <table:table-cell table:formula="of:=NUMBERVALUE(LEFT([.C556];4);&quot;.&quot;)*10^NUMBERVALUE(RIGHT([.C556];3))" office:value-type="float" office:value="0.002" calcext:value-type="float">
            <text:p>0,002</text:p>
          </table:table-cell>
        </table:table-row>
        <table:table-row table:style-name="ro1">
          <table:table-cell office:value-type="string" calcext:value-type="string">
            <text:p>1.02e-03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8.00e-04</text:p>
          </table:table-cell>
          <table:table-cell table:formula="of:=NUMBERVALUE(LEFT([.A557];4);&quot;.&quot;)*10^NUMBERVALUE(RIGHT([.A557];3))" office:value-type="float" office:value="0.00102" calcext:value-type="float">
            <text:p>0,00102</text:p>
          </table:table-cell>
          <table:table-cell table:formula="of:=NUMBERVALUE(LEFT([.B557];4);&quot;.&quot;)*10^NUMBERVALUE(RIGHT([.B557];3))" office:value-type="float" office:value="-0.98" calcext:value-type="float">
            <text:p>-0,98</text:p>
          </table:table-cell>
          <table:table-cell table:formula="of:=NUMBERVALUE(LEFT([.C557];4);&quot;.&quot;)*10^NUMBERVALUE(RIGHT([.C557];3))" office:value-type="float" office:value="0.0008" calcext:value-type="float">
            <text:p>0,0008</text:p>
          </table:table-cell>
        </table:table-row>
        <table:table-row table:style-name="ro1">
          <table:table-cell office:value-type="string" calcext:value-type="string">
            <text:p>1.02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1.20e-03</text:p>
          </table:table-cell>
          <table:table-cell table:formula="of:=NUMBERVALUE(LEFT([.A558];4);&quot;.&quot;)*10^NUMBERVALUE(RIGHT([.A558];3))" office:value-type="float" office:value="0.00102" calcext:value-type="float">
            <text:p>0,00102</text:p>
          </table:table-cell>
          <table:table-cell table:formula="of:=NUMBERVALUE(LEFT([.B558];4);&quot;.&quot;)*10^NUMBERVALUE(RIGHT([.B558];3))" office:value-type="float" office:value="-1" calcext:value-type="float">
            <text:p>-1</text:p>
          </table:table-cell>
          <table:table-cell table:formula="of:=NUMBERVALUE(LEFT([.C558];4);&quot;.&quot;)*10^NUMBERVALUE(RIGHT([.C558];3))" office:value-type="float" office:value="0.0012" calcext:value-type="float">
            <text:p>0,0012</text:p>
          </table:table-cell>
        </table:table-row>
        <table:table-row table:style-name="ro1">
          <table:table-cell office:value-type="string" calcext:value-type="string">
            <text:p>1.02e-03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8.00e-04</text:p>
          </table:table-cell>
          <table:table-cell table:formula="of:=NUMBERVALUE(LEFT([.A559];4);&quot;.&quot;)*10^NUMBERVALUE(RIGHT([.A559];3))" office:value-type="float" office:value="0.00102" calcext:value-type="float">
            <text:p>0,00102</text:p>
          </table:table-cell>
          <table:table-cell table:formula="of:=NUMBERVALUE(LEFT([.B559];4);&quot;.&quot;)*10^NUMBERVALUE(RIGHT([.B559];3))" office:value-type="float" office:value="-0.98" calcext:value-type="float">
            <text:p>-0,98</text:p>
          </table:table-cell>
          <table:table-cell table:formula="of:=NUMBERVALUE(LEFT([.C559];4);&quot;.&quot;)*10^NUMBERVALUE(RIGHT([.C559];3))" office:value-type="float" office:value="0.0008" calcext:value-type="float">
            <text:p>0,0008</text:p>
          </table:table-cell>
        </table:table-row>
        <table:table-row table:style-name="ro1">
          <table:table-cell office:value-type="string" calcext:value-type="string">
            <text:p>1.03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8.00e-04</text:p>
          </table:table-cell>
          <table:table-cell table:formula="of:=NUMBERVALUE(LEFT([.A560];4);&quot;.&quot;)*10^NUMBERVALUE(RIGHT([.A560];3))" office:value-type="float" office:value="0.00103" calcext:value-type="float">
            <text:p>0,00103</text:p>
          </table:table-cell>
          <table:table-cell table:formula="of:=NUMBERVALUE(LEFT([.B560];4);&quot;.&quot;)*10^NUMBERVALUE(RIGHT([.B560];3))" office:value-type="float" office:value="-1" calcext:value-type="float">
            <text:p>-1</text:p>
          </table:table-cell>
          <table:table-cell table:formula="of:=NUMBERVALUE(LEFT([.C560];4);&quot;.&quot;)*10^NUMBERVALUE(RIGHT([.C560];3))" office:value-type="float" office:value="0.0008" calcext:value-type="float">
            <text:p>0,0008</text:p>
          </table:table-cell>
        </table:table-row>
        <table:table-row table:style-name="ro1">
          <table:table-cell office:value-type="string" calcext:value-type="string">
            <text:p>1.03e-03</text:p>
          </table:table-cell>
          <table:table-cell office:value-type="string" calcext:value-type="string">
            <text:p>-1.02e+00</text:p>
          </table:table-cell>
          <table:table-cell office:value-type="string" calcext:value-type="string">
            <text:p>-1.20e-03</text:p>
          </table:table-cell>
          <table:table-cell table:formula="of:=NUMBERVALUE(LEFT([.A561];4);&quot;.&quot;)*10^NUMBERVALUE(RIGHT([.A561];3))" office:value-type="float" office:value="0.00103" calcext:value-type="float">
            <text:p>0,00103</text:p>
          </table:table-cell>
          <table:table-cell table:formula="of:=NUMBERVALUE(LEFT([.B561];4);&quot;.&quot;)*10^NUMBERVALUE(RIGHT([.B561];3))" office:value-type="float" office:value="-1" calcext:value-type="float">
            <text:p>-1</text:p>
          </table:table-cell>
          <table:table-cell table:formula="of:=NUMBERVALUE(LEFT([.C561];4);&quot;.&quot;)*10^NUMBERVALUE(RIGHT([.C561];3))" office:value-type="float" office:value="-0.0012" calcext:value-type="float">
            <text:p>-0,0012</text:p>
          </table:table-cell>
        </table:table-row>
        <table:table-row table:style-name="ro1">
          <table:table-cell office:value-type="string" calcext:value-type="string">
            <text:p>1.04e-03</text:p>
          </table:table-cell>
          <table:table-cell office:value-type="string" calcext:value-type="string">
            <text:p>-9.60e-01</text:p>
          </table:table-cell>
          <table:table-cell office:value-type="string" calcext:value-type="string">
            <text:p>-2.00e-03</text:p>
          </table:table-cell>
          <table:table-cell table:formula="of:=NUMBERVALUE(LEFT([.A562];4);&quot;.&quot;)*10^NUMBERVALUE(RIGHT([.A562];3))" office:value-type="float" office:value="0.00104" calcext:value-type="float">
            <text:p>0,00104</text:p>
          </table:table-cell>
          <table:table-cell table:formula="of:=NUMBERVALUE(LEFT([.B562];4);&quot;.&quot;)*10^NUMBERVALUE(RIGHT([.B562];3))" office:value-type="float" office:value="-0.96" calcext:value-type="float">
            <text:p>-0,96</text:p>
          </table:table-cell>
          <table:table-cell table:formula="of:=NUMBERVALUE(LEFT([.C562];4);&quot;.&quot;)*10^NUMBERVALUE(RIGHT([.C562];3))" office:value-type="float" office:value="-0.002" calcext:value-type="float">
            <text:p>-0,002</text:p>
          </table:table-cell>
        </table:table-row>
        <table:table-row table:style-name="ro1">
          <table:table-cell office:value-type="string" calcext:value-type="string">
            <text:p>1.04e-03</text:p>
          </table:table-cell>
          <table:table-cell office:value-type="string" calcext:value-type="string">
            <text:p>-9.80e-01</text:p>
          </table:table-cell>
          <table:table-cell office:value-type="string" calcext:value-type="string">
            <text:p>-8.00e-04</text:p>
          </table:table-cell>
          <table:table-cell table:formula="of:=NUMBERVALUE(LEFT([.A563];4);&quot;.&quot;)*10^NUMBERVALUE(RIGHT([.A563];3))" office:value-type="float" office:value="0.00104" calcext:value-type="float">
            <text:p>0,00104</text:p>
          </table:table-cell>
          <table:table-cell table:formula="of:=NUMBERVALUE(LEFT([.B563];4);&quot;.&quot;)*10^NUMBERVALUE(RIGHT([.B563];3))" office:value-type="float" office:value="-0.98" calcext:value-type="float">
            <text:p>-0,98</text:p>
          </table:table-cell>
          <table:table-cell table:formula="of:=NUMBERVALUE(LEFT([.C563];4);&quot;.&quot;)*10^NUMBERVALUE(RIGHT([.C563];3))" office:value-type="float" office:value="-0.0008" calcext:value-type="float">
            <text:p>-0,0008</text:p>
          </table:table-cell>
        </table:table-row>
        <table:table-row table:style-name="ro1">
          <table:table-cell office:value-type="string" calcext:value-type="string">
            <text:p>1.04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-8.00e-04</text:p>
          </table:table-cell>
          <table:table-cell table:formula="of:=NUMBERVALUE(LEFT([.A564];4);&quot;.&quot;)*10^NUMBERVALUE(RIGHT([.A564];3))" office:value-type="float" office:value="0.00104" calcext:value-type="float">
            <text:p>0,00104</text:p>
          </table:table-cell>
          <table:table-cell table:formula="of:=NUMBERVALUE(LEFT([.B564];4);&quot;.&quot;)*10^NUMBERVALUE(RIGHT([.B564];3))" office:value-type="float" office:value="-1" calcext:value-type="float">
            <text:p>-1</text:p>
          </table:table-cell>
          <table:table-cell table:formula="of:=NUMBERVALUE(LEFT([.C564];4);&quot;.&quot;)*10^NUMBERVALUE(RIGHT([.C564];3))" office:value-type="float" office:value="-0.0008" calcext:value-type="float">
            <text:p>-0,0008</text:p>
          </table:table-cell>
        </table:table-row>
        <table:table-row table:style-name="ro1">
          <table:table-cell office:value-type="string" calcext:value-type="string">
            <text:p>1.05e-03</text:p>
          </table:table-cell>
          <table:table-cell office:value-type="string" calcext:value-type="string">
            <text:p>-1.00e+00</text:p>
          </table:table-cell>
          <table:table-cell office:value-type="string" calcext:value-type="string">
            <text:p>-2.00e-03</text:p>
          </table:table-cell>
          <table:table-cell table:formula="of:=NUMBERVALUE(LEFT([.A565];4);&quot;.&quot;)*10^NUMBERVALUE(RIGHT([.A565];3))" office:value-type="float" office:value="0.00105" calcext:value-type="float">
            <text:p>0,00105</text:p>
          </table:table-cell>
          <table:table-cell table:formula="of:=NUMBERVALUE(LEFT([.B565];4);&quot;.&quot;)*10^NUMBERVALUE(RIGHT([.B565];3))" office:value-type="float" office:value="-1" calcext:value-type="float">
            <text:p>-1</text:p>
          </table:table-cell>
          <table:table-cell table:formula="of:=NUMBERVALUE(LEFT([.C565];4);&quot;.&quot;)*10^NUMBERVALUE(RIGHT([.C565];3))" office:value-type="float" office:value="-0.002" calcext:value-type="float">
            <text:p>-0,002</text:p>
          </table:table-cell>
        </table:table-row>
        <table:table-row table:style-name="ro1">
          <table:table-cell office:value-type="string" calcext:value-type="string">
            <text:p>1.05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1.60e-03</text:p>
          </table:table-cell>
          <table:table-cell table:formula="of:=NUMBERVALUE(LEFT([.A566];4);&quot;.&quot;)*10^NUMBERVALUE(RIGHT([.A566];3))" office:value-type="float" office:value="0.00105" calcext:value-type="float">
            <text:p>0,00105</text:p>
          </table:table-cell>
          <table:table-cell table:formula="of:=NUMBERVALUE(LEFT([.B566];4);&quot;.&quot;)*10^NUMBERVALUE(RIGHT([.B566];3))" office:value-type="float" office:value="0.96" calcext:value-type="float">
            <text:p>0,96</text:p>
          </table:table-cell>
          <table:table-cell table:formula="of:=NUMBERVALUE(LEFT([.C566];4);&quot;.&quot;)*10^NUMBERVALUE(RIGHT([.C566];3))" office:value-type="float" office:value="-0.0016" calcext:value-type="float">
            <text:p>-0,0016</text:p>
          </table:table-cell>
        </table:table-row>
        <table:table-row table:style-name="ro1">
          <table:table-cell office:value-type="string" calcext:value-type="string">
            <text:p>1.06e-03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4.40e-03</text:p>
          </table:table-cell>
          <table:table-cell table:formula="of:=NUMBERVALUE(LEFT([.A567];4);&quot;.&quot;)*10^NUMBERVALUE(RIGHT([.A567];3))" office:value-type="float" office:value="0.00106" calcext:value-type="float">
            <text:p>0,00106</text:p>
          </table:table-cell>
          <table:table-cell table:formula="of:=NUMBERVALUE(LEFT([.B567];4);&quot;.&quot;)*10^NUMBERVALUE(RIGHT([.B567];3))" office:value-type="float" office:value="0.98" calcext:value-type="float">
            <text:p>0,98</text:p>
          </table:table-cell>
          <table:table-cell table:formula="of:=NUMBERVALUE(LEFT([.C567];4);&quot;.&quot;)*10^NUMBERVALUE(RIGHT([.C567];3))" office:value-type="float" office:value="-0.0044" calcext:value-type="float">
            <text:p>-0,0044</text:p>
          </table:table-cell>
        </table:table-row>
        <table:table-row table:style-name="ro1">
          <table:table-cell office:value-type="string" calcext:value-type="string">
            <text:p>1.06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3.60e-03</text:p>
          </table:table-cell>
          <table:table-cell table:formula="of:=NUMBERVALUE(LEFT([.A568];4);&quot;.&quot;)*10^NUMBERVALUE(RIGHT([.A568];3))" office:value-type="float" office:value="0.00106" calcext:value-type="float">
            <text:p>0,00106</text:p>
          </table:table-cell>
          <table:table-cell table:formula="of:=NUMBERVALUE(LEFT([.B568];4);&quot;.&quot;)*10^NUMBERVALUE(RIGHT([.B568];3))" office:value-type="float" office:value="0.96" calcext:value-type="float">
            <text:p>0,96</text:p>
          </table:table-cell>
          <table:table-cell table:formula="of:=NUMBERVALUE(LEFT([.C568];4);&quot;.&quot;)*10^NUMBERVALUE(RIGHT([.C568];3))" office:value-type="float" office:value="-0.0036" calcext:value-type="float">
            <text:p>-0,0036</text:p>
          </table:table-cell>
        </table:table-row>
        <table:table-row table:style-name="ro1">
          <table:table-cell office:value-type="string" calcext:value-type="string">
            <text:p>1.06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3.60e-03</text:p>
          </table:table-cell>
          <table:table-cell table:formula="of:=NUMBERVALUE(LEFT([.A569];4);&quot;.&quot;)*10^NUMBERVALUE(RIGHT([.A569];3))" office:value-type="float" office:value="0.00106" calcext:value-type="float">
            <text:p>0,00106</text:p>
          </table:table-cell>
          <table:table-cell table:formula="of:=NUMBERVALUE(LEFT([.B569];4);&quot;.&quot;)*10^NUMBERVALUE(RIGHT([.B569];3))" office:value-type="float" office:value="1" calcext:value-type="float">
            <text:p>1</text:p>
          </table:table-cell>
          <table:table-cell table:formula="of:=NUMBERVALUE(LEFT([.C569];4);&quot;.&quot;)*10^NUMBERVALUE(RIGHT([.C569];3))" office:value-type="float" office:value="-0.0036" calcext:value-type="float">
            <text:p>-0,0036</text:p>
          </table:table-cell>
        </table:table-row>
        <table:table-row table:style-name="ro1">
          <table:table-cell office:value-type="string" calcext:value-type="string">
            <text:p>1.07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2.80e-03</text:p>
          </table:table-cell>
          <table:table-cell table:formula="of:=NUMBERVALUE(LEFT([.A570];4);&quot;.&quot;)*10^NUMBERVALUE(RIGHT([.A570];3))" office:value-type="float" office:value="0.00107" calcext:value-type="float">
            <text:p>0,00107</text:p>
          </table:table-cell>
          <table:table-cell table:formula="of:=NUMBERVALUE(LEFT([.B570];4);&quot;.&quot;)*10^NUMBERVALUE(RIGHT([.B570];3))" office:value-type="float" office:value="0.96" calcext:value-type="float">
            <text:p>0,96</text:p>
          </table:table-cell>
          <table:table-cell table:formula="of:=NUMBERVALUE(LEFT([.C570];4);&quot;.&quot;)*10^NUMBERVALUE(RIGHT([.C570];3))" office:value-type="float" office:value="-0.0028" calcext:value-type="float">
            <text:p>-0,0028</text:p>
          </table:table-cell>
        </table:table-row>
        <table:table-row table:style-name="ro1">
          <table:table-cell office:value-type="string" calcext:value-type="string">
            <text:p>1.07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4.00e-03</text:p>
          </table:table-cell>
          <table:table-cell table:formula="of:=NUMBERVALUE(LEFT([.A571];4);&quot;.&quot;)*10^NUMBERVALUE(RIGHT([.A571];3))" office:value-type="float" office:value="0.00107" calcext:value-type="float">
            <text:p>0,00107</text:p>
          </table:table-cell>
          <table:table-cell table:formula="of:=NUMBERVALUE(LEFT([.B571];4);&quot;.&quot;)*10^NUMBERVALUE(RIGHT([.B571];3))" office:value-type="float" office:value="0.96" calcext:value-type="float">
            <text:p>0,96</text:p>
          </table:table-cell>
          <table:table-cell table:formula="of:=NUMBERVALUE(LEFT([.C571];4);&quot;.&quot;)*10^NUMBERVALUE(RIGHT([.C571];3))" office:value-type="float" office:value="-0.004" calcext:value-type="float">
            <text:p>-0,004</text:p>
          </table:table-cell>
        </table:table-row>
        <table:table-row table:style-name="ro1">
          <table:table-cell office:value-type="string" calcext:value-type="string">
            <text:p>1.08e-03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5.60e-03</text:p>
          </table:table-cell>
          <table:table-cell table:formula="of:=NUMBERVALUE(LEFT([.A572];4);&quot;.&quot;)*10^NUMBERVALUE(RIGHT([.A572];3))" office:value-type="float" office:value="0.00108" calcext:value-type="float">
            <text:p>0,00108</text:p>
          </table:table-cell>
          <table:table-cell table:formula="of:=NUMBERVALUE(LEFT([.B572];4);&quot;.&quot;)*10^NUMBERVALUE(RIGHT([.B572];3))" office:value-type="float" office:value="0.98" calcext:value-type="float">
            <text:p>0,98</text:p>
          </table:table-cell>
          <table:table-cell table:formula="of:=NUMBERVALUE(LEFT([.C572];4);&quot;.&quot;)*10^NUMBERVALUE(RIGHT([.C572];3))" office:value-type="float" office:value="-0.0056" calcext:value-type="float">
            <text:p>-0,0056</text:p>
          </table:table-cell>
        </table:table-row>
        <table:table-row table:style-name="ro1">
          <table:table-cell office:value-type="string" calcext:value-type="string">
            <text:p>1.08e-03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5.60e-03</text:p>
          </table:table-cell>
          <table:table-cell table:formula="of:=NUMBERVALUE(LEFT([.A573];4);&quot;.&quot;)*10^NUMBERVALUE(RIGHT([.A573];3))" office:value-type="float" office:value="0.00108" calcext:value-type="float">
            <text:p>0,00108</text:p>
          </table:table-cell>
          <table:table-cell table:formula="of:=NUMBERVALUE(LEFT([.B573];4);&quot;.&quot;)*10^NUMBERVALUE(RIGHT([.B573];3))" office:value-type="float" office:value="0.98" calcext:value-type="float">
            <text:p>0,98</text:p>
          </table:table-cell>
          <table:table-cell table:formula="of:=NUMBERVALUE(LEFT([.C573];4);&quot;.&quot;)*10^NUMBERVALUE(RIGHT([.C573];3))" office:value-type="float" office:value="-0.0056" calcext:value-type="float">
            <text:p>-0,0056</text:p>
          </table:table-cell>
        </table:table-row>
        <table:table-row table:style-name="ro1">
          <table:table-cell office:value-type="string" calcext:value-type="string">
            <text:p>1.08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6.00e-03</text:p>
          </table:table-cell>
          <table:table-cell table:formula="of:=NUMBERVALUE(LEFT([.A574];4);&quot;.&quot;)*10^NUMBERVALUE(RIGHT([.A574];3))" office:value-type="float" office:value="0.00108" calcext:value-type="float">
            <text:p>0,00108</text:p>
          </table:table-cell>
          <table:table-cell table:formula="of:=NUMBERVALUE(LEFT([.B574];4);&quot;.&quot;)*10^NUMBERVALUE(RIGHT([.B574];3))" office:value-type="float" office:value="1" calcext:value-type="float">
            <text:p>1</text:p>
          </table:table-cell>
          <table:table-cell table:formula="of:=NUMBERVALUE(LEFT([.C574];4);&quot;.&quot;)*10^NUMBERVALUE(RIGHT([.C574];3))" office:value-type="float" office:value="-0.006" calcext:value-type="float">
            <text:p>-0,006</text:p>
          </table:table-cell>
        </table:table-row>
        <table:table-row table:style-name="ro1">
          <table:table-cell office:value-type="string" calcext:value-type="string">
            <text:p>1.09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5.60e-03</text:p>
          </table:table-cell>
          <table:table-cell table:formula="of:=NUMBERVALUE(LEFT([.A575];4);&quot;.&quot;)*10^NUMBERVALUE(RIGHT([.A575];3))" office:value-type="float" office:value="0.00109" calcext:value-type="float">
            <text:p>0,00109</text:p>
          </table:table-cell>
          <table:table-cell table:formula="of:=NUMBERVALUE(LEFT([.B575];4);&quot;.&quot;)*10^NUMBERVALUE(RIGHT([.B575];3))" office:value-type="float" office:value="1" calcext:value-type="float">
            <text:p>1</text:p>
          </table:table-cell>
          <table:table-cell table:formula="of:=NUMBERVALUE(LEFT([.C575];4);&quot;.&quot;)*10^NUMBERVALUE(RIGHT([.C575];3))" office:value-type="float" office:value="-0.0056" calcext:value-type="float">
            <text:p>-0,0056</text:p>
          </table:table-cell>
        </table:table-row>
        <table:table-row table:style-name="ro1">
          <table:table-cell office:value-type="string" calcext:value-type="string">
            <text:p>1.09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5.60e-03</text:p>
          </table:table-cell>
          <table:table-cell table:formula="of:=NUMBERVALUE(LEFT([.A576];4);&quot;.&quot;)*10^NUMBERVALUE(RIGHT([.A576];3))" office:value-type="float" office:value="0.00109" calcext:value-type="float">
            <text:p>0,00109</text:p>
          </table:table-cell>
          <table:table-cell table:formula="of:=NUMBERVALUE(LEFT([.B576];4);&quot;.&quot;)*10^NUMBERVALUE(RIGHT([.B576];3))" office:value-type="float" office:value="1" calcext:value-type="float">
            <text:p>1</text:p>
          </table:table-cell>
          <table:table-cell table:formula="of:=NUMBERVALUE(LEFT([.C576];4);&quot;.&quot;)*10^NUMBERVALUE(RIGHT([.C576];3))" office:value-type="float" office:value="-0.0056" calcext:value-type="float">
            <text:p>-0,0056</text:p>
          </table:table-cell>
        </table:table-row>
        <table:table-row table:style-name="ro1">
          <table:table-cell office:value-type="string" calcext:value-type="string">
            <text:p>1.10e-03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7.20e-03</text:p>
          </table:table-cell>
          <table:table-cell table:formula="of:=NUMBERVALUE(LEFT([.A577];4);&quot;.&quot;)*10^NUMBERVALUE(RIGHT([.A577];3))" office:value-type="float" office:value="0.0011" calcext:value-type="float">
            <text:p>0,0011</text:p>
          </table:table-cell>
          <table:table-cell table:formula="of:=NUMBERVALUE(LEFT([.B577];4);&quot;.&quot;)*10^NUMBERVALUE(RIGHT([.B577];3))" office:value-type="float" office:value="0.98" calcext:value-type="float">
            <text:p>0,98</text:p>
          </table:table-cell>
          <table:table-cell table:formula="of:=NUMBERVALUE(LEFT([.C577];4);&quot;.&quot;)*10^NUMBERVALUE(RIGHT([.C577];3))" office:value-type="float" office:value="-0.0072" calcext:value-type="float">
            <text:p>-0,0072</text:p>
          </table:table-cell>
        </table:table-row>
        <table:table-row table:style-name="ro1">
          <table:table-cell office:value-type="string" calcext:value-type="string">
            <text:p>1.10e-03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6.40e-03</text:p>
          </table:table-cell>
          <table:table-cell table:formula="of:=NUMBERVALUE(LEFT([.A578];4);&quot;.&quot;)*10^NUMBERVALUE(RIGHT([.A578];3))" office:value-type="float" office:value="0.0011" calcext:value-type="float">
            <text:p>0,0011</text:p>
          </table:table-cell>
          <table:table-cell table:formula="of:=NUMBERVALUE(LEFT([.B578];4);&quot;.&quot;)*10^NUMBERVALUE(RIGHT([.B578];3))" office:value-type="float" office:value="0.98" calcext:value-type="float">
            <text:p>0,98</text:p>
          </table:table-cell>
          <table:table-cell table:formula="of:=NUMBERVALUE(LEFT([.C578];4);&quot;.&quot;)*10^NUMBERVALUE(RIGHT([.C578];3))" office:value-type="float" office:value="-0.0064" calcext:value-type="float">
            <text:p>-0,0064</text:p>
          </table:table-cell>
        </table:table-row>
        <table:table-row table:style-name="ro1">
          <table:table-cell office:value-type="string" calcext:value-type="string">
            <text:p>1.10e-03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6.40e-03</text:p>
          </table:table-cell>
          <table:table-cell table:formula="of:=NUMBERVALUE(LEFT([.A579];4);&quot;.&quot;)*10^NUMBERVALUE(RIGHT([.A579];3))" office:value-type="float" office:value="0.0011" calcext:value-type="float">
            <text:p>0,0011</text:p>
          </table:table-cell>
          <table:table-cell table:formula="of:=NUMBERVALUE(LEFT([.B579];4);&quot;.&quot;)*10^NUMBERVALUE(RIGHT([.B579];3))" office:value-type="float" office:value="0.98" calcext:value-type="float">
            <text:p>0,98</text:p>
          </table:table-cell>
          <table:table-cell table:formula="of:=NUMBERVALUE(LEFT([.C579];4);&quot;.&quot;)*10^NUMBERVALUE(RIGHT([.C579];3))" office:value-type="float" office:value="-0.0064" calcext:value-type="float">
            <text:p>-0,0064</text:p>
          </table:table-cell>
        </table:table-row>
        <table:table-row table:style-name="ro1">
          <table:table-cell office:value-type="string" calcext:value-type="string">
            <text:p>1.11e-03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7.60e-03</text:p>
          </table:table-cell>
          <table:table-cell table:formula="of:=NUMBERVALUE(LEFT([.A580];4);&quot;.&quot;)*10^NUMBERVALUE(RIGHT([.A580];3))" office:value-type="float" office:value="0.00111" calcext:value-type="float">
            <text:p>0,00111</text:p>
          </table:table-cell>
          <table:table-cell table:formula="of:=NUMBERVALUE(LEFT([.B580];4);&quot;.&quot;)*10^NUMBERVALUE(RIGHT([.B580];3))" office:value-type="float" office:value="0.98" calcext:value-type="float">
            <text:p>0,98</text:p>
          </table:table-cell>
          <table:table-cell table:formula="of:=NUMBERVALUE(LEFT([.C580];4);&quot;.&quot;)*10^NUMBERVALUE(RIGHT([.C580];3))" office:value-type="float" office:value="-0.0076" calcext:value-type="float">
            <text:p>-0,0076</text:p>
          </table:table-cell>
        </table:table-row>
        <table:table-row table:style-name="ro1">
          <table:table-cell office:value-type="string" calcext:value-type="string">
            <text:p>1.11e-03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00e-02</text:p>
          </table:table-cell>
          <table:table-cell table:formula="of:=NUMBERVALUE(LEFT([.A581];4);&quot;.&quot;)*10^NUMBERVALUE(RIGHT([.A581];3))" office:value-type="float" office:value="0.00111" calcext:value-type="float">
            <text:p>0,00111</text:p>
          </table:table-cell>
          <table:table-cell table:formula="of:=NUMBERVALUE(LEFT([.B581];4);&quot;.&quot;)*10^NUMBERVALUE(RIGHT([.B581];3))" office:value-type="float" office:value="0.98" calcext:value-type="float">
            <text:p>0,98</text:p>
          </table:table-cell>
          <table:table-cell table:formula="of:=NUMBERVALUE(LEFT([.C581];4);&quot;.&quot;)*10^NUMBERVALUE(RIGHT([.C581];3))" office:value-type="float" office:value="-0.01" calcext:value-type="float">
            <text:p>-0,01</text:p>
          </table:table-cell>
        </table:table-row>
        <table:table-row table:style-name="ro1">
          <table:table-cell office:value-type="string" calcext:value-type="string">
            <text:p>1.12e-03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8.40e-03</text:p>
          </table:table-cell>
          <table:table-cell table:formula="of:=NUMBERVALUE(LEFT([.A582];4);&quot;.&quot;)*10^NUMBERVALUE(RIGHT([.A582];3))" office:value-type="float" office:value="0.00112" calcext:value-type="float">
            <text:p>0,00112</text:p>
          </table:table-cell>
          <table:table-cell table:formula="of:=NUMBERVALUE(LEFT([.B582];4);&quot;.&quot;)*10^NUMBERVALUE(RIGHT([.B582];3))" office:value-type="float" office:value="0.98" calcext:value-type="float">
            <text:p>0,98</text:p>
          </table:table-cell>
          <table:table-cell table:formula="of:=NUMBERVALUE(LEFT([.C582];4);&quot;.&quot;)*10^NUMBERVALUE(RIGHT([.C582];3))" office:value-type="float" office:value="-0.0084" calcext:value-type="float">
            <text:p>-0,0084</text:p>
          </table:table-cell>
        </table:table-row>
        <table:table-row table:style-name="ro1">
          <table:table-cell office:value-type="string" calcext:value-type="string">
            <text:p>1.12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8.80e-03</text:p>
          </table:table-cell>
          <table:table-cell table:formula="of:=NUMBERVALUE(LEFT([.A583];4);&quot;.&quot;)*10^NUMBERVALUE(RIGHT([.A583];3))" office:value-type="float" office:value="0.00112" calcext:value-type="float">
            <text:p>0,00112</text:p>
          </table:table-cell>
          <table:table-cell table:formula="of:=NUMBERVALUE(LEFT([.B583];4);&quot;.&quot;)*10^NUMBERVALUE(RIGHT([.B583];3))" office:value-type="float" office:value="1" calcext:value-type="float">
            <text:p>1</text:p>
          </table:table-cell>
          <table:table-cell table:formula="of:=NUMBERVALUE(LEFT([.C583];4);&quot;.&quot;)*10^NUMBERVALUE(RIGHT([.C583];3))" office:value-type="float" office:value="-0.0088" calcext:value-type="float">
            <text:p>-0,0088</text:p>
          </table:table-cell>
        </table:table-row>
        <table:table-row table:style-name="ro1">
          <table:table-cell office:value-type="string" calcext:value-type="string">
            <text:p>1.12e-03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9.20e-03</text:p>
          </table:table-cell>
          <table:table-cell table:formula="of:=NUMBERVALUE(LEFT([.A584];4);&quot;.&quot;)*10^NUMBERVALUE(RIGHT([.A584];3))" office:value-type="float" office:value="0.00112" calcext:value-type="float">
            <text:p>0,00112</text:p>
          </table:table-cell>
          <table:table-cell table:formula="of:=NUMBERVALUE(LEFT([.B584];4);&quot;.&quot;)*10^NUMBERVALUE(RIGHT([.B584];3))" office:value-type="float" office:value="0.98" calcext:value-type="float">
            <text:p>0,98</text:p>
          </table:table-cell>
          <table:table-cell table:formula="of:=NUMBERVALUE(LEFT([.C584];4);&quot;.&quot;)*10^NUMBERVALUE(RIGHT([.C584];3))" office:value-type="float" office:value="-0.0092" calcext:value-type="float">
            <text:p>-0,0092</text:p>
          </table:table-cell>
        </table:table-row>
        <table:table-row table:style-name="ro1">
          <table:table-cell office:value-type="string" calcext:value-type="string">
            <text:p>1.13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04e-02</text:p>
          </table:table-cell>
          <table:table-cell table:formula="of:=NUMBERVALUE(LEFT([.A585];4);&quot;.&quot;)*10^NUMBERVALUE(RIGHT([.A585];3))" office:value-type="float" office:value="0.00113" calcext:value-type="float">
            <text:p>0,00113</text:p>
          </table:table-cell>
          <table:table-cell table:formula="of:=NUMBERVALUE(LEFT([.B585];4);&quot;.&quot;)*10^NUMBERVALUE(RIGHT([.B585];3))" office:value-type="float" office:value="1" calcext:value-type="float">
            <text:p>1</text:p>
          </table:table-cell>
          <table:table-cell table:formula="of:=NUMBERVALUE(LEFT([.C585];4);&quot;.&quot;)*10^NUMBERVALUE(RIGHT([.C585];3))" office:value-type="float" office:value="-0.01" calcext:value-type="float">
            <text:p>-0,01</text:p>
          </table:table-cell>
        </table:table-row>
        <table:table-row table:style-name="ro1">
          <table:table-cell office:value-type="string" calcext:value-type="string">
            <text:p>1.13e-03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9.60e-03</text:p>
          </table:table-cell>
          <table:table-cell table:formula="of:=NUMBERVALUE(LEFT([.A586];4);&quot;.&quot;)*10^NUMBERVALUE(RIGHT([.A586];3))" office:value-type="float" office:value="0.00113" calcext:value-type="float">
            <text:p>0,00113</text:p>
          </table:table-cell>
          <table:table-cell table:formula="of:=NUMBERVALUE(LEFT([.B586];4);&quot;.&quot;)*10^NUMBERVALUE(RIGHT([.B586];3))" office:value-type="float" office:value="0.98" calcext:value-type="float">
            <text:p>0,98</text:p>
          </table:table-cell>
          <table:table-cell table:formula="of:=NUMBERVALUE(LEFT([.C586];4);&quot;.&quot;)*10^NUMBERVALUE(RIGHT([.C586];3))" office:value-type="float" office:value="-0.0096" calcext:value-type="float">
            <text:p>-0,0096</text:p>
          </table:table-cell>
        </table:table-row>
        <table:table-row table:style-name="ro1">
          <table:table-cell office:value-type="string" calcext:value-type="string">
            <text:p>1.14e-03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9.20e-03</text:p>
          </table:table-cell>
          <table:table-cell table:formula="of:=NUMBERVALUE(LEFT([.A587];4);&quot;.&quot;)*10^NUMBERVALUE(RIGHT([.A587];3))" office:value-type="float" office:value="0.00114" calcext:value-type="float">
            <text:p>0,00114</text:p>
          </table:table-cell>
          <table:table-cell table:formula="of:=NUMBERVALUE(LEFT([.B587];4);&quot;.&quot;)*10^NUMBERVALUE(RIGHT([.B587];3))" office:value-type="float" office:value="0.98" calcext:value-type="float">
            <text:p>0,98</text:p>
          </table:table-cell>
          <table:table-cell table:formula="of:=NUMBERVALUE(LEFT([.C587];4);&quot;.&quot;)*10^NUMBERVALUE(RIGHT([.C587];3))" office:value-type="float" office:value="-0.0092" calcext:value-type="float">
            <text:p>-0,0092</text:p>
          </table:table-cell>
        </table:table-row>
        <table:table-row table:style-name="ro1">
          <table:table-cell office:value-type="string" calcext:value-type="string">
            <text:p>1.14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00e-02</text:p>
          </table:table-cell>
          <table:table-cell table:formula="of:=NUMBERVALUE(LEFT([.A588];4);&quot;.&quot;)*10^NUMBERVALUE(RIGHT([.A588];3))" office:value-type="float" office:value="0.00114" calcext:value-type="float">
            <text:p>0,00114</text:p>
          </table:table-cell>
          <table:table-cell table:formula="of:=NUMBERVALUE(LEFT([.B588];4);&quot;.&quot;)*10^NUMBERVALUE(RIGHT([.B588];3))" office:value-type="float" office:value="1" calcext:value-type="float">
            <text:p>1</text:p>
          </table:table-cell>
          <table:table-cell table:formula="of:=NUMBERVALUE(LEFT([.C588];4);&quot;.&quot;)*10^NUMBERVALUE(RIGHT([.C588];3))" office:value-type="float" office:value="-0.01" calcext:value-type="float">
            <text:p>-0,01</text:p>
          </table:table-cell>
        </table:table-row>
        <table:table-row table:style-name="ro1">
          <table:table-cell office:value-type="string" calcext:value-type="string">
            <text:p>1.14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04e-02</text:p>
          </table:table-cell>
          <table:table-cell table:formula="of:=NUMBERVALUE(LEFT([.A589];4);&quot;.&quot;)*10^NUMBERVALUE(RIGHT([.A589];3))" office:value-type="float" office:value="0.00114" calcext:value-type="float">
            <text:p>0,00114</text:p>
          </table:table-cell>
          <table:table-cell table:formula="of:=NUMBERVALUE(LEFT([.B589];4);&quot;.&quot;)*10^NUMBERVALUE(RIGHT([.B589];3))" office:value-type="float" office:value="1" calcext:value-type="float">
            <text:p>1</text:p>
          </table:table-cell>
          <table:table-cell table:formula="of:=NUMBERVALUE(LEFT([.C589];4);&quot;.&quot;)*10^NUMBERVALUE(RIGHT([.C589];3))" office:value-type="float" office:value="-0.01" calcext:value-type="float">
            <text:p>-0,01</text:p>
          </table:table-cell>
        </table:table-row>
        <table:table-row table:style-name="ro1">
          <table:table-cell office:value-type="string" calcext:value-type="string">
            <text:p>1.15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16e-02</text:p>
          </table:table-cell>
          <table:table-cell table:formula="of:=NUMBERVALUE(LEFT([.A590];4);&quot;.&quot;)*10^NUMBERVALUE(RIGHT([.A590];3))" office:value-type="float" office:value="0.00115" calcext:value-type="float">
            <text:p>0,00115</text:p>
          </table:table-cell>
          <table:table-cell table:formula="of:=NUMBERVALUE(LEFT([.B590];4);&quot;.&quot;)*10^NUMBERVALUE(RIGHT([.B590];3))" office:value-type="float" office:value="1" calcext:value-type="float">
            <text:p>1</text:p>
          </table:table-cell>
          <table:table-cell table:formula="of:=NUMBERVALUE(LEFT([.C590];4);&quot;.&quot;)*10^NUMBERVALUE(RIGHT([.C590];3))" office:value-type="float" office:value="-0.011" calcext:value-type="float">
            <text:p>-0,011</text:p>
          </table:table-cell>
        </table:table-row>
        <table:table-row table:style-name="ro1">
          <table:table-cell office:value-type="string" calcext:value-type="string">
            <text:p>1.15e-03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9.60e-03</text:p>
          </table:table-cell>
          <table:table-cell table:formula="of:=NUMBERVALUE(LEFT([.A591];4);&quot;.&quot;)*10^NUMBERVALUE(RIGHT([.A591];3))" office:value-type="float" office:value="0.00115" calcext:value-type="float">
            <text:p>0,00115</text:p>
          </table:table-cell>
          <table:table-cell table:formula="of:=NUMBERVALUE(LEFT([.B591];4);&quot;.&quot;)*10^NUMBERVALUE(RIGHT([.B591];3))" office:value-type="float" office:value="0.98" calcext:value-type="float">
            <text:p>0,98</text:p>
          </table:table-cell>
          <table:table-cell table:formula="of:=NUMBERVALUE(LEFT([.C591];4);&quot;.&quot;)*10^NUMBERVALUE(RIGHT([.C591];3))" office:value-type="float" office:value="-0.0096" calcext:value-type="float">
            <text:p>-0,0096</text:p>
          </table:table-cell>
        </table:table-row>
        <table:table-row table:style-name="ro1">
          <table:table-cell office:value-type="string" calcext:value-type="string">
            <text:p>1.16e-03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12e-02</text:p>
          </table:table-cell>
          <table:table-cell table:formula="of:=NUMBERVALUE(LEFT([.A592];4);&quot;.&quot;)*10^NUMBERVALUE(RIGHT([.A592];3))" office:value-type="float" office:value="0.00116" calcext:value-type="float">
            <text:p>0,00116</text:p>
          </table:table-cell>
          <table:table-cell table:formula="of:=NUMBERVALUE(LEFT([.B592];4);&quot;.&quot;)*10^NUMBERVALUE(RIGHT([.B592];3))" office:value-type="float" office:value="0.98" calcext:value-type="float">
            <text:p>0,98</text:p>
          </table:table-cell>
          <table:table-cell table:formula="of:=NUMBERVALUE(LEFT([.C592];4);&quot;.&quot;)*10^NUMBERVALUE(RIGHT([.C592];3))" office:value-type="float" office:value="-0.011" calcext:value-type="float">
            <text:p>-0,011</text:p>
          </table:table-cell>
        </table:table-row>
        <table:table-row table:style-name="ro1">
          <table:table-cell office:value-type="string" calcext:value-type="string">
            <text:p>1.16e-03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16e-02</text:p>
          </table:table-cell>
          <table:table-cell table:formula="of:=NUMBERVALUE(LEFT([.A593];4);&quot;.&quot;)*10^NUMBERVALUE(RIGHT([.A593];3))" office:value-type="float" office:value="0.00116" calcext:value-type="float">
            <text:p>0,00116</text:p>
          </table:table-cell>
          <table:table-cell table:formula="of:=NUMBERVALUE(LEFT([.B593];4);&quot;.&quot;)*10^NUMBERVALUE(RIGHT([.B593];3))" office:value-type="float" office:value="0.98" calcext:value-type="float">
            <text:p>0,98</text:p>
          </table:table-cell>
          <table:table-cell table:formula="of:=NUMBERVALUE(LEFT([.C593];4);&quot;.&quot;)*10^NUMBERVALUE(RIGHT([.C593];3))" office:value-type="float" office:value="-0.011" calcext:value-type="float">
            <text:p>-0,011</text:p>
          </table:table-cell>
        </table:table-row>
        <table:table-row table:style-name="ro1">
          <table:table-cell office:value-type="string" calcext:value-type="string">
            <text:p>1.16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32e-02</text:p>
          </table:table-cell>
          <table:table-cell table:formula="of:=NUMBERVALUE(LEFT([.A594];4);&quot;.&quot;)*10^NUMBERVALUE(RIGHT([.A594];3))" office:value-type="float" office:value="0.00116" calcext:value-type="float">
            <text:p>0,00116</text:p>
          </table:table-cell>
          <table:table-cell table:formula="of:=NUMBERVALUE(LEFT([.B594];4);&quot;.&quot;)*10^NUMBERVALUE(RIGHT([.B594];3))" office:value-type="float" office:value="1" calcext:value-type="float">
            <text:p>1</text:p>
          </table:table-cell>
          <table:table-cell table:formula="of:=NUMBERVALUE(LEFT([.C594];4);&quot;.&quot;)*10^NUMBERVALUE(RIGHT([.C594];3))" office:value-type="float" office:value="-0.013" calcext:value-type="float">
            <text:p>-0,013</text:p>
          </table:table-cell>
        </table:table-row>
        <table:table-row table:style-name="ro1">
          <table:table-cell office:value-type="string" calcext:value-type="string">
            <text:p>1.17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20e-02</text:p>
          </table:table-cell>
          <table:table-cell table:formula="of:=NUMBERVALUE(LEFT([.A595];4);&quot;.&quot;)*10^NUMBERVALUE(RIGHT([.A595];3))" office:value-type="float" office:value="0.00117" calcext:value-type="float">
            <text:p>0,00117</text:p>
          </table:table-cell>
          <table:table-cell table:formula="of:=NUMBERVALUE(LEFT([.B595];4);&quot;.&quot;)*10^NUMBERVALUE(RIGHT([.B595];3))" office:value-type="float" office:value="1" calcext:value-type="float">
            <text:p>1</text:p>
          </table:table-cell>
          <table:table-cell table:formula="of:=NUMBERVALUE(LEFT([.C595];4);&quot;.&quot;)*10^NUMBERVALUE(RIGHT([.C595];3))" office:value-type="float" office:value="-0.012" calcext:value-type="float">
            <text:p>-0,012</text:p>
          </table:table-cell>
        </table:table-row>
        <table:table-row table:style-name="ro1">
          <table:table-cell office:value-type="string" calcext:value-type="string">
            <text:p>1.17e-03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12e-02</text:p>
          </table:table-cell>
          <table:table-cell table:formula="of:=NUMBERVALUE(LEFT([.A596];4);&quot;.&quot;)*10^NUMBERVALUE(RIGHT([.A596];3))" office:value-type="float" office:value="0.00117" calcext:value-type="float">
            <text:p>0,00117</text:p>
          </table:table-cell>
          <table:table-cell table:formula="of:=NUMBERVALUE(LEFT([.B596];4);&quot;.&quot;)*10^NUMBERVALUE(RIGHT([.B596];3))" office:value-type="float" office:value="0.98" calcext:value-type="float">
            <text:p>0,98</text:p>
          </table:table-cell>
          <table:table-cell table:formula="of:=NUMBERVALUE(LEFT([.C596];4);&quot;.&quot;)*10^NUMBERVALUE(RIGHT([.C596];3))" office:value-type="float" office:value="-0.011" calcext:value-type="float">
            <text:p>-0,011</text:p>
          </table:table-cell>
        </table:table-row>
        <table:table-row table:style-name="ro1">
          <table:table-cell office:value-type="string" calcext:value-type="string">
            <text:p>1.18e-03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12e-02</text:p>
          </table:table-cell>
          <table:table-cell table:formula="of:=NUMBERVALUE(LEFT([.A597];4);&quot;.&quot;)*10^NUMBERVALUE(RIGHT([.A597];3))" office:value-type="float" office:value="0.00118" calcext:value-type="float">
            <text:p>0,00118</text:p>
          </table:table-cell>
          <table:table-cell table:formula="of:=NUMBERVALUE(LEFT([.B597];4);&quot;.&quot;)*10^NUMBERVALUE(RIGHT([.B597];3))" office:value-type="float" office:value="0.98" calcext:value-type="float">
            <text:p>0,98</text:p>
          </table:table-cell>
          <table:table-cell table:formula="of:=NUMBERVALUE(LEFT([.C597];4);&quot;.&quot;)*10^NUMBERVALUE(RIGHT([.C597];3))" office:value-type="float" office:value="-0.011" calcext:value-type="float">
            <text:p>-0,011</text:p>
          </table:table-cell>
        </table:table-row>
        <table:table-row table:style-name="ro1">
          <table:table-cell office:value-type="string" calcext:value-type="string">
            <text:p>1.18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24e-02</text:p>
          </table:table-cell>
          <table:table-cell table:formula="of:=NUMBERVALUE(LEFT([.A598];4);&quot;.&quot;)*10^NUMBERVALUE(RIGHT([.A598];3))" office:value-type="float" office:value="0.00118" calcext:value-type="float">
            <text:p>0,00118</text:p>
          </table:table-cell>
          <table:table-cell table:formula="of:=NUMBERVALUE(LEFT([.B598];4);&quot;.&quot;)*10^NUMBERVALUE(RIGHT([.B598];3))" office:value-type="float" office:value="1" calcext:value-type="float">
            <text:p>1</text:p>
          </table:table-cell>
          <table:table-cell table:formula="of:=NUMBERVALUE(LEFT([.C598];4);&quot;.&quot;)*10^NUMBERVALUE(RIGHT([.C598];3))" office:value-type="float" office:value="-0.012" calcext:value-type="float">
            <text:p>-0,012</text:p>
          </table:table-cell>
        </table:table-row>
        <table:table-row table:style-name="ro1">
          <table:table-cell office:value-type="string" calcext:value-type="string">
            <text:p>1.18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36e-02</text:p>
          </table:table-cell>
          <table:table-cell table:formula="of:=NUMBERVALUE(LEFT([.A599];4);&quot;.&quot;)*10^NUMBERVALUE(RIGHT([.A599];3))" office:value-type="float" office:value="0.00118" calcext:value-type="float">
            <text:p>0,00118</text:p>
          </table:table-cell>
          <table:table-cell table:formula="of:=NUMBERVALUE(LEFT([.B599];4);&quot;.&quot;)*10^NUMBERVALUE(RIGHT([.B599];3))" office:value-type="float" office:value="1" calcext:value-type="float">
            <text:p>1</text:p>
          </table:table-cell>
          <table:table-cell table:formula="of:=NUMBERVALUE(LEFT([.C599];4);&quot;.&quot;)*10^NUMBERVALUE(RIGHT([.C599];3))" office:value-type="float" office:value="-0.013" calcext:value-type="float">
            <text:p>-0,013</text:p>
          </table:table-cell>
        </table:table-row>
        <table:table-row table:style-name="ro1">
          <table:table-cell office:value-type="string" calcext:value-type="string">
            <text:p>1.19e-03</text:p>
          </table:table-cell>
          <table:table-cell office:value-type="string" calcext:value-type="string">
            <text:p>9.60e-01</text:p>
          </table:table-cell>
          <table:table-cell office:value-type="string" calcext:value-type="string">
            <text:p>-1.16e-02</text:p>
          </table:table-cell>
          <table:table-cell table:formula="of:=NUMBERVALUE(LEFT([.A600];4);&quot;.&quot;)*10^NUMBERVALUE(RIGHT([.A600];3))" office:value-type="float" office:value="0.00119" calcext:value-type="float">
            <text:p>0,00119</text:p>
          </table:table-cell>
          <table:table-cell table:formula="of:=NUMBERVALUE(LEFT([.B600];4);&quot;.&quot;)*10^NUMBERVALUE(RIGHT([.B600];3))" office:value-type="float" office:value="0.96" calcext:value-type="float">
            <text:p>0,96</text:p>
          </table:table-cell>
          <table:table-cell table:formula="of:=NUMBERVALUE(LEFT([.C600];4);&quot;.&quot;)*10^NUMBERVALUE(RIGHT([.C600];3))" office:value-type="float" office:value="-0.011" calcext:value-type="float">
            <text:p>-0,011</text:p>
          </table:table-cell>
        </table:table-row>
        <table:table-row table:style-name="ro1">
          <table:table-cell office:value-type="string" calcext:value-type="string">
            <text:p>1.19e-03</text:p>
          </table:table-cell>
          <table:table-cell office:value-type="string" calcext:value-type="string">
            <text:p>9.80e-01</text:p>
          </table:table-cell>
          <table:table-cell office:value-type="string" calcext:value-type="string">
            <text:p>-1.16e-02</text:p>
          </table:table-cell>
          <table:table-cell table:formula="of:=NUMBERVALUE(LEFT([.A601];4);&quot;.&quot;)*10^NUMBERVALUE(RIGHT([.A601];3))" office:value-type="float" office:value="0.00119" calcext:value-type="float">
            <text:p>0,00119</text:p>
          </table:table-cell>
          <table:table-cell table:formula="of:=NUMBERVALUE(LEFT([.B601];4);&quot;.&quot;)*10^NUMBERVALUE(RIGHT([.B601];3))" office:value-type="float" office:value="0.98" calcext:value-type="float">
            <text:p>0,98</text:p>
          </table:table-cell>
          <table:table-cell table:formula="of:=NUMBERVALUE(LEFT([.C601];4);&quot;.&quot;)*10^NUMBERVALUE(RIGHT([.C601];3))" office:value-type="float" office:value="-0.011" calcext:value-type="float">
            <text:p>-0,011</text:p>
          </table:table-cell>
        </table:table-row>
        <table:table-row table:style-name="ro1">
          <table:table-cell office:value-type="string" calcext:value-type="string">
            <text:p>1.20e-03</text:p>
          </table:table-cell>
          <table:table-cell office:value-type="string" calcext:value-type="string">
            <text:p>1.00e+00</text:p>
          </table:table-cell>
          <table:table-cell office:value-type="string" calcext:value-type="string">
            <text:p>-1.24e-02</text:p>
          </table:table-cell>
          <table:table-cell table:formula="of:=NUMBERVALUE(LEFT([.A602];4);&quot;.&quot;)*10^NUMBERVALUE(RIGHT([.A602];3))" office:value-type="float" office:value="0.0012" calcext:value-type="float">
            <text:p>0,0012</text:p>
          </table:table-cell>
          <table:table-cell table:formula="of:=NUMBERVALUE(LEFT([.B602];4);&quot;.&quot;)*10^NUMBERVALUE(RIGHT([.B602];3))" office:value-type="float" office:value="1" calcext:value-type="float">
            <text:p>1</text:p>
          </table:table-cell>
          <table:table-cell table:formula="of:=NUMBERVALUE(LEFT([.C602];4);&quot;.&quot;)*10^NUMBERVALUE(RIGHT([.C602];3))" office:value-type="float" office:value="-0.012" calcext:value-type="float">
            <text:p>-0,0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9T22:11:26.198113773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36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11cm" svg:y="0.316cm" chart:style-name="ch2">
          <text:p>Low Pass</text:p>
        </chart:title>
        <chart:subtitle svg:x="6.095cm" svg:y="1.302cm" chart:style-name="ch3">
          <text:p>filtrowanie I harmoniki</text:p>
        </chart:subtitle>
        <chart:legend svg:x="1.185cm" svg:y="0.59cm" style:legend-expansion="custom" chartooo:width="3.357cm" chartooo:height="1.22cm" style:legend-expansion-aspect-ratio="2.75163934426229" chart:style-name="ch4"/>
        <chart:plot-area chart:style-name="ch5" table:cell-range-address="Arkusz1.D2:Arkusz1.D602 Arkusz1.E3:Arkusz1.F602" chart:data-source-has-labels="row" svg:x="1.35cm" svg:y="2.173cm" svg:width="14.33cm" svg:height="5.647cm">
          <chartooo:coordinate-region svg:x="1.985cm" svg:y="2.403cm" svg:width="13.111cm" svg:height="5.187cm"/>
          <chart:axis chart:dimension="x" chart:name="primary-x" chart:style-name="ch6">
            <chart:title svg:x="7.858cm" svg:y="8.001cm" chart:style-name="ch7">
              <text:p>czas [s]</text:p>
            </chart:title>
          </chart:axis>
          <chart:axis chart:dimension="y" chart:name="primary-y" chart:style-name="ch6">
            <chart:title svg:x="0.451cm" svg:y="5.918cm" chart:style-name="ch8">
              <text:p>napięcie [V]</text:p>
            </chart:title>
            <chart:grid chart:style-name="ch9" chart:class="major"/>
          </chart:axis>
          <chart:series chart:style-name="ch10" chart:values-cell-range-address="Arkusz1.E3:Arkusz1.E602" chart:label-cell-address="&quot;input 960Hz&quot;" chart:class="chart:scatter">
            <chart:domain table:cell-range-address="Arkusz1.D3:Arkusz1.D602"/>
            <chart:data-point chart:repeated="600"/>
          </chart:series>
          <chart:series chart:style-name="ch11" chart:values-cell-range-address="Arkusz1.F3:Arkusz1.F602" chart:label-cell-address="&quot;output&quot;" chart:class="chart:scatter">
            <chart:data-point chart:repeated="6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input 960Hz</text:p>
              </table:table-cell>
              <table:table-cell office:value-type="string">
                <text:p>outpu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12">
                <text:p>-0.0012</text:p>
                <draw:g>
                  <svg:desc>Arkusz1.D3:Arkusz1.D602</svg:desc>
                </draw:g>
              </table:table-cell>
              <table:table-cell office:value-type="float" office:value="-1">
                <text:p>-1</text:p>
                <draw:g>
                  <svg:desc>Arkusz1.E3:Arkusz1.E602</svg:desc>
                </draw:g>
              </table:table-cell>
              <table:table-cell office:value-type="float" office:value="0.0124">
                <text:p>0.0124</text:p>
                <draw:g>
                  <svg:desc>Arkusz1.F3:Arkusz1.F6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12">
                <text:p>-0.0012</text:p>
              </table:table-cell>
              <table:table-cell office:value-type="float" office:value="-1">
                <text:p>-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119">
                <text:p>-0.00119</text:p>
              </table:table-cell>
              <table:table-cell office:value-type="float" office:value="-0.98">
                <text:p>-0.98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119">
                <text:p>-0.00119</text:p>
              </table:table-cell>
              <table:table-cell office:value-type="float" office:value="-1">
                <text:p>-1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118">
                <text:p>-0.00118</text:p>
              </table:table-cell>
              <table:table-cell office:value-type="float" office:value="-0.98">
                <text:p>-0.98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118">
                <text:p>-0.00118</text:p>
              </table:table-cell>
              <table:table-cell office:value-type="float" office:value="-1">
                <text:p>-1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118">
                <text:p>-0.00118</text:p>
              </table:table-cell>
              <table:table-cell office:value-type="float" office:value="-1">
                <text:p>-1</text:p>
              </table:table-cell>
              <table:table-cell office:value-type="float" office:value="0.0112">
                <text:p>0.01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117">
                <text:p>-0.00117</text:p>
              </table:table-cell>
              <table:table-cell office:value-type="float" office:value="-0.96">
                <text:p>-0.96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117">
                <text:p>-0.00117</text:p>
              </table:table-cell>
              <table:table-cell office:value-type="float" office:value="-0.98">
                <text:p>-0.98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116">
                <text:p>-0.00116</text:p>
              </table:table-cell>
              <table:table-cell office:value-type="float" office:value="-0.98">
                <text:p>-0.98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116">
                <text:p>-0.00116</text:p>
              </table:table-cell>
              <table:table-cell office:value-type="float" office:value="-1">
                <text:p>-1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116">
                <text:p>-0.00116</text:p>
              </table:table-cell>
              <table:table-cell office:value-type="float" office:value="-0.98">
                <text:p>-0.98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115">
                <text:p>-0.00115</text:p>
              </table:table-cell>
              <table:table-cell office:value-type="float" office:value="-0.96">
                <text:p>-0.96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115">
                <text:p>-0.00115</text:p>
              </table:table-cell>
              <table:table-cell office:value-type="float" office:value="-0.98">
                <text:p>-0.98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114">
                <text:p>-0.00114</text:p>
              </table:table-cell>
              <table:table-cell office:value-type="float" office:value="-0.98">
                <text:p>-0.98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114">
                <text:p>-0.00114</text:p>
              </table:table-cell>
              <table:table-cell office:value-type="float" office:value="-1">
                <text:p>-1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114">
                <text:p>-0.00114</text:p>
              </table:table-cell>
              <table:table-cell office:value-type="float" office:value="-0.98">
                <text:p>-0.98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113">
                <text:p>-0.00113</text:p>
              </table:table-cell>
              <table:table-cell office:value-type="float" office:value="-0.98">
                <text:p>-0.9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113">
                <text:p>-0.00113</text:p>
              </table:table-cell>
              <table:table-cell office:value-type="float" office:value="-1">
                <text:p>-1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112">
                <text:p>-0.00112</text:p>
              </table:table-cell>
              <table:table-cell office:value-type="float" office:value="-0.98">
                <text:p>-0.98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112">
                <text:p>-0.00112</text:p>
              </table:table-cell>
              <table:table-cell office:value-type="float" office:value="-0.98">
                <text:p>-0.98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112">
                <text:p>-0.00112</text:p>
              </table:table-cell>
              <table:table-cell office:value-type="float" office:value="-0.98">
                <text:p>-0.98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111">
                <text:p>-0.00111</text:p>
              </table:table-cell>
              <table:table-cell office:value-type="float" office:value="-1">
                <text:p>-1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111">
                <text:p>-0.00111</text:p>
              </table:table-cell>
              <table:table-cell office:value-type="float" office:value="-0.98">
                <text:p>-0.98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11">
                <text:p>-0.0011</text:p>
              </table:table-cell>
              <table:table-cell office:value-type="float" office:value="-0.98">
                <text:p>-0.98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11">
                <text:p>-0.0011</text:p>
              </table:table-cell>
              <table:table-cell office:value-type="float" office:value="-0.98">
                <text:p>-0.98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11">
                <text:p>-0.0011</text:p>
              </table:table-cell>
              <table:table-cell office:value-type="float" office:value="-0.98">
                <text:p>-0.98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109">
                <text:p>-0.00109</text:p>
              </table:table-cell>
              <table:table-cell office:value-type="float" office:value="-0.98">
                <text:p>-0.98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109">
                <text:p>-0.00109</text:p>
              </table:table-cell>
              <table:table-cell office:value-type="float" office:value="-0.98">
                <text:p>-0.98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108">
                <text:p>-0.00108</text:p>
              </table:table-cell>
              <table:table-cell office:value-type="float" office:value="-1">
                <text:p>-1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108">
                <text:p>-0.00108</text:p>
              </table:table-cell>
              <table:table-cell office:value-type="float" office:value="-0.98">
                <text:p>-0.98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108">
                <text:p>-0.00108</text:p>
              </table:table-cell>
              <table:table-cell office:value-type="float" office:value="-0.98">
                <text:p>-0.98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107">
                <text:p>-0.00107</text:p>
              </table:table-cell>
              <table:table-cell office:value-type="float" office:value="-0.98">
                <text:p>-0.98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107">
                <text:p>-0.00107</text:p>
              </table:table-cell>
              <table:table-cell office:value-type="float" office:value="-0.98">
                <text:p>-0.98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106">
                <text:p>-0.00106</text:p>
              </table:table-cell>
              <table:table-cell office:value-type="float" office:value="-0.98">
                <text:p>-0.98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106">
                <text:p>-0.00106</text:p>
              </table:table-cell>
              <table:table-cell office:value-type="float" office:value="-0.98">
                <text:p>-0.98</text:p>
              </table:table-cell>
              <table:table-cell office:value-type="float" office:value="-0.0004">
                <text:p>-0.00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106">
                <text:p>-0.00106</text:p>
              </table:table-cell>
              <table:table-cell office:value-type="float" office:value="-1">
                <text:p>-1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105">
                <text:p>-0.00105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105">
                <text:p>-0.00105</text:p>
              </table:table-cell>
              <table:table-cell office:value-type="float" office:value="-0.98">
                <text:p>-0.98</text:p>
              </table:table-cell>
              <table:table-cell office:value-type="float" office:value="-0.0004">
                <text:p>-0.00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104">
                <text:p>-0.00104</text:p>
              </table:table-cell>
              <table:table-cell office:value-type="float" office:value="-1">
                <text:p>-1</text:p>
              </table:table-cell>
              <table:table-cell office:value-type="float" office:value="-0.0004">
                <text:p>-0.00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104">
                <text:p>-0.00104</text:p>
              </table:table-cell>
              <table:table-cell office:value-type="float" office:value="-0.98">
                <text:p>-0.98</text:p>
              </table:table-cell>
              <table:table-cell office:value-type="float" office:value="-0.0024">
                <text:p>-0.00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104">
                <text:p>-0.00104</text:p>
              </table:table-cell>
              <table:table-cell office:value-type="float" office:value="-1">
                <text:p>-1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103">
                <text:p>-0.00103</text:p>
              </table:table-cell>
              <table:table-cell office:value-type="float" office:value="0.98">
                <text:p>0.98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103">
                <text:p>-0.00103</text:p>
              </table:table-cell>
              <table:table-cell office:value-type="float" office:value="0.96">
                <text:p>0.96</text:p>
              </table:table-cell>
              <table:table-cell office:value-type="float" office:value="-0.0032">
                <text:p>-0.00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102">
                <text:p>-0.00102</text:p>
              </table:table-cell>
              <table:table-cell office:value-type="float" office:value="0.96">
                <text:p>0.96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102">
                <text:p>-0.00102</text:p>
              </table:table-cell>
              <table:table-cell office:value-type="float" office:value="1">
                <text:p>1</text:p>
              </table:table-cell>
              <table:table-cell office:value-type="float" office:value="-0.0032">
                <text:p>-0.00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102">
                <text:p>-0.00102</text:p>
              </table:table-cell>
              <table:table-cell office:value-type="float" office:value="0.96">
                <text:p>0.96</text:p>
              </table:table-cell>
              <table:table-cell office:value-type="float" office:value="-0.0036">
                <text:p>-0.00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101">
                <text:p>-0.00101</text:p>
              </table:table-cell>
              <table:table-cell office:value-type="float" office:value="0.98">
                <text:p>0.98</text:p>
              </table:table-cell>
              <table:table-cell office:value-type="float" office:value="-0.0052">
                <text:p>-0.00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101">
                <text:p>-0.00101</text:p>
              </table:table-cell>
              <table:table-cell office:value-type="float" office:value="1">
                <text:p>1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1">
                <text:p>-0.001</text:p>
              </table:table-cell>
              <table:table-cell office:value-type="float" office:value="1">
                <text:p>1</text:p>
              </table:table-cell>
              <table:table-cell office:value-type="float" office:value="-0.0056">
                <text:p>-0.00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1">
                <text:p>-0.001</text:p>
              </table:table-cell>
              <table:table-cell office:value-type="float" office:value="0.96">
                <text:p>0.96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0996">
                <text:p>-0.000996</text:p>
              </table:table-cell>
              <table:table-cell office:value-type="float" office:value="0.98">
                <text:p>0.98</text:p>
              </table:table-cell>
              <table:table-cell office:value-type="float" office:value="-0.0064">
                <text:p>-0.00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0992">
                <text:p>-0.000992</text:p>
              </table:table-cell>
              <table:table-cell office:value-type="float" office:value="0.98">
                <text:p>0.98</text:p>
              </table:table-cell>
              <table:table-cell office:value-type="float" office:value="-0.0072">
                <text:p>-0.00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0988">
                <text:p>-0.000988</text:p>
              </table:table-cell>
              <table:table-cell office:value-type="float" office:value="1">
                <text:p>1</text:p>
              </table:table-cell>
              <table:table-cell office:value-type="float" office:value="-0.0068">
                <text:p>-0.00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0984">
                <text:p>-0.000984</text:p>
              </table:table-cell>
              <table:table-cell office:value-type="float" office:value="0.96">
                <text:p>0.96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0098">
                <text:p>-0.00098</text:p>
              </table:table-cell>
              <table:table-cell office:value-type="float" office:value="0.98">
                <text:p>0.98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00976">
                <text:p>-0.000976</text:p>
              </table:table-cell>
              <table:table-cell office:value-type="float" office:value="1">
                <text:p>1</text:p>
              </table:table-cell>
              <table:table-cell office:value-type="float" office:value="-0.0072">
                <text:p>-0.00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0972">
                <text:p>-0.000972</text:p>
              </table:table-cell>
              <table:table-cell office:value-type="float" office:value="1">
                <text:p>1</text:p>
              </table:table-cell>
              <table:table-cell office:value-type="float" office:value="-0.0088">
                <text:p>-0.00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0968">
                <text:p>-0.000968</text:p>
              </table:table-cell>
              <table:table-cell office:value-type="float" office:value="0.98">
                <text:p>0.98</text:p>
              </table:table-cell>
              <table:table-cell office:value-type="float" office:value="-0.0096">
                <text:p>-0.00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0964">
                <text:p>-0.000964</text:p>
              </table:table-cell>
              <table:table-cell office:value-type="float" office:value="0.96">
                <text:p>0.96</text:p>
              </table:table-cell>
              <table:table-cell office:value-type="float" office:value="-0.0084">
                <text:p>-0.00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096">
                <text:p>-0.00096</text:p>
              </table:table-cell>
              <table:table-cell office:value-type="float" office:value="0.98">
                <text:p>0.98</text:p>
              </table:table-cell>
              <table:table-cell office:value-type="float" office:value="-0.0084">
                <text:p>-0.00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0956">
                <text:p>-0.000956</text:p>
              </table:table-cell>
              <table:table-cell office:value-type="float" office:value="0.98">
                <text:p>0.98</text:p>
              </table:table-cell>
              <table:table-cell office:value-type="float" office:value="-0.0084">
                <text:p>-0.00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0952">
                <text:p>-0.000952</text:p>
              </table:table-cell>
              <table:table-cell office:value-type="float" office:value="0.98">
                <text:p>0.98</text:p>
              </table:table-cell>
              <table:table-cell office:value-type="float" office:value="-0.0084">
                <text:p>-0.00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00948">
                <text:p>-0.000948</text:p>
              </table:table-cell>
              <table:table-cell office:value-type="float" office:value="1">
                <text:p>1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00944">
                <text:p>-0.000944</text:p>
              </table:table-cell>
              <table:table-cell office:value-type="float" office:value="0.98">
                <text:p>0.98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0094">
                <text:p>-0.00094</text:p>
              </table:table-cell>
              <table:table-cell office:value-type="float" office:value="1">
                <text:p>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00936">
                <text:p>-0.000936</text:p>
              </table:table-cell>
              <table:table-cell office:value-type="float" office:value="0.98">
                <text:p>0.9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00932">
                <text:p>-0.000932</text:p>
              </table:table-cell>
              <table:table-cell office:value-type="float" office:value="0.96">
                <text:p>0.9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00928">
                <text:p>-0.000928</text:p>
              </table:table-cell>
              <table:table-cell office:value-type="float" office:value="0.98">
                <text:p>0.9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00924">
                <text:p>-0.000924</text:p>
              </table:table-cell>
              <table:table-cell office:value-type="float" office:value="1">
                <text:p>1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0092">
                <text:p>-0.00092</text:p>
              </table:table-cell>
              <table:table-cell office:value-type="float" office:value="1">
                <text:p>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00916">
                <text:p>-0.000916</text:p>
              </table:table-cell>
              <table:table-cell office:value-type="float" office:value="1">
                <text:p>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00912">
                <text:p>-0.000912</text:p>
              </table:table-cell>
              <table:table-cell office:value-type="float" office:value="1">
                <text:p>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00908">
                <text:p>-0.000908</text:p>
              </table:table-cell>
              <table:table-cell office:value-type="float" office:value="1">
                <text:p>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00904">
                <text:p>-0.000904</text:p>
              </table:table-cell>
              <table:table-cell office:value-type="float" office:value="0.96">
                <text:p>0.96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009">
                <text:p>-0.0009</text:p>
              </table:table-cell>
              <table:table-cell office:value-type="float" office:value="1">
                <text:p>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00896">
                <text:p>-0.000896</text:p>
              </table:table-cell>
              <table:table-cell office:value-type="float" office:value="0.98">
                <text:p>0.98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00892">
                <text:p>-0.000892</text:p>
              </table:table-cell>
              <table:table-cell office:value-type="float" office:value="0.96">
                <text:p>0.96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00888">
                <text:p>-0.000888</text:p>
              </table:table-cell>
              <table:table-cell office:value-type="float" office:value="1">
                <text:p>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00884">
                <text:p>-0.000884</text:p>
              </table:table-cell>
              <table:table-cell office:value-type="float" office:value="1">
                <text:p>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0088">
                <text:p>-0.00088</text:p>
              </table:table-cell>
              <table:table-cell office:value-type="float" office:value="1.02">
                <text:p>1.02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00876">
                <text:p>-0.000876</text:p>
              </table:table-cell>
              <table:table-cell office:value-type="float" office:value="1">
                <text:p>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00872">
                <text:p>-0.000872</text:p>
              </table:table-cell>
              <table:table-cell office:value-type="float" office:value="1">
                <text:p>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00868">
                <text:p>-0.000868</text:p>
              </table:table-cell>
              <table:table-cell office:value-type="float" office:value="1">
                <text:p>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00864">
                <text:p>-0.000864</text:p>
              </table:table-cell>
              <table:table-cell office:value-type="float" office:value="1">
                <text:p>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086">
                <text:p>-0.00086</text:p>
              </table:table-cell>
              <table:table-cell office:value-type="float" office:value="0.98">
                <text:p>0.98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0856">
                <text:p>-0.000856</text:p>
              </table:table-cell>
              <table:table-cell office:value-type="float" office:value="0.96">
                <text:p>0.96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0852">
                <text:p>-0.000852</text:p>
              </table:table-cell>
              <table:table-cell office:value-type="float" office:value="1.02">
                <text:p>1.02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00848">
                <text:p>-0.000848</text:p>
              </table:table-cell>
              <table:table-cell office:value-type="float" office:value="0.96">
                <text:p>0.96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00844">
                <text:p>-0.000844</text:p>
              </table:table-cell>
              <table:table-cell office:value-type="float" office:value="0.98">
                <text:p>0.98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0084">
                <text:p>-0.00084</text:p>
              </table:table-cell>
              <table:table-cell office:value-type="float" office:value="0.98">
                <text:p>0.98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00836">
                <text:p>-0.000836</text:p>
              </table:table-cell>
              <table:table-cell office:value-type="float" office:value="0.98">
                <text:p>0.98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00832">
                <text:p>-0.000832</text:p>
              </table:table-cell>
              <table:table-cell office:value-type="float" office:value="0.96">
                <text:p>0.96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00828">
                <text:p>-0.000828</text:p>
              </table:table-cell>
              <table:table-cell office:value-type="float" office:value="1">
                <text:p>1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00824">
                <text:p>-0.000824</text:p>
              </table:table-cell>
              <table:table-cell office:value-type="float" office:value="1">
                <text:p>1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0082">
                <text:p>-0.00082</text:p>
              </table:table-cell>
              <table:table-cell office:value-type="float" office:value="0.98">
                <text:p>0.98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0816">
                <text:p>-0.000816</text:p>
              </table:table-cell>
              <table:table-cell office:value-type="float" office:value="1">
                <text:p>1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00812">
                <text:p>-0.000812</text:p>
              </table:table-cell>
              <table:table-cell office:value-type="float" office:value="1">
                <text:p>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00808">
                <text:p>-0.000808</text:p>
              </table:table-cell>
              <table:table-cell office:value-type="float" office:value="1">
                <text:p>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0804">
                <text:p>-0.000804</text:p>
              </table:table-cell>
              <table:table-cell office:value-type="float" office:value="0.98">
                <text:p>0.98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08">
                <text:p>-0.0008</text:p>
              </table:table-cell>
              <table:table-cell office:value-type="float" office:value="1">
                <text:p>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00796">
                <text:p>-0.000796</text:p>
              </table:table-cell>
              <table:table-cell office:value-type="float" office:value="1">
                <text:p>1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00792">
                <text:p>-0.000792</text:p>
              </table:table-cell>
              <table:table-cell office:value-type="float" office:value="1">
                <text:p>1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00788">
                <text:p>-0.000788</text:p>
              </table:table-cell>
              <table:table-cell office:value-type="float" office:value="1">
                <text:p>1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00784">
                <text:p>-0.000784</text:p>
              </table:table-cell>
              <table:table-cell office:value-type="float" office:value="1">
                <text:p>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0078">
                <text:p>-0.00078</text:p>
              </table:table-cell>
              <table:table-cell office:value-type="float" office:value="0.98">
                <text:p>0.98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00776">
                <text:p>-0.000776</text:p>
              </table:table-cell>
              <table:table-cell office:value-type="float" office:value="1">
                <text:p>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00772">
                <text:p>-0.000772</text:p>
              </table:table-cell>
              <table:table-cell office:value-type="float" office:value="1">
                <text:p>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00768">
                <text:p>-0.000768</text:p>
              </table:table-cell>
              <table:table-cell office:value-type="float" office:value="0.98">
                <text:p>0.98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00764">
                <text:p>-0.000764</text:p>
              </table:table-cell>
              <table:table-cell office:value-type="float" office:value="0.96">
                <text:p>0.96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0076">
                <text:p>-0.00076</text:p>
              </table:table-cell>
              <table:table-cell office:value-type="float" office:value="1">
                <text:p>1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00756">
                <text:p>-0.000756</text:p>
              </table:table-cell>
              <table:table-cell office:value-type="float" office:value="1">
                <text:p>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00752">
                <text:p>-0.000752</text:p>
              </table:table-cell>
              <table:table-cell office:value-type="float" office:value="1">
                <text:p>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00748">
                <text:p>-0.000748</text:p>
              </table:table-cell>
              <table:table-cell office:value-type="float" office:value="1">
                <text:p>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00744">
                <text:p>-0.000744</text:p>
              </table:table-cell>
              <table:table-cell office:value-type="float" office:value="0.96">
                <text:p>0.96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0074">
                <text:p>-0.00074</text:p>
              </table:table-cell>
              <table:table-cell office:value-type="float" office:value="1">
                <text:p>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00736">
                <text:p>-0.000736</text:p>
              </table:table-cell>
              <table:table-cell office:value-type="float" office:value="1">
                <text:p>1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00732">
                <text:p>-0.000732</text:p>
              </table:table-cell>
              <table:table-cell office:value-type="float" office:value="1">
                <text:p>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00728">
                <text:p>-0.000728</text:p>
              </table:table-cell>
              <table:table-cell office:value-type="float" office:value="0.98">
                <text:p>0.98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00724">
                <text:p>-0.000724</text:p>
              </table:table-cell>
              <table:table-cell office:value-type="float" office:value="1">
                <text:p>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0072">
                <text:p>-0.00072</text:p>
              </table:table-cell>
              <table:table-cell office:value-type="float" office:value="0.98">
                <text:p>0.98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00716">
                <text:p>-0.000716</text:p>
              </table:table-cell>
              <table:table-cell office:value-type="float" office:value="1">
                <text:p>1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00712">
                <text:p>-0.000712</text:p>
              </table:table-cell>
              <table:table-cell office:value-type="float" office:value="0.96">
                <text:p>0.96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00708">
                <text:p>-0.000708</text:p>
              </table:table-cell>
              <table:table-cell office:value-type="float" office:value="1">
                <text:p>1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00704">
                <text:p>-0.000704</text:p>
              </table:table-cell>
              <table:table-cell office:value-type="float" office:value="0.98">
                <text:p>0.98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007">
                <text:p>-0.0007</text:p>
              </table:table-cell>
              <table:table-cell office:value-type="float" office:value="0.98">
                <text:p>0.98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00696">
                <text:p>-0.000696</text:p>
              </table:table-cell>
              <table:table-cell office:value-type="float" office:value="1.02">
                <text:p>1.02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00692">
                <text:p>-0.000692</text:p>
              </table:table-cell>
              <table:table-cell office:value-type="float" office:value="1">
                <text:p>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00688">
                <text:p>-0.000688</text:p>
              </table:table-cell>
              <table:table-cell office:value-type="float" office:value="1.02">
                <text:p>1.02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00684">
                <text:p>-0.000684</text:p>
              </table:table-cell>
              <table:table-cell office:value-type="float" office:value="0.96">
                <text:p>0.96</text:p>
              </table:table-cell>
              <table:table-cell office:value-type="float" office:value="-0.0096">
                <text:p>-0.00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0068">
                <text:p>-0.00068</text:p>
              </table:table-cell>
              <table:table-cell office:value-type="float" office:value="1">
                <text:p>1</text:p>
              </table:table-cell>
              <table:table-cell office:value-type="float" office:value="-0.0096">
                <text:p>-0.00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00676">
                <text:p>-0.000676</text:p>
              </table:table-cell>
              <table:table-cell office:value-type="float" office:value="1">
                <text:p>1</text:p>
              </table:table-cell>
              <table:table-cell office:value-type="float" office:value="-0.0088">
                <text:p>-0.00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00672">
                <text:p>-0.000672</text:p>
              </table:table-cell>
              <table:table-cell office:value-type="float" office:value="0.98">
                <text:p>0.9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00668">
                <text:p>-0.000668</text:p>
              </table:table-cell>
              <table:table-cell office:value-type="float" office:value="1">
                <text:p>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00664">
                <text:p>-0.000664</text:p>
              </table:table-cell>
              <table:table-cell office:value-type="float" office:value="1.02">
                <text:p>1.0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0066">
                <text:p>-0.00066</text:p>
              </table:table-cell>
              <table:table-cell office:value-type="float" office:value="1">
                <text:p>1</text:p>
              </table:table-cell>
              <table:table-cell office:value-type="float" office:value="-0.0088">
                <text:p>-0.00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00656">
                <text:p>-0.000656</text:p>
              </table:table-cell>
              <table:table-cell office:value-type="float" office:value="0.96">
                <text:p>0.96</text:p>
              </table:table-cell>
              <table:table-cell office:value-type="float" office:value="-0.0096">
                <text:p>-0.00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00652">
                <text:p>-0.000652</text:p>
              </table:table-cell>
              <table:table-cell office:value-type="float" office:value="1">
                <text:p>1</text:p>
              </table:table-cell>
              <table:table-cell office:value-type="float" office:value="-0.0092">
                <text:p>-0.00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00648">
                <text:p>-0.000648</text:p>
              </table:table-cell>
              <table:table-cell office:value-type="float" office:value="0.98">
                <text:p>0.98</text:p>
              </table:table-cell>
              <table:table-cell office:value-type="float" office:value="-0.0084">
                <text:p>-0.00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00644">
                <text:p>-0.000644</text:p>
              </table:table-cell>
              <table:table-cell office:value-type="float" office:value="0.98">
                <text:p>0.98</text:p>
              </table:table-cell>
              <table:table-cell office:value-type="float" office:value="-0.0088">
                <text:p>-0.00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0064">
                <text:p>-0.00064</text:p>
              </table:table-cell>
              <table:table-cell office:value-type="float" office:value="0.98">
                <text:p>0.98</text:p>
              </table:table-cell>
              <table:table-cell office:value-type="float" office:value="-0.0084">
                <text:p>-0.00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00636">
                <text:p>-0.000636</text:p>
              </table:table-cell>
              <table:table-cell office:value-type="float" office:value="1">
                <text:p>1</text:p>
              </table:table-cell>
              <table:table-cell office:value-type="float" office:value="-0.0068">
                <text:p>-0.00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00632">
                <text:p>-0.000632</text:p>
              </table:table-cell>
              <table:table-cell office:value-type="float" office:value="0.98">
                <text:p>0.98</text:p>
              </table:table-cell>
              <table:table-cell office:value-type="float" office:value="-0.0072">
                <text:p>-0.00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00628">
                <text:p>-0.000628</text:p>
              </table:table-cell>
              <table:table-cell office:value-type="float" office:value="0.98">
                <text:p>0.98</text:p>
              </table:table-cell>
              <table:table-cell office:value-type="float" office:value="-0.0072">
                <text:p>-0.00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00624">
                <text:p>-0.000624</text:p>
              </table:table-cell>
              <table:table-cell office:value-type="float" office:value="0.98">
                <text:p>0.98</text:p>
              </table:table-cell>
              <table:table-cell office:value-type="float" office:value="-0.0064">
                <text:p>-0.00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0062">
                <text:p>-0.00062</text:p>
              </table:table-cell>
              <table:table-cell office:value-type="float" office:value="0.98">
                <text:p>0.98</text:p>
              </table:table-cell>
              <table:table-cell office:value-type="float" office:value="-0.0056">
                <text:p>-0.00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00616">
                <text:p>-0.000616</text:p>
              </table:table-cell>
              <table:table-cell office:value-type="float" office:value="1">
                <text:p>1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00612">
                <text:p>-0.000612</text:p>
              </table:table-cell>
              <table:table-cell office:value-type="float" office:value="1">
                <text:p>1</text:p>
              </table:table-cell>
              <table:table-cell office:value-type="float" office:value="-0.0072">
                <text:p>-0.00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00608">
                <text:p>-0.000608</text:p>
              </table:table-cell>
              <table:table-cell office:value-type="float" office:value="1">
                <text:p>1</text:p>
              </table:table-cell>
              <table:table-cell office:value-type="float" office:value="-0.0068">
                <text:p>-0.00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00604">
                <text:p>-0.000604</text:p>
              </table:table-cell>
              <table:table-cell office:value-type="float" office:value="0.96">
                <text:p>0.96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006">
                <text:p>-0.0006</text:p>
              </table:table-cell>
              <table:table-cell office:value-type="float" office:value="1">
                <text:p>1</text:p>
              </table:table-cell>
              <table:table-cell office:value-type="float" office:value="-0.0056">
                <text:p>-0.00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00596">
                <text:p>-0.000596</text:p>
              </table:table-cell>
              <table:table-cell office:value-type="float" office:value="1">
                <text:p>1</text:p>
              </table:table-cell>
              <table:table-cell office:value-type="float" office:value="-0.0052">
                <text:p>-0.00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00592">
                <text:p>-0.000592</text:p>
              </table:table-cell>
              <table:table-cell office:value-type="float" office:value="1">
                <text:p>1</text:p>
              </table:table-cell>
              <table:table-cell office:value-type="float" office:value="-0.0032">
                <text:p>-0.00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00588">
                <text:p>-0.000588</text:p>
              </table:table-cell>
              <table:table-cell office:value-type="float" office:value="1">
                <text:p>1</text:p>
              </table:table-cell>
              <table:table-cell office:value-type="float" office:value="-0.0036">
                <text:p>-0.00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00584">
                <text:p>-0.000584</text:p>
              </table:table-cell>
              <table:table-cell office:value-type="float" office:value="0.98">
                <text:p>0.98</text:p>
              </table:table-cell>
              <table:table-cell office:value-type="float" office:value="-0.0024">
                <text:p>-0.00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0058">
                <text:p>-0.00058</text:p>
              </table:table-cell>
              <table:table-cell office:value-type="float" office:value="0.98">
                <text:p>0.98</text:p>
              </table:table-cell>
              <table:table-cell office:value-type="float" office:value="-0.0032">
                <text:p>-0.00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0576">
                <text:p>-0.000576</text:p>
              </table:table-cell>
              <table:table-cell office:value-type="float" office:value="0.98">
                <text:p>0.98</text:p>
              </table:table-cell>
              <table:table-cell office:value-type="float" office:value="-0.0028">
                <text:p>-0.00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0572">
                <text:p>-0.000572</text:p>
              </table:table-cell>
              <table:table-cell office:value-type="float" office:value="1">
                <text:p>1</text:p>
              </table:table-cell>
              <table:table-cell office:value-type="float" office:value="-0.0024">
                <text:p>-0.00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0568">
                <text:p>-0.000568</text:p>
              </table:table-cell>
              <table:table-cell office:value-type="float" office:value="1">
                <text:p>1</text:p>
              </table:table-cell>
              <table:table-cell office:value-type="float" office:value="-0.0032">
                <text:p>-0.00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0564">
                <text:p>-0.000564</text:p>
              </table:table-cell>
              <table:table-cell office:value-type="float" office:value="1">
                <text:p>1</text:p>
              </table:table-cell>
              <table:table-cell office:value-type="float" office:value="-0.0028">
                <text:p>-0.00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0056">
                <text:p>-0.00056</text:p>
              </table:table-cell>
              <table:table-cell office:value-type="float" office:value="0.96">
                <text:p>0.96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0556">
                <text:p>-0.000556</text:p>
              </table:table-cell>
              <table:table-cell office:value-type="float" office:value="0.98">
                <text:p>0.98</text:p>
              </table:table-cell>
              <table:table-cell office:value-type="float" office:value="-0.0016">
                <text:p>-0.00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0552">
                <text:p>-0.000552</text:p>
              </table:table-cell>
              <table:table-cell office:value-type="float" office:value="1.02">
                <text:p>1.02</text:p>
              </table:table-cell>
              <table:table-cell office:value-type="float" office:value="-0.0004">
                <text:p>-0.00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0548">
                <text:p>-0.000548</text:p>
              </table:table-cell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0544">
                <text:p>-0.000544</text:p>
              </table:table-cell>
              <table:table-cell office:value-type="float" office:value="1">
                <text:p>1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054">
                <text:p>-0.00054</text:p>
              </table:table-cell>
              <table:table-cell office:value-type="float" office:value="1">
                <text:p>1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0536">
                <text:p>-0.000536</text:p>
              </table:table-cell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0532">
                <text:p>-0.000532</text:p>
              </table:table-cell>
              <table:table-cell office:value-type="float" office:value="0.98">
                <text:p>0.98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0528">
                <text:p>-0.000528</text:p>
              </table:table-cell>
              <table:table-cell office:value-type="float" office:value="0.96">
                <text:p>0.96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0524">
                <text:p>-0.000524</text:p>
              </table:table-cell>
              <table:table-cell office:value-type="float" office:value="0.96">
                <text:p>0.96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052">
                <text:p>-0.00052</text:p>
              </table:table-cell>
              <table:table-cell office:value-type="float" office:value="1">
                <text:p>1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0516">
                <text:p>-0.000516</text:p>
              </table:table-cell>
              <table:table-cell office:value-type="float" office:value="1">
                <text:p>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0512">
                <text:p>-0.000512</text:p>
              </table:table-cell>
              <table:table-cell office:value-type="float" office:value="-0.96">
                <text:p>-0.96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0508">
                <text:p>-0.000508</text:p>
              </table:table-cell>
              <table:table-cell office:value-type="float" office:value="-0.98">
                <text:p>-0.98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0504">
                <text:p>-0.000504</text:p>
              </table:table-cell>
              <table:table-cell office:value-type="float" office:value="-0.98">
                <text:p>-0.98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05">
                <text:p>-0.0005</text:p>
              </table:table-cell>
              <table:table-cell office:value-type="float" office:value="-0.98">
                <text:p>-0.98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0496">
                <text:p>-0.000496</text:p>
              </table:table-cell>
              <table:table-cell office:value-type="float" office:value="-0.96">
                <text:p>-0.96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0492">
                <text:p>-0.000492</text:p>
              </table:table-cell>
              <table:table-cell office:value-type="float" office:value="-0.98">
                <text:p>-0.98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0488">
                <text:p>-0.000488</text:p>
              </table:table-cell>
              <table:table-cell office:value-type="float" office:value="-1">
                <text:p>-1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0484">
                <text:p>-0.000484</text:p>
              </table:table-cell>
              <table:table-cell office:value-type="float" office:value="-1">
                <text:p>-1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048">
                <text:p>-0.00048</text:p>
              </table:table-cell>
              <table:table-cell office:value-type="float" office:value="-1">
                <text:p>-1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0476">
                <text:p>-0.000476</text:p>
              </table:table-cell>
              <table:table-cell office:value-type="float" office:value="-1">
                <text:p>-1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0472">
                <text:p>-0.000472</text:p>
              </table:table-cell>
              <table:table-cell office:value-type="float" office:value="-1">
                <text:p>-1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0468">
                <text:p>-0.000468</text:p>
              </table:table-cell>
              <table:table-cell office:value-type="float" office:value="-0.96">
                <text:p>-0.96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0464">
                <text:p>-0.000464</text:p>
              </table:table-cell>
              <table:table-cell office:value-type="float" office:value="-0.98">
                <text:p>-0.98</text:p>
              </table:table-cell>
              <table:table-cell office:value-type="float" office:value="0.0092">
                <text:p>0.00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046">
                <text:p>-0.00046</text:p>
              </table:table-cell>
              <table:table-cell office:value-type="float" office:value="-0.96">
                <text:p>-0.96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0456">
                <text:p>-0.000456</text:p>
              </table:table-cell>
              <table:table-cell office:value-type="float" office:value="-0.96">
                <text:p>-0.96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0452">
                <text:p>-0.000452</text:p>
              </table:table-cell>
              <table:table-cell office:value-type="float" office:value="-1">
                <text:p>-1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00448">
                <text:p>-0.000448</text:p>
              </table:table-cell>
              <table:table-cell office:value-type="float" office:value="-1">
                <text:p>-1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0444">
                <text:p>-0.000444</text:p>
              </table:table-cell>
              <table:table-cell office:value-type="float" office:value="-1">
                <text:p>-1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0044">
                <text:p>-0.00044</text:p>
              </table:table-cell>
              <table:table-cell office:value-type="float" office:value="-0.98">
                <text:p>-0.98</text:p>
              </table:table-cell>
              <table:table-cell office:value-type="float" office:value="0.0092">
                <text:p>0.00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00436">
                <text:p>-0.000436</text:p>
              </table:table-cell>
              <table:table-cell office:value-type="float" office:value="-1">
                <text:p>-1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0432">
                <text:p>-0.000432</text:p>
              </table:table-cell>
              <table:table-cell office:value-type="float" office:value="-1">
                <text:p>-1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00428">
                <text:p>-0.000428</text:p>
              </table:table-cell>
              <table:table-cell office:value-type="float" office:value="-1">
                <text:p>-1</text:p>
              </table:table-cell>
              <table:table-cell office:value-type="float" office:value="0.0124">
                <text:p>0.01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0424">
                <text:p>-0.000424</text:p>
              </table:table-cell>
              <table:table-cell office:value-type="float" office:value="-0.98">
                <text:p>-0.9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042">
                <text:p>-0.00042</text:p>
              </table:table-cell>
              <table:table-cell office:value-type="float" office:value="-0.96">
                <text:p>-0.96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00416">
                <text:p>-0.000416</text:p>
              </table:table-cell>
              <table:table-cell office:value-type="float" office:value="-1">
                <text:p>-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0412">
                <text:p>-0.000412</text:p>
              </table:table-cell>
              <table:table-cell office:value-type="float" office:value="-1">
                <text:p>-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0408">
                <text:p>-0.000408</text:p>
              </table:table-cell>
              <table:table-cell office:value-type="float" office:value="-0.98">
                <text:p>-0.98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0404">
                <text:p>-0.000404</text:p>
              </table:table-cell>
              <table:table-cell office:value-type="float" office:value="-0.98">
                <text:p>-0.98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004">
                <text:p>-0.0004</text:p>
              </table:table-cell>
              <table:table-cell office:value-type="float" office:value="-1">
                <text:p>-1</text:p>
              </table:table-cell>
              <table:table-cell office:value-type="float" office:value="0.0112">
                <text:p>0.01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00396">
                <text:p>-0.000396</text:p>
              </table:table-cell>
              <table:table-cell office:value-type="float" office:value="-1">
                <text:p>-1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00392">
                <text:p>-0.000392</text:p>
              </table:table-cell>
              <table:table-cell office:value-type="float" office:value="-1">
                <text:p>-1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00388">
                <text:p>-0.000388</text:p>
              </table:table-cell>
              <table:table-cell office:value-type="float" office:value="-0.98">
                <text:p>-0.98</text:p>
              </table:table-cell>
              <table:table-cell office:value-type="float" office:value="0.0124">
                <text:p>0.01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00384">
                <text:p>-0.000384</text:p>
              </table:table-cell>
              <table:table-cell office:value-type="float" office:value="-1">
                <text:p>-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0038">
                <text:p>-0.00038</text:p>
              </table:table-cell>
              <table:table-cell office:value-type="float" office:value="-0.98">
                <text:p>-0.98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00376">
                <text:p>-0.000376</text:p>
              </table:table-cell>
              <table:table-cell office:value-type="float" office:value="-0.98">
                <text:p>-0.98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00372">
                <text:p>-0.000372</text:p>
              </table:table-cell>
              <table:table-cell office:value-type="float" office:value="-0.98">
                <text:p>-0.98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00368">
                <text:p>-0.000368</text:p>
              </table:table-cell>
              <table:table-cell office:value-type="float" office:value="-1">
                <text:p>-1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00364">
                <text:p>-0.000364</text:p>
              </table:table-cell>
              <table:table-cell office:value-type="float" office:value="-1">
                <text:p>-1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0036">
                <text:p>-0.00036</text:p>
              </table:table-cell>
              <table:table-cell office:value-type="float" office:value="-0.96">
                <text:p>-0.9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00356">
                <text:p>-0.000356</text:p>
              </table:table-cell>
              <table:table-cell office:value-type="float" office:value="-1">
                <text:p>-1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00352">
                <text:p>-0.000352</text:p>
              </table:table-cell>
              <table:table-cell office:value-type="float" office:value="-1">
                <text:p>-1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00348">
                <text:p>-0.000348</text:p>
              </table:table-cell>
              <table:table-cell office:value-type="float" office:value="-0.98">
                <text:p>-0.98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00344">
                <text:p>-0.000344</text:p>
              </table:table-cell>
              <table:table-cell office:value-type="float" office:value="-0.98">
                <text:p>-0.98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0034">
                <text:p>-0.00034</text:p>
              </table:table-cell>
              <table:table-cell office:value-type="float" office:value="-1">
                <text:p>-1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00336">
                <text:p>-0.000336</text:p>
              </table:table-cell>
              <table:table-cell office:value-type="float" office:value="-1">
                <text:p>-1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00332">
                <text:p>-0.000332</text:p>
              </table:table-cell>
              <table:table-cell office:value-type="float" office:value="-1">
                <text:p>-1</text:p>
              </table:table-cell>
              <table:table-cell office:value-type="float" office:value="0.0168">
                <text:p>0.01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000328">
                <text:p>-0.000328</text:p>
              </table:table-cell>
              <table:table-cell office:value-type="float" office:value="-0.98">
                <text:p>-0.98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00324">
                <text:p>-0.000324</text:p>
              </table:table-cell>
              <table:table-cell office:value-type="float" office:value="-1">
                <text:p>-1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0032">
                <text:p>-0.00032</text:p>
              </table:table-cell>
              <table:table-cell office:value-type="float" office:value="-1">
                <text:p>-1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00316">
                <text:p>-0.000316</text:p>
              </table:table-cell>
              <table:table-cell office:value-type="float" office:value="-1">
                <text:p>-1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00312">
                <text:p>-0.000312</text:p>
              </table:table-cell>
              <table:table-cell office:value-type="float" office:value="-1">
                <text:p>-1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00308">
                <text:p>-0.000308</text:p>
              </table:table-cell>
              <table:table-cell office:value-type="float" office:value="-1">
                <text:p>-1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00304">
                <text:p>-0.000304</text:p>
              </table:table-cell>
              <table:table-cell office:value-type="float" office:value="-0.96">
                <text:p>-0.96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0003">
                <text:p>-0.0003</text:p>
              </table:table-cell>
              <table:table-cell office:value-type="float" office:value="-0.98">
                <text:p>-0.98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00296">
                <text:p>-0.000296</text:p>
              </table:table-cell>
              <table:table-cell office:value-type="float" office:value="-1">
                <text:p>-1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00292">
                <text:p>-0.000292</text:p>
              </table:table-cell>
              <table:table-cell office:value-type="float" office:value="-1">
                <text:p>-1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00288">
                <text:p>-0.000288</text:p>
              </table:table-cell>
              <table:table-cell office:value-type="float" office:value="-0.96">
                <text:p>-0.9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00284">
                <text:p>-0.000284</text:p>
              </table:table-cell>
              <table:table-cell office:value-type="float" office:value="-1">
                <text:p>-1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0028">
                <text:p>-0.00028</text:p>
              </table:table-cell>
              <table:table-cell office:value-type="float" office:value="-0.98">
                <text:p>-0.98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00276">
                <text:p>-0.000276</text:p>
              </table:table-cell>
              <table:table-cell office:value-type="float" office:value="-0.98">
                <text:p>-0.98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00272">
                <text:p>-0.000272</text:p>
              </table:table-cell>
              <table:table-cell office:value-type="float" office:value="-1">
                <text:p>-1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000268">
                <text:p>-0.000268</text:p>
              </table:table-cell>
              <table:table-cell office:value-type="float" office:value="-0.98">
                <text:p>-0.98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00264">
                <text:p>-0.000264</text:p>
              </table:table-cell>
              <table:table-cell office:value-type="float" office:value="-1">
                <text:p>-1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00026">
                <text:p>-0.00026</text:p>
              </table:table-cell>
              <table:table-cell office:value-type="float" office:value="-1">
                <text:p>-1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000256">
                <text:p>-0.000256</text:p>
              </table:table-cell>
              <table:table-cell office:value-type="float" office:value="-1">
                <text:p>-1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000252">
                <text:p>-0.000252</text:p>
              </table:table-cell>
              <table:table-cell office:value-type="float" office:value="-1">
                <text:p>-1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00248">
                <text:p>-0.000248</text:p>
              </table:table-cell>
              <table:table-cell office:value-type="float" office:value="-0.98">
                <text:p>-0.98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000244">
                <text:p>-0.000244</text:p>
              </table:table-cell>
              <table:table-cell office:value-type="float" office:value="-1">
                <text:p>-1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00024">
                <text:p>-0.00024</text:p>
              </table:table-cell>
              <table:table-cell office:value-type="float" office:value="-0.98">
                <text:p>-0.98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000236">
                <text:p>-0.000236</text:p>
              </table:table-cell>
              <table:table-cell office:value-type="float" office:value="-0.98">
                <text:p>-0.98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000232">
                <text:p>-0.000232</text:p>
              </table:table-cell>
              <table:table-cell office:value-type="float" office:value="-0.98">
                <text:p>-0.98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000228">
                <text:p>-0.000228</text:p>
              </table:table-cell>
              <table:table-cell office:value-type="float" office:value="-1">
                <text:p>-1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000224">
                <text:p>-0.000224</text:p>
              </table:table-cell>
              <table:table-cell office:value-type="float" office:value="-0.98">
                <text:p>-0.98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00022">
                <text:p>-0.00022</text:p>
              </table:table-cell>
              <table:table-cell office:value-type="float" office:value="-1">
                <text:p>-1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000216">
                <text:p>-0.000216</text:p>
              </table:table-cell>
              <table:table-cell office:value-type="float" office:value="-0.98">
                <text:p>-0.98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000212">
                <text:p>-0.000212</text:p>
              </table:table-cell>
              <table:table-cell office:value-type="float" office:value="-1">
                <text:p>-1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000208">
                <text:p>-0.000208</text:p>
              </table:table-cell>
              <table:table-cell office:value-type="float" office:value="-1">
                <text:p>-1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000204">
                <text:p>-0.000204</text:p>
              </table:table-cell>
              <table:table-cell office:value-type="float" office:value="-0.98">
                <text:p>-0.98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0002">
                <text:p>-0.0002</text:p>
              </table:table-cell>
              <table:table-cell office:value-type="float" office:value="-0.98">
                <text:p>-0.98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000196">
                <text:p>-0.000196</text:p>
              </table:table-cell>
              <table:table-cell office:value-type="float" office:value="-0.98">
                <text:p>-0.98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000192">
                <text:p>-0.000192</text:p>
              </table:table-cell>
              <table:table-cell office:value-type="float" office:value="-1">
                <text:p>-1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000188">
                <text:p>-0.000188</text:p>
              </table:table-cell>
              <table:table-cell office:value-type="float" office:value="-1">
                <text:p>-1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000184">
                <text:p>-0.000184</text:p>
              </table:table-cell>
              <table:table-cell office:value-type="float" office:value="-1">
                <text:p>-1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00018">
                <text:p>-0.00018</text:p>
              </table:table-cell>
              <table:table-cell office:value-type="float" office:value="-1">
                <text:p>-1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000176">
                <text:p>-0.000176</text:p>
              </table:table-cell>
              <table:table-cell office:value-type="float" office:value="-1">
                <text:p>-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000172">
                <text:p>-0.000172</text:p>
              </table:table-cell>
              <table:table-cell office:value-type="float" office:value="-1">
                <text:p>-1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000168">
                <text:p>-0.000168</text:p>
              </table:table-cell>
              <table:table-cell office:value-type="float" office:value="-0.98">
                <text:p>-0.98</text:p>
              </table:table-cell>
              <table:table-cell office:value-type="float" office:value="0.0112">
                <text:p>0.01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000164">
                <text:p>-0.000164</text:p>
              </table:table-cell>
              <table:table-cell office:value-type="float" office:value="-1">
                <text:p>-1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0016">
                <text:p>-0.00016</text:p>
              </table:table-cell>
              <table:table-cell office:value-type="float" office:value="-0.98">
                <text:p>-0.98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00156">
                <text:p>-0.000156</text:p>
              </table:table-cell>
              <table:table-cell office:value-type="float" office:value="-0.96">
                <text:p>-0.96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000152">
                <text:p>-0.000152</text:p>
              </table:table-cell>
              <table:table-cell office:value-type="float" office:value="-0.96">
                <text:p>-0.9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00148">
                <text:p>-0.000148</text:p>
              </table:table-cell>
              <table:table-cell office:value-type="float" office:value="-1">
                <text:p>-1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000144">
                <text:p>-0.000144</text:p>
              </table:table-cell>
              <table:table-cell office:value-type="float" office:value="-1">
                <text:p>-1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00014">
                <text:p>-0.00014</text:p>
              </table:table-cell>
              <table:table-cell office:value-type="float" office:value="-1">
                <text:p>-1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000136">
                <text:p>-0.000136</text:p>
              </table:table-cell>
              <table:table-cell office:value-type="float" office:value="-1">
                <text:p>-1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000132">
                <text:p>-0.000132</text:p>
              </table:table-cell>
              <table:table-cell office:value-type="float" office:value="-0.98">
                <text:p>-0.98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000128">
                <text:p>-0.000128</text:p>
              </table:table-cell>
              <table:table-cell office:value-type="float" office:value="-0.98">
                <text:p>-0.9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000124">
                <text:p>-0.000124</text:p>
              </table:table-cell>
              <table:table-cell office:value-type="float" office:value="-1">
                <text:p>-1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00012">
                <text:p>-0.00012</text:p>
              </table:table-cell>
              <table:table-cell office:value-type="float" office:value="-1">
                <text:p>-1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000116">
                <text:p>-0.000116</text:p>
              </table:table-cell>
              <table:table-cell office:value-type="float" office:value="-0.98">
                <text:p>-0.9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000112">
                <text:p>-0.000112</text:p>
              </table:table-cell>
              <table:table-cell office:value-type="float" office:value="-0.98">
                <text:p>-0.98</text:p>
              </table:table-cell>
              <table:table-cell office:value-type="float" office:value="0.0092">
                <text:p>0.009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000108">
                <text:p>-0.000108</text:p>
              </table:table-cell>
              <table:table-cell office:value-type="float" office:value="-0.98">
                <text:p>-0.98</text:p>
              </table:table-cell>
              <table:table-cell office:value-type="float" office:value="0.0092">
                <text:p>0.009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000104">
                <text:p>-0.000104</text:p>
              </table:table-cell>
              <table:table-cell office:value-type="float" office:value="-1">
                <text:p>-1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0001">
                <text:p>-0.0001</text:p>
              </table:table-cell>
              <table:table-cell office:value-type="float" office:value="-1">
                <text:p>-1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00096">
                <text:p>-0.000096</text:p>
              </table:table-cell>
              <table:table-cell office:value-type="float" office:value="-0.98">
                <text:p>-0.98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00092">
                <text:p>-0.000092</text:p>
              </table:table-cell>
              <table:table-cell office:value-type="float" office:value="-1">
                <text:p>-1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000088">
                <text:p>-0.000088</text:p>
              </table:table-cell>
              <table:table-cell office:value-type="float" office:value="-1">
                <text:p>-1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00084">
                <text:p>-0.000084</text:p>
              </table:table-cell>
              <table:table-cell office:value-type="float" office:value="-1">
                <text:p>-1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00008">
                <text:p>-0.00008</text:p>
              </table:table-cell>
              <table:table-cell office:value-type="float" office:value="-1">
                <text:p>-1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000076">
                <text:p>-0.000076</text:p>
              </table:table-cell>
              <table:table-cell office:value-type="float" office:value="-1">
                <text:p>-1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000072">
                <text:p>-0.000072</text:p>
              </table:table-cell>
              <table:table-cell office:value-type="float" office:value="-0.98">
                <text:p>-0.98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000068">
                <text:p>-0.000068</text:p>
              </table:table-cell>
              <table:table-cell office:value-type="float" office:value="-1">
                <text:p>-1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000064">
                <text:p>-0.000064</text:p>
              </table:table-cell>
              <table:table-cell office:value-type="float" office:value="-0.98">
                <text:p>-0.98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00006">
                <text:p>-0.00006</text:p>
              </table:table-cell>
              <table:table-cell office:value-type="float" office:value="-1">
                <text:p>-1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000056">
                <text:p>-0.000056</text:p>
              </table:table-cell>
              <table:table-cell office:value-type="float" office:value="-1">
                <text:p>-1</text:p>
              </table:table-cell>
              <table:table-cell office:value-type="float" office:value="0.0052">
                <text:p>0.005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000052">
                <text:p>-0.000052</text:p>
              </table:table-cell>
              <table:table-cell office:value-type="float" office:value="-0.96">
                <text:p>-0.96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000048">
                <text:p>-0.000048</text:p>
              </table:table-cell>
              <table:table-cell office:value-type="float" office:value="-0.98">
                <text:p>-0.98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000044">
                <text:p>-0.000044</text:p>
              </table:table-cell>
              <table:table-cell office:value-type="float" office:value="-1">
                <text:p>-1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00004">
                <text:p>-0.00004</text:p>
              </table:table-cell>
              <table:table-cell office:value-type="float" office:value="-0.96">
                <text:p>-0.96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000036">
                <text:p>-0.000036</text:p>
              </table:table-cell>
              <table:table-cell office:value-type="float" office:value="-1">
                <text:p>-1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000032">
                <text:p>-0.000032</text:p>
              </table:table-cell>
              <table:table-cell office:value-type="float" office:value="-1">
                <text:p>-1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000028">
                <text:p>-0.000028</text:p>
              </table:table-cell>
              <table:table-cell office:value-type="float" office:value="-1">
                <text:p>-1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000024">
                <text:p>-0.000024</text:p>
              </table:table-cell>
              <table:table-cell office:value-type="float" office:value="-0.98">
                <text:p>-0.98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00002">
                <text:p>-0.00002</text:p>
              </table:table-cell>
              <table:table-cell office:value-type="float" office:value="-0.96">
                <text:p>-0.96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000016">
                <text:p>-0.000016</text:p>
              </table:table-cell>
              <table:table-cell office:value-type="float" office:value="-1">
                <text:p>-1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000012">
                <text:p>-0.000012</text:p>
              </table:table-cell>
              <table:table-cell office:value-type="float" office:value="-1">
                <text:p>-1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00000799">
                <text:p>-0.00000799</text:p>
              </table:table-cell>
              <table:table-cell office:value-type="float" office:value="-0.98">
                <text:p>-0.98</text:p>
              </table:table-cell>
              <table:table-cell office:value-type="float" office:value="-0.0008">
                <text:p>-0.000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000004">
                <text:p>-0.000004</text:p>
              </table:table-cell>
              <table:table-cell office:value-type="float" office:value="-0.98">
                <text:p>-0.98</text:p>
              </table:table-cell>
              <table:table-cell office:value-type="float" office:value="-0.0008">
                <text:p>-0.00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0.0012">
                <text:p>-0.001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0004">
                <text:p>0.000004</text:p>
              </table:table-cell>
              <table:table-cell office:value-type="float" office:value="-0.98">
                <text:p>-0.98</text:p>
              </table:table-cell>
              <table:table-cell office:value-type="float" office:value="-0.0028">
                <text:p>-0.002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000799">
                <text:p>0.00000799</text:p>
              </table:table-cell>
              <table:table-cell office:value-type="float" office:value="0.94">
                <text:p>0.94</text:p>
              </table:table-cell>
              <table:table-cell office:value-type="float" office:value="-0.0028">
                <text:p>-0.002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012">
                <text:p>0.000012</text:p>
              </table:table-cell>
              <table:table-cell office:value-type="float" office:value="0.96">
                <text:p>0.96</text:p>
              </table:table-cell>
              <table:table-cell office:value-type="float" office:value="-0.0016">
                <text:p>-0.001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016">
                <text:p>0.000016</text:p>
              </table:table-cell>
              <table:table-cell office:value-type="float" office:value="0.96">
                <text:p>0.96</text:p>
              </table:table-cell>
              <table:table-cell office:value-type="float" office:value="-0.0024">
                <text:p>-0.002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02">
                <text:p>0.00002</text:p>
              </table:table-cell>
              <table:table-cell office:value-type="float" office:value="1">
                <text:p>1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024">
                <text:p>0.000024</text:p>
              </table:table-cell>
              <table:table-cell office:value-type="float" office:value="1">
                <text:p>1</text:p>
              </table:table-cell>
              <table:table-cell office:value-type="float" office:value="-0.0044">
                <text:p>-0.004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028">
                <text:p>0.000028</text:p>
              </table:table-cell>
              <table:table-cell office:value-type="float" office:value="0.98">
                <text:p>0.98</text:p>
              </table:table-cell>
              <table:table-cell office:value-type="float" office:value="-0.0052">
                <text:p>-0.005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032">
                <text:p>0.000032</text:p>
              </table:table-cell>
              <table:table-cell office:value-type="float" office:value="0.98">
                <text:p>0.98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0036">
                <text:p>0.000036</text:p>
              </table:table-cell>
              <table:table-cell office:value-type="float" office:value="0.96">
                <text:p>0.96</text:p>
              </table:table-cell>
              <table:table-cell office:value-type="float" office:value="-0.0048">
                <text:p>-0.00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004">
                <text:p>0.00004</text:p>
              </table:table-cell>
              <table:table-cell office:value-type="float" office:value="0.96">
                <text:p>0.96</text:p>
              </table:table-cell>
              <table:table-cell office:value-type="float" office:value="-0.0056">
                <text:p>-0.005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044">
                <text:p>0.000044</text:p>
              </table:table-cell>
              <table:table-cell office:value-type="float" office:value="0.96">
                <text:p>0.96</text:p>
              </table:table-cell>
              <table:table-cell office:value-type="float" office:value="-0.0064">
                <text:p>-0.006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048">
                <text:p>0.000048</text:p>
              </table:table-cell>
              <table:table-cell office:value-type="float" office:value="0.98">
                <text:p>0.98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052">
                <text:p>0.000052</text:p>
              </table:table-cell>
              <table:table-cell office:value-type="float" office:value="0.98">
                <text:p>0.98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056">
                <text:p>0.000056</text:p>
              </table:table-cell>
              <table:table-cell office:value-type="float" office:value="1">
                <text:p>1</text:p>
              </table:table-cell>
              <table:table-cell office:value-type="float" office:value="-0.0072">
                <text:p>-0.007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06">
                <text:p>0.00006</text:p>
              </table:table-cell>
              <table:table-cell office:value-type="float" office:value="1">
                <text:p>1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064">
                <text:p>0.000064</text:p>
              </table:table-cell>
              <table:table-cell office:value-type="float" office:value="1">
                <text:p>1</text:p>
              </table:table-cell>
              <table:table-cell office:value-type="float" office:value="-0.0088">
                <text:p>-0.00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0068">
                <text:p>0.000068</text:p>
              </table:table-cell>
              <table:table-cell office:value-type="float" office:value="1">
                <text:p>1</text:p>
              </table:table-cell>
              <table:table-cell office:value-type="float" office:value="-0.0088">
                <text:p>-0.008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0072">
                <text:p>0.000072</text:p>
              </table:table-cell>
              <table:table-cell office:value-type="float" office:value="1">
                <text:p>1</text:p>
              </table:table-cell>
              <table:table-cell office:value-type="float" office:value="-0.0072">
                <text:p>-0.00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0076">
                <text:p>0.000076</text:p>
              </table:table-cell>
              <table:table-cell office:value-type="float" office:value="0.98">
                <text:p>0.98</text:p>
              </table:table-cell>
              <table:table-cell office:value-type="float" office:value="-0.0084">
                <text:p>-0.008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08">
                <text:p>0.00008</text:p>
              </table:table-cell>
              <table:table-cell office:value-type="float" office:value="0.98">
                <text:p>0.98</text:p>
              </table:table-cell>
              <table:table-cell office:value-type="float" office:value="-0.0076">
                <text:p>-0.00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0084">
                <text:p>0.000084</text:p>
              </table:table-cell>
              <table:table-cell office:value-type="float" office:value="0.98">
                <text:p>0.9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088">
                <text:p>0.000088</text:p>
              </table:table-cell>
              <table:table-cell office:value-type="float" office:value="1">
                <text:p>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092">
                <text:p>0.000092</text:p>
              </table:table-cell>
              <table:table-cell office:value-type="float" office:value="1">
                <text:p>1</text:p>
              </table:table-cell>
              <table:table-cell office:value-type="float" office:value="-0.0088">
                <text:p>-0.008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0096">
                <text:p>0.000096</text:p>
              </table:table-cell>
              <table:table-cell office:value-type="float" office:value="1">
                <text:p>1</text:p>
              </table:table-cell>
              <table:table-cell office:value-type="float" office:value="-0.0096">
                <text:p>-0.00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1">
                <text:p>0.0001</text:p>
              </table:table-cell>
              <table:table-cell office:value-type="float" office:value="0.96">
                <text:p>0.96</text:p>
              </table:table-cell>
              <table:table-cell office:value-type="float" office:value="-0.0088">
                <text:p>-0.008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104">
                <text:p>0.000104</text:p>
              </table:table-cell>
              <table:table-cell office:value-type="float" office:value="0.98">
                <text:p>0.9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108">
                <text:p>0.000108</text:p>
              </table:table-cell>
              <table:table-cell office:value-type="float" office:value="0.98">
                <text:p>0.98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112">
                <text:p>0.000112</text:p>
              </table:table-cell>
              <table:table-cell office:value-type="float" office:value="1">
                <text:p>1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116">
                <text:p>0.000116</text:p>
              </table:table-cell>
              <table:table-cell office:value-type="float" office:value="1">
                <text:p>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12">
                <text:p>0.00012</text:p>
              </table:table-cell>
              <table:table-cell office:value-type="float" office:value="0.98">
                <text:p>0.98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124">
                <text:p>0.000124</text:p>
              </table:table-cell>
              <table:table-cell office:value-type="float" office:value="0.98">
                <text:p>0.98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128">
                <text:p>0.000128</text:p>
              </table:table-cell>
              <table:table-cell office:value-type="float" office:value="0.98">
                <text:p>0.98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0132">
                <text:p>0.000132</text:p>
              </table:table-cell>
              <table:table-cell office:value-type="float" office:value="0.96">
                <text:p>0.96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0136">
                <text:p>0.000136</text:p>
              </table:table-cell>
              <table:table-cell office:value-type="float" office:value="0.98">
                <text:p>0.98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014">
                <text:p>0.00014</text:p>
              </table:table-cell>
              <table:table-cell office:value-type="float" office:value="0.96">
                <text:p>0.96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144">
                <text:p>0.000144</text:p>
              </table:table-cell>
              <table:table-cell office:value-type="float" office:value="0.98">
                <text:p>0.98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148">
                <text:p>0.000148</text:p>
              </table:table-cell>
              <table:table-cell office:value-type="float" office:value="0.98">
                <text:p>0.98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0152">
                <text:p>0.000152</text:p>
              </table:table-cell>
              <table:table-cell office:value-type="float" office:value="1">
                <text:p>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156">
                <text:p>0.000156</text:p>
              </table:table-cell>
              <table:table-cell office:value-type="float" office:value="1">
                <text:p>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16">
                <text:p>0.00016</text:p>
              </table:table-cell>
              <table:table-cell office:value-type="float" office:value="0.98">
                <text:p>0.98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164">
                <text:p>0.000164</text:p>
              </table:table-cell>
              <table:table-cell office:value-type="float" office:value="1">
                <text:p>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168">
                <text:p>0.000168</text:p>
              </table:table-cell>
              <table:table-cell office:value-type="float" office:value="1">
                <text:p>1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172">
                <text:p>0.000172</text:p>
              </table:table-cell>
              <table:table-cell office:value-type="float" office:value="1">
                <text:p>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0176">
                <text:p>0.000176</text:p>
              </table:table-cell>
              <table:table-cell office:value-type="float" office:value="1">
                <text:p>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18">
                <text:p>0.00018</text:p>
              </table:table-cell>
              <table:table-cell office:value-type="float" office:value="0.96">
                <text:p>0.96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0184">
                <text:p>0.000184</text:p>
              </table:table-cell>
              <table:table-cell office:value-type="float" office:value="1.02">
                <text:p>1.02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188">
                <text:p>0.000188</text:p>
              </table:table-cell>
              <table:table-cell office:value-type="float" office:value="0.96">
                <text:p>0.96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192">
                <text:p>0.000192</text:p>
              </table:table-cell>
              <table:table-cell office:value-type="float" office:value="0.98">
                <text:p>0.98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196">
                <text:p>0.000196</text:p>
              </table:table-cell>
              <table:table-cell office:value-type="float" office:value="1">
                <text:p>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2">
                <text:p>0.0002</text:p>
              </table:table-cell>
              <table:table-cell office:value-type="float" office:value="1">
                <text:p>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0204">
                <text:p>0.000204</text:p>
              </table:table-cell>
              <table:table-cell office:value-type="float" office:value="0.96">
                <text:p>0.96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0208">
                <text:p>0.000208</text:p>
              </table:table-cell>
              <table:table-cell office:value-type="float" office:value="1">
                <text:p>1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0212">
                <text:p>0.000212</text:p>
              </table:table-cell>
              <table:table-cell office:value-type="float" office:value="1">
                <text:p>1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0216">
                <text:p>0.000216</text:p>
              </table:table-cell>
              <table:table-cell office:value-type="float" office:value="1">
                <text:p>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022">
                <text:p>0.00022</text:p>
              </table:table-cell>
              <table:table-cell office:value-type="float" office:value="1">
                <text:p>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224">
                <text:p>0.000224</text:p>
              </table:table-cell>
              <table:table-cell office:value-type="float" office:value="0.98">
                <text:p>0.98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0228">
                <text:p>0.000228</text:p>
              </table:table-cell>
              <table:table-cell office:value-type="float" office:value="1">
                <text:p>1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0232">
                <text:p>0.000232</text:p>
              </table:table-cell>
              <table:table-cell office:value-type="float" office:value="0.98">
                <text:p>0.98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236">
                <text:p>0.000236</text:p>
              </table:table-cell>
              <table:table-cell office:value-type="float" office:value="0.98">
                <text:p>0.98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024">
                <text:p>0.00024</text:p>
              </table:table-cell>
              <table:table-cell office:value-type="float" office:value="0.98">
                <text:p>0.98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0244">
                <text:p>0.000244</text:p>
              </table:table-cell>
              <table:table-cell office:value-type="float" office:value="0.96">
                <text:p>0.96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0248">
                <text:p>0.000248</text:p>
              </table:table-cell>
              <table:table-cell office:value-type="float" office:value="1">
                <text:p>1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0252">
                <text:p>0.000252</text:p>
              </table:table-cell>
              <table:table-cell office:value-type="float" office:value="0.96">
                <text:p>0.96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0256">
                <text:p>0.000256</text:p>
              </table:table-cell>
              <table:table-cell office:value-type="float" office:value="1">
                <text:p>1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026">
                <text:p>0.00026</text:p>
              </table:table-cell>
              <table:table-cell office:value-type="float" office:value="0.98">
                <text:p>0.98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0264">
                <text:p>0.000264</text:p>
              </table:table-cell>
              <table:table-cell office:value-type="float" office:value="0.96">
                <text:p>0.96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0268">
                <text:p>0.000268</text:p>
              </table:table-cell>
              <table:table-cell office:value-type="float" office:value="1">
                <text:p>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0272">
                <text:p>0.000272</text:p>
              </table:table-cell>
              <table:table-cell office:value-type="float" office:value="0.98">
                <text:p>0.98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0276">
                <text:p>0.000276</text:p>
              </table:table-cell>
              <table:table-cell office:value-type="float" office:value="0.98">
                <text:p>0.98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028">
                <text:p>0.00028</text:p>
              </table:table-cell>
              <table:table-cell office:value-type="float" office:value="1">
                <text:p>1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0284">
                <text:p>0.000284</text:p>
              </table:table-cell>
              <table:table-cell office:value-type="float" office:value="1">
                <text:p>1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0288">
                <text:p>0.000288</text:p>
              </table:table-cell>
              <table:table-cell office:value-type="float" office:value="1">
                <text:p>1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0292">
                <text:p>0.000292</text:p>
              </table:table-cell>
              <table:table-cell office:value-type="float" office:value="0.98">
                <text:p>0.98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0296">
                <text:p>0.000296</text:p>
              </table:table-cell>
              <table:table-cell office:value-type="float" office:value="0.98">
                <text:p>0.98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03">
                <text:p>0.0003</text:p>
              </table:table-cell>
              <table:table-cell office:value-type="float" office:value="0.98">
                <text:p>0.98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0304">
                <text:p>0.000304</text:p>
              </table:table-cell>
              <table:table-cell office:value-type="float" office:value="0.98">
                <text:p>0.98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0308">
                <text:p>0.000308</text:p>
              </table:table-cell>
              <table:table-cell office:value-type="float" office:value="1">
                <text:p>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0312">
                <text:p>0.000312</text:p>
              </table:table-cell>
              <table:table-cell office:value-type="float" office:value="1.02">
                <text:p>1.02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0316">
                <text:p>0.000316</text:p>
              </table:table-cell>
              <table:table-cell office:value-type="float" office:value="0.98">
                <text:p>0.98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032">
                <text:p>0.00032</text:p>
              </table:table-cell>
              <table:table-cell office:value-type="float" office:value="1">
                <text:p>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0324">
                <text:p>0.000324</text:p>
              </table:table-cell>
              <table:table-cell office:value-type="float" office:value="1">
                <text:p>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0328">
                <text:p>0.000328</text:p>
              </table:table-cell>
              <table:table-cell office:value-type="float" office:value="1">
                <text:p>1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0332">
                <text:p>0.000332</text:p>
              </table:table-cell>
              <table:table-cell office:value-type="float" office:value="1">
                <text:p>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0336">
                <text:p>0.000336</text:p>
              </table:table-cell>
              <table:table-cell office:value-type="float" office:value="1">
                <text:p>1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034">
                <text:p>0.00034</text:p>
              </table:table-cell>
              <table:table-cell office:value-type="float" office:value="0.98">
                <text:p>0.98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0344">
                <text:p>0.000344</text:p>
              </table:table-cell>
              <table:table-cell office:value-type="float" office:value="1">
                <text:p>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0348">
                <text:p>0.000348</text:p>
              </table:table-cell>
              <table:table-cell office:value-type="float" office:value="0.98">
                <text:p>0.9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0352">
                <text:p>0.000352</text:p>
              </table:table-cell>
              <table:table-cell office:value-type="float" office:value="0.98">
                <text:p>0.98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0356">
                <text:p>0.000356</text:p>
              </table:table-cell>
              <table:table-cell office:value-type="float" office:value="0.98">
                <text:p>0.98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036">
                <text:p>0.00036</text:p>
              </table:table-cell>
              <table:table-cell office:value-type="float" office:value="0.98">
                <text:p>0.98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0364">
                <text:p>0.000364</text:p>
              </table:table-cell>
              <table:table-cell office:value-type="float" office:value="0.96">
                <text:p>0.9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0368">
                <text:p>0.000368</text:p>
              </table:table-cell>
              <table:table-cell office:value-type="float" office:value="0.98">
                <text:p>0.9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0372">
                <text:p>0.000372</text:p>
              </table:table-cell>
              <table:table-cell office:value-type="float" office:value="1">
                <text:p>1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0376">
                <text:p>0.000376</text:p>
              </table:table-cell>
              <table:table-cell office:value-type="float" office:value="1">
                <text:p>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038">
                <text:p>0.00038</text:p>
              </table:table-cell>
              <table:table-cell office:value-type="float" office:value="0.98">
                <text:p>0.9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0384">
                <text:p>0.000384</text:p>
              </table:table-cell>
              <table:table-cell office:value-type="float" office:value="1">
                <text:p>1</text:p>
              </table:table-cell>
              <table:table-cell office:value-type="float" office:value="-0.008">
                <text:p>-0.00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0388">
                <text:p>0.000388</text:p>
              </table:table-cell>
              <table:table-cell office:value-type="float" office:value="0.98">
                <text:p>0.98</text:p>
              </table:table-cell>
              <table:table-cell office:value-type="float" office:value="-0.008">
                <text:p>-0.00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0392">
                <text:p>0.000392</text:p>
              </table:table-cell>
              <table:table-cell office:value-type="float" office:value="1">
                <text:p>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0396">
                <text:p>0.000396</text:p>
              </table:table-cell>
              <table:table-cell office:value-type="float" office:value="1">
                <text:p>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04">
                <text:p>0.0004</text:p>
              </table:table-cell>
              <table:table-cell office:value-type="float" office:value="0.96">
                <text:p>0.96</text:p>
              </table:table-cell>
              <table:table-cell office:value-type="float" office:value="-0.0088">
                <text:p>-0.008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0404">
                <text:p>0.000404</text:p>
              </table:table-cell>
              <table:table-cell office:value-type="float" office:value="1">
                <text:p>1</text:p>
              </table:table-cell>
              <table:table-cell office:value-type="float" office:value="-0.0072">
                <text:p>-0.007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0408">
                <text:p>0.000408</text:p>
              </table:table-cell>
              <table:table-cell office:value-type="float" office:value="0.98">
                <text:p>0.98</text:p>
              </table:table-cell>
              <table:table-cell office:value-type="float" office:value="-0.0072">
                <text:p>-0.007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0412">
                <text:p>0.000412</text:p>
              </table:table-cell>
              <table:table-cell office:value-type="float" office:value="1">
                <text:p>1</text:p>
              </table:table-cell>
              <table:table-cell office:value-type="float" office:value="-0.0076">
                <text:p>-0.007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0416">
                <text:p>0.000416</text:p>
              </table:table-cell>
              <table:table-cell office:value-type="float" office:value="1">
                <text:p>1</text:p>
              </table:table-cell>
              <table:table-cell office:value-type="float" office:value="-0.0088">
                <text:p>-0.008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042">
                <text:p>0.00042</text:p>
              </table:table-cell>
              <table:table-cell office:value-type="float" office:value="1">
                <text:p>1</text:p>
              </table:table-cell>
              <table:table-cell office:value-type="float" office:value="-0.0072">
                <text:p>-0.007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0424">
                <text:p>0.000424</text:p>
              </table:table-cell>
              <table:table-cell office:value-type="float" office:value="1">
                <text:p>1</text:p>
              </table:table-cell>
              <table:table-cell office:value-type="float" office:value="-0.0064">
                <text:p>-0.006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0428">
                <text:p>0.000428</text:p>
              </table:table-cell>
              <table:table-cell office:value-type="float" office:value="1">
                <text:p>1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0432">
                <text:p>0.000432</text:p>
              </table:table-cell>
              <table:table-cell office:value-type="float" office:value="0.98">
                <text:p>0.98</text:p>
              </table:table-cell>
              <table:table-cell office:value-type="float" office:value="-0.0056">
                <text:p>-0.005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0436">
                <text:p>0.000436</text:p>
              </table:table-cell>
              <table:table-cell office:value-type="float" office:value="0.98">
                <text:p>0.98</text:p>
              </table:table-cell>
              <table:table-cell office:value-type="float" office:value="-0.0052">
                <text:p>-0.005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044">
                <text:p>0.00044</text:p>
              </table:table-cell>
              <table:table-cell office:value-type="float" office:value="1">
                <text:p>1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0444">
                <text:p>0.000444</text:p>
              </table:table-cell>
              <table:table-cell office:value-type="float" office:value="1">
                <text:p>1</text:p>
              </table:table-cell>
              <table:table-cell office:value-type="float" office:value="-0.0048">
                <text:p>-0.004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0448">
                <text:p>0.000448</text:p>
              </table:table-cell>
              <table:table-cell office:value-type="float" office:value="0.96">
                <text:p>0.96</text:p>
              </table:table-cell>
              <table:table-cell office:value-type="float" office:value="-0.0056">
                <text:p>-0.005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0452">
                <text:p>0.000452</text:p>
              </table:table-cell>
              <table:table-cell office:value-type="float" office:value="1">
                <text:p>1</text:p>
              </table:table-cell>
              <table:table-cell office:value-type="float" office:value="-0.0052">
                <text:p>-0.005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0456">
                <text:p>0.000456</text:p>
              </table:table-cell>
              <table:table-cell office:value-type="float" office:value="1">
                <text:p>1</text:p>
              </table:table-cell>
              <table:table-cell office:value-type="float" office:value="-0.0036">
                <text:p>-0.003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046">
                <text:p>0.00046</text:p>
              </table:table-cell>
              <table:table-cell office:value-type="float" office:value="1">
                <text:p>1</text:p>
              </table:table-cell>
              <table:table-cell office:value-type="float" office:value="-0.0024">
                <text:p>-0.002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0464">
                <text:p>0.000464</text:p>
              </table:table-cell>
              <table:table-cell office:value-type="float" office:value="1">
                <text:p>1</text:p>
              </table:table-cell>
              <table:table-cell office:value-type="float" office:value="-0.0036">
                <text:p>-0.003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0468">
                <text:p>0.000468</text:p>
              </table:table-cell>
              <table:table-cell office:value-type="float" office:value="0.98">
                <text:p>0.98</text:p>
              </table:table-cell>
              <table:table-cell office:value-type="float" office:value="-0.0036">
                <text:p>-0.003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0472">
                <text:p>0.000472</text:p>
              </table:table-cell>
              <table:table-cell office:value-type="float" office:value="0.96">
                <text:p>0.96</text:p>
              </table:table-cell>
              <table:table-cell office:value-type="float" office:value="-0.0036">
                <text:p>-0.003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0476">
                <text:p>0.000476</text:p>
              </table:table-cell>
              <table:table-cell office:value-type="float" office:value="1">
                <text:p>1</text:p>
              </table:table-cell>
              <table:table-cell office:value-type="float" office:value="-0.0032">
                <text:p>-0.003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048">
                <text:p>0.00048</text:p>
              </table:table-cell>
              <table:table-cell office:value-type="float" office:value="1">
                <text:p>1</text:p>
              </table:table-cell>
              <table:table-cell office:value-type="float" office:value="-0.0032">
                <text:p>-0.003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0484">
                <text:p>0.000484</text:p>
              </table:table-cell>
              <table:table-cell office:value-type="float" office:value="1">
                <text:p>1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0488">
                <text:p>0.000488</text:p>
              </table:table-cell>
              <table:table-cell office:value-type="float" office:value="1">
                <text:p>1</text:p>
              </table:table-cell>
              <table:table-cell office:value-type="float" office:value="-0.0004">
                <text:p>-0.000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0492">
                <text:p>0.000492</text:p>
              </table:table-cell>
              <table:table-cell office:value-type="float" office:value="0.96">
                <text:p>0.96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0496">
                <text:p>0.000496</text:p>
              </table:table-cell>
              <table:table-cell office:value-type="float" office:value="1">
                <text:p>1</text:p>
              </table:table-cell>
              <table:table-cell office:value-type="float" office:value="-0.0016">
                <text:p>-0.001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05">
                <text:p>0.0005</text:p>
              </table:table-cell>
              <table:table-cell office:value-type="float" office:value="0.98">
                <text:p>0.98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0504">
                <text:p>0.000504</text:p>
              </table:table-cell>
              <table:table-cell office:value-type="float" office:value="0.98">
                <text:p>0.98</text:p>
              </table:table-cell>
              <table:table-cell office:value-type="float" office:value="-0.0008">
                <text:p>-0.000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0508">
                <text:p>0.000508</text:p>
              </table:table-cell>
              <table:table-cell office:value-type="float" office:value="1.02">
                <text:p>1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0512">
                <text:p>0.000512</text:p>
              </table:table-cell>
              <table:table-cell office:value-type="float" office:value="0.96">
                <text:p>0.96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0516">
                <text:p>0.000516</text:p>
              </table:table-cell>
              <table:table-cell office:value-type="float" office:value="0.98">
                <text:p>0.98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052">
                <text:p>0.00052</text:p>
              </table:table-cell>
              <table:table-cell office:value-type="float" office:value="0.98">
                <text:p>0.98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0524">
                <text:p>0.000524</text:p>
              </table:table-cell>
              <table:table-cell office:value-type="float" office:value="1">
                <text:p>1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0528">
                <text:p>0.000528</text:p>
              </table:table-cell>
              <table:table-cell office:value-type="float" office:value="-0.94">
                <text:p>-0.94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0532">
                <text:p>0.000532</text:p>
              </table:table-cell>
              <table:table-cell office:value-type="float" office:value="-0.96">
                <text:p>-0.96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0536">
                <text:p>0.000536</text:p>
              </table:table-cell>
              <table:table-cell office:value-type="float" office:value="-0.96">
                <text:p>-0.96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054">
                <text:p>0.00054</text:p>
              </table:table-cell>
              <table:table-cell office:value-type="float" office:value="-0.96">
                <text:p>-0.96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0544">
                <text:p>0.000544</text:p>
              </table:table-cell>
              <table:table-cell office:value-type="float" office:value="-0.96">
                <text:p>-0.96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0548">
                <text:p>0.000548</text:p>
              </table:table-cell>
              <table:table-cell office:value-type="float" office:value="-0.96">
                <text:p>-0.96</text:p>
              </table:table-cell>
              <table:table-cell office:value-type="float" office:value="0.0052">
                <text:p>0.005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0552">
                <text:p>0.000552</text:p>
              </table:table-cell>
              <table:table-cell office:value-type="float" office:value="-0.98">
                <text:p>-0.98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0556">
                <text:p>0.000556</text:p>
              </table:table-cell>
              <table:table-cell office:value-type="float" office:value="-0.98">
                <text:p>-0.98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056">
                <text:p>0.00056</text:p>
              </table:table-cell>
              <table:table-cell office:value-type="float" office:value="-1">
                <text:p>-1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0564">
                <text:p>0.000564</text:p>
              </table:table-cell>
              <table:table-cell office:value-type="float" office:value="-0.96">
                <text:p>-0.96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0568">
                <text:p>0.000568</text:p>
              </table:table-cell>
              <table:table-cell office:value-type="float" office:value="-0.98">
                <text:p>-0.98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0572">
                <text:p>0.000572</text:p>
              </table:table-cell>
              <table:table-cell office:value-type="float" office:value="-0.98">
                <text:p>-0.98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0576">
                <text:p>0.000576</text:p>
              </table:table-cell>
              <table:table-cell office:value-type="float" office:value="-0.98">
                <text:p>-0.98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058">
                <text:p>0.00058</text:p>
              </table:table-cell>
              <table:table-cell office:value-type="float" office:value="-1">
                <text:p>-1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0584">
                <text:p>0.000584</text:p>
              </table:table-cell>
              <table:table-cell office:value-type="float" office:value="-1">
                <text:p>-1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0588">
                <text:p>0.000588</text:p>
              </table:table-cell>
              <table:table-cell office:value-type="float" office:value="-0.98">
                <text:p>-0.9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0592">
                <text:p>0.000592</text:p>
              </table:table-cell>
              <table:table-cell office:value-type="float" office:value="-0.98">
                <text:p>-0.98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0596">
                <text:p>0.000596</text:p>
              </table:table-cell>
              <table:table-cell office:value-type="float" office:value="-0.98">
                <text:p>-0.98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06">
                <text:p>0.0006</text:p>
              </table:table-cell>
              <table:table-cell office:value-type="float" office:value="-0.98">
                <text:p>-0.9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0604">
                <text:p>0.000604</text:p>
              </table:table-cell>
              <table:table-cell office:value-type="float" office:value="-1">
                <text:p>-1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0608">
                <text:p>0.000608</text:p>
              </table:table-cell>
              <table:table-cell office:value-type="float" office:value="-1">
                <text:p>-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0612">
                <text:p>0.000612</text:p>
              </table:table-cell>
              <table:table-cell office:value-type="float" office:value="-1">
                <text:p>-1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0616">
                <text:p>0.000616</text:p>
              </table:table-cell>
              <table:table-cell office:value-type="float" office:value="-0.98">
                <text:p>-0.98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062">
                <text:p>0.00062</text:p>
              </table:table-cell>
              <table:table-cell office:value-type="float" office:value="-1">
                <text:p>-1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0624">
                <text:p>0.000624</text:p>
              </table:table-cell>
              <table:table-cell office:value-type="float" office:value="-1">
                <text:p>-1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0628">
                <text:p>0.000628</text:p>
              </table:table-cell>
              <table:table-cell office:value-type="float" office:value="-0.98">
                <text:p>-0.98</text:p>
              </table:table-cell>
              <table:table-cell office:value-type="float" office:value="0.0112">
                <text:p>0.011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0632">
                <text:p>0.000632</text:p>
              </table:table-cell>
              <table:table-cell office:value-type="float" office:value="-0.98">
                <text:p>-0.98</text:p>
              </table:table-cell>
              <table:table-cell office:value-type="float" office:value="0.0112">
                <text:p>0.011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0636">
                <text:p>0.000636</text:p>
              </table:table-cell>
              <table:table-cell office:value-type="float" office:value="-0.96">
                <text:p>-0.96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064">
                <text:p>0.00064</text:p>
              </table:table-cell>
              <table:table-cell office:value-type="float" office:value="-0.96">
                <text:p>-0.96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0644">
                <text:p>0.000644</text:p>
              </table:table-cell>
              <table:table-cell office:value-type="float" office:value="-1">
                <text:p>-1</text:p>
              </table:table-cell>
              <table:table-cell office:value-type="float" office:value="0.0124">
                <text:p>0.012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0648">
                <text:p>0.000648</text:p>
              </table:table-cell>
              <table:table-cell office:value-type="float" office:value="-0.98">
                <text:p>-0.98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0652">
                <text:p>0.000652</text:p>
              </table:table-cell>
              <table:table-cell office:value-type="float" office:value="-0.98">
                <text:p>-0.98</text:p>
              </table:table-cell>
              <table:table-cell office:value-type="float" office:value="0.0112">
                <text:p>0.011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0656">
                <text:p>0.000656</text:p>
              </table:table-cell>
              <table:table-cell office:value-type="float" office:value="-0.98">
                <text:p>-0.98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066">
                <text:p>0.00066</text:p>
              </table:table-cell>
              <table:table-cell office:value-type="float" office:value="-0.98">
                <text:p>-0.98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0664">
                <text:p>0.000664</text:p>
              </table:table-cell>
              <table:table-cell office:value-type="float" office:value="-1">
                <text:p>-1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0668">
                <text:p>0.000668</text:p>
              </table:table-cell>
              <table:table-cell office:value-type="float" office:value="-0.96">
                <text:p>-0.96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0672">
                <text:p>0.000672</text:p>
              </table:table-cell>
              <table:table-cell office:value-type="float" office:value="-0.98">
                <text:p>-0.98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0676">
                <text:p>0.000676</text:p>
              </table:table-cell>
              <table:table-cell office:value-type="float" office:value="-0.98">
                <text:p>-0.98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068">
                <text:p>0.00068</text:p>
              </table:table-cell>
              <table:table-cell office:value-type="float" office:value="-0.98">
                <text:p>-0.98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0684">
                <text:p>0.000684</text:p>
              </table:table-cell>
              <table:table-cell office:value-type="float" office:value="-1">
                <text:p>-1</text:p>
              </table:table-cell>
              <table:table-cell office:value-type="float" office:value="0.0124">
                <text:p>0.012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0688">
                <text:p>0.000688</text:p>
              </table:table-cell>
              <table:table-cell office:value-type="float" office:value="-0.98">
                <text:p>-0.98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0692">
                <text:p>0.000692</text:p>
              </table:table-cell>
              <table:table-cell office:value-type="float" office:value="-1">
                <text:p>-1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0696">
                <text:p>0.000696</text:p>
              </table:table-cell>
              <table:table-cell office:value-type="float" office:value="-1">
                <text:p>-1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07">
                <text:p>0.0007</text:p>
              </table:table-cell>
              <table:table-cell office:value-type="float" office:value="-0.96">
                <text:p>-0.9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0704">
                <text:p>0.000704</text:p>
              </table:table-cell>
              <table:table-cell office:value-type="float" office:value="-0.98">
                <text:p>-0.98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0708">
                <text:p>0.000708</text:p>
              </table:table-cell>
              <table:table-cell office:value-type="float" office:value="-0.96">
                <text:p>-0.96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0712">
                <text:p>0.000712</text:p>
              </table:table-cell>
              <table:table-cell office:value-type="float" office:value="-0.98">
                <text:p>-0.98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0716">
                <text:p>0.000716</text:p>
              </table:table-cell>
              <table:table-cell office:value-type="float" office:value="-1">
                <text:p>-1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072">
                <text:p>0.00072</text:p>
              </table:table-cell>
              <table:table-cell office:value-type="float" office:value="-0.98">
                <text:p>-0.98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0724">
                <text:p>0.000724</text:p>
              </table:table-cell>
              <table:table-cell office:value-type="float" office:value="-1">
                <text:p>-1</text:p>
              </table:table-cell>
              <table:table-cell office:value-type="float" office:value="0.0168">
                <text:p>0.016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0728">
                <text:p>0.000728</text:p>
              </table:table-cell>
              <table:table-cell office:value-type="float" office:value="-0.98">
                <text:p>-0.98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0732">
                <text:p>0.000732</text:p>
              </table:table-cell>
              <table:table-cell office:value-type="float" office:value="-0.98">
                <text:p>-0.98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0736">
                <text:p>0.000736</text:p>
              </table:table-cell>
              <table:table-cell office:value-type="float" office:value="-0.98">
                <text:p>-0.98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074">
                <text:p>0.00074</text:p>
              </table:table-cell>
              <table:table-cell office:value-type="float" office:value="-0.98">
                <text:p>-0.98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0744">
                <text:p>0.000744</text:p>
              </table:table-cell>
              <table:table-cell office:value-type="float" office:value="-0.98">
                <text:p>-0.98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0748">
                <text:p>0.000748</text:p>
              </table:table-cell>
              <table:table-cell office:value-type="float" office:value="-1">
                <text:p>-1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0752">
                <text:p>0.000752</text:p>
              </table:table-cell>
              <table:table-cell office:value-type="float" office:value="-0.96">
                <text:p>-0.96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0756">
                <text:p>0.000756</text:p>
              </table:table-cell>
              <table:table-cell office:value-type="float" office:value="-0.96">
                <text:p>-0.96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076">
                <text:p>0.00076</text:p>
              </table:table-cell>
              <table:table-cell office:value-type="float" office:value="-0.98">
                <text:p>-0.98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0764">
                <text:p>0.000764</text:p>
              </table:table-cell>
              <table:table-cell office:value-type="float" office:value="-0.98">
                <text:p>-0.98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0768">
                <text:p>0.000768</text:p>
              </table:table-cell>
              <table:table-cell office:value-type="float" office:value="-0.98">
                <text:p>-0.98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0772">
                <text:p>0.000772</text:p>
              </table:table-cell>
              <table:table-cell office:value-type="float" office:value="-0.96">
                <text:p>-0.96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0776">
                <text:p>0.000776</text:p>
              </table:table-cell>
              <table:table-cell office:value-type="float" office:value="-0.98">
                <text:p>-0.98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078">
                <text:p>0.00078</text:p>
              </table:table-cell>
              <table:table-cell office:value-type="float" office:value="-0.98">
                <text:p>-0.98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0784">
                <text:p>0.000784</text:p>
              </table:table-cell>
              <table:table-cell office:value-type="float" office:value="-1">
                <text:p>-1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0788">
                <text:p>0.000788</text:p>
              </table:table-cell>
              <table:table-cell office:value-type="float" office:value="-0.98">
                <text:p>-0.98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0792">
                <text:p>0.000792</text:p>
              </table:table-cell>
              <table:table-cell office:value-type="float" office:value="-1">
                <text:p>-1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0796">
                <text:p>0.000796</text:p>
              </table:table-cell>
              <table:table-cell office:value-type="float" office:value="-1">
                <text:p>-1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08">
                <text:p>0.0008</text:p>
              </table:table-cell>
              <table:table-cell office:value-type="float" office:value="-0.98">
                <text:p>-0.98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0804">
                <text:p>0.000804</text:p>
              </table:table-cell>
              <table:table-cell office:value-type="float" office:value="-1">
                <text:p>-1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0808">
                <text:p>0.000808</text:p>
              </table:table-cell>
              <table:table-cell office:value-type="float" office:value="-1">
                <text:p>-1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0812">
                <text:p>0.000812</text:p>
              </table:table-cell>
              <table:table-cell office:value-type="float" office:value="-1">
                <text:p>-1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0816">
                <text:p>0.000816</text:p>
              </table:table-cell>
              <table:table-cell office:value-type="float" office:value="-1">
                <text:p>-1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082">
                <text:p>0.00082</text:p>
              </table:table-cell>
              <table:table-cell office:value-type="float" office:value="-0.98">
                <text:p>-0.98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0824">
                <text:p>0.000824</text:p>
              </table:table-cell>
              <table:table-cell office:value-type="float" office:value="-1">
                <text:p>-1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0828">
                <text:p>0.000828</text:p>
              </table:table-cell>
              <table:table-cell office:value-type="float" office:value="-1">
                <text:p>-1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0832">
                <text:p>0.000832</text:p>
              </table:table-cell>
              <table:table-cell office:value-type="float" office:value="-0.98">
                <text:p>-0.98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0836">
                <text:p>0.000836</text:p>
              </table:table-cell>
              <table:table-cell office:value-type="float" office:value="-0.96">
                <text:p>-0.96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084">
                <text:p>0.00084</text:p>
              </table:table-cell>
              <table:table-cell office:value-type="float" office:value="-1">
                <text:p>-1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0844">
                <text:p>0.000844</text:p>
              </table:table-cell>
              <table:table-cell office:value-type="float" office:value="-0.98">
                <text:p>-0.98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0848">
                <text:p>0.000848</text:p>
              </table:table-cell>
              <table:table-cell office:value-type="float" office:value="-1">
                <text:p>-1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0852">
                <text:p>0.000852</text:p>
              </table:table-cell>
              <table:table-cell office:value-type="float" office:value="-1">
                <text:p>-1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0856">
                <text:p>0.000856</text:p>
              </table:table-cell>
              <table:table-cell office:value-type="float" office:value="-1">
                <text:p>-1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086">
                <text:p>0.00086</text:p>
              </table:table-cell>
              <table:table-cell office:value-type="float" office:value="-0.98">
                <text:p>-0.98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0864">
                <text:p>0.000864</text:p>
              </table:table-cell>
              <table:table-cell office:value-type="float" office:value="-1">
                <text:p>-1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0868">
                <text:p>0.000868</text:p>
              </table:table-cell>
              <table:table-cell office:value-type="float" office:value="-1">
                <text:p>-1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0872">
                <text:p>0.000872</text:p>
              </table:table-cell>
              <table:table-cell office:value-type="float" office:value="-0.98">
                <text:p>-0.98</text:p>
              </table:table-cell>
              <table:table-cell office:value-type="float" office:value="0.0124">
                <text:p>0.012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0876">
                <text:p>0.000876</text:p>
              </table:table-cell>
              <table:table-cell office:value-type="float" office:value="-1">
                <text:p>-1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088">
                <text:p>0.00088</text:p>
              </table:table-cell>
              <table:table-cell office:value-type="float" office:value="-0.98">
                <text:p>-0.98</text:p>
              </table:table-cell>
              <table:table-cell office:value-type="float" office:value="0.0124">
                <text:p>0.012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0884">
                <text:p>0.000884</text:p>
              </table:table-cell>
              <table:table-cell office:value-type="float" office:value="-0.98">
                <text:p>-0.98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0888">
                <text:p>0.000888</text:p>
              </table:table-cell>
              <table:table-cell office:value-type="float" office:value="-1">
                <text:p>-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0892">
                <text:p>0.000892</text:p>
              </table:table-cell>
              <table:table-cell office:value-type="float" office:value="-1">
                <text:p>-1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0896">
                <text:p>0.000896</text:p>
              </table:table-cell>
              <table:table-cell office:value-type="float" office:value="-0.98">
                <text:p>-0.98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09">
                <text:p>0.0009</text:p>
              </table:table-cell>
              <table:table-cell office:value-type="float" office:value="-1">
                <text:p>-1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0904">
                <text:p>0.000904</text:p>
              </table:table-cell>
              <table:table-cell office:value-type="float" office:value="-0.98">
                <text:p>-0.98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0908">
                <text:p>0.000908</text:p>
              </table:table-cell>
              <table:table-cell office:value-type="float" office:value="-0.98">
                <text:p>-0.98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0912">
                <text:p>0.000912</text:p>
              </table:table-cell>
              <table:table-cell office:value-type="float" office:value="-0.98">
                <text:p>-0.98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0916">
                <text:p>0.000916</text:p>
              </table:table-cell>
              <table:table-cell office:value-type="float" office:value="-0.98">
                <text:p>-0.98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092">
                <text:p>0.00092</text:p>
              </table:table-cell>
              <table:table-cell office:value-type="float" office:value="-0.98">
                <text:p>-0.98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0924">
                <text:p>0.000924</text:p>
              </table:table-cell>
              <table:table-cell office:value-type="float" office:value="-0.98">
                <text:p>-0.98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0928">
                <text:p>0.000928</text:p>
              </table:table-cell>
              <table:table-cell office:value-type="float" office:value="-1">
                <text:p>-1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0932">
                <text:p>0.000932</text:p>
              </table:table-cell>
              <table:table-cell office:value-type="float" office:value="-1">
                <text:p>-1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0936">
                <text:p>0.000936</text:p>
              </table:table-cell>
              <table:table-cell office:value-type="float" office:value="-0.96">
                <text:p>-0.96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094">
                <text:p>0.00094</text:p>
              </table:table-cell>
              <table:table-cell office:value-type="float" office:value="-0.98">
                <text:p>-0.9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0944">
                <text:p>0.000944</text:p>
              </table:table-cell>
              <table:table-cell office:value-type="float" office:value="-1">
                <text:p>-1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0948">
                <text:p>0.000948</text:p>
              </table:table-cell>
              <table:table-cell office:value-type="float" office:value="-1">
                <text:p>-1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0952">
                <text:p>0.000952</text:p>
              </table:table-cell>
              <table:table-cell office:value-type="float" office:value="-0.98">
                <text:p>-0.98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0956">
                <text:p>0.000956</text:p>
              </table:table-cell>
              <table:table-cell office:value-type="float" office:value="-0.98">
                <text:p>-0.98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096">
                <text:p>0.00096</text:p>
              </table:table-cell>
              <table:table-cell office:value-type="float" office:value="-0.98">
                <text:p>-0.98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0964">
                <text:p>0.000964</text:p>
              </table:table-cell>
              <table:table-cell office:value-type="float" office:value="-0.98">
                <text:p>-0.98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0968">
                <text:p>0.000968</text:p>
              </table:table-cell>
              <table:table-cell office:value-type="float" office:value="-1">
                <text:p>-1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0972">
                <text:p>0.000972</text:p>
              </table:table-cell>
              <table:table-cell office:value-type="float" office:value="-1">
                <text:p>-1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0976">
                <text:p>0.000976</text:p>
              </table:table-cell>
              <table:table-cell office:value-type="float" office:value="-0.98">
                <text:p>-0.98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098">
                <text:p>0.00098</text:p>
              </table:table-cell>
              <table:table-cell office:value-type="float" office:value="-0.98">
                <text:p>-0.98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0984">
                <text:p>0.000984</text:p>
              </table:table-cell>
              <table:table-cell office:value-type="float" office:value="-0.98">
                <text:p>-0.98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0988">
                <text:p>0.000988</text:p>
              </table:table-cell>
              <table:table-cell office:value-type="float" office:value="-1">
                <text:p>-1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0992">
                <text:p>0.000992</text:p>
              </table:table-cell>
              <table:table-cell office:value-type="float" office:value="-1">
                <text:p>-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0996">
                <text:p>0.000996</text:p>
              </table:table-cell>
              <table:table-cell office:value-type="float" office:value="-1">
                <text:p>-1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1">
                <text:p>0.001</text:p>
              </table:table-cell>
              <table:table-cell office:value-type="float" office:value="-1">
                <text:p>-1</text:p>
              </table:table-cell>
              <table:table-cell office:value-type="float" office:value="0.0052">
                <text:p>0.005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1">
                <text:p>0.001</text:p>
              </table:table-cell>
              <table:table-cell office:value-type="float" office:value="-1">
                <text:p>-1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101">
                <text:p>0.00101</text:p>
              </table:table-cell>
              <table:table-cell office:value-type="float" office:value="-0.98">
                <text:p>-0.98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101">
                <text:p>0.00101</text:p>
              </table:table-cell>
              <table:table-cell office:value-type="float" office:value="-0.98">
                <text:p>-0.9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102">
                <text:p>0.00102</text:p>
              </table:table-cell>
              <table:table-cell office:value-type="float" office:value="-0.98">
                <text:p>-0.98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102">
                <text:p>0.00102</text:p>
              </table:table-cell>
              <table:table-cell office:value-type="float" office:value="-1">
                <text:p>-1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102">
                <text:p>0.00102</text:p>
              </table:table-cell>
              <table:table-cell office:value-type="float" office:value="-0.98">
                <text:p>-0.98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103">
                <text:p>0.00103</text:p>
              </table:table-cell>
              <table:table-cell office:value-type="float" office:value="-1">
                <text:p>-1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103">
                <text:p>0.00103</text:p>
              </table:table-cell>
              <table:table-cell office:value-type="float" office:value="-1">
                <text:p>-1</text:p>
              </table:table-cell>
              <table:table-cell office:value-type="float" office:value="-0.0012">
                <text:p>-0.001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104">
                <text:p>0.00104</text:p>
              </table:table-cell>
              <table:table-cell office:value-type="float" office:value="-0.96">
                <text:p>-0.96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104">
                <text:p>0.00104</text:p>
              </table:table-cell>
              <table:table-cell office:value-type="float" office:value="-0.98">
                <text:p>-0.98</text:p>
              </table:table-cell>
              <table:table-cell office:value-type="float" office:value="-0.0008">
                <text:p>-0.000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104">
                <text:p>0.00104</text:p>
              </table:table-cell>
              <table:table-cell office:value-type="float" office:value="-1">
                <text:p>-1</text:p>
              </table:table-cell>
              <table:table-cell office:value-type="float" office:value="-0.0008">
                <text:p>-0.000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105">
                <text:p>0.00105</text:p>
              </table:table-cell>
              <table:table-cell office:value-type="float" office:value="-1">
                <text:p>-1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105">
                <text:p>0.00105</text:p>
              </table:table-cell>
              <table:table-cell office:value-type="float" office:value="0.96">
                <text:p>0.96</text:p>
              </table:table-cell>
              <table:table-cell office:value-type="float" office:value="-0.0016">
                <text:p>-0.001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106">
                <text:p>0.00106</text:p>
              </table:table-cell>
              <table:table-cell office:value-type="float" office:value="0.98">
                <text:p>0.98</text:p>
              </table:table-cell>
              <table:table-cell office:value-type="float" office:value="-0.0044">
                <text:p>-0.004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106">
                <text:p>0.00106</text:p>
              </table:table-cell>
              <table:table-cell office:value-type="float" office:value="0.96">
                <text:p>0.96</text:p>
              </table:table-cell>
              <table:table-cell office:value-type="float" office:value="-0.0036">
                <text:p>-0.003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106">
                <text:p>0.00106</text:p>
              </table:table-cell>
              <table:table-cell office:value-type="float" office:value="1">
                <text:p>1</text:p>
              </table:table-cell>
              <table:table-cell office:value-type="float" office:value="-0.0036">
                <text:p>-0.003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107">
                <text:p>0.00107</text:p>
              </table:table-cell>
              <table:table-cell office:value-type="float" office:value="0.96">
                <text:p>0.96</text:p>
              </table:table-cell>
              <table:table-cell office:value-type="float" office:value="-0.0028">
                <text:p>-0.002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107">
                <text:p>0.00107</text:p>
              </table:table-cell>
              <table:table-cell office:value-type="float" office:value="0.96">
                <text:p>0.96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108">
                <text:p>0.00108</text:p>
              </table:table-cell>
              <table:table-cell office:value-type="float" office:value="0.98">
                <text:p>0.98</text:p>
              </table:table-cell>
              <table:table-cell office:value-type="float" office:value="-0.0056">
                <text:p>-0.005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108">
                <text:p>0.00108</text:p>
              </table:table-cell>
              <table:table-cell office:value-type="float" office:value="0.98">
                <text:p>0.98</text:p>
              </table:table-cell>
              <table:table-cell office:value-type="float" office:value="-0.0056">
                <text:p>-0.005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108">
                <text:p>0.00108</text:p>
              </table:table-cell>
              <table:table-cell office:value-type="float" office:value="1">
                <text:p>1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109">
                <text:p>0.00109</text:p>
              </table:table-cell>
              <table:table-cell office:value-type="float" office:value="1">
                <text:p>1</text:p>
              </table:table-cell>
              <table:table-cell office:value-type="float" office:value="-0.0056">
                <text:p>-0.005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109">
                <text:p>0.00109</text:p>
              </table:table-cell>
              <table:table-cell office:value-type="float" office:value="1">
                <text:p>1</text:p>
              </table:table-cell>
              <table:table-cell office:value-type="float" office:value="-0.0056">
                <text:p>-0.005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11">
                <text:p>0.0011</text:p>
              </table:table-cell>
              <table:table-cell office:value-type="float" office:value="0.98">
                <text:p>0.98</text:p>
              </table:table-cell>
              <table:table-cell office:value-type="float" office:value="-0.0072">
                <text:p>-0.007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11">
                <text:p>0.0011</text:p>
              </table:table-cell>
              <table:table-cell office:value-type="float" office:value="0.98">
                <text:p>0.98</text:p>
              </table:table-cell>
              <table:table-cell office:value-type="float" office:value="-0.0064">
                <text:p>-0.006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11">
                <text:p>0.0011</text:p>
              </table:table-cell>
              <table:table-cell office:value-type="float" office:value="0.98">
                <text:p>0.98</text:p>
              </table:table-cell>
              <table:table-cell office:value-type="float" office:value="-0.0064">
                <text:p>-0.006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111">
                <text:p>0.00111</text:p>
              </table:table-cell>
              <table:table-cell office:value-type="float" office:value="0.98">
                <text:p>0.98</text:p>
              </table:table-cell>
              <table:table-cell office:value-type="float" office:value="-0.0076">
                <text:p>-0.007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111">
                <text:p>0.00111</text:p>
              </table:table-cell>
              <table:table-cell office:value-type="float" office:value="0.98">
                <text:p>0.9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112">
                <text:p>0.00112</text:p>
              </table:table-cell>
              <table:table-cell office:value-type="float" office:value="0.98">
                <text:p>0.98</text:p>
              </table:table-cell>
              <table:table-cell office:value-type="float" office:value="-0.0084">
                <text:p>-0.008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112">
                <text:p>0.00112</text:p>
              </table:table-cell>
              <table:table-cell office:value-type="float" office:value="1">
                <text:p>1</text:p>
              </table:table-cell>
              <table:table-cell office:value-type="float" office:value="-0.0088">
                <text:p>-0.008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112">
                <text:p>0.00112</text:p>
              </table:table-cell>
              <table:table-cell office:value-type="float" office:value="0.98">
                <text:p>0.98</text:p>
              </table:table-cell>
              <table:table-cell office:value-type="float" office:value="-0.0092">
                <text:p>-0.009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113">
                <text:p>0.00113</text:p>
              </table:table-cell>
              <table:table-cell office:value-type="float" office:value="1">
                <text:p>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113">
                <text:p>0.00113</text:p>
              </table:table-cell>
              <table:table-cell office:value-type="float" office:value="0.98">
                <text:p>0.98</text:p>
              </table:table-cell>
              <table:table-cell office:value-type="float" office:value="-0.0096">
                <text:p>-0.009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114">
                <text:p>0.00114</text:p>
              </table:table-cell>
              <table:table-cell office:value-type="float" office:value="0.98">
                <text:p>0.98</text:p>
              </table:table-cell>
              <table:table-cell office:value-type="float" office:value="-0.0092">
                <text:p>-0.009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114">
                <text:p>0.00114</text:p>
              </table:table-cell>
              <table:table-cell office:value-type="float" office:value="1">
                <text:p>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114">
                <text:p>0.00114</text:p>
              </table:table-cell>
              <table:table-cell office:value-type="float" office:value="1">
                <text:p>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115">
                <text:p>0.00115</text:p>
              </table:table-cell>
              <table:table-cell office:value-type="float" office:value="1">
                <text:p>1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115">
                <text:p>0.00115</text:p>
              </table:table-cell>
              <table:table-cell office:value-type="float" office:value="0.98">
                <text:p>0.98</text:p>
              </table:table-cell>
              <table:table-cell office:value-type="float" office:value="-0.0096">
                <text:p>-0.009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116">
                <text:p>0.00116</text:p>
              </table:table-cell>
              <table:table-cell office:value-type="float" office:value="0.98">
                <text:p>0.98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116">
                <text:p>0.00116</text:p>
              </table:table-cell>
              <table:table-cell office:value-type="float" office:value="0.98">
                <text:p>0.98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116">
                <text:p>0.00116</text:p>
              </table:table-cell>
              <table:table-cell office:value-type="float" office:value="1">
                <text:p>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117">
                <text:p>0.00117</text:p>
              </table:table-cell>
              <table:table-cell office:value-type="float" office:value="1">
                <text:p>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117">
                <text:p>0.00117</text:p>
              </table:table-cell>
              <table:table-cell office:value-type="float" office:value="0.98">
                <text:p>0.98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118">
                <text:p>0.00118</text:p>
              </table:table-cell>
              <table:table-cell office:value-type="float" office:value="0.98">
                <text:p>0.98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118">
                <text:p>0.00118</text:p>
              </table:table-cell>
              <table:table-cell office:value-type="float" office:value="1">
                <text:p>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118">
                <text:p>0.00118</text:p>
              </table:table-cell>
              <table:table-cell office:value-type="float" office:value="1">
                <text:p>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119">
                <text:p>0.00119</text:p>
              </table:table-cell>
              <table:table-cell office:value-type="float" office:value="0.96">
                <text:p>0.96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119">
                <text:p>0.00119</text:p>
              </table:table-cell>
              <table:table-cell office:value-type="float" office:value="0.98">
                <text:p>0.98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12">
                <text:p>0.0012</text:p>
              </table:table-cell>
              <table:table-cell office:value-type="float" office:value="1">
                <text:p>1</text:p>
              </table:table-cell>
              <table:table-cell office:value-type="float" office:value="-0.012">
                <text:p>-0.0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